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Acceleration (m/s²)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.00E+00</text:p>
          </table:table-cell>
          <table:table-cell table:style-name="ce2" office:value-type="float" office:value="-135085827.7" calcext:value-type="float">
            <text:p>-1.35E+08</text:p>
          </table:table-cell>
          <table:table-cell table:number-columns-repeated="1022"/>
        </table:table-row>
        <table:table-row table:style-name="ro1">
          <table:table-cell table:style-name="ce2" office:value-type="float" office:value="40032000.05" calcext:value-type="float">
            <text:p>4.00E+07</text:p>
          </table:table-cell>
          <table:table-cell table:style-name="ce2" office:value-type="float" office:value="-16757412.57" calcext:value-type="float">
            <text:p>-1.68E+07</text:p>
          </table:table-cell>
          <table:table-cell table:number-columns-repeated="1022"/>
        </table:table-row>
        <table:table-row table:style-name="ro1">
          <table:table-cell table:style-name="ce2" office:value-type="float" office:value="80048000.03" calcext:value-type="float">
            <text:p>8.00E+07</text:p>
          </table:table-cell>
          <table:table-cell table:style-name="ce2" office:value-type="float" office:value="-49184937.11" calcext:value-type="float">
            <text:p>-4.9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0100000" calcext:value-type="float">
            <text:p>1.20E+08</text:p>
          </table:table-cell>
          <table:table-cell table:style-name="ce2" office:value-type="float" office:value="-135068107.4" calcext:value-type="float">
            <text:p>-1.35E+08</text:p>
          </table:table-cell>
          <table:table-cell table:number-columns-repeated="1022"/>
        </table:table-row>
        <table:table-row table:style-name="ro1">
          <table:table-cell table:style-name="ce2" office:value-type="float" office:value="160149000" calcext:value-type="float">
            <text:p>1.60E+08</text:p>
          </table:table-cell>
          <table:table-cell table:style-name="ce2" office:value-type="float" office:value="-24126317.2" calcext:value-type="float">
            <text:p>-2.4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0178000" calcext:value-type="float">
            <text:p>2.00E+08</text:p>
          </table:table-cell>
          <table:table-cell table:style-name="ce2" office:value-type="float" office:value="-75360105.33" calcext:value-type="float">
            <text:p>-7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0219000" calcext:value-type="float">
            <text:p>2.40E+08</text:p>
          </table:table-cell>
          <table:table-cell table:style-name="ce2" office:value-type="float" office:value="-96618633.13" calcext:value-type="float">
            <text:p>-9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80260000" calcext:value-type="float">
            <text:p>2.80E+08</text:p>
          </table:table-cell>
          <table:table-cell table:style-name="ce2" office:value-type="float" office:value="-57487384.91" calcext:value-type="float">
            <text:p>-5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0297000.1" calcext:value-type="float">
            <text:p>3.20E+08</text:p>
          </table:table-cell>
          <table:table-cell table:style-name="ce2" office:value-type="float" office:value="-65005650.29" calcext:value-type="float">
            <text:p>-6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60335000" calcext:value-type="float">
            <text:p>3.60E+08</text:p>
          </table:table-cell>
          <table:table-cell table:style-name="ce2" office:value-type="float" office:value="-93668733.39" calcext:value-type="float">
            <text:p>-9.37E+07</text:p>
          </table:table-cell>
          <table:table-cell table:number-columns-repeated="1022"/>
        </table:table-row>
        <table:table-row table:style-name="ro1">
          <table:table-cell table:style-name="ce2" office:value-type="float" office:value="400344000" calcext:value-type="float">
            <text:p>4.00E+08</text:p>
          </table:table-cell>
          <table:table-cell table:style-name="ce2" office:value-type="float" office:value="-70576441.1" calcext:value-type="float">
            <text:p>-7.06E+07</text:p>
          </table:table-cell>
          <table:table-cell table:number-columns-repeated="1022"/>
        </table:table-row>
        <table:table-row table:style-name="ro1">
          <table:table-cell table:style-name="ce2" office:value-type="float" office:value="440406000" calcext:value-type="float">
            <text:p>4.40E+08</text:p>
          </table:table-cell>
          <table:table-cell table:style-name="ce2" office:value-type="float" office:value="-65542331.04" calcext:value-type="float">
            <text:p>-6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480446000" calcext:value-type="float">
            <text:p>4.80E+08</text:p>
          </table:table-cell>
          <table:table-cell table:style-name="ce2" office:value-type="float" office:value="-68491588.95" calcext:value-type="float">
            <text:p>-6.85E+07</text:p>
          </table:table-cell>
          <table:table-cell table:number-columns-repeated="1022"/>
        </table:table-row>
        <table:table-row table:style-name="ro1">
          <table:table-cell table:style-name="ce2" office:value-type="float" office:value="520467000" calcext:value-type="float">
            <text:p>5.20E+08</text:p>
          </table:table-cell>
          <table:table-cell table:style-name="ce2" office:value-type="float" office:value="-78800142.21" calcext:value-type="float">
            <text:p>-7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560520000.1" calcext:value-type="float">
            <text:p>5.61E+08</text:p>
          </table:table-cell>
          <table:table-cell table:style-name="ce2" office:value-type="float" office:value="-64541099.28" calcext:value-type="float">
            <text:p>-6.45E+07</text:p>
          </table:table-cell>
          <table:table-cell table:number-columns-repeated="1022"/>
        </table:table-row>
        <table:table-row table:style-name="ro1">
          <table:table-cell table:style-name="ce2" office:value-type="float" office:value="600532000" calcext:value-type="float">
            <text:p>6.01E+08</text:p>
          </table:table-cell>
          <table:table-cell table:style-name="ce2" office:value-type="float" office:value="-70885925.55" calcext:value-type="float">
            <text:p>-7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640596000" calcext:value-type="float">
            <text:p>6.41E+08</text:p>
          </table:table-cell>
          <table:table-cell table:style-name="ce2" office:value-type="float" office:value="-72175825.89" calcext:value-type="float">
            <text:p>-7.22E+07</text:p>
          </table:table-cell>
          <table:table-cell table:number-columns-repeated="1022"/>
        </table:table-row>
        <table:table-row table:style-name="ro1">
          <table:table-cell table:style-name="ce2" office:value-type="float" office:value="680632000" calcext:value-type="float">
            <text:p>6.81E+08</text:p>
          </table:table-cell>
          <table:table-cell table:style-name="ce2" office:value-type="float" office:value="-65049973.78" calcext:value-type="float">
            <text:p>-6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720670000" calcext:value-type="float">
            <text:p>7.21E+08</text:p>
          </table:table-cell>
          <table:table-cell table:style-name="ce2" office:value-type="float" office:value="-89823485.61" calcext:value-type="float">
            <text:p>-8.98E+07</text:p>
          </table:table-cell>
          <table:table-cell table:number-columns-repeated="1022"/>
        </table:table-row>
        <table:table-row table:style-name="ro1">
          <table:table-cell table:style-name="ce2" office:value-type="float" office:value="760707000" calcext:value-type="float">
            <text:p>7.61E+08</text:p>
          </table:table-cell>
          <table:table-cell table:style-name="ce2" office:value-type="float" office:value="-70903223.94" calcext:value-type="float">
            <text:p>-7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800724000" calcext:value-type="float">
            <text:p>8.01E+08</text:p>
          </table:table-cell>
          <table:table-cell table:style-name="ce2" office:value-type="float" office:value="-76174460.3" calcext:value-type="float">
            <text:p>-7.62E+07</text:p>
          </table:table-cell>
          <table:table-cell table:number-columns-repeated="1022"/>
        </table:table-row>
        <table:table-row table:style-name="ro1">
          <table:table-cell table:style-name="ce2" office:value-type="float" office:value="840774000" calcext:value-type="float">
            <text:p>8.41E+08</text:p>
          </table:table-cell>
          <table:table-cell table:style-name="ce2" office:value-type="float" office:value="-67630569.32" calcext:value-type="float">
            <text:p>-6.76E+07</text:p>
          </table:table-cell>
          <table:table-cell table:number-columns-repeated="1022"/>
        </table:table-row>
        <table:table-row table:style-name="ro1">
          <table:table-cell table:style-name="ce2" office:value-type="float" office:value="880819000" calcext:value-type="float">
            <text:p>8.81E+08</text:p>
          </table:table-cell>
          <table:table-cell table:style-name="ce2" office:value-type="float" office:value="-73513007.59" calcext:value-type="float">
            <text:p>-7.35E+07</text:p>
          </table:table-cell>
          <table:table-cell table:number-columns-repeated="1022"/>
        </table:table-row>
        <table:table-row table:style-name="ro1">
          <table:table-cell table:style-name="ce2" office:value-type="float" office:value="920852000" calcext:value-type="float">
            <text:p>9.21E+08</text:p>
          </table:table-cell>
          <table:table-cell table:style-name="ce2" office:value-type="float" office:value="-52300012.7" calcext:value-type="float">
            <text:p>-5.23E+07</text:p>
          </table:table-cell>
          <table:table-cell table:number-columns-repeated="1022"/>
        </table:table-row>
        <table:table-row table:style-name="ro1">
          <table:table-cell table:style-name="ce2" office:value-type="float" office:value="960894000" calcext:value-type="float">
            <text:p>9.61E+08</text:p>
          </table:table-cell>
          <table:table-cell table:style-name="ce2" office:value-type="float" office:value="-79259758.49" calcext:value-type="float">
            <text:p>-7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000929000" calcext:value-type="float">
            <text:p>1.00E+09</text:p>
          </table:table-cell>
          <table:table-cell table:style-name="ce2" office:value-type="float" office:value="-62812400.81" calcext:value-type="float">
            <text:p>-6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040968000" calcext:value-type="float">
            <text:p>1.04E+09</text:p>
          </table:table-cell>
          <table:table-cell table:style-name="ce2" office:value-type="float" office:value="-72895892.22" calcext:value-type="float">
            <text:p>-7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081005000" calcext:value-type="float">
            <text:p>1.08E+09</text:p>
          </table:table-cell>
          <table:table-cell table:style-name="ce2" office:value-type="float" office:value="-68101820.64" calcext:value-type="float">
            <text:p>-6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121016000" calcext:value-type="float">
            <text:p>1.12E+09</text:p>
          </table:table-cell>
          <table:table-cell table:style-name="ce2" office:value-type="float" office:value="-62115361.31" calcext:value-type="float">
            <text:p>-6.2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161080000" calcext:value-type="float">
            <text:p>1.16E+09</text:p>
          </table:table-cell>
          <table:table-cell table:style-name="ce2" office:value-type="float" office:value="-80833602.82" calcext:value-type="float">
            <text:p>-8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01118000" calcext:value-type="float">
            <text:p>1.20E+09</text:p>
          </table:table-cell>
          <table:table-cell table:style-name="ce2" office:value-type="float" office:value="-71992942.8" calcext:value-type="float">
            <text:p>-7.2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41134000" calcext:value-type="float">
            <text:p>1.24E+09</text:p>
          </table:table-cell>
          <table:table-cell table:style-name="ce2" office:value-type="float" office:value="-88755223.29" calcext:value-type="float">
            <text:p>-8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81192000" calcext:value-type="float">
            <text:p>1.28E+09</text:p>
          </table:table-cell>
          <table:table-cell table:style-name="ce2" office:value-type="float" office:value="-77861374.02" calcext:value-type="float">
            <text:p>-7.7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21229000" calcext:value-type="float">
            <text:p>1.32E+09</text:p>
          </table:table-cell>
          <table:table-cell table:style-name="ce2" office:value-type="float" office:value="-89955738.89" calcext:value-type="float">
            <text:p>-9.0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61267000" calcext:value-type="float">
            <text:p>1.36E+09</text:p>
          </table:table-cell>
          <table:table-cell table:style-name="ce2" office:value-type="float" office:value="-71553444.6" calcext:value-type="float">
            <text:p>-7.1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01285000" calcext:value-type="float">
            <text:p>1.40E+09</text:p>
          </table:table-cell>
          <table:table-cell table:style-name="ce2" office:value-type="float" office:value="-67279320.68" calcext:value-type="float">
            <text:p>-6.7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41341000" calcext:value-type="float">
            <text:p>1.44E+09</text:p>
          </table:table-cell>
          <table:table-cell table:style-name="ce2" office:value-type="float" office:value="-68819536.67" calcext:value-type="float">
            <text:p>-6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81380000" calcext:value-type="float">
            <text:p>1.48E+09</text:p>
          </table:table-cell>
          <table:table-cell table:style-name="ce2" office:value-type="float" office:value="-72502492.24" calcext:value-type="float">
            <text:p>-7.2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21417000" calcext:value-type="float">
            <text:p>1.52E+09</text:p>
          </table:table-cell>
          <table:table-cell table:style-name="ce2" office:value-type="float" office:value="-64532920.03" calcext:value-type="float">
            <text:p>-6.4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61453000" calcext:value-type="float">
            <text:p>1.56E+09</text:p>
          </table:table-cell>
          <table:table-cell table:style-name="ce2" office:value-type="float" office:value="-69870650.2" calcext:value-type="float">
            <text:p>-6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01491000" calcext:value-type="float">
            <text:p>1.60E+09</text:p>
          </table:table-cell>
          <table:table-cell table:style-name="ce2" office:value-type="float" office:value="-72956904.83" calcext:value-type="float">
            <text:p>-7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41525000" calcext:value-type="float">
            <text:p>1.64E+09</text:p>
          </table:table-cell>
          <table:table-cell table:style-name="ce2" office:value-type="float" office:value="-52116502.63" calcext:value-type="float">
            <text:p>-5.2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81564000" calcext:value-type="float">
            <text:p>1.68E+09</text:p>
          </table:table-cell>
          <table:table-cell table:style-name="ce2" office:value-type="float" office:value="-94102486.01" calcext:value-type="float">
            <text:p>-9.4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21603000" calcext:value-type="float">
            <text:p>1.72E+09</text:p>
          </table:table-cell>
          <table:table-cell table:style-name="ce2" office:value-type="float" office:value="-59067406.5" calcext:value-type="float">
            <text:p>-5.9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61622000" calcext:value-type="float">
            <text:p>1.76E+09</text:p>
          </table:table-cell>
          <table:table-cell table:style-name="ce2" office:value-type="float" office:value="-76050723.17" calcext:value-type="float">
            <text:p>-7.6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01678000" calcext:value-type="float">
            <text:p>1.80E+09</text:p>
          </table:table-cell>
          <table:table-cell table:style-name="ce2" office:value-type="float" office:value="-74871444.84" calcext:value-type="float">
            <text:p>-7.4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41699000" calcext:value-type="float">
            <text:p>1.84E+09</text:p>
          </table:table-cell>
          <table:table-cell table:style-name="ce2" office:value-type="float" office:value="-71250755.26" calcext:value-type="float">
            <text:p>-7.1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81752000" calcext:value-type="float">
            <text:p>1.88E+09</text:p>
          </table:table-cell>
          <table:table-cell table:style-name="ce2" office:value-type="float" office:value="-83675903.51" calcext:value-type="float">
            <text:p>-8.3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21790000" calcext:value-type="float">
            <text:p>1.92E+09</text:p>
          </table:table-cell>
          <table:table-cell table:style-name="ce2" office:value-type="float" office:value="-62807067.51" calcext:value-type="float">
            <text:p>-6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61807000" calcext:value-type="float">
            <text:p>1.96E+09</text:p>
          </table:table-cell>
          <table:table-cell table:style-name="ce2" office:value-type="float" office:value="-86068887.94" calcext:value-type="float">
            <text:p>-8.6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01840000" calcext:value-type="float">
            <text:p>2.00E+09</text:p>
          </table:table-cell>
          <table:table-cell table:style-name="ce2" office:value-type="float" office:value="-63476293.9" calcext:value-type="float">
            <text:p>-6.3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41885000" calcext:value-type="float">
            <text:p>2.04E+09</text:p>
          </table:table-cell>
          <table:table-cell table:style-name="ce2" office:value-type="float" office:value="-74012539.11" calcext:value-type="float">
            <text:p>-7.4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81935000" calcext:value-type="float">
            <text:p>2.08E+09</text:p>
          </table:table-cell>
          <table:table-cell table:style-name="ce2" office:value-type="float" office:value="-89345443.75" calcext:value-type="float">
            <text:p>-8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21977000" calcext:value-type="float">
            <text:p>2.12E+09</text:p>
          </table:table-cell>
          <table:table-cell table:style-name="ce2" office:value-type="float" office:value="-52189014.39" calcext:value-type="float">
            <text:p>-5.2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62014000" calcext:value-type="float">
            <text:p>2.16E+09</text:p>
          </table:table-cell>
          <table:table-cell table:style-name="ce2" office:value-type="float" office:value="-82621293.07" calcext:value-type="float">
            <text:p>-8.2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02051000" calcext:value-type="float">
            <text:p>2.20E+09</text:p>
          </table:table-cell>
          <table:table-cell table:style-name="ce2" office:value-type="float" office:value="-63898899.13" calcext:value-type="float">
            <text:p>-6.3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42083000" calcext:value-type="float">
            <text:p>2.24E+09</text:p>
          </table:table-cell>
          <table:table-cell table:style-name="ce2" office:value-type="float" office:value="-79326312.82" calcext:value-type="float">
            <text:p>-7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82119000" calcext:value-type="float">
            <text:p>2.28E+09</text:p>
          </table:table-cell>
          <table:table-cell table:style-name="ce2" office:value-type="float" office:value="-73679567.58" calcext:value-type="float">
            <text:p>-7.3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22157000" calcext:value-type="float">
            <text:p>2.32E+09</text:p>
          </table:table-cell>
          <table:table-cell table:style-name="ce2" office:value-type="float" office:value="-76609527.41" calcext:value-type="float">
            <text:p>-7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62200000" calcext:value-type="float">
            <text:p>2.36E+09</text:p>
          </table:table-cell>
          <table:table-cell table:style-name="ce2" office:value-type="float" office:value="-77760960.66" calcext:value-type="float">
            <text:p>-7.7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02229000" calcext:value-type="float">
            <text:p>2.40E+09</text:p>
          </table:table-cell>
          <table:table-cell table:style-name="ce2" office:value-type="float" office:value="-71425025.13" calcext:value-type="float">
            <text:p>-7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42276000" calcext:value-type="float">
            <text:p>2.44E+09</text:p>
          </table:table-cell>
          <table:table-cell table:style-name="ce2" office:value-type="float" office:value="-66619672.52" calcext:value-type="float">
            <text:p>-6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82309000" calcext:value-type="float">
            <text:p>2.48E+09</text:p>
          </table:table-cell>
          <table:table-cell table:style-name="ce2" office:value-type="float" office:value="-67728973.84" calcext:value-type="float">
            <text:p>-6.7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22351000" calcext:value-type="float">
            <text:p>2.52E+09</text:p>
          </table:table-cell>
          <table:table-cell table:style-name="ce2" office:value-type="float" office:value="-85578192.34" calcext:value-type="float">
            <text:p>-8.5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62359000" calcext:value-type="float">
            <text:p>2.56E+09</text:p>
          </table:table-cell>
          <table:table-cell table:style-name="ce2" office:value-type="float" office:value="-59905464.4" calcext:value-type="float">
            <text:p>-5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12356583" calcext:value-type="float">
            <text:p>2.61E+09</text:p>
          </table:table-cell>
          <table:table-cell table:style-name="ce2" office:value-type="float" office:value="-70603708.31" calcext:value-type="float">
            <text:p>-7.0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52371583" calcext:value-type="float">
            <text:p>2.65E+09</text:p>
          </table:table-cell>
          <table:table-cell table:style-name="ce2" office:value-type="float" office:value="-67548733.42" calcext:value-type="float">
            <text:p>-6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92411583" calcext:value-type="float">
            <text:p>2.69E+09</text:p>
          </table:table-cell>
          <table:table-cell table:style-name="ce2" office:value-type="float" office:value="-83932370.15" calcext:value-type="float">
            <text:p>-8.3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732467583" calcext:value-type="float">
            <text:p>2.73E+09</text:p>
          </table:table-cell>
          <table:table-cell table:style-name="ce2" office:value-type="float" office:value="-95835222.72" calcext:value-type="float">
            <text:p>-9.5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772504583" calcext:value-type="float">
            <text:p>2.77E+09</text:p>
          </table:table-cell>
          <table:table-cell table:style-name="ce2" office:value-type="float" office:value="-54146646.2" calcext:value-type="float">
            <text:p>-5.4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812542583" calcext:value-type="float">
            <text:p>2.81E+09</text:p>
          </table:table-cell>
          <table:table-cell table:style-name="ce2" office:value-type="float" office:value="-92889479.99" calcext:value-type="float">
            <text:p>-9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852581583" calcext:value-type="float">
            <text:p>2.85E+09</text:p>
          </table:table-cell>
          <table:table-cell table:style-name="ce2" office:value-type="float" office:value="-69910723.04" calcext:value-type="float">
            <text:p>-6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892617583" calcext:value-type="float">
            <text:p>2.89E+09</text:p>
          </table:table-cell>
          <table:table-cell table:style-name="ce2" office:value-type="float" office:value="-65986897.58" calcext:value-type="float">
            <text:p>-6.6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32643583" calcext:value-type="float">
            <text:p>2.93E+09</text:p>
          </table:table-cell>
          <table:table-cell table:style-name="ce2" office:value-type="float" office:value="-70991109.19" calcext:value-type="float">
            <text:p>-7.1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72684583" calcext:value-type="float">
            <text:p>2.97E+09</text:p>
          </table:table-cell>
          <table:table-cell table:style-name="ce2" office:value-type="float" office:value="-76388886.38" calcext:value-type="float">
            <text:p>-7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12704583" calcext:value-type="float">
            <text:p>3.01E+09</text:p>
          </table:table-cell>
          <table:table-cell table:style-name="ce2" office:value-type="float" office:value="-72781625.98" calcext:value-type="float">
            <text:p>-7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52760583" calcext:value-type="float">
            <text:p>3.05E+09</text:p>
          </table:table-cell>
          <table:table-cell table:style-name="ce2" office:value-type="float" office:value="-67650915.8" calcext:value-type="float">
            <text:p>-6.7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92800583" calcext:value-type="float">
            <text:p>3.09E+09</text:p>
          </table:table-cell>
          <table:table-cell table:style-name="ce2" office:value-type="float" office:value="-58970097.19" calcext:value-type="float">
            <text:p>-5.9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32842583" calcext:value-type="float">
            <text:p>3.13E+09</text:p>
          </table:table-cell>
          <table:table-cell table:style-name="ce2" office:value-type="float" office:value="-68825197.73" calcext:value-type="float">
            <text:p>-6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72878583" calcext:value-type="float">
            <text:p>3.17E+09</text:p>
          </table:table-cell>
          <table:table-cell table:style-name="ce2" office:value-type="float" office:value="-75559915.65" calcext:value-type="float">
            <text:p>-7.5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12917583" calcext:value-type="float">
            <text:p>3.21E+09</text:p>
          </table:table-cell>
          <table:table-cell table:style-name="ce2" office:value-type="float" office:value="-80450117.97" calcext:value-type="float">
            <text:p>-8.0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52926583" calcext:value-type="float">
            <text:p>3.25E+09</text:p>
          </table:table-cell>
          <table:table-cell table:style-name="ce2" office:value-type="float" office:value="-68761344.31" calcext:value-type="float">
            <text:p>-6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92964583" calcext:value-type="float">
            <text:p>3.29E+09</text:p>
          </table:table-cell>
          <table:table-cell table:style-name="ce2" office:value-type="float" office:value="-73638052.35" calcext:value-type="float">
            <text:p>-7.3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33005583" calcext:value-type="float">
            <text:p>3.33E+09</text:p>
          </table:table-cell>
          <table:table-cell table:style-name="ce2" office:value-type="float" office:value="-71504407.93" calcext:value-type="float">
            <text:p>-7.1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73043583" calcext:value-type="float">
            <text:p>3.37E+09</text:p>
          </table:table-cell>
          <table:table-cell table:style-name="ce2" office:value-type="float" office:value="-69559910.65" calcext:value-type="float">
            <text:p>-6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13103583" calcext:value-type="float">
            <text:p>3.41E+09</text:p>
          </table:table-cell>
          <table:table-cell table:style-name="ce2" office:value-type="float" office:value="-61294086.75" calcext:value-type="float">
            <text:p>-6.1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53141583" calcext:value-type="float">
            <text:p>3.45E+09</text:p>
          </table:table-cell>
          <table:table-cell table:style-name="ce2" office:value-type="float" office:value="-68401009.64" calcext:value-type="float">
            <text:p>-6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93178583" calcext:value-type="float">
            <text:p>3.49E+09</text:p>
          </table:table-cell>
          <table:table-cell table:style-name="ce2" office:value-type="float" office:value="-65828776.08" calcext:value-type="float">
            <text:p>-6.5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33215583" calcext:value-type="float">
            <text:p>3.53E+09</text:p>
          </table:table-cell>
          <table:table-cell table:style-name="ce2" office:value-type="float" office:value="-71502696.02" calcext:value-type="float">
            <text:p>-7.1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73224583" calcext:value-type="float">
            <text:p>3.57E+09</text:p>
          </table:table-cell>
          <table:table-cell table:style-name="ce2" office:value-type="float" office:value="-74621930.9" calcext:value-type="float">
            <text:p>-7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613290583" calcext:value-type="float">
            <text:p>3.61E+09</text:p>
          </table:table-cell>
          <table:table-cell table:style-name="ce2" office:value-type="float" office:value="-74590777.34" calcext:value-type="float">
            <text:p>-7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653316583" calcext:value-type="float">
            <text:p>3.65E+09</text:p>
          </table:table-cell>
          <table:table-cell table:style-name="ce2" office:value-type="float" office:value="-74959456.85" calcext:value-type="float">
            <text:p>-7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693356583" calcext:value-type="float">
            <text:p>3.69E+09</text:p>
          </table:table-cell>
          <table:table-cell table:style-name="ce2" office:value-type="float" office:value="-67747898.5" calcext:value-type="float">
            <text:p>-6.7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733384583" calcext:value-type="float">
            <text:p>3.73E+09</text:p>
          </table:table-cell>
          <table:table-cell table:style-name="ce2" office:value-type="float" office:value="-70368677.65" calcext:value-type="float">
            <text:p>-7.0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773439583" calcext:value-type="float">
            <text:p>3.77E+09</text:p>
          </table:table-cell>
          <table:table-cell table:style-name="ce2" office:value-type="float" office:value="-66170915.85" calcext:value-type="float">
            <text:p>-6.62E+07</text:p>
          </table:table-cell>
          <table:table-cell table:number-columns-repeated="1022"/>
        </table:table-row>
        <table:table-row table:style-name="ro1">
          <table:table-cell table:style-name="ce2" office:value-type="float" office:value="3813477583" calcext:value-type="float">
            <text:p>3.81E+09</text:p>
          </table:table-cell>
          <table:table-cell table:style-name="ce2" office:value-type="float" office:value="-74772148.38" calcext:value-type="float">
            <text:p>-7.4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853514583" calcext:value-type="float">
            <text:p>3.85E+09</text:p>
          </table:table-cell>
          <table:table-cell table:style-name="ce2" office:value-type="float" office:value="-50725597.92" calcext:value-type="float">
            <text:p>-5.0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893551583" calcext:value-type="float">
            <text:p>3.89E+09</text:p>
          </table:table-cell>
          <table:table-cell table:style-name="ce2" office:value-type="float" office:value="-96342474.39" calcext:value-type="float">
            <text:p>-9.6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933589583" calcext:value-type="float">
            <text:p>3.93E+09</text:p>
          </table:table-cell>
          <table:table-cell table:style-name="ce2" office:value-type="float" office:value="-76007066.62" calcext:value-type="float">
            <text:p>-7.6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973599583" calcext:value-type="float">
            <text:p>3.97E+09</text:p>
          </table:table-cell>
          <table:table-cell table:style-name="ce2" office:value-type="float" office:value="-82121060.35" calcext:value-type="float">
            <text:p>-8.21E+07</text:p>
          </table:table-cell>
          <table:table-cell table:number-columns-repeated="1022"/>
        </table:table-row>
        <table:table-row table:style-name="ro1">
          <table:table-cell table:style-name="ce2" office:value-type="float" office:value="4013663583" calcext:value-type="float">
            <text:p>4.01E+09</text:p>
          </table:table-cell>
          <table:table-cell table:style-name="ce2" office:value-type="float" office:value="-63975764.89" calcext:value-type="float">
            <text:p>-6.40E+07</text:p>
          </table:table-cell>
          <table:table-cell table:number-columns-repeated="1022"/>
        </table:table-row>
        <table:table-row table:style-name="ro1">
          <table:table-cell table:style-name="ce2" office:value-type="float" office:value="4053672583" calcext:value-type="float">
            <text:p>4.05E+09</text:p>
          </table:table-cell>
          <table:table-cell table:style-name="ce2" office:value-type="float" office:value="-68322345.18" calcext:value-type="float">
            <text:p>-6.83E+07</text:p>
          </table:table-cell>
          <table:table-cell table:number-columns-repeated="1022"/>
        </table:table-row>
        <table:table-row table:style-name="ro1">
          <table:table-cell table:style-name="ce2" office:value-type="float" office:value="4093732583" calcext:value-type="float">
            <text:p>4.09E+09</text:p>
          </table:table-cell>
          <table:table-cell table:style-name="ce2" office:value-type="float" office:value="-72194708.28" calcext:value-type="float">
            <text:p>-7.22E+07</text:p>
          </table:table-cell>
          <table:table-cell table:number-columns-repeated="1022"/>
        </table:table-row>
        <table:table-row table:style-name="ro1">
          <table:table-cell table:style-name="ce2" office:value-type="float" office:value="4133776583" calcext:value-type="float">
            <text:p>4.13E+09</text:p>
          </table:table-cell>
          <table:table-cell table:style-name="ce2" office:value-type="float" office:value="-74997799.51" calcext:value-type="float">
            <text:p>-7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4173814583" calcext:value-type="float">
            <text:p>4.17E+09</text:p>
          </table:table-cell>
          <table:table-cell table:style-name="ce2" office:value-type="float" office:value="-61655232.26" calcext:value-type="float">
            <text:p>-6.17E+07</text:p>
          </table:table-cell>
          <table:table-cell table:number-columns-repeated="1022"/>
        </table:table-row>
        <table:table-row table:style-name="ro1">
          <table:table-cell table:style-name="ce2" office:value-type="float" office:value="4213852583" calcext:value-type="float">
            <text:p>4.21E+09</text:p>
          </table:table-cell>
          <table:table-cell table:style-name="ce2" office:value-type="float" office:value="-68662592.6" calcext:value-type="float">
            <text:p>-6.87E+07</text:p>
          </table:table-cell>
          <table:table-cell table:number-columns-repeated="1022"/>
        </table:table-row>
        <table:table-row table:style-name="ro1">
          <table:table-cell table:style-name="ce2" office:value-type="float" office:value="4253883583" calcext:value-type="float">
            <text:p>4.25E+09</text:p>
          </table:table-cell>
          <table:table-cell table:style-name="ce2" office:value-type="float" office:value="-60214665.62" calcext:value-type="float">
            <text:p>-6.02E+07</text:p>
          </table:table-cell>
          <table:table-cell table:number-columns-repeated="1022"/>
        </table:table-row>
        <table:table-row table:style-name="ro1">
          <table:table-cell table:style-name="ce2" office:value-type="float" office:value="4293911583" calcext:value-type="float">
            <text:p>4.29E+09</text:p>
          </table:table-cell>
          <table:table-cell table:style-name="ce2" office:value-type="float" office:value="-56456252.41" calcext:value-type="float">
            <text:p>-5.65E+07</text:p>
          </table:table-cell>
          <table:table-cell table:number-columns-repeated="1022"/>
        </table:table-row>
        <table:table-row table:style-name="ro1">
          <table:table-cell table:style-name="ce2" office:value-type="float" office:value="4333945583" calcext:value-type="float">
            <text:p>4.33E+09</text:p>
          </table:table-cell>
          <table:table-cell table:style-name="ce2" office:value-type="float" office:value="-73678366.16" calcext:value-type="float">
            <text:p>-7.37E+07</text:p>
          </table:table-cell>
          <table:table-cell table:number-columns-repeated="1022"/>
        </table:table-row>
        <table:table-row table:style-name="ro1">
          <table:table-cell table:style-name="ce2" office:value-type="float" office:value="4373988583" calcext:value-type="float">
            <text:p>4.37E+09</text:p>
          </table:table-cell>
          <table:table-cell table:style-name="ce2" office:value-type="float" office:value="-67222655.22" calcext:value-type="float">
            <text:p>-6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4414038583" calcext:value-type="float">
            <text:p>4.41E+09</text:p>
          </table:table-cell>
          <table:table-cell table:style-name="ce2" office:value-type="float" office:value="-68356607.35" calcext:value-type="float">
            <text:p>-6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4454075583" calcext:value-type="float">
            <text:p>4.45E+09</text:p>
          </table:table-cell>
          <table:table-cell table:style-name="ce2" office:value-type="float" office:value="-60898717.9" calcext:value-type="float">
            <text:p>-6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4494105583" calcext:value-type="float">
            <text:p>4.49E+09</text:p>
          </table:table-cell>
          <table:table-cell table:style-name="ce2" office:value-type="float" office:value="-61496052.09" calcext:value-type="float">
            <text:p>-6.15E+07</text:p>
          </table:table-cell>
          <table:table-cell table:number-columns-repeated="1022"/>
        </table:table-row>
        <table:table-row table:style-name="ro1">
          <table:table-cell table:style-name="ce2" office:value-type="float" office:value="4534150583" calcext:value-type="float">
            <text:p>4.53E+09</text:p>
          </table:table-cell>
          <table:table-cell table:style-name="ce2" office:value-type="float" office:value="-62598251.1" calcext:value-type="float">
            <text:p>-6.26E+07</text:p>
          </table:table-cell>
          <table:table-cell table:number-columns-repeated="1022"/>
        </table:table-row>
        <table:table-row table:style-name="ro1">
          <table:table-cell table:style-name="ce2" office:value-type="float" office:value="4574185583" calcext:value-type="float">
            <text:p>4.57E+09</text:p>
          </table:table-cell>
          <table:table-cell table:style-name="ce2" office:value-type="float" office:value="-57450218.55" calcext:value-type="float">
            <text:p>-5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4614204583" calcext:value-type="float">
            <text:p>4.61E+09</text:p>
          </table:table-cell>
          <table:table-cell table:style-name="ce2" office:value-type="float" office:value="-75968964.93" calcext:value-type="float">
            <text:p>-7.60E+07</text:p>
          </table:table-cell>
          <table:table-cell table:number-columns-repeated="1022"/>
        </table:table-row>
        <table:table-row table:style-name="ro1">
          <table:table-cell table:style-name="ce2" office:value-type="float" office:value="4654260583" calcext:value-type="float">
            <text:p>4.65E+09</text:p>
          </table:table-cell>
          <table:table-cell table:style-name="ce2" office:value-type="float" office:value="-61635489.91" calcext:value-type="float">
            <text:p>-6.16E+07</text:p>
          </table:table-cell>
          <table:table-cell table:number-columns-repeated="1022"/>
        </table:table-row>
        <table:table-row table:style-name="ro1">
          <table:table-cell table:style-name="ce2" office:value-type="float" office:value="4694271583" calcext:value-type="float">
            <text:p>4.69E+09</text:p>
          </table:table-cell>
          <table:table-cell table:style-name="ce2" office:value-type="float" office:value="-72309049.9" calcext:value-type="float">
            <text:p>-7.23E+07</text:p>
          </table:table-cell>
          <table:table-cell table:number-columns-repeated="1022"/>
        </table:table-row>
        <table:table-row table:style-name="ro1">
          <table:table-cell table:style-name="ce2" office:value-type="float" office:value="4734322583" calcext:value-type="float">
            <text:p>4.73E+09</text:p>
          </table:table-cell>
          <table:table-cell table:style-name="ce2" office:value-type="float" office:value="-63328904.1" calcext:value-type="float">
            <text:p>-6.33E+07</text:p>
          </table:table-cell>
          <table:table-cell table:number-columns-repeated="1022"/>
        </table:table-row>
        <table:table-row table:style-name="ro1">
          <table:table-cell table:style-name="ce2" office:value-type="float" office:value="4774349583" calcext:value-type="float">
            <text:p>4.77E+09</text:p>
          </table:table-cell>
          <table:table-cell table:style-name="ce2" office:value-type="float" office:value="-75008058.41" calcext:value-type="float">
            <text:p>-7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4814412583" calcext:value-type="float">
            <text:p>4.81E+09</text:p>
          </table:table-cell>
          <table:table-cell table:style-name="ce2" office:value-type="float" office:value="-64361785.05" calcext:value-type="float">
            <text:p>-6.44E+07</text:p>
          </table:table-cell>
          <table:table-cell table:number-columns-repeated="1022"/>
        </table:table-row>
        <table:table-row table:style-name="ro1">
          <table:table-cell table:style-name="ce2" office:value-type="float" office:value="4854449583" calcext:value-type="float">
            <text:p>4.85E+09</text:p>
          </table:table-cell>
          <table:table-cell table:style-name="ce2" office:value-type="float" office:value="-60457019" calcext:value-type="float">
            <text:p>-6.05E+07</text:p>
          </table:table-cell>
          <table:table-cell table:number-columns-repeated="1022"/>
        </table:table-row>
        <table:table-row table:style-name="ro1">
          <table:table-cell table:style-name="ce2" office:value-type="float" office:value="4894466583" calcext:value-type="float">
            <text:p>4.89E+09</text:p>
          </table:table-cell>
          <table:table-cell table:style-name="ce2" office:value-type="float" office:value="-58329221.79" calcext:value-type="float">
            <text:p>-5.83E+07</text:p>
          </table:table-cell>
          <table:table-cell table:number-columns-repeated="1022"/>
        </table:table-row>
        <table:table-row table:style-name="ro1">
          <table:table-cell table:style-name="ce2" office:value-type="float" office:value="4934518583" calcext:value-type="float">
            <text:p>4.93E+09</text:p>
          </table:table-cell>
          <table:table-cell table:style-name="ce2" office:value-type="float" office:value="-76993325.17" calcext:value-type="float">
            <text:p>-7.70E+07</text:p>
          </table:table-cell>
          <table:table-cell table:number-columns-repeated="1022"/>
        </table:table-row>
        <table:table-row table:style-name="ro1">
          <table:table-cell table:style-name="ce2" office:value-type="float" office:value="4974545583" calcext:value-type="float">
            <text:p>4.97E+09</text:p>
          </table:table-cell>
          <table:table-cell table:style-name="ce2" office:value-type="float" office:value="-74911851.15" calcext:value-type="float">
            <text:p>-7.49E+07</text:p>
          </table:table-cell>
          <table:table-cell table:number-columns-repeated="1022"/>
        </table:table-row>
        <table:table-row table:style-name="ro1">
          <table:table-cell table:style-name="ce2" office:value-type="float" office:value="5014577583" calcext:value-type="float">
            <text:p>5.01E+09</text:p>
          </table:table-cell>
          <table:table-cell table:style-name="ce2" office:value-type="float" office:value="-62958269.42" calcext:value-type="float">
            <text:p>-6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5054606583" calcext:value-type="float">
            <text:p>5.05E+09</text:p>
          </table:table-cell>
          <table:table-cell table:style-name="ce2" office:value-type="float" office:value="-69491719.79" calcext:value-type="float">
            <text:p>-6.95E+07</text:p>
          </table:table-cell>
          <table:table-cell table:number-columns-repeated="1022"/>
        </table:table-row>
        <table:table-row table:style-name="ro1">
          <table:table-cell table:style-name="ce2" office:value-type="float" office:value="5094673583" calcext:value-type="float">
            <text:p>5.09E+09</text:p>
          </table:table-cell>
          <table:table-cell table:style-name="ce2" office:value-type="float" office:value="-70874827.26" calcext:value-type="float">
            <text:p>-7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5134712583" calcext:value-type="float">
            <text:p>5.13E+09</text:p>
          </table:table-cell>
          <table:table-cell table:style-name="ce2" office:value-type="float" office:value="-71067154.97" calcext:value-type="float">
            <text:p>-7.11E+07</text:p>
          </table:table-cell>
          <table:table-cell table:number-columns-repeated="1022"/>
        </table:table-row>
        <table:table-row table:style-name="ro1">
          <table:table-cell table:style-name="ce2" office:value-type="float" office:value="5174748583" calcext:value-type="float">
            <text:p>5.17E+09</text:p>
          </table:table-cell>
          <table:table-cell table:style-name="ce2" office:value-type="float" office:value="-78651609.23" calcext:value-type="float">
            <text:p>-7.87E+07</text:p>
          </table:table-cell>
          <table:table-cell table:number-columns-repeated="1022"/>
        </table:table-row>
        <table:table-row table:style-name="ro1">
          <table:table-cell table:style-name="ce2" office:value-type="float" office:value="5214785583" calcext:value-type="float">
            <text:p>5.21E+09</text:p>
          </table:table-cell>
          <table:table-cell table:style-name="ce2" office:value-type="float" office:value="-50540791.07" calcext:value-type="float">
            <text:p>-5.05E+07</text:p>
          </table:table-cell>
          <table:table-cell table:number-columns-repeated="1022"/>
        </table:table-row>
        <table:table-row table:style-name="ro1">
          <table:table-cell table:style-name="ce2" office:value-type="float" office:value="5254824583" calcext:value-type="float">
            <text:p>5.25E+09</text:p>
          </table:table-cell>
          <table:table-cell table:style-name="ce2" office:value-type="float" office:value="-71335348.02" calcext:value-type="float">
            <text:p>-7.13E+07</text:p>
          </table:table-cell>
          <table:table-cell table:number-columns-repeated="1022"/>
        </table:table-row>
        <table:table-row table:style-name="ro1">
          <table:table-cell table:style-name="ce2" office:value-type="float" office:value="5294856583" calcext:value-type="float">
            <text:p>5.29E+09</text:p>
          </table:table-cell>
          <table:table-cell table:style-name="ce2" office:value-type="float" office:value="-64698656.62" calcext:value-type="float">
            <text:p>-6.47E+07</text:p>
          </table:table-cell>
          <table:table-cell table:number-columns-repeated="1022"/>
        </table:table-row>
        <table:table-row table:style-name="ro1">
          <table:table-cell table:style-name="ce2" office:value-type="float" office:value="5334895583" calcext:value-type="float">
            <text:p>5.33E+09</text:p>
          </table:table-cell>
          <table:table-cell table:style-name="ce2" office:value-type="float" office:value="-72121065.34" calcext:value-type="float">
            <text:p>-7.21E+07</text:p>
          </table:table-cell>
          <table:table-cell table:number-columns-repeated="1022"/>
        </table:table-row>
        <table:table-row table:style-name="ro1">
          <table:table-cell table:style-name="ce2" office:value-type="float" office:value="5374935583" calcext:value-type="float">
            <text:p>5.37E+09</text:p>
          </table:table-cell>
          <table:table-cell table:style-name="ce2" office:value-type="float" office:value="-60845823.44" calcext:value-type="float">
            <text:p>-6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5414972583" calcext:value-type="float">
            <text:p>5.41E+09</text:p>
          </table:table-cell>
          <table:table-cell table:style-name="ce2" office:value-type="float" office:value="-63169585.74" calcext:value-type="float">
            <text:p>-6.32E+07</text:p>
          </table:table-cell>
          <table:table-cell table:number-columns-repeated="1022"/>
        </table:table-row>
        <table:table-row table:style-name="ro1">
          <table:table-cell table:style-name="ce2" office:value-type="float" office:value="5455009583" calcext:value-type="float">
            <text:p>5.46E+09</text:p>
          </table:table-cell>
          <table:table-cell table:style-name="ce2" office:value-type="float" office:value="-58395335.3" calcext:value-type="float">
            <text:p>-5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5495047583" calcext:value-type="float">
            <text:p>5.50E+09</text:p>
          </table:table-cell>
          <table:table-cell table:style-name="ce2" office:value-type="float" office:value="-67468050.98" calcext:value-type="float">
            <text:p>-6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5535085583" calcext:value-type="float">
            <text:p>5.54E+09</text:p>
          </table:table-cell>
          <table:table-cell table:style-name="ce2" office:value-type="float" office:value="-74668768.01" calcext:value-type="float">
            <text:p>-7.47E+07</text:p>
          </table:table-cell>
          <table:table-cell table:number-columns-repeated="1022"/>
        </table:table-row>
        <table:table-row table:style-name="ro1">
          <table:table-cell table:style-name="ce2" office:value-type="float" office:value="5575100583" calcext:value-type="float">
            <text:p>5.58E+09</text:p>
          </table:table-cell>
          <table:table-cell table:style-name="ce2" office:value-type="float" office:value="-68577299.77" calcext:value-type="float">
            <text:p>-6.86E+07</text:p>
          </table:table-cell>
          <table:table-cell table:number-columns-repeated="1022"/>
        </table:table-row>
        <table:table-row table:style-name="ro1">
          <table:table-cell table:style-name="ce2" office:value-type="float" office:value="5615140583" calcext:value-type="float">
            <text:p>5.62E+09</text:p>
          </table:table-cell>
          <table:table-cell table:style-name="ce2" office:value-type="float" office:value="-56858234.78" calcext:value-type="float">
            <text:p>-5.69E+07</text:p>
          </table:table-cell>
          <table:table-cell table:number-columns-repeated="1022"/>
        </table:table-row>
        <table:table-row table:style-name="ro1">
          <table:table-cell table:style-name="ce2" office:value-type="float" office:value="5655196583" calcext:value-type="float">
            <text:p>5.66E+09</text:p>
          </table:table-cell>
          <table:table-cell table:style-name="ce2" office:value-type="float" office:value="-56694882.76" calcext:value-type="float">
            <text:p>-5.67E+07</text:p>
          </table:table-cell>
          <table:table-cell table:number-columns-repeated="1022"/>
        </table:table-row>
        <table:table-row table:style-name="ro1">
          <table:table-cell table:style-name="ce2" office:value-type="float" office:value="5695216583" calcext:value-type="float">
            <text:p>5.70E+09</text:p>
          </table:table-cell>
          <table:table-cell table:style-name="ce2" office:value-type="float" office:value="-72730503.96" calcext:value-type="float">
            <text:p>-7.27E+07</text:p>
          </table:table-cell>
          <table:table-cell table:number-columns-repeated="1022"/>
        </table:table-row>
        <table:table-row table:style-name="ro1">
          <table:table-cell table:style-name="ce2" office:value-type="float" office:value="5735272583" calcext:value-type="float">
            <text:p>5.74E+09</text:p>
          </table:table-cell>
          <table:table-cell table:style-name="ce2" office:value-type="float" office:value="-71859380.74" calcext:value-type="float">
            <text:p>-7.19E+07</text:p>
          </table:table-cell>
          <table:table-cell table:number-columns-repeated="1022"/>
        </table:table-row>
        <table:table-row table:style-name="ro1">
          <table:table-cell table:style-name="ce2" office:value-type="float" office:value="5775283583" calcext:value-type="float">
            <text:p>5.78E+09</text:p>
          </table:table-cell>
          <table:table-cell table:style-name="ce2" office:value-type="float" office:value="-56605009.23" calcext:value-type="float">
            <text:p>-5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5815346583" calcext:value-type="float">
            <text:p>5.82E+09</text:p>
          </table:table-cell>
          <table:table-cell table:style-name="ce2" office:value-type="float" office:value="-61223350.29" calcext:value-type="float">
            <text:p>-6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5855384583" calcext:value-type="float">
            <text:p>5.86E+09</text:p>
          </table:table-cell>
          <table:table-cell table:style-name="ce2" office:value-type="float" office:value="-56551637.4" calcext:value-type="float">
            <text:p>-5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5895393583" calcext:value-type="float">
            <text:p>5.90E+09</text:p>
          </table:table-cell>
          <table:table-cell table:style-name="ce2" office:value-type="float" office:value="-65377848.4" calcext:value-type="float">
            <text:p>-6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5935457583" calcext:value-type="float">
            <text:p>5.94E+09</text:p>
          </table:table-cell>
          <table:table-cell table:style-name="ce2" office:value-type="float" office:value="-68884567.53" calcext:value-type="float">
            <text:p>-6.89E+07</text:p>
          </table:table-cell>
          <table:table-cell table:number-columns-repeated="1022"/>
        </table:table-row>
        <table:table-row table:style-name="ro1">
          <table:table-cell table:style-name="ce2" office:value-type="float" office:value="5975490583" calcext:value-type="float">
            <text:p>5.98E+09</text:p>
          </table:table-cell>
          <table:table-cell table:style-name="ce2" office:value-type="float" office:value="-54958556.64" calcext:value-type="float">
            <text:p>-5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6015530583" calcext:value-type="float">
            <text:p>6.02E+09</text:p>
          </table:table-cell>
          <table:table-cell table:style-name="ce2" office:value-type="float" office:value="-59354222.71" calcext:value-type="float">
            <text:p>-5.94E+07</text:p>
          </table:table-cell>
          <table:table-cell table:number-columns-repeated="1022"/>
        </table:table-row>
        <table:table-row table:style-name="ro1">
          <table:table-cell table:style-name="ce2" office:value-type="float" office:value="6055560583" calcext:value-type="float">
            <text:p>6.06E+09</text:p>
          </table:table-cell>
          <table:table-cell table:style-name="ce2" office:value-type="float" office:value="-60425061.46" calcext:value-type="float">
            <text:p>-6.04E+07</text:p>
          </table:table-cell>
          <table:table-cell table:number-columns-repeated="1022"/>
        </table:table-row>
        <table:table-row table:style-name="ro1">
          <table:table-cell table:style-name="ce2" office:value-type="float" office:value="6095608583" calcext:value-type="float">
            <text:p>6.10E+09</text:p>
          </table:table-cell>
          <table:table-cell table:style-name="ce2" office:value-type="float" office:value="-65390574.09" calcext:value-type="float">
            <text:p>-6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6135644583" calcext:value-type="float">
            <text:p>6.14E+09</text:p>
          </table:table-cell>
          <table:table-cell table:style-name="ce2" office:value-type="float" office:value="-67965910.56" calcext:value-type="float">
            <text:p>-6.80E+07</text:p>
          </table:table-cell>
          <table:table-cell table:number-columns-repeated="1022"/>
        </table:table-row>
        <table:table-row table:style-name="ro1">
          <table:table-cell table:style-name="ce2" office:value-type="float" office:value="6175681583" calcext:value-type="float">
            <text:p>6.18E+09</text:p>
          </table:table-cell>
          <table:table-cell table:style-name="ce2" office:value-type="float" office:value="-45418246.44" calcext:value-type="float">
            <text:p>-4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6215695583" calcext:value-type="float">
            <text:p>6.22E+09</text:p>
          </table:table-cell>
          <table:table-cell table:style-name="ce2" office:value-type="float" office:value="-50857862.05" calcext:value-type="float">
            <text:p>-5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6255756583" calcext:value-type="float">
            <text:p>6.26E+09</text:p>
          </table:table-cell>
          <table:table-cell table:style-name="ce2" office:value-type="float" office:value="-58791448.76" calcext:value-type="float">
            <text:p>-5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6295773583" calcext:value-type="float">
            <text:p>6.30E+09</text:p>
          </table:table-cell>
          <table:table-cell table:style-name="ce2" office:value-type="float" office:value="-46995954.84" calcext:value-type="float">
            <text:p>-4.70E+07</text:p>
          </table:table-cell>
          <table:table-cell table:number-columns-repeated="1022"/>
        </table:table-row>
        <table:table-row table:style-name="ro1">
          <table:table-cell table:style-name="ce2" office:value-type="float" office:value="6335809583" calcext:value-type="float">
            <text:p>6.34E+09</text:p>
          </table:table-cell>
          <table:table-cell table:style-name="ce2" office:value-type="float" office:value="-58182045.55" calcext:value-type="float">
            <text:p>-5.82E+07</text:p>
          </table:table-cell>
          <table:table-cell table:number-columns-repeated="1022"/>
        </table:table-row>
        <table:table-row table:style-name="ro1">
          <table:table-cell table:style-name="ce2" office:value-type="float" office:value="6375862583" calcext:value-type="float">
            <text:p>6.38E+09</text:p>
          </table:table-cell>
          <table:table-cell table:style-name="ce2" office:value-type="float" office:value="-67564874.94" calcext:value-type="float">
            <text:p>-6.76E+07</text:p>
          </table:table-cell>
          <table:table-cell table:number-columns-repeated="1022"/>
        </table:table-row>
        <table:table-row table:style-name="ro1">
          <table:table-cell table:style-name="ce2" office:value-type="float" office:value="6415905583" calcext:value-type="float">
            <text:p>6.42E+09</text:p>
          </table:table-cell>
          <table:table-cell table:style-name="ce2" office:value-type="float" office:value="-61650547.64" calcext:value-type="float">
            <text:p>-6.17E+07</text:p>
          </table:table-cell>
          <table:table-cell table:number-columns-repeated="1022"/>
        </table:table-row>
        <table:table-row table:style-name="ro1">
          <table:table-cell table:style-name="ce2" office:value-type="float" office:value="6455943583" calcext:value-type="float">
            <text:p>6.46E+09</text:p>
          </table:table-cell>
          <table:table-cell table:style-name="ce2" office:value-type="float" office:value="-62504842.97" calcext:value-type="float">
            <text:p>-6.25E+07</text:p>
          </table:table-cell>
          <table:table-cell table:number-columns-repeated="1022"/>
        </table:table-row>
        <table:table-row table:style-name="ro1">
          <table:table-cell table:style-name="ce2" office:value-type="float" office:value="6495980583" calcext:value-type="float">
            <text:p>6.50E+09</text:p>
          </table:table-cell>
          <table:table-cell table:style-name="ce2" office:value-type="float" office:value="-59948128.52" calcext:value-type="float">
            <text:p>-5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6535991583" calcext:value-type="float">
            <text:p>6.54E+09</text:p>
          </table:table-cell>
          <table:table-cell table:style-name="ce2" office:value-type="float" office:value="-44803724.63" calcext:value-type="float">
            <text:p>-4.48E+07</text:p>
          </table:table-cell>
          <table:table-cell table:number-columns-repeated="1022"/>
        </table:table-row>
        <table:table-row table:style-name="ro1">
          <table:table-cell table:style-name="ce2" office:value-type="float" office:value="6576055583" calcext:value-type="float">
            <text:p>6.58E+09</text:p>
          </table:table-cell>
          <table:table-cell table:style-name="ce2" office:value-type="float" office:value="-48878879.91" calcext:value-type="float">
            <text:p>-4.89E+07</text:p>
          </table:table-cell>
          <table:table-cell table:number-columns-repeated="1022"/>
        </table:table-row>
        <table:table-row table:style-name="ro1">
          <table:table-cell table:style-name="ce2" office:value-type="float" office:value="6616085583" calcext:value-type="float">
            <text:p>6.62E+09</text:p>
          </table:table-cell>
          <table:table-cell table:style-name="ce2" office:value-type="float" office:value="-48316943.07" calcext:value-type="float">
            <text:p>-4.83E+07</text:p>
          </table:table-cell>
          <table:table-cell table:number-columns-repeated="1022"/>
        </table:table-row>
        <table:table-row table:style-name="ro1">
          <table:table-cell table:style-name="ce2" office:value-type="float" office:value="6656129583" calcext:value-type="float">
            <text:p>6.66E+09</text:p>
          </table:table-cell>
          <table:table-cell table:style-name="ce2" office:value-type="float" office:value="-54577645.95" calcext:value-type="float">
            <text:p>-5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6696166583" calcext:value-type="float">
            <text:p>6.70E+09</text:p>
          </table:table-cell>
          <table:table-cell table:style-name="ce2" office:value-type="float" office:value="-37217964.46" calcext:value-type="float">
            <text:p>-3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6736202583" calcext:value-type="float">
            <text:p>6.74E+09</text:p>
          </table:table-cell>
          <table:table-cell table:style-name="ce2" office:value-type="float" office:value="-63282210.88" calcext:value-type="float">
            <text:p>-6.33E+07</text:p>
          </table:table-cell>
          <table:table-cell table:number-columns-repeated="1022"/>
        </table:table-row>
        <table:table-row table:style-name="ro1">
          <table:table-cell table:style-name="ce2" office:value-type="float" office:value="6776216583" calcext:value-type="float">
            <text:p>6.78E+09</text:p>
          </table:table-cell>
          <table:table-cell table:style-name="ce2" office:value-type="float" office:value="-57364133.14" calcext:value-type="float">
            <text:p>-5.74E+07</text:p>
          </table:table-cell>
          <table:table-cell table:number-columns-repeated="1022"/>
        </table:table-row>
        <table:table-row table:style-name="ro1">
          <table:table-cell table:style-name="ce2" office:value-type="float" office:value="6816278583" calcext:value-type="float">
            <text:p>6.82E+09</text:p>
          </table:table-cell>
          <table:table-cell table:style-name="ce2" office:value-type="float" office:value="-64168653.34" calcext:value-type="float">
            <text:p>-6.42E+07</text:p>
          </table:table-cell>
          <table:table-cell table:number-columns-repeated="1022"/>
        </table:table-row>
        <table:table-row table:style-name="ro1">
          <table:table-cell table:style-name="ce2" office:value-type="float" office:value="6856315583" calcext:value-type="float">
            <text:p>6.86E+09</text:p>
          </table:table-cell>
          <table:table-cell table:style-name="ce2" office:value-type="float" office:value="-62312905.84" calcext:value-type="float">
            <text:p>-6.23E+07</text:p>
          </table:table-cell>
          <table:table-cell table:number-columns-repeated="1022"/>
        </table:table-row>
        <table:table-row table:style-name="ro1">
          <table:table-cell table:style-name="ce2" office:value-type="float" office:value="6896327583" calcext:value-type="float">
            <text:p>6.90E+09</text:p>
          </table:table-cell>
          <table:table-cell table:style-name="ce2" office:value-type="float" office:value="-58069789.29" calcext:value-type="float">
            <text:p>-5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6936368583" calcext:value-type="float">
            <text:p>6.94E+09</text:p>
          </table:table-cell>
          <table:table-cell table:style-name="ce2" office:value-type="float" office:value="-59215579.75" calcext:value-type="float">
            <text:p>-5.92E+07</text:p>
          </table:table-cell>
          <table:table-cell table:number-columns-repeated="1022"/>
        </table:table-row>
        <table:table-row table:style-name="ro1">
          <table:table-cell table:style-name="ce2" office:value-type="float" office:value="6976427583" calcext:value-type="float">
            <text:p>6.98E+09</text:p>
          </table:table-cell>
          <table:table-cell table:style-name="ce2" office:value-type="float" office:value="-60402577.09" calcext:value-type="float">
            <text:p>-6.04E+07</text:p>
          </table:table-cell>
          <table:table-cell table:number-columns-repeated="1022"/>
        </table:table-row>
        <table:table-row table:style-name="ro1">
          <table:table-cell table:style-name="ce2" office:value-type="float" office:value="7016445583" calcext:value-type="float">
            <text:p>7.02E+09</text:p>
          </table:table-cell>
          <table:table-cell table:style-name="ce2" office:value-type="float" office:value="-46786155.15" calcext:value-type="float">
            <text:p>-4.68E+07</text:p>
          </table:table-cell>
          <table:table-cell table:number-columns-repeated="1022"/>
        </table:table-row>
        <table:table-row table:style-name="ro1">
          <table:table-cell table:style-name="ce2" office:value-type="float" office:value="7056485583" calcext:value-type="float">
            <text:p>7.06E+09</text:p>
          </table:table-cell>
          <table:table-cell table:style-name="ce2" office:value-type="float" office:value="-48789651.06" calcext:value-type="float">
            <text:p>-4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7096527583" calcext:value-type="float">
            <text:p>7.10E+09</text:p>
          </table:table-cell>
          <table:table-cell table:style-name="ce2" office:value-type="float" office:value="-53897610.2" calcext:value-type="float">
            <text:p>-5.39E+07</text:p>
          </table:table-cell>
          <table:table-cell table:number-columns-repeated="1022"/>
        </table:table-row>
        <table:table-row table:style-name="ro1">
          <table:table-cell table:style-name="ce2" office:value-type="float" office:value="7136543583" calcext:value-type="float">
            <text:p>7.14E+09</text:p>
          </table:table-cell>
          <table:table-cell table:style-name="ce2" office:value-type="float" office:value="-53440223.18" calcext:value-type="float">
            <text:p>-5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7176613583" calcext:value-type="float">
            <text:p>7.18E+09</text:p>
          </table:table-cell>
          <table:table-cell table:style-name="ce2" office:value-type="float" office:value="-58086590.9" calcext:value-type="float">
            <text:p>-5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7216635583" calcext:value-type="float">
            <text:p>7.22E+09</text:p>
          </table:table-cell>
          <table:table-cell table:style-name="ce2" office:value-type="float" office:value="-51404134.75" calcext:value-type="float">
            <text:p>-5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7256687583" calcext:value-type="float">
            <text:p>7.26E+09</text:p>
          </table:table-cell>
          <table:table-cell table:style-name="ce2" office:value-type="float" office:value="-49826313.85" calcext:value-type="float">
            <text:p>-4.98E+07</text:p>
          </table:table-cell>
          <table:table-cell table:number-columns-repeated="1022"/>
        </table:table-row>
        <table:table-row table:style-name="ro1">
          <table:table-cell table:style-name="ce2" office:value-type="float" office:value="7296725583" calcext:value-type="float">
            <text:p>7.30E+09</text:p>
          </table:table-cell>
          <table:table-cell table:style-name="ce2" office:value-type="float" office:value="-59293319.16" calcext:value-type="float">
            <text:p>-5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7336738583" calcext:value-type="float">
            <text:p>7.34E+09</text:p>
          </table:table-cell>
          <table:table-cell table:style-name="ce2" office:value-type="float" office:value="-51414956.67" calcext:value-type="float">
            <text:p>-5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7376797583" calcext:value-type="float">
            <text:p>7.38E+09</text:p>
          </table:table-cell>
          <table:table-cell table:style-name="ce2" office:value-type="float" office:value="-50484589.85" calcext:value-type="float">
            <text:p>-5.05E+07</text:p>
          </table:table-cell>
          <table:table-cell table:number-columns-repeated="1022"/>
        </table:table-row>
        <table:table-row table:style-name="ro1">
          <table:table-cell table:style-name="ce2" office:value-type="float" office:value="7416821583" calcext:value-type="float">
            <text:p>7.42E+09</text:p>
          </table:table-cell>
          <table:table-cell table:style-name="ce2" office:value-type="float" office:value="-45198045.66" calcext:value-type="float">
            <text:p>-4.52E+07</text:p>
          </table:table-cell>
          <table:table-cell table:number-columns-repeated="1022"/>
        </table:table-row>
        <table:table-row table:style-name="ro1">
          <table:table-cell table:style-name="ce2" office:value-type="float" office:value="7456874583" calcext:value-type="float">
            <text:p>7.46E+09</text:p>
          </table:table-cell>
          <table:table-cell table:style-name="ce2" office:value-type="float" office:value="-52680009.77" calcext:value-type="float">
            <text:p>-5.27E+07</text:p>
          </table:table-cell>
          <table:table-cell table:number-columns-repeated="1022"/>
        </table:table-row>
        <table:table-row table:style-name="ro1">
          <table:table-cell table:style-name="ce2" office:value-type="float" office:value="7496910583" calcext:value-type="float">
            <text:p>7.50E+09</text:p>
          </table:table-cell>
          <table:table-cell table:style-name="ce2" office:value-type="float" office:value="-47186090.99" calcext:value-type="float">
            <text:p>-4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7536948583" calcext:value-type="float">
            <text:p>7.54E+09</text:p>
          </table:table-cell>
          <table:table-cell table:style-name="ce2" office:value-type="float" office:value="-43914312.88" calcext:value-type="float">
            <text:p>-4.39E+07</text:p>
          </table:table-cell>
          <table:table-cell table:number-columns-repeated="1022"/>
        </table:table-row>
        <table:table-row table:style-name="ro1">
          <table:table-cell table:style-name="ce2" office:value-type="float" office:value="7576985583" calcext:value-type="float">
            <text:p>7.58E+09</text:p>
          </table:table-cell>
          <table:table-cell table:style-name="ce2" office:value-type="float" office:value="-50104012.06" calcext:value-type="float">
            <text:p>-5.01E+07</text:p>
          </table:table-cell>
          <table:table-cell table:number-columns-repeated="1022"/>
        </table:table-row>
        <table:table-row table:style-name="ro1">
          <table:table-cell table:style-name="ce2" office:value-type="float" office:value="7626921875" calcext:value-type="float">
            <text:p>7.63E+09</text:p>
          </table:table-cell>
          <table:table-cell table:style-name="ce2" office:value-type="float" office:value="-48004780.78" calcext:value-type="float">
            <text:p>-4.80E+07</text:p>
          </table:table-cell>
          <table:table-cell table:number-columns-repeated="1022"/>
        </table:table-row>
        <table:table-row table:style-name="ro1">
          <table:table-cell table:style-name="ce2" office:value-type="float" office:value="7666980875" calcext:value-type="float">
            <text:p>7.67E+09</text:p>
          </table:table-cell>
          <table:table-cell table:style-name="ce2" office:value-type="float" office:value="-53562777.16" calcext:value-type="float">
            <text:p>-5.36E+07</text:p>
          </table:table-cell>
          <table:table-cell table:number-columns-repeated="1022"/>
        </table:table-row>
        <table:table-row table:style-name="ro1">
          <table:table-cell table:style-name="ce2" office:value-type="float" office:value="7706999875" calcext:value-type="float">
            <text:p>7.71E+09</text:p>
          </table:table-cell>
          <table:table-cell table:style-name="ce2" office:value-type="float" office:value="-59323752.09" calcext:value-type="float">
            <text:p>-5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7747054875" calcext:value-type="float">
            <text:p>7.75E+09</text:p>
          </table:table-cell>
          <table:table-cell table:style-name="ce2" office:value-type="float" office:value="-55050003.9" calcext:value-type="float">
            <text:p>-5.51E+07</text:p>
          </table:table-cell>
          <table:table-cell table:number-columns-repeated="1022"/>
        </table:table-row>
        <table:table-row table:style-name="ro1">
          <table:table-cell table:style-name="ce2" office:value-type="float" office:value="7787078875" calcext:value-type="float">
            <text:p>7.79E+09</text:p>
          </table:table-cell>
          <table:table-cell table:style-name="ce2" office:value-type="float" office:value="-54274757.89" calcext:value-type="float">
            <text:p>-5.43E+07</text:p>
          </table:table-cell>
          <table:table-cell table:number-columns-repeated="1022"/>
        </table:table-row>
        <table:table-row table:style-name="ro1">
          <table:table-cell table:style-name="ce2" office:value-type="float" office:value="7827128875" calcext:value-type="float">
            <text:p>7.83E+09</text:p>
          </table:table-cell>
          <table:table-cell table:style-name="ce2" office:value-type="float" office:value="-47536763.48" calcext:value-type="float">
            <text:p>-4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7867166875" calcext:value-type="float">
            <text:p>7.87E+09</text:p>
          </table:table-cell>
          <table:table-cell table:style-name="ce2" office:value-type="float" office:value="-52284867.04" calcext:value-type="float">
            <text:p>-5.23E+07</text:p>
          </table:table-cell>
          <table:table-cell table:number-columns-repeated="1022"/>
        </table:table-row>
        <table:table-row table:style-name="ro1">
          <table:table-cell table:style-name="ce2" office:value-type="float" office:value="7907193875" calcext:value-type="float">
            <text:p>7.91E+09</text:p>
          </table:table-cell>
          <table:table-cell table:style-name="ce2" office:value-type="float" office:value="-51797997.26" calcext:value-type="float">
            <text:p>-5.18E+07</text:p>
          </table:table-cell>
          <table:table-cell table:number-columns-repeated="1022"/>
        </table:table-row>
        <table:table-row table:style-name="ro1">
          <table:table-cell table:style-name="ce2" office:value-type="float" office:value="7947233875" calcext:value-type="float">
            <text:p>7.95E+09</text:p>
          </table:table-cell>
          <table:table-cell table:style-name="ce2" office:value-type="float" office:value="-58834071.76" calcext:value-type="float">
            <text:p>-5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7987258875" calcext:value-type="float">
            <text:p>7.99E+09</text:p>
          </table:table-cell>
          <table:table-cell table:style-name="ce2" office:value-type="float" office:value="-49411517.86" calcext:value-type="float">
            <text:p>-4.94E+07</text:p>
          </table:table-cell>
          <table:table-cell table:number-columns-repeated="1022"/>
        </table:table-row>
        <table:table-row table:style-name="ro1">
          <table:table-cell table:style-name="ce2" office:value-type="float" office:value="8027311875" calcext:value-type="float">
            <text:p>8.03E+09</text:p>
          </table:table-cell>
          <table:table-cell table:style-name="ce2" office:value-type="float" office:value="-48610559.52" calcext:value-type="float">
            <text:p>-4.86E+07</text:p>
          </table:table-cell>
          <table:table-cell table:number-columns-repeated="1022"/>
        </table:table-row>
        <table:table-row table:style-name="ro1">
          <table:table-cell table:style-name="ce2" office:value-type="float" office:value="8067351875" calcext:value-type="float">
            <text:p>8.07E+09</text:p>
          </table:table-cell>
          <table:table-cell table:style-name="ce2" office:value-type="float" office:value="-52991704.05" calcext:value-type="float">
            <text:p>-5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8107389875" calcext:value-type="float">
            <text:p>8.11E+09</text:p>
          </table:table-cell>
          <table:table-cell table:style-name="ce2" office:value-type="float" office:value="-49513757.34" calcext:value-type="float">
            <text:p>-4.95E+07</text:p>
          </table:table-cell>
          <table:table-cell table:number-columns-repeated="1022"/>
        </table:table-row>
        <table:table-row table:style-name="ro1">
          <table:table-cell table:style-name="ce2" office:value-type="float" office:value="8147426875" calcext:value-type="float">
            <text:p>8.15E+09</text:p>
          </table:table-cell>
          <table:table-cell table:style-name="ce2" office:value-type="float" office:value="-54973925" calcext:value-type="float">
            <text:p>-5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8187462875" calcext:value-type="float">
            <text:p>8.19E+09</text:p>
          </table:table-cell>
          <table:table-cell table:style-name="ce2" office:value-type="float" office:value="-60481021.14" calcext:value-type="float">
            <text:p>-6.05E+07</text:p>
          </table:table-cell>
          <table:table-cell table:number-columns-repeated="1022"/>
        </table:table-row>
        <table:table-row table:style-name="ro1">
          <table:table-cell table:style-name="ce2" office:value-type="float" office:value="8227473875" calcext:value-type="float">
            <text:p>8.23E+09</text:p>
          </table:table-cell>
          <table:table-cell table:style-name="ce2" office:value-type="float" office:value="-58991098.06" calcext:value-type="float">
            <text:p>-5.90E+07</text:p>
          </table:table-cell>
          <table:table-cell table:number-columns-repeated="1022"/>
        </table:table-row>
        <table:table-row table:style-name="ro1">
          <table:table-cell table:style-name="ce2" office:value-type="float" office:value="8267537875" calcext:value-type="float">
            <text:p>8.27E+09</text:p>
          </table:table-cell>
          <table:table-cell table:style-name="ce2" office:value-type="float" office:value="-59509281.28" calcext:value-type="float">
            <text:p>-5.95E+07</text:p>
          </table:table-cell>
          <table:table-cell table:number-columns-repeated="1022"/>
        </table:table-row>
        <table:table-row table:style-name="ro1">
          <table:table-cell table:style-name="ce2" office:value-type="float" office:value="8307555875" calcext:value-type="float">
            <text:p>8.31E+09</text:p>
          </table:table-cell>
          <table:table-cell table:style-name="ce2" office:value-type="float" office:value="-49702226.12" calcext:value-type="float">
            <text:p>-4.97E+07</text:p>
          </table:table-cell>
          <table:table-cell table:number-columns-repeated="1022"/>
        </table:table-row>
        <table:table-row table:style-name="ro1">
          <table:table-cell table:style-name="ce2" office:value-type="float" office:value="8347601875" calcext:value-type="float">
            <text:p>8.35E+09</text:p>
          </table:table-cell>
          <table:table-cell table:style-name="ce2" office:value-type="float" office:value="-54815827.48" calcext:value-type="float">
            <text:p>-5.48E+07</text:p>
          </table:table-cell>
          <table:table-cell table:number-columns-repeated="1022"/>
        </table:table-row>
        <table:table-row table:style-name="ro1">
          <table:table-cell table:style-name="ce2" office:value-type="float" office:value="8387633875" calcext:value-type="float">
            <text:p>8.39E+09</text:p>
          </table:table-cell>
          <table:table-cell table:style-name="ce2" office:value-type="float" office:value="-51987159.25" calcext:value-type="float">
            <text:p>-5.20E+07</text:p>
          </table:table-cell>
          <table:table-cell table:number-columns-repeated="1022"/>
        </table:table-row>
        <table:table-row table:style-name="ro1">
          <table:table-cell table:style-name="ce2" office:value-type="float" office:value="8427685875" calcext:value-type="float">
            <text:p>8.43E+09</text:p>
          </table:table-cell>
          <table:table-cell table:style-name="ce2" office:value-type="float" office:value="-57566690.06" calcext:value-type="float">
            <text:p>-5.76E+07</text:p>
          </table:table-cell>
          <table:table-cell table:number-columns-repeated="1022"/>
        </table:table-row>
        <table:table-row table:style-name="ro1">
          <table:table-cell table:style-name="ce2" office:value-type="float" office:value="8467722875" calcext:value-type="float">
            <text:p>8.47E+09</text:p>
          </table:table-cell>
          <table:table-cell table:style-name="ce2" office:value-type="float" office:value="-47065491.6" calcext:value-type="float">
            <text:p>-4.71E+07</text:p>
          </table:table-cell>
          <table:table-cell table:number-columns-repeated="1022"/>
        </table:table-row>
        <table:table-row table:style-name="ro1">
          <table:table-cell table:style-name="ce2" office:value-type="float" office:value="8507760875" calcext:value-type="float">
            <text:p>8.51E+09</text:p>
          </table:table-cell>
          <table:table-cell table:style-name="ce2" office:value-type="float" office:value="-63352186.75" calcext:value-type="float">
            <text:p>-6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8547796875" calcext:value-type="float">
            <text:p>8.55E+09</text:p>
          </table:table-cell>
          <table:table-cell table:style-name="ce2" office:value-type="float" office:value="-58707932.93" calcext:value-type="float">
            <text:p>-5.87E+07</text:p>
          </table:table-cell>
          <table:table-cell table:number-columns-repeated="1022"/>
        </table:table-row>
        <table:table-row table:style-name="ro1">
          <table:table-cell table:style-name="ce2" office:value-type="float" office:value="8587834875" calcext:value-type="float">
            <text:p>8.59E+09</text:p>
          </table:table-cell>
          <table:table-cell table:style-name="ce2" office:value-type="float" office:value="-69149088.94" calcext:value-type="float">
            <text:p>-6.91E+07</text:p>
          </table:table-cell>
          <table:table-cell table:number-columns-repeated="1022"/>
        </table:table-row>
        <table:table-row table:style-name="ro1">
          <table:table-cell table:style-name="ce2" office:value-type="float" office:value="8627867875" calcext:value-type="float">
            <text:p>8.63E+09</text:p>
          </table:table-cell>
          <table:table-cell table:style-name="ce2" office:value-type="float" office:value="-61243575.72" calcext:value-type="float">
            <text:p>-6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8667907875" calcext:value-type="float">
            <text:p>8.67E+09</text:p>
          </table:table-cell>
          <table:table-cell table:style-name="ce2" office:value-type="float" office:value="-61205188.52" calcext:value-type="float">
            <text:p>-6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8707940875" calcext:value-type="float">
            <text:p>8.71E+09</text:p>
          </table:table-cell>
          <table:table-cell table:style-name="ce2" office:value-type="float" office:value="-57276472.87" calcext:value-type="float">
            <text:p>-5.73E+07</text:p>
          </table:table-cell>
          <table:table-cell table:number-columns-repeated="1022"/>
        </table:table-row>
        <table:table-row table:style-name="ro1">
          <table:table-cell table:style-name="ce2" office:value-type="float" office:value="8747955875" calcext:value-type="float">
            <text:p>8.75E+09</text:p>
          </table:table-cell>
          <table:table-cell table:style-name="ce2" office:value-type="float" office:value="-48024087.79" calcext:value-type="float">
            <text:p>-4.80E+07</text:p>
          </table:table-cell>
          <table:table-cell table:number-columns-repeated="1022"/>
        </table:table-row>
        <table:table-row table:style-name="ro1">
          <table:table-cell table:style-name="ce2" office:value-type="float" office:value="8787989875" calcext:value-type="float">
            <text:p>8.79E+09</text:p>
          </table:table-cell>
          <table:table-cell table:style-name="ce2" office:value-type="float" office:value="-61152405.98" calcext:value-type="float">
            <text:p>-6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8828056875" calcext:value-type="float">
            <text:p>8.83E+09</text:p>
          </table:table-cell>
          <table:table-cell table:style-name="ce2" office:value-type="float" office:value="-62836854.05" calcext:value-type="float">
            <text:p>-6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8868093875" calcext:value-type="float">
            <text:p>8.87E+09</text:p>
          </table:table-cell>
          <table:table-cell table:style-name="ce2" office:value-type="float" office:value="-58797572.35" calcext:value-type="float">
            <text:p>-5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8908110875" calcext:value-type="float">
            <text:p>8.91E+09</text:p>
          </table:table-cell>
          <table:table-cell table:style-name="ce2" office:value-type="float" office:value="-62122909.01" calcext:value-type="float">
            <text:p>-6.21E+07</text:p>
          </table:table-cell>
          <table:table-cell table:number-columns-repeated="1022"/>
        </table:table-row>
        <table:table-row table:style-name="ro1">
          <table:table-cell table:style-name="ce2" office:value-type="float" office:value="8948140875" calcext:value-type="float">
            <text:p>8.95E+09</text:p>
          </table:table-cell>
          <table:table-cell table:style-name="ce2" office:value-type="float" office:value="-57516699.79" calcext:value-type="float">
            <text:p>-5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8988204875" calcext:value-type="float">
            <text:p>8.99E+09</text:p>
          </table:table-cell>
          <table:table-cell table:style-name="ce2" office:value-type="float" office:value="-57887854.09" calcext:value-type="float">
            <text:p>-5.79E+07</text:p>
          </table:table-cell>
          <table:table-cell table:number-columns-repeated="1022"/>
        </table:table-row>
        <table:table-row table:style-name="ro1">
          <table:table-cell table:style-name="ce2" office:value-type="float" office:value="9028223875" calcext:value-type="float">
            <text:p>9.03E+09</text:p>
          </table:table-cell>
          <table:table-cell table:style-name="ce2" office:value-type="float" office:value="-56572135.78" calcext:value-type="float">
            <text:p>-5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9068278875" calcext:value-type="float">
            <text:p>9.07E+09</text:p>
          </table:table-cell>
          <table:table-cell table:style-name="ce2" office:value-type="float" office:value="-64255910.47" calcext:value-type="float">
            <text:p>-6.43E+07</text:p>
          </table:table-cell>
          <table:table-cell table:number-columns-repeated="1022"/>
        </table:table-row>
        <table:table-row table:style-name="ro1">
          <table:table-cell table:style-name="ce2" office:value-type="float" office:value="9108290875" calcext:value-type="float">
            <text:p>9.11E+09</text:p>
          </table:table-cell>
          <table:table-cell table:style-name="ce2" office:value-type="float" office:value="-65648416.89" calcext:value-type="float">
            <text:p>-6.56E+07</text:p>
          </table:table-cell>
          <table:table-cell table:number-columns-repeated="1022"/>
        </table:table-row>
        <table:table-row table:style-name="ro1">
          <table:table-cell table:style-name="ce2" office:value-type="float" office:value="9148352875" calcext:value-type="float">
            <text:p>9.15E+09</text:p>
          </table:table-cell>
          <table:table-cell table:style-name="ce2" office:value-type="float" office:value="-74958447.29" calcext:value-type="float">
            <text:p>-7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9188391875" calcext:value-type="float">
            <text:p>9.19E+09</text:p>
          </table:table-cell>
          <table:table-cell table:style-name="ce2" office:value-type="float" office:value="-62840936.82" calcext:value-type="float">
            <text:p>-6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9228423875" calcext:value-type="float">
            <text:p>9.23E+09</text:p>
          </table:table-cell>
          <table:table-cell table:style-name="ce2" office:value-type="float" office:value="-61716159.79" calcext:value-type="float">
            <text:p>-6.17E+07</text:p>
          </table:table-cell>
          <table:table-cell table:number-columns-repeated="1022"/>
        </table:table-row>
        <table:table-row table:style-name="ro1">
          <table:table-cell table:style-name="ce2" office:value-type="float" office:value="9268463875" calcext:value-type="float">
            <text:p>9.27E+09</text:p>
          </table:table-cell>
          <table:table-cell table:style-name="ce2" office:value-type="float" office:value="-53963970.39" calcext:value-type="float">
            <text:p>-5.40E+07</text:p>
          </table:table-cell>
          <table:table-cell table:number-columns-repeated="1022"/>
        </table:table-row>
        <table:table-row table:style-name="ro1">
          <table:table-cell table:style-name="ce2" office:value-type="float" office:value="9308501875" calcext:value-type="float">
            <text:p>9.31E+09</text:p>
          </table:table-cell>
          <table:table-cell table:style-name="ce2" office:value-type="float" office:value="-55308161.9" calcext:value-type="float">
            <text:p>-5.53E+07</text:p>
          </table:table-cell>
          <table:table-cell table:number-columns-repeated="1022"/>
        </table:table-row>
        <table:table-row table:style-name="ro1">
          <table:table-cell table:style-name="ce2" office:value-type="float" office:value="9348509875" calcext:value-type="float">
            <text:p>9.35E+09</text:p>
          </table:table-cell>
          <table:table-cell table:style-name="ce2" office:value-type="float" office:value="-68407529.52" calcext:value-type="float">
            <text:p>-6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9388575875" calcext:value-type="float">
            <text:p>9.39E+09</text:p>
          </table:table-cell>
          <table:table-cell table:style-name="ce2" office:value-type="float" office:value="-69220617.97" calcext:value-type="float">
            <text:p>-6.92E+07</text:p>
          </table:table-cell>
          <table:table-cell table:number-columns-repeated="1022"/>
        </table:table-row>
        <table:table-row table:style-name="ro1">
          <table:table-cell table:style-name="ce2" office:value-type="float" office:value="9428587875" calcext:value-type="float">
            <text:p>9.43E+09</text:p>
          </table:table-cell>
          <table:table-cell table:style-name="ce2" office:value-type="float" office:value="-63336822.96" calcext:value-type="float">
            <text:p>-6.33E+07</text:p>
          </table:table-cell>
          <table:table-cell table:number-columns-repeated="1022"/>
        </table:table-row>
        <table:table-row table:style-name="ro1">
          <table:table-cell table:style-name="ce2" office:value-type="float" office:value="9468649875" calcext:value-type="float">
            <text:p>9.47E+09</text:p>
          </table:table-cell>
          <table:table-cell table:style-name="ce2" office:value-type="float" office:value="-51038961.28" calcext:value-type="float">
            <text:p>-5.10E+07</text:p>
          </table:table-cell>
          <table:table-cell table:number-columns-repeated="1022"/>
        </table:table-row>
        <table:table-row table:style-name="ro1">
          <table:table-cell table:style-name="ce2" office:value-type="float" office:value="9508665875" calcext:value-type="float">
            <text:p>9.51E+09</text:p>
          </table:table-cell>
          <table:table-cell table:style-name="ce2" office:value-type="float" office:value="-60260817.51" calcext:value-type="float">
            <text:p>-6.03E+07</text:p>
          </table:table-cell>
          <table:table-cell table:number-columns-repeated="1022"/>
        </table:table-row>
        <table:table-row table:style-name="ro1">
          <table:table-cell table:style-name="ce2" office:value-type="float" office:value="9548705875" calcext:value-type="float">
            <text:p>9.55E+09</text:p>
          </table:table-cell>
          <table:table-cell table:style-name="ce2" office:value-type="float" office:value="-70887801.91" calcext:value-type="float">
            <text:p>-7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9588760875" calcext:value-type="float">
            <text:p>9.59E+09</text:p>
          </table:table-cell>
          <table:table-cell table:style-name="ce2" office:value-type="float" office:value="-57467878.96" calcext:value-type="float">
            <text:p>-5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9628782875" calcext:value-type="float">
            <text:p>9.63E+09</text:p>
          </table:table-cell>
          <table:table-cell table:style-name="ce2" office:value-type="float" office:value="-60234869.35" calcext:value-type="float">
            <text:p>-6.02E+07</text:p>
          </table:table-cell>
          <table:table-cell table:number-columns-repeated="1022"/>
        </table:table-row>
        <table:table-row table:style-name="ro1">
          <table:table-cell table:style-name="ce2" office:value-type="float" office:value="9668803875" calcext:value-type="float">
            <text:p>9.67E+09</text:p>
          </table:table-cell>
          <table:table-cell table:style-name="ce2" office:value-type="float" office:value="-55214331.22" calcext:value-type="float">
            <text:p>-5.52E+07</text:p>
          </table:table-cell>
          <table:table-cell table:number-columns-repeated="1022"/>
        </table:table-row>
        <table:table-row table:style-name="ro1">
          <table:table-cell table:style-name="ce2" office:value-type="float" office:value="9708872875" calcext:value-type="float">
            <text:p>9.71E+09</text:p>
          </table:table-cell>
          <table:table-cell table:style-name="ce2" office:value-type="float" office:value="-54214276.9" calcext:value-type="float">
            <text:p>-5.42E+07</text:p>
          </table:table-cell>
          <table:table-cell table:number-columns-repeated="1022"/>
        </table:table-row>
        <table:table-row table:style-name="ro1">
          <table:table-cell table:style-name="ce2" office:value-type="float" office:value="9748900875" calcext:value-type="float">
            <text:p>9.75E+09</text:p>
          </table:table-cell>
          <table:table-cell table:style-name="ce2" office:value-type="float" office:value="-58287222.34" calcext:value-type="float">
            <text:p>-5.83E+07</text:p>
          </table:table-cell>
          <table:table-cell table:number-columns-repeated="1022"/>
        </table:table-row>
        <table:table-row table:style-name="ro1">
          <table:table-cell table:style-name="ce2" office:value-type="float" office:value="9788946875" calcext:value-type="float">
            <text:p>9.79E+09</text:p>
          </table:table-cell>
          <table:table-cell table:style-name="ce2" office:value-type="float" office:value="-63228439.34" calcext:value-type="float">
            <text:p>-6.32E+07</text:p>
          </table:table-cell>
          <table:table-cell table:number-columns-repeated="1022"/>
        </table:table-row>
        <table:table-row table:style-name="ro1">
          <table:table-cell table:style-name="ce2" office:value-type="float" office:value="9828972875" calcext:value-type="float">
            <text:p>9.83E+09</text:p>
          </table:table-cell>
          <table:table-cell table:style-name="ce2" office:value-type="float" office:value="-59749300.34" calcext:value-type="float">
            <text:p>-5.97E+07</text:p>
          </table:table-cell>
          <table:table-cell table:number-columns-repeated="1022"/>
        </table:table-row>
        <table:table-row table:style-name="ro1">
          <table:table-cell table:style-name="ce2" office:value-type="float" office:value="9869019875" calcext:value-type="float">
            <text:p>9.87E+09</text:p>
          </table:table-cell>
          <table:table-cell table:style-name="ce2" office:value-type="float" office:value="-49372721.81" calcext:value-type="float">
            <text:p>-4.94E+07</text:p>
          </table:table-cell>
          <table:table-cell table:number-columns-repeated="1022"/>
        </table:table-row>
        <table:table-row table:style-name="ro1">
          <table:table-cell table:style-name="ce2" office:value-type="float" office:value="9909026875" calcext:value-type="float">
            <text:p>9.91E+09</text:p>
          </table:table-cell>
          <table:table-cell table:style-name="ce2" office:value-type="float" office:value="191363307.9" calcext:value-type="float">
            <text:p>1.91E+08</text:p>
          </table:table-cell>
          <table:table-cell table:number-columns-repeated="1022"/>
        </table:table-row>
        <table:table-row table:style-name="ro1">
          <table:table-cell table:style-name="ce2" office:value-type="float" office:value="9949064875" calcext:value-type="float">
            <text:p>9.95E+09</text:p>
          </table:table-cell>
          <table:table-cell table:style-name="ce2" office:value-type="float" office:value="395709035.6" calcext:value-type="float">
            <text:p>3.96E+08</text:p>
          </table:table-cell>
          <table:table-cell table:number-columns-repeated="1022"/>
        </table:table-row>
        <table:table-row table:style-name="ro1">
          <table:table-cell table:style-name="ce2" office:value-type="float" office:value="9989129875" calcext:value-type="float">
            <text:p>9.99E+09</text:p>
          </table:table-cell>
          <table:table-cell table:style-name="ce2" office:value-type="float" office:value="493118290" calcext:value-type="float">
            <text:p>4.93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029144880" calcext:value-type="float">
            <text:p>1.00E+10</text:p>
          </table:table-cell>
          <table:table-cell table:style-name="ce2" office:value-type="float" office:value="540140995.3" calcext:value-type="float">
            <text:p>5.4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069204880" calcext:value-type="float">
            <text:p>1.01E+10</text:p>
          </table:table-cell>
          <table:table-cell table:style-name="ce2" office:value-type="float" office:value="463049440.3" calcext:value-type="float">
            <text:p>4.63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109220880" calcext:value-type="float">
            <text:p>1.01E+10</text:p>
          </table:table-cell>
          <table:table-cell table:style-name="ce2" office:value-type="float" office:value="439378358.2" calcext:value-type="float">
            <text:p>4.39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149260880" calcext:value-type="float">
            <text:p>1.01E+10</text:p>
          </table:table-cell>
          <table:table-cell table:style-name="ce2" office:value-type="float" office:value="360478780.2" calcext:value-type="float">
            <text:p>3.6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189316880" calcext:value-type="float">
            <text:p>1.02E+10</text:p>
          </table:table-cell>
          <table:table-cell table:style-name="ce2" office:value-type="float" office:value="336766593.9" calcext:value-type="float">
            <text:p>3.37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229338880" calcext:value-type="float">
            <text:p>1.02E+10</text:p>
          </table:table-cell>
          <table:table-cell table:style-name="ce2" office:value-type="float" office:value="321905954.8" calcext:value-type="float">
            <text:p>3.22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269378880" calcext:value-type="float">
            <text:p>1.03E+10</text:p>
          </table:table-cell>
          <table:table-cell table:style-name="ce2" office:value-type="float" office:value="298219272.4" calcext:value-type="float">
            <text:p>2.98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309417880" calcext:value-type="float">
            <text:p>1.03E+10</text:p>
          </table:table-cell>
          <table:table-cell table:style-name="ce2" office:value-type="float" office:value="320552831.4" calcext:value-type="float">
            <text:p>3.21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349452880" calcext:value-type="float">
            <text:p>1.03E+10</text:p>
          </table:table-cell>
          <table:table-cell table:style-name="ce2" office:value-type="float" office:value="352693486.6" calcext:value-type="float">
            <text:p>3.53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389499880" calcext:value-type="float">
            <text:p>1.04E+10</text:p>
          </table:table-cell>
          <table:table-cell table:style-name="ce2" office:value-type="float" office:value="356668771" calcext:value-type="float">
            <text:p>3.57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429536880" calcext:value-type="float">
            <text:p>1.04E+10</text:p>
          </table:table-cell>
          <table:table-cell table:style-name="ce2" office:value-type="float" office:value="351772806" calcext:value-type="float">
            <text:p>3.52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469573880" calcext:value-type="float">
            <text:p>1.05E+10</text:p>
          </table:table-cell>
          <table:table-cell table:style-name="ce2" office:value-type="float" office:value="344013724.4" calcext:value-type="float">
            <text:p>3.44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509612880" calcext:value-type="float">
            <text:p>1.05E+10</text:p>
          </table:table-cell>
          <table:table-cell table:style-name="ce2" office:value-type="float" office:value="343800456.3" calcext:value-type="float">
            <text:p>3.44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549645880" calcext:value-type="float">
            <text:p>1.05E+10</text:p>
          </table:table-cell>
          <table:table-cell table:style-name="ce2" office:value-type="float" office:value="320940606.9" calcext:value-type="float">
            <text:p>3.21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589684880" calcext:value-type="float">
            <text:p>1.06E+10</text:p>
          </table:table-cell>
          <table:table-cell table:style-name="ce2" office:value-type="float" office:value="317657057.2" calcext:value-type="float">
            <text:p>3.18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629723880" calcext:value-type="float">
            <text:p>1.06E+10</text:p>
          </table:table-cell>
          <table:table-cell table:style-name="ce2" office:value-type="float" office:value="290090811.3" calcext:value-type="float">
            <text:p>2.9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669729880" calcext:value-type="float">
            <text:p>1.07E+10</text:p>
          </table:table-cell>
          <table:table-cell table:style-name="ce2" office:value-type="float" office:value="269961862.8" calcext:value-type="float">
            <text:p>2.7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709776880" calcext:value-type="float">
            <text:p>1.07E+10</text:p>
          </table:table-cell>
          <table:table-cell table:style-name="ce2" office:value-type="float" office:value="286347113.2" calcext:value-type="float">
            <text:p>2.86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749832880" calcext:value-type="float">
            <text:p>1.07E+10</text:p>
          </table:table-cell>
          <table:table-cell table:style-name="ce2" office:value-type="float" office:value="268031861.3" calcext:value-type="float">
            <text:p>2.68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789869880" calcext:value-type="float">
            <text:p>1.08E+10</text:p>
          </table:table-cell>
          <table:table-cell table:style-name="ce2" office:value-type="float" office:value="304785503.8" calcext:value-type="float">
            <text:p>3.05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829906880" calcext:value-type="float">
            <text:p>1.08E+10</text:p>
          </table:table-cell>
          <table:table-cell table:style-name="ce2" office:value-type="float" office:value="269068641.2" calcext:value-type="float">
            <text:p>2.69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869933880" calcext:value-type="float">
            <text:p>1.09E+10</text:p>
          </table:table-cell>
          <table:table-cell table:style-name="ce2" office:value-type="float" office:value="321033545.6" calcext:value-type="float">
            <text:p>3.21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909981880" calcext:value-type="float">
            <text:p>1.09E+10</text:p>
          </table:table-cell>
          <table:table-cell table:style-name="ce2" office:value-type="float" office:value="244204256.5" calcext:value-type="float">
            <text:p>2.44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950017880" calcext:value-type="float">
            <text:p>1.10E+10</text:p>
          </table:table-cell>
          <table:table-cell table:style-name="ce2" office:value-type="float" office:value="313242213" calcext:value-type="float">
            <text:p>3.13E+08</text:p>
          </table:table-cell>
          <table:table-cell table:number-columns-repeated="1022"/>
        </table:table-row>
        <table:table-row table:style-name="ro1">
          <table:table-cell table:style-name="ce2" office:value-type="float" office:value="10990055880" calcext:value-type="float">
            <text:p>1.10E+10</text:p>
          </table:table-cell>
          <table:table-cell table:style-name="ce2" office:value-type="float" office:value="225810117.5" calcext:value-type="float">
            <text:p>2.26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030092880" calcext:value-type="float">
            <text:p>1.10E+10</text:p>
          </table:table-cell>
          <table:table-cell table:style-name="ce2" office:value-type="float" office:value="256999864.7" calcext:value-type="float">
            <text:p>2.57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070098880" calcext:value-type="float">
            <text:p>1.11E+10</text:p>
          </table:table-cell>
          <table:table-cell table:style-name="ce2" office:value-type="float" office:value="224201030" calcext:value-type="float">
            <text:p>2.24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110136880" calcext:value-type="float">
            <text:p>1.11E+10</text:p>
          </table:table-cell>
          <table:table-cell table:style-name="ce2" office:value-type="float" office:value="203426297.6" calcext:value-type="float">
            <text:p>2.03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150202880" calcext:value-type="float">
            <text:p>1.12E+10</text:p>
          </table:table-cell>
          <table:table-cell table:style-name="ce2" office:value-type="float" office:value="182525162.6" calcext:value-type="float">
            <text:p>1.83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190239880" calcext:value-type="float">
            <text:p>1.12E+10</text:p>
          </table:table-cell>
          <table:table-cell table:style-name="ce2" office:value-type="float" office:value="199157028.5" calcext:value-type="float">
            <text:p>1.99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230276880" calcext:value-type="float">
            <text:p>1.12E+10</text:p>
          </table:table-cell>
          <table:table-cell table:style-name="ce2" office:value-type="float" office:value="227762571.3" calcext:value-type="float">
            <text:p>2.28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270293880" calcext:value-type="float">
            <text:p>1.13E+10</text:p>
          </table:table-cell>
          <table:table-cell table:style-name="ce2" office:value-type="float" office:value="194755957.2" calcext:value-type="float">
            <text:p>1.95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310350880" calcext:value-type="float">
            <text:p>1.13E+10</text:p>
          </table:table-cell>
          <table:table-cell table:style-name="ce2" office:value-type="float" office:value="206537128.3" calcext:value-type="float">
            <text:p>2.07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350364880" calcext:value-type="float">
            <text:p>1.14E+10</text:p>
          </table:table-cell>
          <table:table-cell table:style-name="ce2" office:value-type="float" office:value="126804384.6" calcext:value-type="float">
            <text:p>1.27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390410880" calcext:value-type="float">
            <text:p>1.14E+10</text:p>
          </table:table-cell>
          <table:table-cell table:style-name="ce2" office:value-type="float" office:value="224245589.9" calcext:value-type="float">
            <text:p>2.24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430460880" calcext:value-type="float">
            <text:p>1.14E+10</text:p>
          </table:table-cell>
          <table:table-cell table:style-name="ce2" office:value-type="float" office:value="126169814.6" calcext:value-type="float">
            <text:p>1.26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470499880" calcext:value-type="float">
            <text:p>1.15E+10</text:p>
          </table:table-cell>
          <table:table-cell table:style-name="ce2" office:value-type="float" office:value="130373475.1" calcext:value-type="float">
            <text:p>1.3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510527880" calcext:value-type="float">
            <text:p>1.15E+10</text:p>
          </table:table-cell>
          <table:table-cell table:style-name="ce2" office:value-type="float" office:value="131454630.9" calcext:value-type="float">
            <text:p>1.31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550572880" calcext:value-type="float">
            <text:p>1.16E+10</text:p>
          </table:table-cell>
          <table:table-cell table:style-name="ce2" office:value-type="float" office:value="119489964.6" calcext:value-type="float">
            <text:p>1.19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590606880" calcext:value-type="float">
            <text:p>1.16E+10</text:p>
          </table:table-cell>
          <table:table-cell table:style-name="ce2" office:value-type="float" office:value="120770568.8" calcext:value-type="float">
            <text:p>1.21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630645880" calcext:value-type="float">
            <text:p>1.16E+10</text:p>
          </table:table-cell>
          <table:table-cell table:style-name="ce2" office:value-type="float" office:value="94689565.88" calcext:value-type="float">
            <text:p>9.4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1670652880" calcext:value-type="float">
            <text:p>1.17E+10</text:p>
          </table:table-cell>
          <table:table-cell table:style-name="ce2" office:value-type="float" office:value="110471768.5" calcext:value-type="float">
            <text:p>1.1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710708880" calcext:value-type="float">
            <text:p>1.17E+10</text:p>
          </table:table-cell>
          <table:table-cell table:style-name="ce2" office:value-type="float" office:value="93015809.54" calcext:value-type="float">
            <text:p>9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1750756880" calcext:value-type="float">
            <text:p>1.18E+10</text:p>
          </table:table-cell>
          <table:table-cell table:style-name="ce2" office:value-type="float" office:value="147835030" calcext:value-type="float">
            <text:p>1.48E+08</text:p>
          </table:table-cell>
          <table:table-cell table:number-columns-repeated="1022"/>
        </table:table-row>
        <table:table-row table:style-name="ro1">
          <table:table-cell table:style-name="ce2" office:value-type="float" office:value="11790771880" calcext:value-type="float">
            <text:p>1.18E+10</text:p>
          </table:table-cell>
          <table:table-cell table:style-name="ce2" office:value-type="float" office:value="57396259.14" calcext:value-type="float">
            <text:p>5.7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1830830880" calcext:value-type="float">
            <text:p>1.18E+10</text:p>
          </table:table-cell>
          <table:table-cell table:style-name="ce2" office:value-type="float" office:value="89553874.15" calcext:value-type="float">
            <text:p>8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1870868880" calcext:value-type="float">
            <text:p>1.19E+10</text:p>
          </table:table-cell>
          <table:table-cell table:style-name="ce2" office:value-type="float" office:value="32587249.46" calcext:value-type="float">
            <text:p>3.2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1910903880" calcext:value-type="float">
            <text:p>1.19E+10</text:p>
          </table:table-cell>
          <table:table-cell table:style-name="ce2" office:value-type="float" office:value="81188180.49" calcext:value-type="float">
            <text:p>8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1950941880" calcext:value-type="float">
            <text:p>1.20E+10</text:p>
          </table:table-cell>
          <table:table-cell table:style-name="ce2" office:value-type="float" office:value="62580968.31" calcext:value-type="float">
            <text:p>6.2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1990978880" calcext:value-type="float">
            <text:p>1.20E+10</text:p>
          </table:table-cell>
          <table:table-cell table:style-name="ce2" office:value-type="float" office:value="4049099.766" calcext:value-type="float">
            <text:p>4.05E+06</text:p>
          </table:table-cell>
          <table:table-cell table:number-columns-repeated="1022"/>
        </table:table-row>
        <table:table-row table:style-name="ro1">
          <table:table-cell table:style-name="ce2" office:value-type="float" office:value="12031014880" calcext:value-type="float">
            <text:p>1.20E+10</text:p>
          </table:table-cell>
          <table:table-cell table:style-name="ce2" office:value-type="float" office:value="85075686.97" calcext:value-type="float">
            <text:p>8.5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071051880" calcext:value-type="float">
            <text:p>1.21E+10</text:p>
          </table:table-cell>
          <table:table-cell table:style-name="ce2" office:value-type="float" office:value="-11229473.74" calcext:value-type="float">
            <text:p>-1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111082880" calcext:value-type="float">
            <text:p>1.21E+10</text:p>
          </table:table-cell>
          <table:table-cell table:style-name="ce2" office:value-type="float" office:value="51995612.37" calcext:value-type="float">
            <text:p>5.2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151125880" calcext:value-type="float">
            <text:p>1.22E+10</text:p>
          </table:table-cell>
          <table:table-cell table:style-name="ce2" office:value-type="float" office:value="28147989.09" calcext:value-type="float">
            <text:p>2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191142880" calcext:value-type="float">
            <text:p>1.22E+10</text:p>
          </table:table-cell>
          <table:table-cell table:style-name="ce2" office:value-type="float" office:value="23436752.11" calcext:value-type="float">
            <text:p>2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231169880" calcext:value-type="float">
            <text:p>1.22E+10</text:p>
          </table:table-cell>
          <table:table-cell table:style-name="ce2" office:value-type="float" office:value="30836056.91" calcext:value-type="float">
            <text:p>3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271236880" calcext:value-type="float">
            <text:p>1.23E+10</text:p>
          </table:table-cell>
          <table:table-cell table:style-name="ce2" office:value-type="float" office:value="-25116006.63" calcext:value-type="float">
            <text:p>-2.5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311273880" calcext:value-type="float">
            <text:p>1.23E+10</text:p>
          </table:table-cell>
          <table:table-cell table:style-name="ce2" office:value-type="float" office:value="-12867651.5" calcext:value-type="float">
            <text:p>-1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351310880" calcext:value-type="float">
            <text:p>1.24E+10</text:p>
          </table:table-cell>
          <table:table-cell table:style-name="ce2" office:value-type="float" office:value="-26592887.97" calcext:value-type="float">
            <text:p>-2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391325880" calcext:value-type="float">
            <text:p>1.24E+10</text:p>
          </table:table-cell>
          <table:table-cell table:style-name="ce2" office:value-type="float" office:value="-26685495.96" calcext:value-type="float">
            <text:p>-2.6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431370880" calcext:value-type="float">
            <text:p>1.24E+10</text:p>
          </table:table-cell>
          <table:table-cell table:style-name="ce2" office:value-type="float" office:value="-19311793.71" calcext:value-type="float">
            <text:p>-1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471420880" calcext:value-type="float">
            <text:p>1.25E+10</text:p>
          </table:table-cell>
          <table:table-cell table:style-name="ce2" office:value-type="float" office:value="-67434032.92" calcext:value-type="float">
            <text:p>-6.7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511439880" calcext:value-type="float">
            <text:p>1.25E+10</text:p>
          </table:table-cell>
          <table:table-cell table:style-name="ce2" office:value-type="float" office:value="-37602752.64" calcext:value-type="float">
            <text:p>-3.7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551484880" calcext:value-type="float">
            <text:p>1.26E+10</text:p>
          </table:table-cell>
          <table:table-cell table:style-name="ce2" office:value-type="float" office:value="-20897702.06" calcext:value-type="float">
            <text:p>-2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591531880" calcext:value-type="float">
            <text:p>1.26E+10</text:p>
          </table:table-cell>
          <table:table-cell table:style-name="ce2" office:value-type="float" office:value="-49895707" calcext:value-type="float">
            <text:p>-4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641503080" calcext:value-type="float">
            <text:p>1.26E+10</text:p>
          </table:table-cell>
          <table:table-cell table:style-name="ce2" office:value-type="float" office:value="-36396236.63" calcext:value-type="float">
            <text:p>-3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681551080" calcext:value-type="float">
            <text:p>1.27E+10</text:p>
          </table:table-cell>
          <table:table-cell table:style-name="ce2" office:value-type="float" office:value="-23294304.88" calcext:value-type="float">
            <text:p>-2.3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721588080" calcext:value-type="float">
            <text:p>1.27E+10</text:p>
          </table:table-cell>
          <table:table-cell table:style-name="ce2" office:value-type="float" office:value="-100267578.4" calcext:value-type="float">
            <text:p>-1.0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2761626080" calcext:value-type="float">
            <text:p>1.28E+10</text:p>
          </table:table-cell>
          <table:table-cell table:style-name="ce2" office:value-type="float" office:value="1958660.785" calcext:value-type="float">
            <text:p>1.96E+06</text:p>
          </table:table-cell>
          <table:table-cell table:number-columns-repeated="1022"/>
        </table:table-row>
        <table:table-row table:style-name="ro1">
          <table:table-cell table:style-name="ce2" office:value-type="float" office:value="12801638080" calcext:value-type="float">
            <text:p>1.28E+10</text:p>
          </table:table-cell>
          <table:table-cell table:style-name="ce2" office:value-type="float" office:value="-57169892.52" calcext:value-type="float">
            <text:p>-5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841699080" calcext:value-type="float">
            <text:p>1.28E+10</text:p>
          </table:table-cell>
          <table:table-cell table:style-name="ce2" office:value-type="float" office:value="-71838185.73" calcext:value-type="float">
            <text:p>-7.1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881736080" calcext:value-type="float">
            <text:p>1.29E+10</text:p>
          </table:table-cell>
          <table:table-cell table:style-name="ce2" office:value-type="float" office:value="-55221367.5" calcext:value-type="float">
            <text:p>-5.5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921766080" calcext:value-type="float">
            <text:p>1.29E+10</text:p>
          </table:table-cell>
          <table:table-cell table:style-name="ce2" office:value-type="float" office:value="-56879778.12" calcext:value-type="float">
            <text:p>-5.6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2961809080" calcext:value-type="float">
            <text:p>1.30E+10</text:p>
          </table:table-cell>
          <table:table-cell table:style-name="ce2" office:value-type="float" office:value="-38085177.91" calcext:value-type="float">
            <text:p>-3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001846080" calcext:value-type="float">
            <text:p>1.30E+10</text:p>
          </table:table-cell>
          <table:table-cell table:style-name="ce2" office:value-type="float" office:value="-70795605.48" calcext:value-type="float">
            <text:p>-7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041883080" calcext:value-type="float">
            <text:p>1.30E+10</text:p>
          </table:table-cell>
          <table:table-cell table:style-name="ce2" office:value-type="float" office:value="-52325377.99" calcext:value-type="float">
            <text:p>-5.2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081906080" calcext:value-type="float">
            <text:p>1.31E+10</text:p>
          </table:table-cell>
          <table:table-cell table:style-name="ce2" office:value-type="float" office:value="1400869.531" calcext:value-type="float">
            <text:p>1.40E+06</text:p>
          </table:table-cell>
          <table:table-cell table:number-columns-repeated="1022"/>
        </table:table-row>
        <table:table-row table:style-name="ro1">
          <table:table-cell table:style-name="ce2" office:value-type="float" office:value="13121946080" calcext:value-type="float">
            <text:p>1.31E+10</text:p>
          </table:table-cell>
          <table:table-cell table:style-name="ce2" office:value-type="float" office:value="-106241917.8" calcext:value-type="float">
            <text:p>-1.06E+08</text:p>
          </table:table-cell>
          <table:table-cell table:number-columns-repeated="1022"/>
        </table:table-row>
        <table:table-row table:style-name="ro1">
          <table:table-cell table:style-name="ce2" office:value-type="float" office:value="13161994080" calcext:value-type="float">
            <text:p>1.32E+10</text:p>
          </table:table-cell>
          <table:table-cell table:style-name="ce2" office:value-type="float" office:value="-24289372.08" calcext:value-type="float">
            <text:p>-2.4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202023080" calcext:value-type="float">
            <text:p>1.32E+10</text:p>
          </table:table-cell>
          <table:table-cell table:style-name="ce2" office:value-type="float" office:value="-100247666.4" calcext:value-type="float">
            <text:p>-1.0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3242056080" calcext:value-type="float">
            <text:p>1.32E+10</text:p>
          </table:table-cell>
          <table:table-cell table:style-name="ce2" office:value-type="float" office:value="-77218554.89" calcext:value-type="float">
            <text:p>-7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282105080" calcext:value-type="float">
            <text:p>1.33E+10</text:p>
          </table:table-cell>
          <table:table-cell table:style-name="ce2" office:value-type="float" office:value="-46362437.13" calcext:value-type="float">
            <text:p>-4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322141080" calcext:value-type="float">
            <text:p>1.33E+10</text:p>
          </table:table-cell>
          <table:table-cell table:style-name="ce2" office:value-type="float" office:value="-161644120.6" calcext:value-type="float">
            <text:p>-1.62E+08</text:p>
          </table:table-cell>
          <table:table-cell table:number-columns-repeated="1022"/>
        </table:table-row>
        <table:table-row table:style-name="ro1">
          <table:table-cell table:style-name="ce2" office:value-type="float" office:value="13362154080" calcext:value-type="float">
            <text:p>1.34E+10</text:p>
          </table:table-cell>
          <table:table-cell table:style-name="ce2" office:value-type="float" office:value="-22971700.32" calcext:value-type="float">
            <text:p>-2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402188080" calcext:value-type="float">
            <text:p>1.34E+10</text:p>
          </table:table-cell>
          <table:table-cell table:style-name="ce2" office:value-type="float" office:value="-135945166.9" calcext:value-type="float">
            <text:p>-1.36E+08</text:p>
          </table:table-cell>
          <table:table-cell table:number-columns-repeated="1022"/>
        </table:table-row>
        <table:table-row table:style-name="ro1">
          <table:table-cell table:style-name="ce2" office:value-type="float" office:value="13442238080" calcext:value-type="float">
            <text:p>1.34E+10</text:p>
          </table:table-cell>
          <table:table-cell table:style-name="ce2" office:value-type="float" office:value="-43590787.12" calcext:value-type="float">
            <text:p>-4.3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482289080" calcext:value-type="float">
            <text:p>1.35E+10</text:p>
          </table:table-cell>
          <table:table-cell table:style-name="ce2" office:value-type="float" office:value="-18385133.69" calcext:value-type="float">
            <text:p>-1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522304080" calcext:value-type="float">
            <text:p>1.35E+10</text:p>
          </table:table-cell>
          <table:table-cell table:style-name="ce2" office:value-type="float" office:value="-52427759.51" calcext:value-type="float">
            <text:p>-5.2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562362080" calcext:value-type="float">
            <text:p>1.36E+10</text:p>
          </table:table-cell>
          <table:table-cell table:style-name="ce2" office:value-type="float" office:value="-45575534.26" calcext:value-type="float">
            <text:p>-4.5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602400080" calcext:value-type="float">
            <text:p>1.36E+10</text:p>
          </table:table-cell>
          <table:table-cell table:style-name="ce2" office:value-type="float" office:value="-66359788.91" calcext:value-type="float">
            <text:p>-6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642436080" calcext:value-type="float">
            <text:p>1.36E+10</text:p>
          </table:table-cell>
          <table:table-cell table:style-name="ce2" office:value-type="float" office:value="-46538524.99" calcext:value-type="float">
            <text:p>-4.6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682472080" calcext:value-type="float">
            <text:p>1.37E+10</text:p>
          </table:table-cell>
          <table:table-cell table:style-name="ce2" office:value-type="float" office:value="-76601826.67" calcext:value-type="float">
            <text:p>-7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722495080" calcext:value-type="float">
            <text:p>1.37E+10</text:p>
          </table:table-cell>
          <table:table-cell table:style-name="ce2" office:value-type="float" office:value="-67203091.74" calcext:value-type="float">
            <text:p>-6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762520080" calcext:value-type="float">
            <text:p>1.38E+10</text:p>
          </table:table-cell>
          <table:table-cell table:style-name="ce2" office:value-type="float" office:value="-81439498.27" calcext:value-type="float">
            <text:p>-8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802578080" calcext:value-type="float">
            <text:p>1.38E+10</text:p>
          </table:table-cell>
          <table:table-cell table:style-name="ce2" office:value-type="float" office:value="-66812530.78" calcext:value-type="float">
            <text:p>-6.6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842615080" calcext:value-type="float">
            <text:p>1.38E+10</text:p>
          </table:table-cell>
          <table:table-cell table:style-name="ce2" office:value-type="float" office:value="-70655706.78" calcext:value-type="float">
            <text:p>-7.0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882657080" calcext:value-type="float">
            <text:p>1.39E+10</text:p>
          </table:table-cell>
          <table:table-cell table:style-name="ce2" office:value-type="float" office:value="-31889713.18" calcext:value-type="float">
            <text:p>-3.1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922665080" calcext:value-type="float">
            <text:p>1.39E+10</text:p>
          </table:table-cell>
          <table:table-cell table:style-name="ce2" office:value-type="float" office:value="-29600503.12" calcext:value-type="float">
            <text:p>-2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3962704080" calcext:value-type="float">
            <text:p>1.40E+10</text:p>
          </table:table-cell>
          <table:table-cell table:style-name="ce2" office:value-type="float" office:value="-905174.1078" calcext:value-type="float">
            <text:p>-9.05E+05</text:p>
          </table:table-cell>
          <table:table-cell table:number-columns-repeated="1022"/>
        </table:table-row>
        <table:table-row table:style-name="ro1">
          <table:table-cell table:style-name="ce2" office:value-type="float" office:value="14002768080" calcext:value-type="float">
            <text:p>1.40E+10</text:p>
          </table:table-cell>
          <table:table-cell table:style-name="ce2" office:value-type="float" office:value="-120854355.3" calcext:value-type="float">
            <text:p>-1.21E+08</text:p>
          </table:table-cell>
          <table:table-cell table:number-columns-repeated="1022"/>
        </table:table-row>
        <table:table-row table:style-name="ro1">
          <table:table-cell table:style-name="ce2" office:value-type="float" office:value="14042779080" calcext:value-type="float">
            <text:p>1.40E+10</text:p>
          </table:table-cell>
          <table:table-cell table:style-name="ce2" office:value-type="float" office:value="-11365549.98" calcext:value-type="float">
            <text:p>-1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082833080" calcext:value-type="float">
            <text:p>1.41E+10</text:p>
          </table:table-cell>
          <table:table-cell table:style-name="ce2" office:value-type="float" office:value="-118753521.5" calcext:value-type="float">
            <text:p>-1.19E+08</text:p>
          </table:table-cell>
          <table:table-cell table:number-columns-repeated="1022"/>
        </table:table-row>
        <table:table-row table:style-name="ro1">
          <table:table-cell table:style-name="ce2" office:value-type="float" office:value="14122861080" calcext:value-type="float">
            <text:p>1.41E+10</text:p>
          </table:table-cell>
          <table:table-cell table:style-name="ce2" office:value-type="float" office:value="-61476553" calcext:value-type="float">
            <text:p>-6.1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162915080" calcext:value-type="float">
            <text:p>1.42E+10</text:p>
          </table:table-cell>
          <table:table-cell table:style-name="ce2" office:value-type="float" office:value="-89651868.68" calcext:value-type="float">
            <text:p>-8.9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202953080" calcext:value-type="float">
            <text:p>1.42E+10</text:p>
          </table:table-cell>
          <table:table-cell table:style-name="ce2" office:value-type="float" office:value="-104919274.2" calcext:value-type="float">
            <text:p>-1.05E+08</text:p>
          </table:table-cell>
          <table:table-cell table:number-columns-repeated="1022"/>
        </table:table-row>
        <table:table-row table:style-name="ro1">
          <table:table-cell table:style-name="ce2" office:value-type="float" office:value="14242974080" calcext:value-type="float">
            <text:p>1.42E+10</text:p>
          </table:table-cell>
          <table:table-cell table:style-name="ce2" office:value-type="float" office:value="474929.8131" calcext:value-type="float">
            <text:p>4.75E+05</text:p>
          </table:table-cell>
          <table:table-cell table:number-columns-repeated="1022"/>
        </table:table-row>
        <table:table-row table:style-name="ro1">
          <table:table-cell table:style-name="ce2" office:value-type="float" office:value="14283025080" calcext:value-type="float">
            <text:p>1.43E+10</text:p>
          </table:table-cell>
          <table:table-cell table:style-name="ce2" office:value-type="float" office:value="-100284434.2" calcext:value-type="float">
            <text:p>-1.0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4323063080" calcext:value-type="float">
            <text:p>1.43E+10</text:p>
          </table:table-cell>
          <table:table-cell table:style-name="ce2" office:value-type="float" office:value="12851909.91" calcext:value-type="float">
            <text:p>1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363101080" calcext:value-type="float">
            <text:p>1.44E+10</text:p>
          </table:table-cell>
          <table:table-cell table:style-name="ce2" office:value-type="float" office:value="-60777276.26" calcext:value-type="float">
            <text:p>-6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403114080" calcext:value-type="float">
            <text:p>1.44E+10</text:p>
          </table:table-cell>
          <table:table-cell table:style-name="ce2" office:value-type="float" office:value="-50332457.75" calcext:value-type="float">
            <text:p>-5.0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443169080" calcext:value-type="float">
            <text:p>1.44E+10</text:p>
          </table:table-cell>
          <table:table-cell table:style-name="ce2" office:value-type="float" office:value="-81050111.39" calcext:value-type="float">
            <text:p>-8.1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483211080" calcext:value-type="float">
            <text:p>1.45E+10</text:p>
          </table:table-cell>
          <table:table-cell table:style-name="ce2" office:value-type="float" office:value="-86927552.2" calcext:value-type="float">
            <text:p>-8.6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523221080" calcext:value-type="float">
            <text:p>1.45E+10</text:p>
          </table:table-cell>
          <table:table-cell table:style-name="ce2" office:value-type="float" office:value="-89294956.7" calcext:value-type="float">
            <text:p>-8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563260080" calcext:value-type="float">
            <text:p>1.46E+10</text:p>
          </table:table-cell>
          <table:table-cell table:style-name="ce2" office:value-type="float" office:value="-56761022.54" calcext:value-type="float">
            <text:p>-5.6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603320080" calcext:value-type="float">
            <text:p>1.46E+10</text:p>
          </table:table-cell>
          <table:table-cell table:style-name="ce2" office:value-type="float" office:value="-28427731.53" calcext:value-type="float">
            <text:p>-2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643338080" calcext:value-type="float">
            <text:p>1.46E+10</text:p>
          </table:table-cell>
          <table:table-cell table:style-name="ce2" office:value-type="float" office:value="-76087874.69" calcext:value-type="float">
            <text:p>-7.6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683377080" calcext:value-type="float">
            <text:p>1.47E+10</text:p>
          </table:table-cell>
          <table:table-cell table:style-name="ce2" office:value-type="float" office:value="-65529185.22" calcext:value-type="float">
            <text:p>-6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723425080" calcext:value-type="float">
            <text:p>1.47E+10</text:p>
          </table:table-cell>
          <table:table-cell table:style-name="ce2" office:value-type="float" office:value="-12122609.37" calcext:value-type="float">
            <text:p>-1.2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763450080" calcext:value-type="float">
            <text:p>1.48E+10</text:p>
          </table:table-cell>
          <table:table-cell table:style-name="ce2" office:value-type="float" office:value="-83977213.27" calcext:value-type="float">
            <text:p>-8.4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803487080" calcext:value-type="float">
            <text:p>1.48E+10</text:p>
          </table:table-cell>
          <table:table-cell table:style-name="ce2" office:value-type="float" office:value="-34364768.18" calcext:value-type="float">
            <text:p>-3.4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843542080" calcext:value-type="float">
            <text:p>1.48E+10</text:p>
          </table:table-cell>
          <table:table-cell table:style-name="ce2" office:value-type="float" office:value="-87116143.1" calcext:value-type="float">
            <text:p>-8.7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883578080" calcext:value-type="float">
            <text:p>1.49E+10</text:p>
          </table:table-cell>
          <table:table-cell table:style-name="ce2" office:value-type="float" office:value="-91390298.43" calcext:value-type="float">
            <text:p>-9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923591080" calcext:value-type="float">
            <text:p>1.49E+10</text:p>
          </table:table-cell>
          <table:table-cell table:style-name="ce2" office:value-type="float" office:value="-43194119.21" calcext:value-type="float">
            <text:p>-4.3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4963651080" calcext:value-type="float">
            <text:p>1.50E+10</text:p>
          </table:table-cell>
          <table:table-cell table:style-name="ce2" office:value-type="float" office:value="-96542550.23" calcext:value-type="float">
            <text:p>-9.6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003658080" calcext:value-type="float">
            <text:p>1.50E+10</text:p>
          </table:table-cell>
          <table:table-cell table:style-name="ce2" office:value-type="float" office:value="-33059545.31" calcext:value-type="float">
            <text:p>-3.3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043726080" calcext:value-type="float">
            <text:p>1.50E+10</text:p>
          </table:table-cell>
          <table:table-cell table:style-name="ce2" office:value-type="float" office:value="-79637813.1" calcext:value-type="float">
            <text:p>-7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083736080" calcext:value-type="float">
            <text:p>1.51E+10</text:p>
          </table:table-cell>
          <table:table-cell table:style-name="ce2" office:value-type="float" office:value="-54877933.88" calcext:value-type="float">
            <text:p>-5.4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123800080" calcext:value-type="float">
            <text:p>1.51E+10</text:p>
          </table:table-cell>
          <table:table-cell table:style-name="ce2" office:value-type="float" office:value="-56534515.45" calcext:value-type="float">
            <text:p>-5.6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163836080" calcext:value-type="float">
            <text:p>1.52E+10</text:p>
          </table:table-cell>
          <table:table-cell table:style-name="ce2" office:value-type="float" office:value="-91500934.15" calcext:value-type="float">
            <text:p>-9.1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203872080" calcext:value-type="float">
            <text:p>1.52E+10</text:p>
          </table:table-cell>
          <table:table-cell table:style-name="ce2" office:value-type="float" office:value="-3660107.749" calcext:value-type="float">
            <text:p>-3.66E+06</text:p>
          </table:table-cell>
          <table:table-cell table:number-columns-repeated="1022"/>
        </table:table-row>
        <table:table-row table:style-name="ro1">
          <table:table-cell table:style-name="ce2" office:value-type="float" office:value="15243883080" calcext:value-type="float">
            <text:p>1.52E+10</text:p>
          </table:table-cell>
          <table:table-cell table:style-name="ce2" office:value-type="float" office:value="-54714273.86" calcext:value-type="float">
            <text:p>-5.4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283933080" calcext:value-type="float">
            <text:p>1.53E+10</text:p>
          </table:table-cell>
          <table:table-cell table:style-name="ce2" office:value-type="float" office:value="-70320600.29" calcext:value-type="float">
            <text:p>-7.0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323968080" calcext:value-type="float">
            <text:p>1.53E+10</text:p>
          </table:table-cell>
          <table:table-cell table:style-name="ce2" office:value-type="float" office:value="-65522891.33" calcext:value-type="float">
            <text:p>-6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364011080" calcext:value-type="float">
            <text:p>1.54E+10</text:p>
          </table:table-cell>
          <table:table-cell table:style-name="ce2" office:value-type="float" office:value="-78116624.4" calcext:value-type="float">
            <text:p>-7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404057080" calcext:value-type="float">
            <text:p>1.54E+10</text:p>
          </table:table-cell>
          <table:table-cell table:style-name="ce2" office:value-type="float" office:value="-34842001.77" calcext:value-type="float">
            <text:p>-3.4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444094080" calcext:value-type="float">
            <text:p>1.54E+10</text:p>
          </table:table-cell>
          <table:table-cell table:style-name="ce2" office:value-type="float" office:value="-119020284.7" calcext:value-type="float">
            <text:p>-1.19E+08</text:p>
          </table:table-cell>
          <table:table-cell table:number-columns-repeated="1022"/>
        </table:table-row>
        <table:table-row table:style-name="ro1">
          <table:table-cell table:style-name="ce2" office:value-type="float" office:value="15484130080" calcext:value-type="float">
            <text:p>1.55E+10</text:p>
          </table:table-cell>
          <table:table-cell table:style-name="ce2" office:value-type="float" office:value="-49943415.2" calcext:value-type="float">
            <text:p>-4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524169080" calcext:value-type="float">
            <text:p>1.55E+10</text:p>
          </table:table-cell>
          <table:table-cell table:style-name="ce2" office:value-type="float" office:value="-54721090.03" calcext:value-type="float">
            <text:p>-5.4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564176080" calcext:value-type="float">
            <text:p>1.56E+10</text:p>
          </table:table-cell>
          <table:table-cell table:style-name="ce2" office:value-type="float" office:value="-64362068.27" calcext:value-type="float">
            <text:p>-6.4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604215080" calcext:value-type="float">
            <text:p>1.56E+10</text:p>
          </table:table-cell>
          <table:table-cell table:style-name="ce2" office:value-type="float" office:value="-33092414.63" calcext:value-type="float">
            <text:p>-3.3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644274080" calcext:value-type="float">
            <text:p>1.56E+10</text:p>
          </table:table-cell>
          <table:table-cell table:style-name="ce2" office:value-type="float" office:value="-51175924.32" calcext:value-type="float">
            <text:p>-5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684293080" calcext:value-type="float">
            <text:p>1.57E+10</text:p>
          </table:table-cell>
          <table:table-cell table:style-name="ce2" office:value-type="float" office:value="-71564055.24" calcext:value-type="float">
            <text:p>-7.1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724352080" calcext:value-type="float">
            <text:p>1.57E+10</text:p>
          </table:table-cell>
          <table:table-cell table:style-name="ce2" office:value-type="float" office:value="-50678541.5" calcext:value-type="float">
            <text:p>-5.0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764389080" calcext:value-type="float">
            <text:p>1.58E+10</text:p>
          </table:table-cell>
          <table:table-cell table:style-name="ce2" office:value-type="float" office:value="-83298342.4" calcext:value-type="float">
            <text:p>-8.3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804426080" calcext:value-type="float">
            <text:p>1.58E+10</text:p>
          </table:table-cell>
          <table:table-cell table:style-name="ce2" office:value-type="float" office:value="-74044850.68" calcext:value-type="float">
            <text:p>-7.4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844461080" calcext:value-type="float">
            <text:p>1.58E+10</text:p>
          </table:table-cell>
          <table:table-cell table:style-name="ce2" office:value-type="float" office:value="-56057772.09" calcext:value-type="float">
            <text:p>-5.6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884499080" calcext:value-type="float">
            <text:p>1.59E+10</text:p>
          </table:table-cell>
          <table:table-cell table:style-name="ce2" office:value-type="float" office:value="-54018907.95" calcext:value-type="float">
            <text:p>-5.4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924537080" calcext:value-type="float">
            <text:p>1.59E+10</text:p>
          </table:table-cell>
          <table:table-cell table:style-name="ce2" office:value-type="float" office:value="-80307378.53" calcext:value-type="float">
            <text:p>-8.0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5964556080" calcext:value-type="float">
            <text:p>1.60E+10</text:p>
          </table:table-cell>
          <table:table-cell table:style-name="ce2" office:value-type="float" office:value="-42588386.21" calcext:value-type="float">
            <text:p>-4.2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004606080" calcext:value-type="float">
            <text:p>1.60E+10</text:p>
          </table:table-cell>
          <table:table-cell table:style-name="ce2" office:value-type="float" office:value="-77131352" calcext:value-type="float">
            <text:p>-7.7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044643080" calcext:value-type="float">
            <text:p>1.60E+10</text:p>
          </table:table-cell>
          <table:table-cell table:style-name="ce2" office:value-type="float" office:value="-58147936.98" calcext:value-type="float">
            <text:p>-5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084683080" calcext:value-type="float">
            <text:p>1.61E+10</text:p>
          </table:table-cell>
          <table:table-cell table:style-name="ce2" office:value-type="float" office:value="-32646365.15" calcext:value-type="float">
            <text:p>-3.2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124720080" calcext:value-type="float">
            <text:p>1.61E+10</text:p>
          </table:table-cell>
          <table:table-cell table:style-name="ce2" office:value-type="float" office:value="-83372139.52" calcext:value-type="float">
            <text:p>-8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164757080" calcext:value-type="float">
            <text:p>1.62E+10</text:p>
          </table:table-cell>
          <table:table-cell table:style-name="ce2" office:value-type="float" office:value="-59908800.28" calcext:value-type="float">
            <text:p>-5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204794080" calcext:value-type="float">
            <text:p>1.62E+10</text:p>
          </table:table-cell>
          <table:table-cell table:style-name="ce2" office:value-type="float" office:value="-98276752.74" calcext:value-type="float">
            <text:p>-9.8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244831080" calcext:value-type="float">
            <text:p>1.62E+10</text:p>
          </table:table-cell>
          <table:table-cell table:style-name="ce2" office:value-type="float" office:value="-70579964.71" calcext:value-type="float">
            <text:p>-7.0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284847080" calcext:value-type="float">
            <text:p>1.63E+10</text:p>
          </table:table-cell>
          <table:table-cell table:style-name="ce2" office:value-type="float" office:value="-94437160.31" calcext:value-type="float">
            <text:p>-9.4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324904080" calcext:value-type="float">
            <text:p>1.63E+10</text:p>
          </table:table-cell>
          <table:table-cell table:style-name="ce2" office:value-type="float" office:value="-34341702.23" calcext:value-type="float">
            <text:p>-3.4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364941080" calcext:value-type="float">
            <text:p>1.64E+10</text:p>
          </table:table-cell>
          <table:table-cell table:style-name="ce2" office:value-type="float" office:value="-56281276.2" calcext:value-type="float">
            <text:p>-5.6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404963080" calcext:value-type="float">
            <text:p>1.64E+10</text:p>
          </table:table-cell>
          <table:table-cell table:style-name="ce2" office:value-type="float" office:value="-77872906.57" calcext:value-type="float">
            <text:p>-7.7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444999080" calcext:value-type="float">
            <text:p>1.64E+10</text:p>
          </table:table-cell>
          <table:table-cell table:style-name="ce2" office:value-type="float" office:value="-55970697.68" calcext:value-type="float">
            <text:p>-5.6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485036080" calcext:value-type="float">
            <text:p>1.65E+10</text:p>
          </table:table-cell>
          <table:table-cell table:style-name="ce2" office:value-type="float" office:value="-59137389.22" calcext:value-type="float">
            <text:p>-5.9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525083080" calcext:value-type="float">
            <text:p>1.65E+10</text:p>
          </table:table-cell>
          <table:table-cell table:style-name="ce2" office:value-type="float" office:value="-83939906.44" calcext:value-type="float">
            <text:p>-8.3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565109080" calcext:value-type="float">
            <text:p>1.66E+10</text:p>
          </table:table-cell>
          <table:table-cell table:style-name="ce2" office:value-type="float" office:value="-35739551.01" calcext:value-type="float">
            <text:p>-3.5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605136080" calcext:value-type="float">
            <text:p>1.66E+10</text:p>
          </table:table-cell>
          <table:table-cell table:style-name="ce2" office:value-type="float" office:value="-121011216" calcext:value-type="float">
            <text:p>-1.21E+08</text:p>
          </table:table-cell>
          <table:table-cell table:number-columns-repeated="1022"/>
        </table:table-row>
        <table:table-row table:style-name="ro1">
          <table:table-cell table:style-name="ce2" office:value-type="float" office:value="16645198080" calcext:value-type="float">
            <text:p>1.66E+10</text:p>
          </table:table-cell>
          <table:table-cell table:style-name="ce2" office:value-type="float" office:value="-49705513.61" calcext:value-type="float">
            <text:p>-4.9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685222080" calcext:value-type="float">
            <text:p>1.67E+10</text:p>
          </table:table-cell>
          <table:table-cell table:style-name="ce2" office:value-type="float" office:value="-70637165.35" calcext:value-type="float">
            <text:p>-7.0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725248080" calcext:value-type="float">
            <text:p>1.67E+10</text:p>
          </table:table-cell>
          <table:table-cell table:style-name="ce2" office:value-type="float" office:value="-75348838.02" calcext:value-type="float">
            <text:p>-7.5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765309080" calcext:value-type="float">
            <text:p>1.68E+10</text:p>
          </table:table-cell>
          <table:table-cell table:style-name="ce2" office:value-type="float" office:value="-42919395.43" calcext:value-type="float">
            <text:p>-4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805345080" calcext:value-type="float">
            <text:p>1.68E+10</text:p>
          </table:table-cell>
          <table:table-cell table:style-name="ce2" office:value-type="float" office:value="-69877467" calcext:value-type="float">
            <text:p>-6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845383080" calcext:value-type="float">
            <text:p>1.68E+10</text:p>
          </table:table-cell>
          <table:table-cell table:style-name="ce2" office:value-type="float" office:value="-57445927.92" calcext:value-type="float">
            <text:p>-5.7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885404080" calcext:value-type="float">
            <text:p>1.69E+10</text:p>
          </table:table-cell>
          <table:table-cell table:style-name="ce2" office:value-type="float" office:value="-65380500.21" calcext:value-type="float">
            <text:p>-6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925442080" calcext:value-type="float">
            <text:p>1.69E+10</text:p>
          </table:table-cell>
          <table:table-cell table:style-name="ce2" office:value-type="float" office:value="-50778495.24" calcext:value-type="float">
            <text:p>-5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6965493080" calcext:value-type="float">
            <text:p>1.70E+10</text:p>
          </table:table-cell>
          <table:table-cell table:style-name="ce2" office:value-type="float" office:value="-81336383.42" calcext:value-type="float">
            <text:p>-8.1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005530080" calcext:value-type="float">
            <text:p>1.70E+10</text:p>
          </table:table-cell>
          <table:table-cell table:style-name="ce2" office:value-type="float" office:value="-46298282.94" calcext:value-type="float">
            <text:p>-4.6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045560080" calcext:value-type="float">
            <text:p>1.70E+10</text:p>
          </table:table-cell>
          <table:table-cell table:style-name="ce2" office:value-type="float" office:value="-81818622.25" calcext:value-type="float">
            <text:p>-8.1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085581080" calcext:value-type="float">
            <text:p>1.71E+10</text:p>
          </table:table-cell>
          <table:table-cell table:style-name="ce2" office:value-type="float" office:value="-5658382.564" calcext:value-type="float">
            <text:p>-5.66E+06</text:p>
          </table:table-cell>
          <table:table-cell table:number-columns-repeated="1022"/>
        </table:table-row>
        <table:table-row table:style-name="ro1">
          <table:table-cell table:style-name="ce2" office:value-type="float" office:value="17125640080" calcext:value-type="float">
            <text:p>1.71E+10</text:p>
          </table:table-cell>
          <table:table-cell table:style-name="ce2" office:value-type="float" office:value="-90466102.6" calcext:value-type="float">
            <text:p>-9.0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165676080" calcext:value-type="float">
            <text:p>1.72E+10</text:p>
          </table:table-cell>
          <table:table-cell table:style-name="ce2" office:value-type="float" office:value="-25892755.13" calcext:value-type="float">
            <text:p>-2.5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205714080" calcext:value-type="float">
            <text:p>1.72E+10</text:p>
          </table:table-cell>
          <table:table-cell table:style-name="ce2" office:value-type="float" office:value="-121602595.6" calcext:value-type="float">
            <text:p>-1.22E+08</text:p>
          </table:table-cell>
          <table:table-cell table:number-columns-repeated="1022"/>
        </table:table-row>
        <table:table-row table:style-name="ro1">
          <table:table-cell table:style-name="ce2" office:value-type="float" office:value="17245736080" calcext:value-type="float">
            <text:p>1.72E+10</text:p>
          </table:table-cell>
          <table:table-cell table:style-name="ce2" office:value-type="float" office:value="-29940842.48" calcext:value-type="float">
            <text:p>-2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285787080" calcext:value-type="float">
            <text:p>1.73E+10</text:p>
          </table:table-cell>
          <table:table-cell table:style-name="ce2" office:value-type="float" office:value="-76431364.34" calcext:value-type="float">
            <text:p>-7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325824080" calcext:value-type="float">
            <text:p>1.73E+10</text:p>
          </table:table-cell>
          <table:table-cell table:style-name="ce2" office:value-type="float" office:value="-86387860.4" calcext:value-type="float">
            <text:p>-8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365841080" calcext:value-type="float">
            <text:p>1.74E+10</text:p>
          </table:table-cell>
          <table:table-cell table:style-name="ce2" office:value-type="float" office:value="-65478238.36" calcext:value-type="float">
            <text:p>-6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405897080" calcext:value-type="float">
            <text:p>1.74E+10</text:p>
          </table:table-cell>
          <table:table-cell table:style-name="ce2" office:value-type="float" office:value="-39383027.39" calcext:value-type="float">
            <text:p>-3.9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445935080" calcext:value-type="float">
            <text:p>1.74E+10</text:p>
          </table:table-cell>
          <table:table-cell table:style-name="ce2" office:value-type="float" office:value="-75797971.56" calcext:value-type="float">
            <text:p>-7.5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485958080" calcext:value-type="float">
            <text:p>1.75E+10</text:p>
          </table:table-cell>
          <table:table-cell table:style-name="ce2" office:value-type="float" office:value="-39372049.81" calcext:value-type="float">
            <text:p>-3.9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526008080" calcext:value-type="float">
            <text:p>1.75E+10</text:p>
          </table:table-cell>
          <table:table-cell table:style-name="ce2" office:value-type="float" office:value="-88838322.27" calcext:value-type="float">
            <text:p>-8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566037080" calcext:value-type="float">
            <text:p>1.76E+10</text:p>
          </table:table-cell>
          <table:table-cell table:style-name="ce2" office:value-type="float" office:value="-37734562.53" calcext:value-type="float">
            <text:p>-3.7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615992460" calcext:value-type="float">
            <text:p>1.76E+10</text:p>
          </table:table-cell>
          <table:table-cell table:style-name="ce2" office:value-type="float" office:value="-83428231.9" calcext:value-type="float">
            <text:p>-8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656015460" calcext:value-type="float">
            <text:p>1.77E+10</text:p>
          </table:table-cell>
          <table:table-cell table:style-name="ce2" office:value-type="float" office:value="-51161325.12" calcext:value-type="float">
            <text:p>-5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696066460" calcext:value-type="float">
            <text:p>1.77E+10</text:p>
          </table:table-cell>
          <table:table-cell table:style-name="ce2" office:value-type="float" office:value="-104267463.9" calcext:value-type="float">
            <text:p>-1.04E+08</text:p>
          </table:table-cell>
          <table:table-cell table:number-columns-repeated="1022"/>
        </table:table-row>
        <table:table-row table:style-name="ro1">
          <table:table-cell table:style-name="ce2" office:value-type="float" office:value="17736083460" calcext:value-type="float">
            <text:p>1.77E+10</text:p>
          </table:table-cell>
          <table:table-cell table:style-name="ce2" office:value-type="float" office:value="-61039582.12" calcext:value-type="float">
            <text:p>-6.1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776137460" calcext:value-type="float">
            <text:p>1.78E+10</text:p>
          </table:table-cell>
          <table:table-cell table:style-name="ce2" office:value-type="float" office:value="-61293168.56" calcext:value-type="float">
            <text:p>-6.1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816178460" calcext:value-type="float">
            <text:p>1.78E+10</text:p>
          </table:table-cell>
          <table:table-cell table:style-name="ce2" office:value-type="float" office:value="-62321363.74" calcext:value-type="float">
            <text:p>-6.2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856186460" calcext:value-type="float">
            <text:p>1.79E+10</text:p>
          </table:table-cell>
          <table:table-cell table:style-name="ce2" office:value-type="float" office:value="-45491242.42" calcext:value-type="float">
            <text:p>-4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896230460" calcext:value-type="float">
            <text:p>1.79E+10</text:p>
          </table:table-cell>
          <table:table-cell table:style-name="ce2" office:value-type="float" office:value="-81300377.36" calcext:value-type="float">
            <text:p>-8.1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936287460" calcext:value-type="float">
            <text:p>1.79E+10</text:p>
          </table:table-cell>
          <table:table-cell table:style-name="ce2" office:value-type="float" office:value="-56712693.93" calcext:value-type="float">
            <text:p>-5.6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7976324460" calcext:value-type="float">
            <text:p>1.80E+10</text:p>
          </table:table-cell>
          <table:table-cell table:style-name="ce2" office:value-type="float" office:value="-87223613.67" calcext:value-type="float">
            <text:p>-8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016361460" calcext:value-type="float">
            <text:p>1.80E+10</text:p>
          </table:table-cell>
          <table:table-cell table:style-name="ce2" office:value-type="float" office:value="-59857984.61" calcext:value-type="float">
            <text:p>-5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056386460" calcext:value-type="float">
            <text:p>1.81E+10</text:p>
          </table:table-cell>
          <table:table-cell table:style-name="ce2" office:value-type="float" office:value="-62303551.43" calcext:value-type="float">
            <text:p>-6.2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096433460" calcext:value-type="float">
            <text:p>1.81E+10</text:p>
          </table:table-cell>
          <table:table-cell table:style-name="ce2" office:value-type="float" office:value="-42136778.45" calcext:value-type="float">
            <text:p>-4.2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136471460" calcext:value-type="float">
            <text:p>1.81E+10</text:p>
          </table:table-cell>
          <table:table-cell table:style-name="ce2" office:value-type="float" office:value="-65319898.16" calcext:value-type="float">
            <text:p>-6.5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176504460" calcext:value-type="float">
            <text:p>1.82E+10</text:p>
          </table:table-cell>
          <table:table-cell table:style-name="ce2" office:value-type="float" office:value="-90796195.05" calcext:value-type="float">
            <text:p>-9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216545460" calcext:value-type="float">
            <text:p>1.82E+10</text:p>
          </table:table-cell>
          <table:table-cell table:style-name="ce2" office:value-type="float" office:value="-65877102.97" calcext:value-type="float">
            <text:p>-6.5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256582460" calcext:value-type="float">
            <text:p>1.83E+10</text:p>
          </table:table-cell>
          <table:table-cell table:style-name="ce2" office:value-type="float" office:value="-65760883.85" calcext:value-type="float">
            <text:p>-6.5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296591460" calcext:value-type="float">
            <text:p>1.83E+10</text:p>
          </table:table-cell>
          <table:table-cell table:style-name="ce2" office:value-type="float" office:value="-69000232.76" calcext:value-type="float">
            <text:p>-6.9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336654460" calcext:value-type="float">
            <text:p>1.83E+10</text:p>
          </table:table-cell>
          <table:table-cell table:style-name="ce2" office:value-type="float" office:value="-41164926.1" calcext:value-type="float">
            <text:p>-4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376692460" calcext:value-type="float">
            <text:p>1.84E+10</text:p>
          </table:table-cell>
          <table:table-cell table:style-name="ce2" office:value-type="float" office:value="-64689816.7" calcext:value-type="float">
            <text:p>-6.4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416728460" calcext:value-type="float">
            <text:p>1.84E+10</text:p>
          </table:table-cell>
          <table:table-cell table:style-name="ce2" office:value-type="float" office:value="-12494985.87" calcext:value-type="float">
            <text:p>-1.2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456748460" calcext:value-type="float">
            <text:p>1.85E+10</text:p>
          </table:table-cell>
          <table:table-cell table:style-name="ce2" office:value-type="float" office:value="-57924226.74" calcext:value-type="float">
            <text:p>-5.7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496781460" calcext:value-type="float">
            <text:p>1.85E+10</text:p>
          </table:table-cell>
          <table:table-cell table:style-name="ce2" office:value-type="float" office:value="-85621148.82" calcext:value-type="float">
            <text:p>-8.5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536839460" calcext:value-type="float">
            <text:p>1.85E+10</text:p>
          </table:table-cell>
          <table:table-cell table:style-name="ce2" office:value-type="float" office:value="-40201476.55" calcext:value-type="float">
            <text:p>-4.0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576854460" calcext:value-type="float">
            <text:p>1.86E+10</text:p>
          </table:table-cell>
          <table:table-cell table:style-name="ce2" office:value-type="float" office:value="-133960640.2" calcext:value-type="float">
            <text:p>-1.34E+08</text:p>
          </table:table-cell>
          <table:table-cell table:number-columns-repeated="1022"/>
        </table:table-row>
        <table:table-row table:style-name="ro1">
          <table:table-cell table:style-name="ce2" office:value-type="float" office:value="18616888460" calcext:value-type="float">
            <text:p>1.86E+10</text:p>
          </table:table-cell>
          <table:table-cell table:style-name="ce2" office:value-type="float" office:value="-71933577.57" calcext:value-type="float">
            <text:p>-7.19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656949460" calcext:value-type="float">
            <text:p>1.87E+10</text:p>
          </table:table-cell>
          <table:table-cell table:style-name="ce2" office:value-type="float" office:value="-100170482" calcext:value-type="float">
            <text:p>-1.0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8696980460" calcext:value-type="float">
            <text:p>1.87E+10</text:p>
          </table:table-cell>
          <table:table-cell table:style-name="ce2" office:value-type="float" office:value="-50627230.51" calcext:value-type="float">
            <text:p>-5.0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737024460" calcext:value-type="float">
            <text:p>1.87E+10</text:p>
          </table:table-cell>
          <table:table-cell table:style-name="ce2" office:value-type="float" office:value="-56489222.94" calcext:value-type="float">
            <text:p>-5.65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777060460" calcext:value-type="float">
            <text:p>1.88E+10</text:p>
          </table:table-cell>
          <table:table-cell table:style-name="ce2" office:value-type="float" office:value="-25687243.77" calcext:value-type="float">
            <text:p>-2.5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817096460" calcext:value-type="float">
            <text:p>1.88E+10</text:p>
          </table:table-cell>
          <table:table-cell table:style-name="ce2" office:value-type="float" office:value="-15404091.21" calcext:value-type="float">
            <text:p>-1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857108460" calcext:value-type="float">
            <text:p>1.89E+10</text:p>
          </table:table-cell>
          <table:table-cell table:style-name="ce2" office:value-type="float" office:value="-73375077.26" calcext:value-type="float">
            <text:p>-7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897147460" calcext:value-type="float">
            <text:p>1.89E+10</text:p>
          </table:table-cell>
          <table:table-cell table:style-name="ce2" office:value-type="float" office:value="-7165346.653" calcext:value-type="float">
            <text:p>-7.17E+06</text:p>
          </table:table-cell>
          <table:table-cell table:number-columns-repeated="1022"/>
        </table:table-row>
        <table:table-row table:style-name="ro1">
          <table:table-cell table:style-name="ce2" office:value-type="float" office:value="18937205460" calcext:value-type="float">
            <text:p>1.89E+10</text:p>
          </table:table-cell>
          <table:table-cell table:style-name="ce2" office:value-type="float" office:value="-91075387.04" calcext:value-type="float">
            <text:p>-9.1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8977244460" calcext:value-type="float">
            <text:p>1.90E+10</text:p>
          </table:table-cell>
          <table:table-cell table:style-name="ce2" office:value-type="float" office:value="-87824251.77" calcext:value-type="float">
            <text:p>-8.7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017280460" calcext:value-type="float">
            <text:p>1.90E+10</text:p>
          </table:table-cell>
          <table:table-cell table:style-name="ce2" office:value-type="float" office:value="-51776838.79" calcext:value-type="float">
            <text:p>-5.1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057317460" calcext:value-type="float">
            <text:p>1.91E+10</text:p>
          </table:table-cell>
          <table:table-cell table:style-name="ce2" office:value-type="float" office:value="-129746928.8" calcext:value-type="float">
            <text:p>-1.30E+08</text:p>
          </table:table-cell>
          <table:table-cell table:number-columns-repeated="1022"/>
        </table:table-row>
        <table:table-row table:style-name="ro1">
          <table:table-cell table:style-name="ce2" office:value-type="float" office:value="19097354460" calcext:value-type="float">
            <text:p>1.91E+10</text:p>
          </table:table-cell>
          <table:table-cell table:style-name="ce2" office:value-type="float" office:value="-34582825.36" calcext:value-type="float">
            <text:p>-3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137390460" calcext:value-type="float">
            <text:p>1.91E+10</text:p>
          </table:table-cell>
          <table:table-cell table:style-name="ce2" office:value-type="float" office:value="-74438621.83" calcext:value-type="float">
            <text:p>-7.4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177410460" calcext:value-type="float">
            <text:p>1.92E+10</text:p>
          </table:table-cell>
          <table:table-cell table:style-name="ce2" office:value-type="float" office:value="-56710682.81" calcext:value-type="float">
            <text:p>-5.67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217465460" calcext:value-type="float">
            <text:p>1.92E+10</text:p>
          </table:table-cell>
          <table:table-cell table:style-name="ce2" office:value-type="float" office:value="-45206906.14" calcext:value-type="float">
            <text:p>-4.5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257498460" calcext:value-type="float">
            <text:p>1.93E+10</text:p>
          </table:table-cell>
          <table:table-cell table:style-name="ce2" office:value-type="float" office:value="-17307644.98" calcext:value-type="float">
            <text:p>-1.7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297537460" calcext:value-type="float">
            <text:p>1.93E+10</text:p>
          </table:table-cell>
          <table:table-cell table:style-name="ce2" office:value-type="float" office:value="-41564234.68" calcext:value-type="float">
            <text:p>-4.1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337546460" calcext:value-type="float">
            <text:p>1.93E+10</text:p>
          </table:table-cell>
          <table:table-cell table:style-name="ce2" office:value-type="float" office:value="-58082727.39" calcext:value-type="float">
            <text:p>-5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377612460" calcext:value-type="float">
            <text:p>1.94E+10</text:p>
          </table:table-cell>
          <table:table-cell table:style-name="ce2" office:value-type="float" office:value="-88122972.54" calcext:value-type="float">
            <text:p>-8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417647460" calcext:value-type="float">
            <text:p>1.94E+10</text:p>
          </table:table-cell>
          <table:table-cell table:style-name="ce2" office:value-type="float" office:value="-74057894.43" calcext:value-type="float">
            <text:p>-7.41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457685460" calcext:value-type="float">
            <text:p>1.95E+10</text:p>
          </table:table-cell>
          <table:table-cell table:style-name="ce2" office:value-type="float" office:value="-101660863.1" calcext:value-type="float">
            <text:p>-1.02E+08</text:p>
          </table:table-cell>
          <table:table-cell table:number-columns-repeated="1022"/>
        </table:table-row>
        <table:table-row table:style-name="ro1">
          <table:table-cell table:style-name="ce2" office:value-type="float" office:value="19497702460" calcext:value-type="float">
            <text:p>1.95E+10</text:p>
          </table:table-cell>
          <table:table-cell table:style-name="ce2" office:value-type="float" office:value="-68370568.72" calcext:value-type="float">
            <text:p>-6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537758460" calcext:value-type="float">
            <text:p>1.95E+10</text:p>
          </table:table-cell>
          <table:table-cell table:style-name="ce2" office:value-type="float" office:value="-79757495.87" calcext:value-type="float">
            <text:p>-7.9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577795460" calcext:value-type="float">
            <text:p>1.96E+10</text:p>
          </table:table-cell>
          <table:table-cell table:style-name="ce2" office:value-type="float" office:value="-37241514.63" calcext:value-type="float">
            <text:p>-3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617819460" calcext:value-type="float">
            <text:p>1.96E+10</text:p>
          </table:table-cell>
          <table:table-cell table:style-name="ce2" office:value-type="float" office:value="-17557935.22" calcext:value-type="float">
            <text:p>-1.7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657859460" calcext:value-type="float">
            <text:p>1.97E+10</text:p>
          </table:table-cell>
          <table:table-cell table:style-name="ce2" office:value-type="float" office:value="-78764765.98" calcext:value-type="float">
            <text:p>-7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697906460" calcext:value-type="float">
            <text:p>1.97E+10</text:p>
          </table:table-cell>
          <table:table-cell table:style-name="ce2" office:value-type="float" office:value="-18780341.62" calcext:value-type="float">
            <text:p>-1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737942460" calcext:value-type="float">
            <text:p>1.97E+10</text:p>
          </table:table-cell>
          <table:table-cell table:style-name="ce2" office:value-type="float" office:value="-66045465.67" calcext:value-type="float">
            <text:p>-6.6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777978460" calcext:value-type="float">
            <text:p>1.98E+10</text:p>
          </table:table-cell>
          <table:table-cell table:style-name="ce2" office:value-type="float" office:value="-75818059.94" calcext:value-type="float">
            <text:p>-7.58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818014460" calcext:value-type="float">
            <text:p>1.98E+10</text:p>
          </table:table-cell>
          <table:table-cell table:style-name="ce2" office:value-type="float" office:value="-48587119.27" calcext:value-type="float">
            <text:p>-4.86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858052460" calcext:value-type="float">
            <text:p>1.99E+10</text:p>
          </table:table-cell>
          <table:table-cell table:style-name="ce2" office:value-type="float" office:value="-90346742.88" calcext:value-type="float">
            <text:p>-9.03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898073460" calcext:value-type="float">
            <text:p>1.99E+10</text:p>
          </table:table-cell>
          <table:table-cell table:style-name="ce2" office:value-type="float" office:value="-46427278.86" calcext:value-type="float">
            <text:p>-4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938123460" calcext:value-type="float">
            <text:p>1.99E+10</text:p>
          </table:table-cell>
          <table:table-cell table:style-name="ce2" office:value-type="float" office:value="-54019421.86" calcext:value-type="float">
            <text:p>-5.40E+07</text:p>
          </table:table-cell>
          <table:table-cell table:number-columns-repeated="1022"/>
        </table:table-row>
        <table:table-row table:style-name="ro1">
          <table:table-cell table:style-name="ce2" office:value-type="float" office:value="19978163460" calcext:value-type="float">
            <text:p>2.00E+10</text:p>
          </table:table-cell>
          <table:table-cell table:style-name="ce2" office:value-type="float" office:value="-65758415.35" calcext:value-type="float">
            <text:p>-6.5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018199460" calcext:value-type="float">
            <text:p>2.00E+10</text:p>
          </table:table-cell>
          <table:table-cell table:style-name="ce2" office:value-type="float" office:value="-48111947.91" calcext:value-type="float">
            <text:p>-4.8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058236460" calcext:value-type="float">
            <text:p>2.01E+10</text:p>
          </table:table-cell>
          <table:table-cell table:style-name="ce2" office:value-type="float" office:value="-29056401.5" calcext:value-type="float">
            <text:p>-2.9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098273460" calcext:value-type="float">
            <text:p>2.01E+10</text:p>
          </table:table-cell>
          <table:table-cell table:style-name="ce2" office:value-type="float" office:value="-71598866.73" calcext:value-type="float">
            <text:p>-7.1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138309460" calcext:value-type="float">
            <text:p>2.01E+10</text:p>
          </table:table-cell>
          <table:table-cell table:style-name="ce2" office:value-type="float" office:value="-74321864.1" calcext:value-type="float">
            <text:p>-7.4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178346460" calcext:value-type="float">
            <text:p>2.02E+10</text:p>
          </table:table-cell>
          <table:table-cell table:style-name="ce2" office:value-type="float" office:value="-31709513.72" calcext:value-type="float">
            <text:p>-3.1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218374460" calcext:value-type="float">
            <text:p>2.02E+10</text:p>
          </table:table-cell>
          <table:table-cell table:style-name="ce2" office:value-type="float" office:value="-96787935.15" calcext:value-type="float">
            <text:p>-9.6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258419460" calcext:value-type="float">
            <text:p>2.03E+10</text:p>
          </table:table-cell>
          <table:table-cell table:style-name="ce2" office:value-type="float" office:value="-47847294.88" calcext:value-type="float">
            <text:p>-4.7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298456460" calcext:value-type="float">
            <text:p>2.03E+10</text:p>
          </table:table-cell>
          <table:table-cell table:style-name="ce2" office:value-type="float" office:value="-48934442.16" calcext:value-type="float">
            <text:p>-4.8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338492460" calcext:value-type="float">
            <text:p>2.03E+10</text:p>
          </table:table-cell>
          <table:table-cell table:style-name="ce2" office:value-type="float" office:value="-91713242.89" calcext:value-type="float">
            <text:p>-9.1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378529460" calcext:value-type="float">
            <text:p>2.04E+10</text:p>
          </table:table-cell>
          <table:table-cell table:style-name="ce2" office:value-type="float" office:value="-46378909.99" calcext:value-type="float">
            <text:p>-4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418566460" calcext:value-type="float">
            <text:p>2.04E+10</text:p>
          </table:table-cell>
          <table:table-cell table:style-name="ce2" office:value-type="float" office:value="-68735600" calcext:value-type="float">
            <text:p>-6.8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458578460" calcext:value-type="float">
            <text:p>2.05E+10</text:p>
          </table:table-cell>
          <table:table-cell table:style-name="ce2" office:value-type="float" office:value="-21747611.13" calcext:value-type="float">
            <text:p>-2.1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498639460" calcext:value-type="float">
            <text:p>2.05E+10</text:p>
          </table:table-cell>
          <table:table-cell table:style-name="ce2" office:value-type="float" office:value="-42848867.96" calcext:value-type="float">
            <text:p>-4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538677460" calcext:value-type="float">
            <text:p>2.05E+10</text:p>
          </table:table-cell>
          <table:table-cell table:style-name="ce2" office:value-type="float" office:value="-64147436.63" calcext:value-type="float">
            <text:p>-6.4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578713460" calcext:value-type="float">
            <text:p>2.06E+10</text:p>
          </table:table-cell>
          <table:table-cell table:style-name="ce2" office:value-type="float" office:value="-32819279.92" calcext:value-type="float">
            <text:p>-3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618735460" calcext:value-type="float">
            <text:p>2.06E+10</text:p>
          </table:table-cell>
          <table:table-cell table:style-name="ce2" office:value-type="float" office:value="-114099695.2" calcext:value-type="float">
            <text:p>-1.14E+08</text:p>
          </table:table-cell>
          <table:table-cell table:number-columns-repeated="1022"/>
        </table:table-row>
        <table:table-row table:style-name="ro1">
          <table:table-cell table:style-name="ce2" office:value-type="float" office:value="20658782460" calcext:value-type="float">
            <text:p>2.07E+10</text:p>
          </table:table-cell>
          <table:table-cell table:style-name="ce2" office:value-type="float" office:value="-29550164.53" calcext:value-type="float">
            <text:p>-2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698823460" calcext:value-type="float">
            <text:p>2.07E+10</text:p>
          </table:table-cell>
          <table:table-cell table:style-name="ce2" office:value-type="float" office:value="-104317720.2" calcext:value-type="float">
            <text:p>-1.04E+08</text:p>
          </table:table-cell>
          <table:table-cell table:number-columns-repeated="1022"/>
        </table:table-row>
        <table:table-row table:style-name="ro1">
          <table:table-cell table:style-name="ce2" office:value-type="float" office:value="20738851460" calcext:value-type="float">
            <text:p>2.07E+10</text:p>
          </table:table-cell>
          <table:table-cell table:style-name="ce2" office:value-type="float" office:value="-29170877.53" calcext:value-type="float">
            <text:p>-2.9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778890460" calcext:value-type="float">
            <text:p>2.08E+10</text:p>
          </table:table-cell>
          <table:table-cell table:style-name="ce2" office:value-type="float" office:value="-79669531.96" calcext:value-type="float">
            <text:p>-7.9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818932460" calcext:value-type="float">
            <text:p>2.08E+10</text:p>
          </table:table-cell>
          <table:table-cell table:style-name="ce2" office:value-type="float" office:value="-79994654.14" calcext:value-type="float">
            <text:p>-8.0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858969460" calcext:value-type="float">
            <text:p>2.09E+10</text:p>
          </table:table-cell>
          <table:table-cell table:style-name="ce2" office:value-type="float" office:value="-8942423.27" calcext:value-type="float">
            <text:p>-8.94E+06</text:p>
          </table:table-cell>
          <table:table-cell table:number-columns-repeated="1022"/>
        </table:table-row>
        <table:table-row table:style-name="ro1">
          <table:table-cell table:style-name="ce2" office:value-type="float" office:value="20899007460" calcext:value-type="float">
            <text:p>2.09E+10</text:p>
          </table:table-cell>
          <table:table-cell table:style-name="ce2" office:value-type="float" office:value="-65511745.07" calcext:value-type="float">
            <text:p>-6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939016460" calcext:value-type="float">
            <text:p>2.09E+10</text:p>
          </table:table-cell>
          <table:table-cell table:style-name="ce2" office:value-type="float" office:value="-64514923.85" calcext:value-type="float">
            <text:p>-6.4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0979079460" calcext:value-type="float">
            <text:p>2.10E+10</text:p>
          </table:table-cell>
          <table:table-cell table:style-name="ce2" office:value-type="float" office:value="-21197122.76" calcext:value-type="float">
            <text:p>-2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019118460" calcext:value-type="float">
            <text:p>2.10E+10</text:p>
          </table:table-cell>
          <table:table-cell table:style-name="ce2" office:value-type="float" office:value="-73252556.39" calcext:value-type="float">
            <text:p>-7.3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059134460" calcext:value-type="float">
            <text:p>2.11E+10</text:p>
          </table:table-cell>
          <table:table-cell table:style-name="ce2" office:value-type="float" office:value="-61655434.69" calcext:value-type="float">
            <text:p>-6.1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099185460" calcext:value-type="float">
            <text:p>2.11E+10</text:p>
          </table:table-cell>
          <table:table-cell table:style-name="ce2" office:value-type="float" office:value="-27863302.78" calcext:value-type="float">
            <text:p>-2.7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139227460" calcext:value-type="float">
            <text:p>2.11E+10</text:p>
          </table:table-cell>
          <table:table-cell table:style-name="ce2" office:value-type="float" office:value="-69160288.87" calcext:value-type="float">
            <text:p>-6.9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179263460" calcext:value-type="float">
            <text:p>2.12E+10</text:p>
          </table:table-cell>
          <table:table-cell table:style-name="ce2" office:value-type="float" office:value="-85468680.39" calcext:value-type="float">
            <text:p>-8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219282460" calcext:value-type="float">
            <text:p>2.12E+10</text:p>
          </table:table-cell>
          <table:table-cell table:style-name="ce2" office:value-type="float" office:value="-66204612.15" calcext:value-type="float">
            <text:p>-6.6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259321460" calcext:value-type="float">
            <text:p>2.13E+10</text:p>
          </table:table-cell>
          <table:table-cell table:style-name="ce2" office:value-type="float" office:value="-101995348.9" calcext:value-type="float">
            <text:p>-1.02E+08</text:p>
          </table:table-cell>
          <table:table-cell table:number-columns-repeated="1022"/>
        </table:table-row>
        <table:table-row table:style-name="ro1">
          <table:table-cell table:style-name="ce2" office:value-type="float" office:value="21299373460" calcext:value-type="float">
            <text:p>2.13E+10</text:p>
          </table:table-cell>
          <table:table-cell table:style-name="ce2" office:value-type="float" office:value="-39276392.79" calcext:value-type="float">
            <text:p>-3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339381460" calcext:value-type="float">
            <text:p>2.13E+10</text:p>
          </table:table-cell>
          <table:table-cell table:style-name="ce2" office:value-type="float" office:value="-33420458.56" calcext:value-type="float">
            <text:p>-3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379446460" calcext:value-type="float">
            <text:p>2.14E+10</text:p>
          </table:table-cell>
          <table:table-cell table:style-name="ce2" office:value-type="float" office:value="-98787539.01" calcext:value-type="float">
            <text:p>-9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419484460" calcext:value-type="float">
            <text:p>2.14E+10</text:p>
          </table:table-cell>
          <table:table-cell table:style-name="ce2" office:value-type="float" office:value="-14934650.44" calcext:value-type="float">
            <text:p>-1.4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459493460" calcext:value-type="float">
            <text:p>2.15E+10</text:p>
          </table:table-cell>
          <table:table-cell table:style-name="ce2" office:value-type="float" office:value="-79038818.24" calcext:value-type="float">
            <text:p>-7.9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499557460" calcext:value-type="float">
            <text:p>2.15E+10</text:p>
          </table:table-cell>
          <table:table-cell table:style-name="ce2" office:value-type="float" office:value="-37572698.3" calcext:value-type="float">
            <text:p>-3.7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539571460" calcext:value-type="float">
            <text:p>2.15E+10</text:p>
          </table:table-cell>
          <table:table-cell table:style-name="ce2" office:value-type="float" office:value="-116777981.5" calcext:value-type="float">
            <text:p>-1.17E+08</text:p>
          </table:table-cell>
          <table:table-cell table:number-columns-repeated="1022"/>
        </table:table-row>
        <table:table-row table:style-name="ro1">
          <table:table-cell table:style-name="ce2" office:value-type="float" office:value="21579610460" calcext:value-type="float">
            <text:p>2.16E+10</text:p>
          </table:table-cell>
          <table:table-cell table:style-name="ce2" office:value-type="float" office:value="-35345487.08" calcext:value-type="float">
            <text:p>-3.5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619668460" calcext:value-type="float">
            <text:p>2.16E+10</text:p>
          </table:table-cell>
          <table:table-cell table:style-name="ce2" office:value-type="float" office:value="-60002192.35" calcext:value-type="float">
            <text:p>-6.0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659703460" calcext:value-type="float">
            <text:p>2.17E+10</text:p>
          </table:table-cell>
          <table:table-cell table:style-name="ce2" office:value-type="float" office:value="-71766271.54" calcext:value-type="float">
            <text:p>-7.1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699739460" calcext:value-type="float">
            <text:p>2.17E+10</text:p>
          </table:table-cell>
          <table:table-cell table:style-name="ce2" office:value-type="float" office:value="-47327903.82" calcext:value-type="float">
            <text:p>-4.7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739777460" calcext:value-type="float">
            <text:p>2.17E+10</text:p>
          </table:table-cell>
          <table:table-cell table:style-name="ce2" office:value-type="float" office:value="-77883575.17" calcext:value-type="float">
            <text:p>-7.7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779806460" calcext:value-type="float">
            <text:p>2.18E+10</text:p>
          </table:table-cell>
          <table:table-cell table:style-name="ce2" office:value-type="float" office:value="-54038075.85" calcext:value-type="float">
            <text:p>-5.4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819850460" calcext:value-type="float">
            <text:p>2.18E+10</text:p>
          </table:table-cell>
          <table:table-cell table:style-name="ce2" office:value-type="float" office:value="-48492315" calcext:value-type="float">
            <text:p>-4.8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859887460" calcext:value-type="float">
            <text:p>2.19E+10</text:p>
          </table:table-cell>
          <table:table-cell table:style-name="ce2" office:value-type="float" office:value="-102733041.4" calcext:value-type="float">
            <text:p>-1.03E+08</text:p>
          </table:table-cell>
          <table:table-cell table:number-columns-repeated="1022"/>
        </table:table-row>
        <table:table-row table:style-name="ro1">
          <table:table-cell table:style-name="ce2" office:value-type="float" office:value="21899924460" calcext:value-type="float">
            <text:p>2.19E+10</text:p>
          </table:table-cell>
          <table:table-cell table:style-name="ce2" office:value-type="float" office:value="-48731208.73" calcext:value-type="float">
            <text:p>-4.8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939946460" calcext:value-type="float">
            <text:p>2.19E+10</text:p>
          </table:table-cell>
          <table:table-cell table:style-name="ce2" office:value-type="float" office:value="-31513830.28" calcext:value-type="float">
            <text:p>-3.1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1979998460" calcext:value-type="float">
            <text:p>2.20E+10</text:p>
          </table:table-cell>
          <table:table-cell table:style-name="ce2" office:value-type="float" office:value="-94567765.64" calcext:value-type="float">
            <text:p>-9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020034460" calcext:value-type="float">
            <text:p>2.20E+10</text:p>
          </table:table-cell>
          <table:table-cell table:style-name="ce2" office:value-type="float" office:value="-10543495.41" calcext:value-type="float">
            <text:p>-1.0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060048460" calcext:value-type="float">
            <text:p>2.21E+10</text:p>
          </table:table-cell>
          <table:table-cell table:style-name="ce2" office:value-type="float" office:value="-97605833.85" calcext:value-type="float">
            <text:p>-9.7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100089460" calcext:value-type="float">
            <text:p>2.21E+10</text:p>
          </table:table-cell>
          <table:table-cell table:style-name="ce2" office:value-type="float" office:value="-32811059.06" calcext:value-type="float">
            <text:p>-3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140128460" calcext:value-type="float">
            <text:p>2.21E+10</text:p>
          </table:table-cell>
          <table:table-cell table:style-name="ce2" office:value-type="float" office:value="-90911434.31" calcext:value-type="float">
            <text:p>-9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180181460" calcext:value-type="float">
            <text:p>2.22E+10</text:p>
          </table:table-cell>
          <table:table-cell table:style-name="ce2" office:value-type="float" office:value="-30814519.57" calcext:value-type="float">
            <text:p>-3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220217460" calcext:value-type="float">
            <text:p>2.22E+10</text:p>
          </table:table-cell>
          <table:table-cell table:style-name="ce2" office:value-type="float" office:value="-97475027.53" calcext:value-type="float">
            <text:p>-9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260254460" calcext:value-type="float">
            <text:p>2.23E+10</text:p>
          </table:table-cell>
          <table:table-cell table:style-name="ce2" office:value-type="float" office:value="-17536786.17" calcext:value-type="float">
            <text:p>-1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300290460" calcext:value-type="float">
            <text:p>2.23E+10</text:p>
          </table:table-cell>
          <table:table-cell table:style-name="ce2" office:value-type="float" office:value="-77503579.81" calcext:value-type="float">
            <text:p>-7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340327460" calcext:value-type="float">
            <text:p>2.23E+10</text:p>
          </table:table-cell>
          <table:table-cell table:style-name="ce2" office:value-type="float" office:value="-64303761.71" calcext:value-type="float">
            <text:p>-6.4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380362460" calcext:value-type="float">
            <text:p>2.24E+10</text:p>
          </table:table-cell>
          <table:table-cell table:style-name="ce2" office:value-type="float" office:value="-47192493.81" calcext:value-type="float">
            <text:p>-4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420400460" calcext:value-type="float">
            <text:p>2.24E+10</text:p>
          </table:table-cell>
          <table:table-cell table:style-name="ce2" office:value-type="float" office:value="-66907274.45" calcext:value-type="float">
            <text:p>-6.6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460438460" calcext:value-type="float">
            <text:p>2.25E+10</text:p>
          </table:table-cell>
          <table:table-cell table:style-name="ce2" office:value-type="float" office:value="-116921465.5" calcext:value-type="float">
            <text:p>-1.17E+08</text:p>
          </table:table-cell>
          <table:table-cell table:number-columns-repeated="1022"/>
        </table:table-row>
        <table:table-row table:style-name="ro1">
          <table:table-cell table:style-name="ce2" office:value-type="float" office:value="22500449460" calcext:value-type="float">
            <text:p>2.25E+10</text:p>
          </table:table-cell>
          <table:table-cell table:style-name="ce2" office:value-type="float" office:value="11995921.8" calcext:value-type="float">
            <text:p>1.2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540487460" calcext:value-type="float">
            <text:p>2.25E+10</text:p>
          </table:table-cell>
          <table:table-cell table:style-name="ce2" office:value-type="float" office:value="-78358830.46" calcext:value-type="float">
            <text:p>-7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580523460" calcext:value-type="float">
            <text:p>2.26E+10</text:p>
          </table:table-cell>
          <table:table-cell table:style-name="ce2" office:value-type="float" office:value="-27733209.37" calcext:value-type="float">
            <text:p>-2.7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630528080" calcext:value-type="float">
            <text:p>2.26E+10</text:p>
          </table:table-cell>
          <table:table-cell table:style-name="ce2" office:value-type="float" office:value="-84516144.75" calcext:value-type="float">
            <text:p>-8.4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670565080" calcext:value-type="float">
            <text:p>2.27E+10</text:p>
          </table:table-cell>
          <table:table-cell table:style-name="ce2" office:value-type="float" office:value="-67158237.06" calcext:value-type="float">
            <text:p>-6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710601080" calcext:value-type="float">
            <text:p>2.27E+10</text:p>
          </table:table-cell>
          <table:table-cell table:style-name="ce2" office:value-type="float" office:value="-73797392.41" calcext:value-type="float">
            <text:p>-7.3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750628080" calcext:value-type="float">
            <text:p>2.28E+10</text:p>
          </table:table-cell>
          <table:table-cell table:style-name="ce2" office:value-type="float" office:value="-46382381.99" calcext:value-type="float">
            <text:p>-4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790666080" calcext:value-type="float">
            <text:p>2.28E+10</text:p>
          </table:table-cell>
          <table:table-cell table:style-name="ce2" office:value-type="float" office:value="-74608188.23" calcext:value-type="float">
            <text:p>-7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830711080" calcext:value-type="float">
            <text:p>2.28E+10</text:p>
          </table:table-cell>
          <table:table-cell table:style-name="ce2" office:value-type="float" office:value="-22928571.64" calcext:value-type="float">
            <text:p>-2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870745080" calcext:value-type="float">
            <text:p>2.29E+10</text:p>
          </table:table-cell>
          <table:table-cell table:style-name="ce2" office:value-type="float" office:value="-86105317.69" calcext:value-type="float">
            <text:p>-8.6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910785080" calcext:value-type="float">
            <text:p>2.29E+10</text:p>
          </table:table-cell>
          <table:table-cell table:style-name="ce2" office:value-type="float" office:value="-59999568.02" calcext:value-type="float">
            <text:p>-6.0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950792080" calcext:value-type="float">
            <text:p>2.30E+10</text:p>
          </table:table-cell>
          <table:table-cell table:style-name="ce2" office:value-type="float" office:value="-69348099.55" calcext:value-type="float">
            <text:p>-6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2990857080" calcext:value-type="float">
            <text:p>2.30E+10</text:p>
          </table:table-cell>
          <table:table-cell table:style-name="ce2" office:value-type="float" office:value="-11429043.66" calcext:value-type="float">
            <text:p>-1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030871080" calcext:value-type="float">
            <text:p>2.30E+10</text:p>
          </table:table-cell>
          <table:table-cell table:style-name="ce2" office:value-type="float" office:value="-99750132.31" calcext:value-type="float">
            <text:p>-9.9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070926080" calcext:value-type="float">
            <text:p>2.31E+10</text:p>
          </table:table-cell>
          <table:table-cell table:style-name="ce2" office:value-type="float" office:value="-19773959.15" calcext:value-type="float">
            <text:p>-1.9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110968080" calcext:value-type="float">
            <text:p>2.31E+10</text:p>
          </table:table-cell>
          <table:table-cell table:style-name="ce2" office:value-type="float" office:value="-79495843.24" calcext:value-type="float">
            <text:p>-7.9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151005080" calcext:value-type="float">
            <text:p>2.32E+10</text:p>
          </table:table-cell>
          <table:table-cell table:style-name="ce2" office:value-type="float" office:value="-67017726.3" calcext:value-type="float">
            <text:p>-6.7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191040080" calcext:value-type="float">
            <text:p>2.32E+10</text:p>
          </table:table-cell>
          <table:table-cell table:style-name="ce2" office:value-type="float" office:value="-41384779.12" calcext:value-type="float">
            <text:p>-4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231077080" calcext:value-type="float">
            <text:p>2.32E+10</text:p>
          </table:table-cell>
          <table:table-cell table:style-name="ce2" office:value-type="float" office:value="-78000007.85" calcext:value-type="float">
            <text:p>-7.8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271114080" calcext:value-type="float">
            <text:p>2.33E+10</text:p>
          </table:table-cell>
          <table:table-cell table:style-name="ce2" office:value-type="float" office:value="-59592381.4" calcext:value-type="float">
            <text:p>-5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311150080" calcext:value-type="float">
            <text:p>2.33E+10</text:p>
          </table:table-cell>
          <table:table-cell table:style-name="ce2" office:value-type="float" office:value="-64950770.97" calcext:value-type="float">
            <text:p>-6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351170080" calcext:value-type="float">
            <text:p>2.34E+10</text:p>
          </table:table-cell>
          <table:table-cell table:style-name="ce2" office:value-type="float" office:value="-52562207.79" calcext:value-type="float">
            <text:p>-5.2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391220080" calcext:value-type="float">
            <text:p>2.34E+10</text:p>
          </table:table-cell>
          <table:table-cell table:style-name="ce2" office:value-type="float" office:value="-60300131.47" calcext:value-type="float">
            <text:p>-6.0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431242080" calcext:value-type="float">
            <text:p>2.34E+10</text:p>
          </table:table-cell>
          <table:table-cell table:style-name="ce2" office:value-type="float" office:value="-31529324.41" calcext:value-type="float">
            <text:p>-3.1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471270080" calcext:value-type="float">
            <text:p>2.35E+10</text:p>
          </table:table-cell>
          <table:table-cell table:style-name="ce2" office:value-type="float" office:value="-61930396.29" calcext:value-type="float">
            <text:p>-6.1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511309080" calcext:value-type="float">
            <text:p>2.35E+10</text:p>
          </table:table-cell>
          <table:table-cell table:style-name="ce2" office:value-type="float" office:value="-61253127.69" calcext:value-type="float">
            <text:p>-6.1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551371080" calcext:value-type="float">
            <text:p>2.36E+10</text:p>
          </table:table-cell>
          <table:table-cell table:style-name="ce2" office:value-type="float" office:value="-62194545.4" calcext:value-type="float">
            <text:p>-6.2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591408080" calcext:value-type="float">
            <text:p>2.36E+10</text:p>
          </table:table-cell>
          <table:table-cell table:style-name="ce2" office:value-type="float" office:value="-37520448.23" calcext:value-type="float">
            <text:p>-3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631444080" calcext:value-type="float">
            <text:p>2.36E+10</text:p>
          </table:table-cell>
          <table:table-cell table:style-name="ce2" office:value-type="float" office:value="-79894913.43" calcext:value-type="float">
            <text:p>-7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671480080" calcext:value-type="float">
            <text:p>2.37E+10</text:p>
          </table:table-cell>
          <table:table-cell table:style-name="ce2" office:value-type="float" office:value="-17877512.39" calcext:value-type="float">
            <text:p>-1.7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711517080" calcext:value-type="float">
            <text:p>2.37E+10</text:p>
          </table:table-cell>
          <table:table-cell table:style-name="ce2" office:value-type="float" office:value="-135814167.6" calcext:value-type="float">
            <text:p>-1.3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3751529080" calcext:value-type="float">
            <text:p>2.38E+10</text:p>
          </table:table-cell>
          <table:table-cell table:style-name="ce2" office:value-type="float" office:value="-2623589.133" calcext:value-type="float">
            <text:p>-2.62E+06</text:p>
          </table:table-cell>
          <table:table-cell table:number-columns-repeated="1022"/>
        </table:table-row>
        <table:table-row table:style-name="ro1">
          <table:table-cell table:style-name="ce2" office:value-type="float" office:value="23791581080" calcext:value-type="float">
            <text:p>2.38E+10</text:p>
          </table:table-cell>
          <table:table-cell table:style-name="ce2" office:value-type="float" office:value="-79984713.87" calcext:value-type="float">
            <text:p>-8.0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831601080" calcext:value-type="float">
            <text:p>2.38E+10</text:p>
          </table:table-cell>
          <table:table-cell table:style-name="ce2" office:value-type="float" office:value="-61013832.1" calcext:value-type="float">
            <text:p>-6.1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871641080" calcext:value-type="float">
            <text:p>2.39E+10</text:p>
          </table:table-cell>
          <table:table-cell table:style-name="ce2" office:value-type="float" office:value="-71814999.58" calcext:value-type="float">
            <text:p>-7.1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911698080" calcext:value-type="float">
            <text:p>2.39E+10</text:p>
          </table:table-cell>
          <table:table-cell table:style-name="ce2" office:value-type="float" office:value="-87752319.6" calcext:value-type="float">
            <text:p>-8.7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951737080" calcext:value-type="float">
            <text:p>2.40E+10</text:p>
          </table:table-cell>
          <table:table-cell table:style-name="ce2" office:value-type="float" office:value="-85689120.99" calcext:value-type="float">
            <text:p>-8.5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3991774080" calcext:value-type="float">
            <text:p>2.40E+10</text:p>
          </table:table-cell>
          <table:table-cell table:style-name="ce2" office:value-type="float" office:value="-72988108.07" calcext:value-type="float">
            <text:p>-7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031786080" calcext:value-type="float">
            <text:p>2.40E+10</text:p>
          </table:table-cell>
          <table:table-cell table:style-name="ce2" office:value-type="float" office:value="-46219918.83" calcext:value-type="float">
            <text:p>-4.6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071824080" calcext:value-type="float">
            <text:p>2.41E+10</text:p>
          </table:table-cell>
          <table:table-cell table:style-name="ce2" office:value-type="float" office:value="-61077708.94" calcext:value-type="float">
            <text:p>-6.1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111864080" calcext:value-type="float">
            <text:p>2.41E+10</text:p>
          </table:table-cell>
          <table:table-cell table:style-name="ce2" office:value-type="float" office:value="-52832438.23" calcext:value-type="float">
            <text:p>-5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151920080" calcext:value-type="float">
            <text:p>2.42E+10</text:p>
          </table:table-cell>
          <table:table-cell table:style-name="ce2" office:value-type="float" office:value="26073785.84" calcext:value-type="float">
            <text:p>2.6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191956080" calcext:value-type="float">
            <text:p>2.42E+10</text:p>
          </table:table-cell>
          <table:table-cell table:style-name="ce2" office:value-type="float" office:value="-75491600.3" calcext:value-type="float">
            <text:p>-7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231978080" calcext:value-type="float">
            <text:p>2.42E+10</text:p>
          </table:table-cell>
          <table:table-cell table:style-name="ce2" office:value-type="float" office:value="-65206097.86" calcext:value-type="float">
            <text:p>-6.5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272030080" calcext:value-type="float">
            <text:p>2.43E+10</text:p>
          </table:table-cell>
          <table:table-cell table:style-name="ce2" office:value-type="float" office:value="-40800910.37" calcext:value-type="float">
            <text:p>-4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312047080" calcext:value-type="float">
            <text:p>2.43E+10</text:p>
          </table:table-cell>
          <table:table-cell table:style-name="ce2" office:value-type="float" office:value="-125312502.6" calcext:value-type="float">
            <text:p>-1.25E+08</text:p>
          </table:table-cell>
          <table:table-cell table:number-columns-repeated="1022"/>
        </table:table-row>
        <table:table-row table:style-name="ro1">
          <table:table-cell table:style-name="ce2" office:value-type="float" office:value="24352098080" calcext:value-type="float">
            <text:p>2.44E+10</text:p>
          </table:table-cell>
          <table:table-cell table:style-name="ce2" office:value-type="float" office:value="-8917016.432" calcext:value-type="float">
            <text:p>-8.92E+06</text:p>
          </table:table-cell>
          <table:table-cell table:number-columns-repeated="1022"/>
        </table:table-row>
        <table:table-row table:style-name="ro1">
          <table:table-cell table:style-name="ce2" office:value-type="float" office:value="24392140080" calcext:value-type="float">
            <text:p>2.44E+10</text:p>
          </table:table-cell>
          <table:table-cell table:style-name="ce2" office:value-type="float" office:value="-116438286.8" calcext:value-type="float">
            <text:p>-1.1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4432146080" calcext:value-type="float">
            <text:p>2.44E+10</text:p>
          </table:table-cell>
          <table:table-cell table:style-name="ce2" office:value-type="float" office:value="-59332661.67" calcext:value-type="float">
            <text:p>-5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472195080" calcext:value-type="float">
            <text:p>2.45E+10</text:p>
          </table:table-cell>
          <table:table-cell table:style-name="ce2" office:value-type="float" office:value="-78324066.94" calcext:value-type="float">
            <text:p>-7.8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512248080" calcext:value-type="float">
            <text:p>2.45E+10</text:p>
          </table:table-cell>
          <table:table-cell table:style-name="ce2" office:value-type="float" office:value="-12787009.53" calcext:value-type="float">
            <text:p>-1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552285080" calcext:value-type="float">
            <text:p>2.46E+10</text:p>
          </table:table-cell>
          <table:table-cell table:style-name="ce2" office:value-type="float" office:value="-71976706.5" calcext:value-type="float">
            <text:p>-7.2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592323080" calcext:value-type="float">
            <text:p>2.46E+10</text:p>
          </table:table-cell>
          <table:table-cell table:style-name="ce2" office:value-type="float" office:value="-6189819.663" calcext:value-type="float">
            <text:p>-6.19E+06</text:p>
          </table:table-cell>
          <table:table-cell table:number-columns-repeated="1022"/>
        </table:table-row>
        <table:table-row table:style-name="ro1">
          <table:table-cell table:style-name="ce2" office:value-type="float" office:value="24632342080" calcext:value-type="float">
            <text:p>2.46E+10</text:p>
          </table:table-cell>
          <table:table-cell table:style-name="ce2" office:value-type="float" office:value="-64965816.7" calcext:value-type="float">
            <text:p>-6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672396080" calcext:value-type="float">
            <text:p>2.47E+10</text:p>
          </table:table-cell>
          <table:table-cell table:style-name="ce2" office:value-type="float" office:value="-71039587.4" calcext:value-type="float">
            <text:p>-7.1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712433080" calcext:value-type="float">
            <text:p>2.47E+10</text:p>
          </table:table-cell>
          <table:table-cell table:style-name="ce2" office:value-type="float" office:value="-87494480.23" calcext:value-type="float">
            <text:p>-8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752458080" calcext:value-type="float">
            <text:p>2.48E+10</text:p>
          </table:table-cell>
          <table:table-cell table:style-name="ce2" office:value-type="float" office:value="-73172446.11" calcext:value-type="float">
            <text:p>-7.3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792505080" calcext:value-type="float">
            <text:p>2.48E+10</text:p>
          </table:table-cell>
          <table:table-cell table:style-name="ce2" office:value-type="float" office:value="-90280731.02" calcext:value-type="float">
            <text:p>-9.0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832542080" calcext:value-type="float">
            <text:p>2.48E+10</text:p>
          </table:table-cell>
          <table:table-cell table:style-name="ce2" office:value-type="float" office:value="-62908747.39" calcext:value-type="float">
            <text:p>-6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872575080" calcext:value-type="float">
            <text:p>2.49E+10</text:p>
          </table:table-cell>
          <table:table-cell table:style-name="ce2" office:value-type="float" office:value="-74198697.55" calcext:value-type="float">
            <text:p>-7.4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912615080" calcext:value-type="float">
            <text:p>2.49E+10</text:p>
          </table:table-cell>
          <table:table-cell table:style-name="ce2" office:value-type="float" office:value="-32521609.32" calcext:value-type="float">
            <text:p>-3.2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952624080" calcext:value-type="float">
            <text:p>2.50E+10</text:p>
          </table:table-cell>
          <table:table-cell table:style-name="ce2" office:value-type="float" office:value="-43915890.89" calcext:value-type="float">
            <text:p>-4.3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4992688080" calcext:value-type="float">
            <text:p>2.50E+10</text:p>
          </table:table-cell>
          <table:table-cell table:style-name="ce2" office:value-type="float" office:value="-8772004.342" calcext:value-type="float">
            <text:p>-8.77E+06</text:p>
          </table:table-cell>
          <table:table-cell table:number-columns-repeated="1022"/>
        </table:table-row>
        <table:table-row table:style-name="ro1">
          <table:table-cell table:style-name="ce2" office:value-type="float" office:value="25032702080" calcext:value-type="float">
            <text:p>2.50E+10</text:p>
          </table:table-cell>
          <table:table-cell table:style-name="ce2" office:value-type="float" office:value="-67436344.68" calcext:value-type="float">
            <text:p>-6.7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072741080" calcext:value-type="float">
            <text:p>2.51E+10</text:p>
          </table:table-cell>
          <table:table-cell table:style-name="ce2" office:value-type="float" office:value="-57392890.71" calcext:value-type="float">
            <text:p>-5.7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112799080" calcext:value-type="float">
            <text:p>2.51E+10</text:p>
          </table:table-cell>
          <table:table-cell table:style-name="ce2" office:value-type="float" office:value="-35923803.76" calcext:value-type="float">
            <text:p>-3.5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152819080" calcext:value-type="float">
            <text:p>2.52E+10</text:p>
          </table:table-cell>
          <table:table-cell table:style-name="ce2" office:value-type="float" office:value="-90167797.53" calcext:value-type="float">
            <text:p>-9.0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192872080" calcext:value-type="float">
            <text:p>2.52E+10</text:p>
          </table:table-cell>
          <table:table-cell table:style-name="ce2" office:value-type="float" office:value="-59053173.33" calcext:value-type="float">
            <text:p>-5.9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232908080" calcext:value-type="float">
            <text:p>2.52E+10</text:p>
          </table:table-cell>
          <table:table-cell table:style-name="ce2" office:value-type="float" office:value="-76110620.58" calcext:value-type="float">
            <text:p>-7.6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272936080" calcext:value-type="float">
            <text:p>2.53E+10</text:p>
          </table:table-cell>
          <table:table-cell table:style-name="ce2" office:value-type="float" office:value="-95794194" calcext:value-type="float">
            <text:p>-9.5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312981080" calcext:value-type="float">
            <text:p>2.53E+10</text:p>
          </table:table-cell>
          <table:table-cell table:style-name="ce2" office:value-type="float" office:value="-52993938.01" calcext:value-type="float">
            <text:p>-5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353014080" calcext:value-type="float">
            <text:p>2.54E+10</text:p>
          </table:table-cell>
          <table:table-cell table:style-name="ce2" office:value-type="float" office:value="-82426539.68" calcext:value-type="float">
            <text:p>-8.2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393054080" calcext:value-type="float">
            <text:p>2.54E+10</text:p>
          </table:table-cell>
          <table:table-cell table:style-name="ce2" office:value-type="float" office:value="-66438141.6" calcext:value-type="float">
            <text:p>-6.6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433062080" calcext:value-type="float">
            <text:p>2.54E+10</text:p>
          </table:table-cell>
          <table:table-cell table:style-name="ce2" office:value-type="float" office:value="-30633898.56" calcext:value-type="float">
            <text:p>-3.0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473101080" calcext:value-type="float">
            <text:p>2.55E+10</text:p>
          </table:table-cell>
          <table:table-cell table:style-name="ce2" office:value-type="float" office:value="-54134921.5" calcext:value-type="float">
            <text:p>-5.4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513165080" calcext:value-type="float">
            <text:p>2.55E+10</text:p>
          </table:table-cell>
          <table:table-cell table:style-name="ce2" office:value-type="float" office:value="-79425467.66" calcext:value-type="float">
            <text:p>-7.9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553202080" calcext:value-type="float">
            <text:p>2.56E+10</text:p>
          </table:table-cell>
          <table:table-cell table:style-name="ce2" office:value-type="float" office:value="-62740513.74" calcext:value-type="float">
            <text:p>-6.2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593238080" calcext:value-type="float">
            <text:p>2.56E+10</text:p>
          </table:table-cell>
          <table:table-cell table:style-name="ce2" office:value-type="float" office:value="-64642247.26" calcext:value-type="float">
            <text:p>-6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633273080" calcext:value-type="float">
            <text:p>2.56E+10</text:p>
          </table:table-cell>
          <table:table-cell table:style-name="ce2" office:value-type="float" office:value="-71377449.12" calcext:value-type="float">
            <text:p>-7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673311080" calcext:value-type="float">
            <text:p>2.57E+10</text:p>
          </table:table-cell>
          <table:table-cell table:style-name="ce2" office:value-type="float" office:value="-46203105.52" calcext:value-type="float">
            <text:p>-4.6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713347080" calcext:value-type="float">
            <text:p>2.57E+10</text:p>
          </table:table-cell>
          <table:table-cell table:style-name="ce2" office:value-type="float" office:value="-89649345.93" calcext:value-type="float">
            <text:p>-8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753374080" calcext:value-type="float">
            <text:p>2.58E+10</text:p>
          </table:table-cell>
          <table:table-cell table:style-name="ce2" office:value-type="float" office:value="-43448002.29" calcext:value-type="float">
            <text:p>-4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793420080" calcext:value-type="float">
            <text:p>2.58E+10</text:p>
          </table:table-cell>
          <table:table-cell table:style-name="ce2" office:value-type="float" office:value="-13322366.38" calcext:value-type="float">
            <text:p>-1.3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833451080" calcext:value-type="float">
            <text:p>2.58E+10</text:p>
          </table:table-cell>
          <table:table-cell table:style-name="ce2" office:value-type="float" office:value="-60043339.34" calcext:value-type="float">
            <text:p>-6.0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873493080" calcext:value-type="float">
            <text:p>2.59E+10</text:p>
          </table:table-cell>
          <table:table-cell table:style-name="ce2" office:value-type="float" office:value="-68029395.11" calcext:value-type="float">
            <text:p>-6.8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913516080" calcext:value-type="float">
            <text:p>2.59E+10</text:p>
          </table:table-cell>
          <table:table-cell table:style-name="ce2" office:value-type="float" office:value="-62494828.48" calcext:value-type="float">
            <text:p>-6.2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953567080" calcext:value-type="float">
            <text:p>2.60E+10</text:p>
          </table:table-cell>
          <table:table-cell table:style-name="ce2" office:value-type="float" office:value="-53905491.38" calcext:value-type="float">
            <text:p>-5.3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5993604080" calcext:value-type="float">
            <text:p>2.60E+10</text:p>
          </table:table-cell>
          <table:table-cell table:style-name="ce2" office:value-type="float" office:value="-72359053.87" calcext:value-type="float">
            <text:p>-7.2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033640080" calcext:value-type="float">
            <text:p>2.60E+10</text:p>
          </table:table-cell>
          <table:table-cell table:style-name="ce2" office:value-type="float" office:value="-54908584.08" calcext:value-type="float">
            <text:p>-5.4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073656080" calcext:value-type="float">
            <text:p>2.61E+10</text:p>
          </table:table-cell>
          <table:table-cell table:style-name="ce2" office:value-type="float" office:value="-84634231.32" calcext:value-type="float">
            <text:p>-8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113712080" calcext:value-type="float">
            <text:p>2.61E+10</text:p>
          </table:table-cell>
          <table:table-cell table:style-name="ce2" office:value-type="float" office:value="-83359883.2" calcext:value-type="float">
            <text:p>-8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153751080" calcext:value-type="float">
            <text:p>2.62E+10</text:p>
          </table:table-cell>
          <table:table-cell table:style-name="ce2" office:value-type="float" office:value="-37886377.29" calcext:value-type="float">
            <text:p>-3.7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193773080" calcext:value-type="float">
            <text:p>2.62E+10</text:p>
          </table:table-cell>
          <table:table-cell table:style-name="ce2" office:value-type="float" office:value="-80391831.4" calcext:value-type="float">
            <text:p>-8.0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233811080" calcext:value-type="float">
            <text:p>2.62E+10</text:p>
          </table:table-cell>
          <table:table-cell table:style-name="ce2" office:value-type="float" office:value="-74229120.2" calcext:value-type="float">
            <text:p>-7.4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273860080" calcext:value-type="float">
            <text:p>2.63E+10</text:p>
          </table:table-cell>
          <table:table-cell table:style-name="ce2" office:value-type="float" office:value="-33565861.51" calcext:value-type="float">
            <text:p>-3.3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313871080" calcext:value-type="float">
            <text:p>2.63E+10</text:p>
          </table:table-cell>
          <table:table-cell table:style-name="ce2" office:value-type="float" office:value="-79777709.87" calcext:value-type="float">
            <text:p>-7.9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353917080" calcext:value-type="float">
            <text:p>2.64E+10</text:p>
          </table:table-cell>
          <table:table-cell table:style-name="ce2" office:value-type="float" office:value="-31361575.13" calcext:value-type="float">
            <text:p>-3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393943080" calcext:value-type="float">
            <text:p>2.64E+10</text:p>
          </table:table-cell>
          <table:table-cell table:style-name="ce2" office:value-type="float" office:value="-72550153.9" calcext:value-type="float">
            <text:p>-7.2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434006080" calcext:value-type="float">
            <text:p>2.64E+10</text:p>
          </table:table-cell>
          <table:table-cell table:style-name="ce2" office:value-type="float" office:value="-70117008.19" calcext:value-type="float">
            <text:p>-7.0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474015080" calcext:value-type="float">
            <text:p>2.65E+10</text:p>
          </table:table-cell>
          <table:table-cell table:style-name="ce2" office:value-type="float" office:value="-35332027.84" calcext:value-type="float">
            <text:p>-3.5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514053080" calcext:value-type="float">
            <text:p>2.65E+10</text:p>
          </table:table-cell>
          <table:table-cell table:style-name="ce2" office:value-type="float" office:value="-49043949.26" calcext:value-type="float">
            <text:p>-4.9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554115080" calcext:value-type="float">
            <text:p>2.66E+10</text:p>
          </table:table-cell>
          <table:table-cell table:style-name="ce2" office:value-type="float" office:value="-74799839.29" calcext:value-type="float">
            <text:p>-7.48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594133080" calcext:value-type="float">
            <text:p>2.66E+10</text:p>
          </table:table-cell>
          <table:table-cell table:style-name="ce2" office:value-type="float" office:value="-56154684.66" calcext:value-type="float">
            <text:p>-5.6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634173080" calcext:value-type="float">
            <text:p>2.66E+10</text:p>
          </table:table-cell>
          <table:table-cell table:style-name="ce2" office:value-type="float" office:value="-61632929.05" calcext:value-type="float">
            <text:p>-6.1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674226080" calcext:value-type="float">
            <text:p>2.67E+10</text:p>
          </table:table-cell>
          <table:table-cell table:style-name="ce2" office:value-type="float" office:value="-105333104.1" calcext:value-type="float">
            <text:p>-1.05E+08</text:p>
          </table:table-cell>
          <table:table-cell table:number-columns-repeated="1022"/>
        </table:table-row>
        <table:table-row table:style-name="ro1">
          <table:table-cell table:style-name="ce2" office:value-type="float" office:value="26714242080" calcext:value-type="float">
            <text:p>2.67E+10</text:p>
          </table:table-cell>
          <table:table-cell table:style-name="ce2" office:value-type="float" office:value="-66106562.22" calcext:value-type="float">
            <text:p>-6.6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754299080" calcext:value-type="float">
            <text:p>2.68E+10</text:p>
          </table:table-cell>
          <table:table-cell table:style-name="ce2" office:value-type="float" office:value="-56609086.3" calcext:value-type="float">
            <text:p>-5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794329080" calcext:value-type="float">
            <text:p>2.68E+10</text:p>
          </table:table-cell>
          <table:table-cell table:style-name="ce2" office:value-type="float" office:value="-83413189.94" calcext:value-type="float">
            <text:p>-8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834371080" calcext:value-type="float">
            <text:p>2.68E+10</text:p>
          </table:table-cell>
          <table:table-cell table:style-name="ce2" office:value-type="float" office:value="-25401206.43" calcext:value-type="float">
            <text:p>-2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874408080" calcext:value-type="float">
            <text:p>2.69E+10</text:p>
          </table:table-cell>
          <table:table-cell table:style-name="ce2" office:value-type="float" office:value="-49051482.98" calcext:value-type="float">
            <text:p>-4.9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914415080" calcext:value-type="float">
            <text:p>2.69E+10</text:p>
          </table:table-cell>
          <table:table-cell table:style-name="ce2" office:value-type="float" office:value="-67037336.74" calcext:value-type="float">
            <text:p>-6.7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954480080" calcext:value-type="float">
            <text:p>2.70E+10</text:p>
          </table:table-cell>
          <table:table-cell table:style-name="ce2" office:value-type="float" office:value="-73391656.17" calcext:value-type="float">
            <text:p>-7.3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6994518080" calcext:value-type="float">
            <text:p>2.70E+10</text:p>
          </table:table-cell>
          <table:table-cell table:style-name="ce2" office:value-type="float" office:value="-29427623.11" calcext:value-type="float">
            <text:p>-2.9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7034555080" calcext:value-type="float">
            <text:p>2.70E+10</text:p>
          </table:table-cell>
          <table:table-cell table:style-name="ce2" office:value-type="float" office:value="-146227246.7" calcext:value-type="float">
            <text:p>-1.4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074565080" calcext:value-type="float">
            <text:p>2.71E+10</text:p>
          </table:table-cell>
          <table:table-cell table:style-name="ce2" office:value-type="float" office:value="-41637229.8" calcext:value-type="float">
            <text:p>-4.1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7114610080" calcext:value-type="float">
            <text:p>2.71E+10</text:p>
          </table:table-cell>
          <table:table-cell table:style-name="ce2" office:value-type="float" office:value="-112189440.6" calcext:value-type="float">
            <text:p>-1.12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154664080" calcext:value-type="float">
            <text:p>2.72E+10</text:p>
          </table:table-cell>
          <table:table-cell table:style-name="ce2" office:value-type="float" office:value="-69291877.49" calcext:value-type="float">
            <text:p>-6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7194684080" calcext:value-type="float">
            <text:p>2.72E+10</text:p>
          </table:table-cell>
          <table:table-cell table:style-name="ce2" office:value-type="float" office:value="-80134304.38" calcext:value-type="float">
            <text:p>-8.0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7234728080" calcext:value-type="float">
            <text:p>2.72E+10</text:p>
          </table:table-cell>
          <table:table-cell table:style-name="ce2" office:value-type="float" office:value="-80933952.23" calcext:value-type="float">
            <text:p>-8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7274774080" calcext:value-type="float">
            <text:p>2.73E+10</text:p>
          </table:table-cell>
          <table:table-cell table:style-name="ce2" office:value-type="float" office:value="-53576950.66" calcext:value-type="float">
            <text:p>-5.3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7314794080" calcext:value-type="float">
            <text:p>2.73E+10</text:p>
          </table:table-cell>
          <table:table-cell table:style-name="ce2" office:value-type="float" office:value="-103531584.9" calcext:value-type="float">
            <text:p>-1.04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354822080" calcext:value-type="float">
            <text:p>2.74E+10</text:p>
          </table:table-cell>
          <table:table-cell table:style-name="ce2" office:value-type="float" office:value="-137532644.9" calcext:value-type="float">
            <text:p>-1.38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394853080" calcext:value-type="float">
            <text:p>2.74E+10</text:p>
          </table:table-cell>
          <table:table-cell table:style-name="ce2" office:value-type="float" office:value="-251740737.4" calcext:value-type="float">
            <text:p>-2.52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434919080" calcext:value-type="float">
            <text:p>2.74E+10</text:p>
          </table:table-cell>
          <table:table-cell table:style-name="ce2" office:value-type="float" office:value="-405781545.2" calcext:value-type="float">
            <text:p>-4.0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474957080" calcext:value-type="float">
            <text:p>2.75E+10</text:p>
          </table:table-cell>
          <table:table-cell table:style-name="ce2" office:value-type="float" office:value="-664758125.2" calcext:value-type="float">
            <text:p>-6.65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514971080" calcext:value-type="float">
            <text:p>2.75E+10</text:p>
          </table:table-cell>
          <table:table-cell table:style-name="ce2" office:value-type="float" office:value="-936772442.9" calcext:value-type="float">
            <text:p>-9.37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555030080" calcext:value-type="float">
            <text:p>2.76E+10</text:p>
          </table:table-cell>
          <table:table-cell table:style-name="ce2" office:value-type="float" office:value="-1087996533" calcext:value-type="float">
            <text:p>-1.09E+09</text:p>
          </table:table-cell>
          <table:table-cell table:number-columns-repeated="1022"/>
        </table:table-row>
        <table:table-row table:style-name="ro1">
          <table:table-cell table:style-name="ce2" office:value-type="float" office:value="27595066080" calcext:value-type="float">
            <text:p>2.76E+10</text:p>
          </table:table-cell>
          <table:table-cell table:style-name="ce2" office:value-type="float" office:value="-1167871984" calcext:value-type="float">
            <text:p>-1.17E+09</text:p>
          </table:table-cell>
          <table:table-cell table:number-columns-repeated="1022"/>
        </table:table-row>
        <table:table-row table:style-name="ro1">
          <table:table-cell table:style-name="ce2" office:value-type="float" office:value="27645039460" calcext:value-type="float">
            <text:p>2.76E+10</text:p>
          </table:table-cell>
          <table:table-cell table:style-name="ce2" office:value-type="float" office:value="-1115702468" calcext:value-type="float">
            <text:p>-1.12E+09</text:p>
          </table:table-cell>
          <table:table-cell table:number-columns-repeated="1022"/>
        </table:table-row>
        <table:table-row table:style-name="ro1">
          <table:table-cell table:style-name="ce2" office:value-type="float" office:value="27685075460" calcext:value-type="float">
            <text:p>2.77E+10</text:p>
          </table:table-cell>
          <table:table-cell table:style-name="ce2" office:value-type="float" office:value="-882843591.2" calcext:value-type="float">
            <text:p>-8.83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725088460" calcext:value-type="float">
            <text:p>2.77E+10</text:p>
          </table:table-cell>
          <table:table-cell table:style-name="ce2" office:value-type="float" office:value="-742043826" calcext:value-type="float">
            <text:p>-7.42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765141460" calcext:value-type="float">
            <text:p>2.78E+10</text:p>
          </table:table-cell>
          <table:table-cell table:style-name="ce2" office:value-type="float" office:value="-563445758.5" calcext:value-type="float">
            <text:p>-5.63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805181460" calcext:value-type="float">
            <text:p>2.78E+10</text:p>
          </table:table-cell>
          <table:table-cell table:style-name="ce2" office:value-type="float" office:value="-445811665.8" calcext:value-type="float">
            <text:p>-4.4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845221460" calcext:value-type="float">
            <text:p>2.78E+10</text:p>
          </table:table-cell>
          <table:table-cell table:style-name="ce2" office:value-type="float" office:value="-425410456.3" calcext:value-type="float">
            <text:p>-4.25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885254460" calcext:value-type="float">
            <text:p>2.79E+10</text:p>
          </table:table-cell>
          <table:table-cell table:style-name="ce2" office:value-type="float" office:value="-449796534.2" calcext:value-type="float">
            <text:p>-4.50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925268460" calcext:value-type="float">
            <text:p>2.79E+10</text:p>
          </table:table-cell>
          <table:table-cell table:style-name="ce2" office:value-type="float" office:value="-509883408.4" calcext:value-type="float">
            <text:p>-5.10E+08</text:p>
          </table:table-cell>
          <table:table-cell table:number-columns-repeated="1022"/>
        </table:table-row>
        <table:table-row table:style-name="ro1">
          <table:table-cell table:style-name="ce2" office:value-type="float" office:value="27965318460" calcext:value-type="float">
            <text:p>2.80E+10</text:p>
          </table:table-cell>
          <table:table-cell table:style-name="ce2" office:value-type="float" office:value="-666473479" calcext:value-type="float">
            <text:p>-6.6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005346460" calcext:value-type="float">
            <text:p>2.80E+10</text:p>
          </table:table-cell>
          <table:table-cell table:style-name="ce2" office:value-type="float" office:value="-687778503.6" calcext:value-type="float">
            <text:p>-6.88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045385460" calcext:value-type="float">
            <text:p>2.80E+10</text:p>
          </table:table-cell>
          <table:table-cell table:style-name="ce2" office:value-type="float" office:value="-678055771.7" calcext:value-type="float">
            <text:p>-6.78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085441460" calcext:value-type="float">
            <text:p>2.81E+10</text:p>
          </table:table-cell>
          <table:table-cell table:style-name="ce2" office:value-type="float" office:value="-672881597.9" calcext:value-type="float">
            <text:p>-6.73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125477460" calcext:value-type="float">
            <text:p>2.81E+10</text:p>
          </table:table-cell>
          <table:table-cell table:style-name="ce2" office:value-type="float" office:value="-549351547.6" calcext:value-type="float">
            <text:p>-5.49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165515460" calcext:value-type="float">
            <text:p>2.82E+10</text:p>
          </table:table-cell>
          <table:table-cell table:style-name="ce2" office:value-type="float" office:value="-505748568.1" calcext:value-type="float">
            <text:p>-5.0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205541460" calcext:value-type="float">
            <text:p>2.82E+10</text:p>
          </table:table-cell>
          <table:table-cell table:style-name="ce2" office:value-type="float" office:value="-357517311.6" calcext:value-type="float">
            <text:p>-3.58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245587460" calcext:value-type="float">
            <text:p>2.82E+10</text:p>
          </table:table-cell>
          <table:table-cell table:style-name="ce2" office:value-type="float" office:value="-292935860.9" calcext:value-type="float">
            <text:p>-2.93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285600460" calcext:value-type="float">
            <text:p>2.83E+10</text:p>
          </table:table-cell>
          <table:table-cell table:style-name="ce2" office:value-type="float" office:value="-260849164.5" calcext:value-type="float">
            <text:p>-2.61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325658460" calcext:value-type="float">
            <text:p>2.83E+10</text:p>
          </table:table-cell>
          <table:table-cell table:style-name="ce2" office:value-type="float" office:value="-218974050.9" calcext:value-type="float">
            <text:p>-2.19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365697460" calcext:value-type="float">
            <text:p>2.84E+10</text:p>
          </table:table-cell>
          <table:table-cell table:style-name="ce2" office:value-type="float" office:value="-235386034.1" calcext:value-type="float">
            <text:p>-2.35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405734460" calcext:value-type="float">
            <text:p>2.84E+10</text:p>
          </table:table-cell>
          <table:table-cell table:style-name="ce2" office:value-type="float" office:value="-248249579.6" calcext:value-type="float">
            <text:p>-2.48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445770460" calcext:value-type="float">
            <text:p>2.84E+10</text:p>
          </table:table-cell>
          <table:table-cell table:style-name="ce2" office:value-type="float" office:value="-281194953.3" calcext:value-type="float">
            <text:p>-2.81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485807460" calcext:value-type="float">
            <text:p>2.85E+10</text:p>
          </table:table-cell>
          <table:table-cell table:style-name="ce2" office:value-type="float" office:value="-325390991.2" calcext:value-type="float">
            <text:p>-3.25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525843460" calcext:value-type="float">
            <text:p>2.85E+10</text:p>
          </table:table-cell>
          <table:table-cell table:style-name="ce2" office:value-type="float" office:value="-216351195.5" calcext:value-type="float">
            <text:p>-2.1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565862460" calcext:value-type="float">
            <text:p>2.86E+10</text:p>
          </table:table-cell>
          <table:table-cell table:style-name="ce2" office:value-type="float" office:value="-270443819.5" calcext:value-type="float">
            <text:p>-2.70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605895460" calcext:value-type="float">
            <text:p>2.86E+10</text:p>
          </table:table-cell>
          <table:table-cell table:style-name="ce2" office:value-type="float" office:value="-211569778.8" calcext:value-type="float">
            <text:p>-2.12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645939460" calcext:value-type="float">
            <text:p>2.86E+10</text:p>
          </table:table-cell>
          <table:table-cell table:style-name="ce2" office:value-type="float" office:value="-136214253.1" calcext:value-type="float">
            <text:p>-1.3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685990460" calcext:value-type="float">
            <text:p>2.87E+10</text:p>
          </table:table-cell>
          <table:table-cell table:style-name="ce2" office:value-type="float" office:value="-151810798.6" calcext:value-type="float">
            <text:p>-1.52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726017460" calcext:value-type="float">
            <text:p>2.87E+10</text:p>
          </table:table-cell>
          <table:table-cell table:style-name="ce2" office:value-type="float" office:value="-101890412" calcext:value-type="float">
            <text:p>-1.02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766057460" calcext:value-type="float">
            <text:p>2.88E+10</text:p>
          </table:table-cell>
          <table:table-cell table:style-name="ce2" office:value-type="float" office:value="-96702437.89" calcext:value-type="float">
            <text:p>-9.6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8806099460" calcext:value-type="float">
            <text:p>2.88E+10</text:p>
          </table:table-cell>
          <table:table-cell table:style-name="ce2" office:value-type="float" office:value="-110164327.2" calcext:value-type="float">
            <text:p>-1.10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846136460" calcext:value-type="float">
            <text:p>2.88E+10</text:p>
          </table:table-cell>
          <table:table-cell table:style-name="ce2" office:value-type="float" office:value="-104015756.1" calcext:value-type="float">
            <text:p>-1.04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886172460" calcext:value-type="float">
            <text:p>2.89E+10</text:p>
          </table:table-cell>
          <table:table-cell table:style-name="ce2" office:value-type="float" office:value="-136353174.7" calcext:value-type="float">
            <text:p>-1.36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926209460" calcext:value-type="float">
            <text:p>2.89E+10</text:p>
          </table:table-cell>
          <table:table-cell table:style-name="ce2" office:value-type="float" office:value="-120041377.6" calcext:value-type="float">
            <text:p>-1.20E+08</text:p>
          </table:table-cell>
          <table:table-cell table:number-columns-repeated="1022"/>
        </table:table-row>
        <table:table-row table:style-name="ro1">
          <table:table-cell table:style-name="ce2" office:value-type="float" office:value="28966222460" calcext:value-type="float">
            <text:p>2.90E+10</text:p>
          </table:table-cell>
          <table:table-cell table:style-name="ce2" office:value-type="float" office:value="-128131665.1" calcext:value-type="float">
            <text:p>-1.28E+08</text:p>
          </table:table-cell>
          <table:table-cell table:number-columns-repeated="1022"/>
        </table:table-row>
        <table:table-row table:style-name="ro1">
          <table:table-cell table:style-name="ce2" office:value-type="float" office:value="29006282460" calcext:value-type="float">
            <text:p>2.90E+10</text:p>
          </table:table-cell>
          <table:table-cell table:style-name="ce2" office:value-type="float" office:value="-115313386.4" calcext:value-type="float">
            <text:p>-1.15E+08</text:p>
          </table:table-cell>
          <table:table-cell table:number-columns-repeated="1022"/>
        </table:table-row>
        <table:table-row table:style-name="ro1">
          <table:table-cell table:style-name="ce2" office:value-type="float" office:value="29046311460" calcext:value-type="float">
            <text:p>2.90E+10</text:p>
          </table:table-cell>
          <table:table-cell table:style-name="ce2" office:value-type="float" office:value="-102730750.5" calcext:value-type="float">
            <text:p>-1.03E+08</text:p>
          </table:table-cell>
          <table:table-cell table:number-columns-repeated="1022"/>
        </table:table-row>
        <table:table-row table:style-name="ro1">
          <table:table-cell table:style-name="ce2" office:value-type="float" office:value="29086355460" calcext:value-type="float">
            <text:p>2.91E+10</text:p>
          </table:table-cell>
          <table:table-cell table:style-name="ce2" office:value-type="float" office:value="-99594333.71" calcext:value-type="float">
            <text:p>-9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126392460" calcext:value-type="float">
            <text:p>2.91E+10</text:p>
          </table:table-cell>
          <table:table-cell table:style-name="ce2" office:value-type="float" office:value="-75399467.83" calcext:value-type="float">
            <text:p>-7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166417460" calcext:value-type="float">
            <text:p>2.92E+10</text:p>
          </table:table-cell>
          <table:table-cell table:style-name="ce2" office:value-type="float" office:value="-56087681.97" calcext:value-type="float">
            <text:p>-5.61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206441460" calcext:value-type="float">
            <text:p>2.92E+10</text:p>
          </table:table-cell>
          <table:table-cell table:style-name="ce2" office:value-type="float" office:value="-39862603.56" calcext:value-type="float">
            <text:p>-3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246495460" calcext:value-type="float">
            <text:p>2.92E+10</text:p>
          </table:table-cell>
          <table:table-cell table:style-name="ce2" office:value-type="float" office:value="-39536343.21" calcext:value-type="float">
            <text:p>-3.9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286538460" calcext:value-type="float">
            <text:p>2.93E+10</text:p>
          </table:table-cell>
          <table:table-cell table:style-name="ce2" office:value-type="float" office:value="-47659278.63" calcext:value-type="float">
            <text:p>-4.77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326574460" calcext:value-type="float">
            <text:p>2.93E+10</text:p>
          </table:table-cell>
          <table:table-cell table:style-name="ce2" office:value-type="float" office:value="-55325979.92" calcext:value-type="float">
            <text:p>-5.5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366589460" calcext:value-type="float">
            <text:p>2.94E+10</text:p>
          </table:table-cell>
          <table:table-cell table:style-name="ce2" office:value-type="float" office:value="-74995908.3" calcext:value-type="float">
            <text:p>-7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406647460" calcext:value-type="float">
            <text:p>2.94E+10</text:p>
          </table:table-cell>
          <table:table-cell table:style-name="ce2" office:value-type="float" office:value="-67584868.53" calcext:value-type="float">
            <text:p>-6.7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446656460" calcext:value-type="float">
            <text:p>2.94E+10</text:p>
          </table:table-cell>
          <table:table-cell table:style-name="ce2" office:value-type="float" office:value="-90635408.04" calcext:value-type="float">
            <text:p>-9.0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486713460" calcext:value-type="float">
            <text:p>2.95E+10</text:p>
          </table:table-cell>
          <table:table-cell table:style-name="ce2" office:value-type="float" office:value="-88396438.36" calcext:value-type="float">
            <text:p>-8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526739460" calcext:value-type="float">
            <text:p>2.95E+10</text:p>
          </table:table-cell>
          <table:table-cell table:style-name="ce2" office:value-type="float" office:value="-87173120.91" calcext:value-type="float">
            <text:p>-8.7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566793460" calcext:value-type="float">
            <text:p>2.96E+10</text:p>
          </table:table-cell>
          <table:table-cell table:style-name="ce2" office:value-type="float" office:value="-80481573.03" calcext:value-type="float">
            <text:p>-8.05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606830460" calcext:value-type="float">
            <text:p>2.96E+10</text:p>
          </table:table-cell>
          <table:table-cell table:style-name="ce2" office:value-type="float" office:value="-78567444.73" calcext:value-type="float">
            <text:p>-7.8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646842460" calcext:value-type="float">
            <text:p>2.96E+10</text:p>
          </table:table-cell>
          <table:table-cell table:style-name="ce2" office:value-type="float" office:value="-54608017.21" calcext:value-type="float">
            <text:p>-5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686903460" calcext:value-type="float">
            <text:p>2.97E+10</text:p>
          </table:table-cell>
          <table:table-cell table:style-name="ce2" office:value-type="float" office:value="-53553990.35" calcext:value-type="float">
            <text:p>-5.3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726940460" calcext:value-type="float">
            <text:p>2.97E+10</text:p>
          </table:table-cell>
          <table:table-cell table:style-name="ce2" office:value-type="float" office:value="-47290761.29" calcext:value-type="float">
            <text:p>-4.73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766973460" calcext:value-type="float">
            <text:p>2.98E+10</text:p>
          </table:table-cell>
          <table:table-cell table:style-name="ce2" office:value-type="float" office:value="-44615589.32" calcext:value-type="float">
            <text:p>-4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807012460" calcext:value-type="float">
            <text:p>2.98E+10</text:p>
          </table:table-cell>
          <table:table-cell table:style-name="ce2" office:value-type="float" office:value="-55449530.9" calcext:value-type="float">
            <text:p>-5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847051460" calcext:value-type="float">
            <text:p>2.98E+10</text:p>
          </table:table-cell>
          <table:table-cell table:style-name="ce2" office:value-type="float" office:value="-70941277.67" calcext:value-type="float">
            <text:p>-7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887087460" calcext:value-type="float">
            <text:p>2.99E+10</text:p>
          </table:table-cell>
          <table:table-cell table:style-name="ce2" office:value-type="float" office:value="-93021053.76" calcext:value-type="float">
            <text:p>-9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927113460" calcext:value-type="float">
            <text:p>2.99E+10</text:p>
          </table:table-cell>
          <table:table-cell table:style-name="ce2" office:value-type="float" office:value="-82154209.03" calcext:value-type="float">
            <text:p>-8.22E+07</text:p>
          </table:table-cell>
          <table:table-cell table:number-columns-repeated="1022"/>
        </table:table-row>
        <table:table-row table:style-name="ro1">
          <table:table-cell table:style-name="ce2" office:value-type="float" office:value="29967134460" calcext:value-type="float">
            <text:p>3.00E+10</text:p>
          </table:table-cell>
          <table:table-cell table:style-name="ce2" office:value-type="float" office:value="-95292975.7" calcext:value-type="float">
            <text:p>-9.5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007197460" calcext:value-type="float">
            <text:p>3.00E+10</text:p>
          </table:table-cell>
          <table:table-cell table:style-name="ce2" office:value-type="float" office:value="-77788117.09" calcext:value-type="float">
            <text:p>-7.7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047210460" calcext:value-type="float">
            <text:p>3.00E+10</text:p>
          </table:table-cell>
          <table:table-cell table:style-name="ce2" office:value-type="float" office:value="-75031305.66" calcext:value-type="float">
            <text:p>-7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087243460" calcext:value-type="float">
            <text:p>3.01E+10</text:p>
          </table:table-cell>
          <table:table-cell table:style-name="ce2" office:value-type="float" office:value="-60742920.44" calcext:value-type="float">
            <text:p>-6.0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127306460" calcext:value-type="float">
            <text:p>3.01E+10</text:p>
          </table:table-cell>
          <table:table-cell table:style-name="ce2" office:value-type="float" office:value="-58527369.32" calcext:value-type="float">
            <text:p>-5.8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167333460" calcext:value-type="float">
            <text:p>3.02E+10</text:p>
          </table:table-cell>
          <table:table-cell table:style-name="ce2" office:value-type="float" office:value="-63001747.81" calcext:value-type="float">
            <text:p>-6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207371460" calcext:value-type="float">
            <text:p>3.02E+10</text:p>
          </table:table-cell>
          <table:table-cell table:style-name="ce2" office:value-type="float" office:value="-60933189.06" calcext:value-type="float">
            <text:p>-6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247391460" calcext:value-type="float">
            <text:p>3.02E+10</text:p>
          </table:table-cell>
          <table:table-cell table:style-name="ce2" office:value-type="float" office:value="-56587283.72" calcext:value-type="float">
            <text:p>-5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287453460" calcext:value-type="float">
            <text:p>3.03E+10</text:p>
          </table:table-cell>
          <table:table-cell table:style-name="ce2" office:value-type="float" office:value="-66945162.58" calcext:value-type="float">
            <text:p>-6.6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327489460" calcext:value-type="float">
            <text:p>3.03E+10</text:p>
          </table:table-cell>
          <table:table-cell table:style-name="ce2" office:value-type="float" office:value="-65376169.61" calcext:value-type="float">
            <text:p>-6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367510460" calcext:value-type="float">
            <text:p>3.04E+10</text:p>
          </table:table-cell>
          <table:table-cell table:style-name="ce2" office:value-type="float" office:value="-71049318.68" calcext:value-type="float">
            <text:p>-7.1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407563460" calcext:value-type="float">
            <text:p>3.04E+10</text:p>
          </table:table-cell>
          <table:table-cell table:style-name="ce2" office:value-type="float" office:value="-77474290.63" calcext:value-type="float">
            <text:p>-7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447599460" calcext:value-type="float">
            <text:p>3.04E+10</text:p>
          </table:table-cell>
          <table:table-cell table:style-name="ce2" office:value-type="float" office:value="-64753146.5" calcext:value-type="float">
            <text:p>-6.4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487615460" calcext:value-type="float">
            <text:p>3.05E+10</text:p>
          </table:table-cell>
          <table:table-cell table:style-name="ce2" office:value-type="float" office:value="-92618157.76" calcext:value-type="float">
            <text:p>-9.2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527647460" calcext:value-type="float">
            <text:p>3.05E+10</text:p>
          </table:table-cell>
          <table:table-cell table:style-name="ce2" office:value-type="float" office:value="-72799828.87" calcext:value-type="float">
            <text:p>-7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567699460" calcext:value-type="float">
            <text:p>3.06E+10</text:p>
          </table:table-cell>
          <table:table-cell table:style-name="ce2" office:value-type="float" office:value="-77927943.2" calcext:value-type="float">
            <text:p>-7.7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607746460" calcext:value-type="float">
            <text:p>3.06E+10</text:p>
          </table:table-cell>
          <table:table-cell table:style-name="ce2" office:value-type="float" office:value="-51126937.33" calcext:value-type="float">
            <text:p>-5.11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647781460" calcext:value-type="float">
            <text:p>3.06E+10</text:p>
          </table:table-cell>
          <table:table-cell table:style-name="ce2" office:value-type="float" office:value="-73708911.01" calcext:value-type="float">
            <text:p>-7.3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687819460" calcext:value-type="float">
            <text:p>3.07E+10</text:p>
          </table:table-cell>
          <table:table-cell table:style-name="ce2" office:value-type="float" office:value="-53829287.43" calcext:value-type="float">
            <text:p>-5.3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727855460" calcext:value-type="float">
            <text:p>3.07E+10</text:p>
          </table:table-cell>
          <table:table-cell table:style-name="ce2" office:value-type="float" office:value="-71351108.1" calcext:value-type="float">
            <text:p>-7.1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767889460" calcext:value-type="float">
            <text:p>3.08E+10</text:p>
          </table:table-cell>
          <table:table-cell table:style-name="ce2" office:value-type="float" office:value="-80685917.22" calcext:value-type="float">
            <text:p>-8.0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807927460" calcext:value-type="float">
            <text:p>3.08E+10</text:p>
          </table:table-cell>
          <table:table-cell table:style-name="ce2" office:value-type="float" office:value="-67969906.54" calcext:value-type="float">
            <text:p>-6.8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847964460" calcext:value-type="float">
            <text:p>3.08E+10</text:p>
          </table:table-cell>
          <table:table-cell table:style-name="ce2" office:value-type="float" office:value="-96786073.63" calcext:value-type="float">
            <text:p>-9.6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887975460" calcext:value-type="float">
            <text:p>3.09E+10</text:p>
          </table:table-cell>
          <table:table-cell table:style-name="ce2" office:value-type="float" office:value="-59275437.19" calcext:value-type="float">
            <text:p>-5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928039460" calcext:value-type="float">
            <text:p>3.09E+10</text:p>
          </table:table-cell>
          <table:table-cell table:style-name="ce2" office:value-type="float" office:value="-68293348.93" calcext:value-type="float">
            <text:p>-6.8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0968074460" calcext:value-type="float">
            <text:p>3.10E+10</text:p>
          </table:table-cell>
          <table:table-cell table:style-name="ce2" office:value-type="float" office:value="-71916907.87" calcext:value-type="float">
            <text:p>-7.1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008112460" calcext:value-type="float">
            <text:p>3.10E+10</text:p>
          </table:table-cell>
          <table:table-cell table:style-name="ce2" office:value-type="float" office:value="-58696421.23" calcext:value-type="float">
            <text:p>-5.8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048147460" calcext:value-type="float">
            <text:p>3.10E+10</text:p>
          </table:table-cell>
          <table:table-cell table:style-name="ce2" office:value-type="float" office:value="-73104846.81" calcext:value-type="float">
            <text:p>-7.31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088159460" calcext:value-type="float">
            <text:p>3.11E+10</text:p>
          </table:table-cell>
          <table:table-cell table:style-name="ce2" office:value-type="float" office:value="-76165751.15" calcext:value-type="float">
            <text:p>-7.62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128212460" calcext:value-type="float">
            <text:p>3.11E+10</text:p>
          </table:table-cell>
          <table:table-cell table:style-name="ce2" office:value-type="float" office:value="-79754684.18" calcext:value-type="float">
            <text:p>-7.9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168233460" calcext:value-type="float">
            <text:p>3.12E+10</text:p>
          </table:table-cell>
          <table:table-cell table:style-name="ce2" office:value-type="float" office:value="-79297077.88" calcext:value-type="float">
            <text:p>-7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208287460" calcext:value-type="float">
            <text:p>3.12E+10</text:p>
          </table:table-cell>
          <table:table-cell table:style-name="ce2" office:value-type="float" office:value="-81549740.55" calcext:value-type="float">
            <text:p>-8.1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248331460" calcext:value-type="float">
            <text:p>3.12E+10</text:p>
          </table:table-cell>
          <table:table-cell table:style-name="ce2" office:value-type="float" office:value="-69422911.08" calcext:value-type="float">
            <text:p>-6.9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288368460" calcext:value-type="float">
            <text:p>3.13E+10</text:p>
          </table:table-cell>
          <table:table-cell table:style-name="ce2" office:value-type="float" office:value="-69666254.61" calcext:value-type="float">
            <text:p>-6.9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328405460" calcext:value-type="float">
            <text:p>3.13E+10</text:p>
          </table:table-cell>
          <table:table-cell table:style-name="ce2" office:value-type="float" office:value="-89600464.58" calcext:value-type="float">
            <text:p>-8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368441460" calcext:value-type="float">
            <text:p>3.14E+10</text:p>
          </table:table-cell>
          <table:table-cell table:style-name="ce2" office:value-type="float" office:value="-58748074.3" calcext:value-type="float">
            <text:p>-5.8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408474460" calcext:value-type="float">
            <text:p>3.14E+10</text:p>
          </table:table-cell>
          <table:table-cell table:style-name="ce2" office:value-type="float" office:value="-61563068.95" calcext:value-type="float">
            <text:p>-6.1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448486460" calcext:value-type="float">
            <text:p>3.14E+10</text:p>
          </table:table-cell>
          <table:table-cell table:style-name="ce2" office:value-type="float" office:value="-70401025.77" calcext:value-type="float">
            <text:p>-7.0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488531460" calcext:value-type="float">
            <text:p>3.15E+10</text:p>
          </table:table-cell>
          <table:table-cell table:style-name="ce2" office:value-type="float" office:value="-54603510.74" calcext:value-type="float">
            <text:p>-5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528560460" calcext:value-type="float">
            <text:p>3.15E+10</text:p>
          </table:table-cell>
          <table:table-cell table:style-name="ce2" office:value-type="float" office:value="-73761309.83" calcext:value-type="float">
            <text:p>-7.3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568610460" calcext:value-type="float">
            <text:p>3.16E+10</text:p>
          </table:table-cell>
          <table:table-cell table:style-name="ce2" office:value-type="float" office:value="-69275650.32" calcext:value-type="float">
            <text:p>-6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608662460" calcext:value-type="float">
            <text:p>3.16E+10</text:p>
          </table:table-cell>
          <table:table-cell table:style-name="ce2" office:value-type="float" office:value="-59537167.47" calcext:value-type="float">
            <text:p>-5.9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648687460" calcext:value-type="float">
            <text:p>3.16E+10</text:p>
          </table:table-cell>
          <table:table-cell table:style-name="ce2" office:value-type="float" office:value="-77061249.94" calcext:value-type="float">
            <text:p>-7.71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688735460" calcext:value-type="float">
            <text:p>3.17E+10</text:p>
          </table:table-cell>
          <table:table-cell table:style-name="ce2" office:value-type="float" office:value="-60687854.97" calcext:value-type="float">
            <text:p>-6.0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728771460" calcext:value-type="float">
            <text:p>3.17E+10</text:p>
          </table:table-cell>
          <table:table-cell table:style-name="ce2" office:value-type="float" office:value="-70411426.28" calcext:value-type="float">
            <text:p>-7.0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768808460" calcext:value-type="float">
            <text:p>3.18E+10</text:p>
          </table:table-cell>
          <table:table-cell table:style-name="ce2" office:value-type="float" office:value="-71319704.44" calcext:value-type="float">
            <text:p>-7.1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808842460" calcext:value-type="float">
            <text:p>3.18E+10</text:p>
          </table:table-cell>
          <table:table-cell table:style-name="ce2" office:value-type="float" office:value="-74567900.11" calcext:value-type="float">
            <text:p>-7.4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848878460" calcext:value-type="float">
            <text:p>3.18E+10</text:p>
          </table:table-cell>
          <table:table-cell table:style-name="ce2" office:value-type="float" office:value="-72816719.55" calcext:value-type="float">
            <text:p>-7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888894460" calcext:value-type="float">
            <text:p>3.19E+10</text:p>
          </table:table-cell>
          <table:table-cell table:style-name="ce2" office:value-type="float" office:value="-55359151.44" calcext:value-type="float">
            <text:p>-5.5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928954460" calcext:value-type="float">
            <text:p>3.19E+10</text:p>
          </table:table-cell>
          <table:table-cell table:style-name="ce2" office:value-type="float" office:value="-61194274.1" calcext:value-type="float">
            <text:p>-6.12E+07</text:p>
          </table:table-cell>
          <table:table-cell table:number-columns-repeated="1022"/>
        </table:table-row>
        <table:table-row table:style-name="ro1">
          <table:table-cell table:style-name="ce2" office:value-type="float" office:value="31968992460" calcext:value-type="float">
            <text:p>3.20E+10</text:p>
          </table:table-cell>
          <table:table-cell table:style-name="ce2" office:value-type="float" office:value="-49561052.4" calcext:value-type="float">
            <text:p>-4.9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009025460" calcext:value-type="float">
            <text:p>3.20E+10</text:p>
          </table:table-cell>
          <table:table-cell table:style-name="ce2" office:value-type="float" office:value="-89684875.76" calcext:value-type="float">
            <text:p>-8.9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049065460" calcext:value-type="float">
            <text:p>3.20E+10</text:p>
          </table:table-cell>
          <table:table-cell table:style-name="ce2" office:value-type="float" office:value="-51120090.26" calcext:value-type="float">
            <text:p>-5.11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089082460" calcext:value-type="float">
            <text:p>3.21E+10</text:p>
          </table:table-cell>
          <table:table-cell table:style-name="ce2" office:value-type="float" office:value="-73603401.89" calcext:value-type="float">
            <text:p>-7.3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129124460" calcext:value-type="float">
            <text:p>3.21E+10</text:p>
          </table:table-cell>
          <table:table-cell table:style-name="ce2" office:value-type="float" office:value="-74047911.34" calcext:value-type="float">
            <text:p>-7.4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169160460" calcext:value-type="float">
            <text:p>3.22E+10</text:p>
          </table:table-cell>
          <table:table-cell table:style-name="ce2" office:value-type="float" office:value="-67421049.42" calcext:value-type="float">
            <text:p>-6.7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209212460" calcext:value-type="float">
            <text:p>3.22E+10</text:p>
          </table:table-cell>
          <table:table-cell table:style-name="ce2" office:value-type="float" office:value="-104198872.1" calcext:value-type="float">
            <text:p>-1.04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249249460" calcext:value-type="float">
            <text:p>3.22E+10</text:p>
          </table:table-cell>
          <table:table-cell table:style-name="ce2" office:value-type="float" office:value="-474747549" calcext:value-type="float">
            <text:p>-4.75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289286460" calcext:value-type="float">
            <text:p>3.23E+10</text:p>
          </table:table-cell>
          <table:table-cell table:style-name="ce2" office:value-type="float" office:value="-777176684.2" calcext:value-type="float">
            <text:p>-7.77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329321460" calcext:value-type="float">
            <text:p>3.23E+10</text:p>
          </table:table-cell>
          <table:table-cell table:style-name="ce2" office:value-type="float" office:value="-744620986.3" calcext:value-type="float">
            <text:p>-7.45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369358460" calcext:value-type="float">
            <text:p>3.24E+10</text:p>
          </table:table-cell>
          <table:table-cell table:style-name="ce2" office:value-type="float" office:value="-443768365.5" calcext:value-type="float">
            <text:p>-4.44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409368460" calcext:value-type="float">
            <text:p>3.24E+10</text:p>
          </table:table-cell>
          <table:table-cell table:style-name="ce2" office:value-type="float" office:value="-74501724.65" calcext:value-type="float">
            <text:p>-7.4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449406460" calcext:value-type="float">
            <text:p>3.24E+10</text:p>
          </table:table-cell>
          <table:table-cell table:style-name="ce2" office:value-type="float" office:value="178758141.3" calcext:value-type="float">
            <text:p>1.79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489453460" calcext:value-type="float">
            <text:p>3.25E+10</text:p>
          </table:table-cell>
          <table:table-cell table:style-name="ce2" office:value-type="float" office:value="448118447.2" calcext:value-type="float">
            <text:p>4.48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529484460" calcext:value-type="float">
            <text:p>3.25E+10</text:p>
          </table:table-cell>
          <table:table-cell table:style-name="ce2" office:value-type="float" office:value="483151016.5" calcext:value-type="float">
            <text:p>4.83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569541460" calcext:value-type="float">
            <text:p>3.26E+10</text:p>
          </table:table-cell>
          <table:table-cell table:style-name="ce2" office:value-type="float" office:value="220122903.2" calcext:value-type="float">
            <text:p>2.20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619491960" calcext:value-type="float">
            <text:p>3.26E+10</text:p>
          </table:table-cell>
          <table:table-cell table:style-name="ce2" office:value-type="float" office:value="-18818053.02" calcext:value-type="float">
            <text:p>-1.8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659528960" calcext:value-type="float">
            <text:p>3.27E+10</text:p>
          </table:table-cell>
          <table:table-cell table:style-name="ce2" office:value-type="float" office:value="-231379809.7" calcext:value-type="float">
            <text:p>-2.31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699566960" calcext:value-type="float">
            <text:p>3.27E+10</text:p>
          </table:table-cell>
          <table:table-cell table:style-name="ce2" office:value-type="float" office:value="-414684584.3" calcext:value-type="float">
            <text:p>-4.15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739593960" calcext:value-type="float">
            <text:p>3.27E+10</text:p>
          </table:table-cell>
          <table:table-cell table:style-name="ce2" office:value-type="float" office:value="-354716257.8" calcext:value-type="float">
            <text:p>-3.55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779638960" calcext:value-type="float">
            <text:p>3.28E+10</text:p>
          </table:table-cell>
          <table:table-cell table:style-name="ce2" office:value-type="float" office:value="-158520528.8" calcext:value-type="float">
            <text:p>-1.59E+08</text:p>
          </table:table-cell>
          <table:table-cell table:number-columns-repeated="1022"/>
        </table:table-row>
        <table:table-row table:style-name="ro1">
          <table:table-cell table:style-name="ce2" office:value-type="float" office:value="32819675960" calcext:value-type="float">
            <text:p>3.28E+10</text:p>
          </table:table-cell>
          <table:table-cell table:style-name="ce2" office:value-type="float" office:value="-11902781.76" calcext:value-type="float">
            <text:p>-1.1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859687960" calcext:value-type="float">
            <text:p>3.29E+10</text:p>
          </table:table-cell>
          <table:table-cell table:style-name="ce2" office:value-type="float" office:value="35210919.39" calcext:value-type="float">
            <text:p>3.52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899722960" calcext:value-type="float">
            <text:p>3.29E+10</text:p>
          </table:table-cell>
          <table:table-cell table:style-name="ce2" office:value-type="float" office:value="83470524.06" calcext:value-type="float">
            <text:p>8.3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939758960" calcext:value-type="float">
            <text:p>3.29E+10</text:p>
          </table:table-cell>
          <table:table-cell table:style-name="ce2" office:value-type="float" office:value="27753458.49" calcext:value-type="float">
            <text:p>2.7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2979821960" calcext:value-type="float">
            <text:p>3.30E+10</text:p>
          </table:table-cell>
          <table:table-cell table:style-name="ce2" office:value-type="float" office:value="-87514667.97" calcext:value-type="float">
            <text:p>-8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019858960" calcext:value-type="float">
            <text:p>3.30E+10</text:p>
          </table:table-cell>
          <table:table-cell table:style-name="ce2" office:value-type="float" office:value="-114317821.4" calcext:value-type="float">
            <text:p>-1.14E+08</text:p>
          </table:table-cell>
          <table:table-cell table:number-columns-repeated="1022"/>
        </table:table-row>
        <table:table-row table:style-name="ro1">
          <table:table-cell table:style-name="ce2" office:value-type="float" office:value="33059877960" calcext:value-type="float">
            <text:p>3.31E+10</text:p>
          </table:table-cell>
          <table:table-cell table:style-name="ce2" office:value-type="float" office:value="-111085074.1" calcext:value-type="float">
            <text:p>-1.11E+08</text:p>
          </table:table-cell>
          <table:table-cell table:number-columns-repeated="1022"/>
        </table:table-row>
        <table:table-row table:style-name="ro1">
          <table:table-cell table:style-name="ce2" office:value-type="float" office:value="33099932960" calcext:value-type="float">
            <text:p>3.31E+10</text:p>
          </table:table-cell>
          <table:table-cell table:style-name="ce2" office:value-type="float" office:value="-46602315.6" calcext:value-type="float">
            <text:p>-4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139967960" calcext:value-type="float">
            <text:p>3.31E+10</text:p>
          </table:table-cell>
          <table:table-cell table:style-name="ce2" office:value-type="float" office:value="-34123747.55" calcext:value-type="float">
            <text:p>-3.41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179980960" calcext:value-type="float">
            <text:p>3.32E+10</text:p>
          </table:table-cell>
          <table:table-cell table:style-name="ce2" office:value-type="float" office:value="-82868602.88" calcext:value-type="float">
            <text:p>-8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220032960" calcext:value-type="float">
            <text:p>3.32E+10</text:p>
          </table:table-cell>
          <table:table-cell table:style-name="ce2" office:value-type="float" office:value="-30373438.04" calcext:value-type="float">
            <text:p>-3.0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260078960" calcext:value-type="float">
            <text:p>3.33E+10</text:p>
          </table:table-cell>
          <table:table-cell table:style-name="ce2" office:value-type="float" office:value="-130296578.5" calcext:value-type="float">
            <text:p>-1.30E+08</text:p>
          </table:table-cell>
          <table:table-cell table:number-columns-repeated="1022"/>
        </table:table-row>
        <table:table-row table:style-name="ro1">
          <table:table-cell table:style-name="ce2" office:value-type="float" office:value="33300116960" calcext:value-type="float">
            <text:p>3.33E+10</text:p>
          </table:table-cell>
          <table:table-cell table:style-name="ce2" office:value-type="float" office:value="-45523649.35" calcext:value-type="float">
            <text:p>-4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340150960" calcext:value-type="float">
            <text:p>3.33E+10</text:p>
          </table:table-cell>
          <table:table-cell table:style-name="ce2" office:value-type="float" office:value="-45959266.92" calcext:value-type="float">
            <text:p>-4.6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380187960" calcext:value-type="float">
            <text:p>3.34E+10</text:p>
          </table:table-cell>
          <table:table-cell table:style-name="ce2" office:value-type="float" office:value="-125648206.5" calcext:value-type="float">
            <text:p>-1.26E+08</text:p>
          </table:table-cell>
          <table:table-cell table:number-columns-repeated="1022"/>
        </table:table-row>
        <table:table-row table:style-name="ro1">
          <table:table-cell table:style-name="ce2" office:value-type="float" office:value="33420225960" calcext:value-type="float">
            <text:p>3.34E+10</text:p>
          </table:table-cell>
          <table:table-cell table:style-name="ce2" office:value-type="float" office:value="-15032693.87" calcext:value-type="float">
            <text:p>-1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460262960" calcext:value-type="float">
            <text:p>3.35E+10</text:p>
          </table:table-cell>
          <table:table-cell table:style-name="ce2" office:value-type="float" office:value="-112960229.3" calcext:value-type="float">
            <text:p>-1.13E+08</text:p>
          </table:table-cell>
          <table:table-cell table:number-columns-repeated="1022"/>
        </table:table-row>
        <table:table-row table:style-name="ro1">
          <table:table-cell table:style-name="ce2" office:value-type="float" office:value="33500297960" calcext:value-type="float">
            <text:p>3.35E+10</text:p>
          </table:table-cell>
          <table:table-cell table:style-name="ce2" office:value-type="float" office:value="-59868791.39" calcext:value-type="float">
            <text:p>-5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540335960" calcext:value-type="float">
            <text:p>3.35E+10</text:p>
          </table:table-cell>
          <table:table-cell table:style-name="ce2" office:value-type="float" office:value="-48399019.36" calcext:value-type="float">
            <text:p>-4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580342960" calcext:value-type="float">
            <text:p>3.36E+10</text:p>
          </table:table-cell>
          <table:table-cell table:style-name="ce2" office:value-type="float" office:value="-68982390.76" calcext:value-type="float">
            <text:p>-6.9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620393960" calcext:value-type="float">
            <text:p>3.36E+10</text:p>
          </table:table-cell>
          <table:table-cell table:style-name="ce2" office:value-type="float" office:value="-112254903.2" calcext:value-type="float">
            <text:p>-1.12E+08</text:p>
          </table:table-cell>
          <table:table-cell table:number-columns-repeated="1022"/>
        </table:table-row>
        <table:table-row table:style-name="ro1">
          <table:table-cell table:style-name="ce2" office:value-type="float" office:value="33660426960" calcext:value-type="float">
            <text:p>3.37E+10</text:p>
          </table:table-cell>
          <table:table-cell table:style-name="ce2" office:value-type="float" office:value="-37293106.32" calcext:value-type="float">
            <text:p>-3.7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700481960" calcext:value-type="float">
            <text:p>3.37E+10</text:p>
          </table:table-cell>
          <table:table-cell table:style-name="ce2" office:value-type="float" office:value="-91686000.52" calcext:value-type="float">
            <text:p>-9.1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740510960" calcext:value-type="float">
            <text:p>3.37E+10</text:p>
          </table:table-cell>
          <table:table-cell table:style-name="ce2" office:value-type="float" office:value="-120751462.6" calcext:value-type="float">
            <text:p>-1.21E+08</text:p>
          </table:table-cell>
          <table:table-cell table:number-columns-repeated="1022"/>
        </table:table-row>
        <table:table-row table:style-name="ro1">
          <table:table-cell table:style-name="ce2" office:value-type="float" office:value="33780552960" calcext:value-type="float">
            <text:p>3.38E+10</text:p>
          </table:table-cell>
          <table:table-cell table:style-name="ce2" office:value-type="float" office:value="-3009708.362" calcext:value-type="float">
            <text:p>-3.01E+06</text:p>
          </table:table-cell>
          <table:table-cell table:number-columns-repeated="1022"/>
        </table:table-row>
        <table:table-row table:style-name="ro1">
          <table:table-cell table:style-name="ce2" office:value-type="float" office:value="33820592960" calcext:value-type="float">
            <text:p>3.38E+10</text:p>
          </table:table-cell>
          <table:table-cell table:style-name="ce2" office:value-type="float" office:value="-102737484.5" calcext:value-type="float">
            <text:p>-1.03E+08</text:p>
          </table:table-cell>
          <table:table-cell table:number-columns-repeated="1022"/>
        </table:table-row>
        <table:table-row table:style-name="ro1">
          <table:table-cell table:style-name="ce2" office:value-type="float" office:value="33860619960" calcext:value-type="float">
            <text:p>3.39E+10</text:p>
          </table:table-cell>
          <table:table-cell table:style-name="ce2" office:value-type="float" office:value="-33724308.21" calcext:value-type="float">
            <text:p>-3.3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900665960" calcext:value-type="float">
            <text:p>3.39E+10</text:p>
          </table:table-cell>
          <table:table-cell table:style-name="ce2" office:value-type="float" office:value="-48746887.58" calcext:value-type="float">
            <text:p>-4.8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940702960" calcext:value-type="float">
            <text:p>3.39E+10</text:p>
          </table:table-cell>
          <table:table-cell table:style-name="ce2" office:value-type="float" office:value="-90300177.58" calcext:value-type="float">
            <text:p>-9.0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3980738960" calcext:value-type="float">
            <text:p>3.40E+10</text:p>
          </table:table-cell>
          <table:table-cell table:style-name="ce2" office:value-type="float" office:value="-9267575.854" calcext:value-type="float">
            <text:p>-9.27E+06</text:p>
          </table:table-cell>
          <table:table-cell table:number-columns-repeated="1022"/>
        </table:table-row>
        <table:table-row table:style-name="ro1">
          <table:table-cell table:style-name="ce2" office:value-type="float" office:value="34020776960" calcext:value-type="float">
            <text:p>3.40E+10</text:p>
          </table:table-cell>
          <table:table-cell table:style-name="ce2" office:value-type="float" office:value="-84396069.2" calcext:value-type="float">
            <text:p>-8.4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060791960" calcext:value-type="float">
            <text:p>3.41E+10</text:p>
          </table:table-cell>
          <table:table-cell table:style-name="ce2" office:value-type="float" office:value="-75463420.03" calcext:value-type="float">
            <text:p>-7.5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100847960" calcext:value-type="float">
            <text:p>3.41E+10</text:p>
          </table:table-cell>
          <table:table-cell table:style-name="ce2" office:value-type="float" office:value="-52751860.28" calcext:value-type="float">
            <text:p>-5.2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140885960" calcext:value-type="float">
            <text:p>3.41E+10</text:p>
          </table:table-cell>
          <table:table-cell table:style-name="ce2" office:value-type="float" office:value="-56767286.03" calcext:value-type="float">
            <text:p>-5.6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180913960" calcext:value-type="float">
            <text:p>3.42E+10</text:p>
          </table:table-cell>
          <table:table-cell table:style-name="ce2" office:value-type="float" office:value="-68865028.46" calcext:value-type="float">
            <text:p>-6.8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220957960" calcext:value-type="float">
            <text:p>3.42E+10</text:p>
          </table:table-cell>
          <table:table-cell table:style-name="ce2" office:value-type="float" office:value="-84472711.12" calcext:value-type="float">
            <text:p>-8.4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260996960" calcext:value-type="float">
            <text:p>3.43E+10</text:p>
          </table:table-cell>
          <table:table-cell table:style-name="ce2" office:value-type="float" office:value="-46272259.12" calcext:value-type="float">
            <text:p>-4.6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301030960" calcext:value-type="float">
            <text:p>3.43E+10</text:p>
          </table:table-cell>
          <table:table-cell table:style-name="ce2" office:value-type="float" office:value="-78460532.04" calcext:value-type="float">
            <text:p>-7.8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341068960" calcext:value-type="float">
            <text:p>3.43E+10</text:p>
          </table:table-cell>
          <table:table-cell table:style-name="ce2" office:value-type="float" office:value="-50839110.99" calcext:value-type="float">
            <text:p>-5.0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381079960" calcext:value-type="float">
            <text:p>3.44E+10</text:p>
          </table:table-cell>
          <table:table-cell table:style-name="ce2" office:value-type="float" office:value="-83562547.47" calcext:value-type="float">
            <text:p>-8.3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421141960" calcext:value-type="float">
            <text:p>3.44E+10</text:p>
          </table:table-cell>
          <table:table-cell table:style-name="ce2" office:value-type="float" office:value="-68998487.73" calcext:value-type="float">
            <text:p>-6.9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461151960" calcext:value-type="float">
            <text:p>3.45E+10</text:p>
          </table:table-cell>
          <table:table-cell table:style-name="ce2" office:value-type="float" office:value="-56892527.79" calcext:value-type="float">
            <text:p>-5.6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501204960" calcext:value-type="float">
            <text:p>3.45E+10</text:p>
          </table:table-cell>
          <table:table-cell table:style-name="ce2" office:value-type="float" office:value="-82933047.88" calcext:value-type="float">
            <text:p>-8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541251960" calcext:value-type="float">
            <text:p>3.45E+10</text:p>
          </table:table-cell>
          <table:table-cell table:style-name="ce2" office:value-type="float" office:value="-56586036.62" calcext:value-type="float">
            <text:p>-5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581268960" calcext:value-type="float">
            <text:p>3.46E+10</text:p>
          </table:table-cell>
          <table:table-cell table:style-name="ce2" office:value-type="float" office:value="-66502418.72" calcext:value-type="float">
            <text:p>-6.6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621300960" calcext:value-type="float">
            <text:p>3.46E+10</text:p>
          </table:table-cell>
          <table:table-cell table:style-name="ce2" office:value-type="float" office:value="-62394999.83" calcext:value-type="float">
            <text:p>-6.2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661362960" calcext:value-type="float">
            <text:p>3.47E+10</text:p>
          </table:table-cell>
          <table:table-cell table:style-name="ce2" office:value-type="float" office:value="-66614751.5" calcext:value-type="float">
            <text:p>-6.6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701398960" calcext:value-type="float">
            <text:p>3.47E+10</text:p>
          </table:table-cell>
          <table:table-cell table:style-name="ce2" office:value-type="float" office:value="-69784625.32" calcext:value-type="float">
            <text:p>-6.9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741436960" calcext:value-type="float">
            <text:p>3.47E+10</text:p>
          </table:table-cell>
          <table:table-cell table:style-name="ce2" office:value-type="float" office:value="-58438529.32" calcext:value-type="float">
            <text:p>-5.8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781464960" calcext:value-type="float">
            <text:p>3.48E+10</text:p>
          </table:table-cell>
          <table:table-cell table:style-name="ce2" office:value-type="float" office:value="-70896394.58" calcext:value-type="float">
            <text:p>-7.0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821508960" calcext:value-type="float">
            <text:p>3.48E+10</text:p>
          </table:table-cell>
          <table:table-cell table:style-name="ce2" office:value-type="float" office:value="-69271718.3" calcext:value-type="float">
            <text:p>-6.9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861546960" calcext:value-type="float">
            <text:p>3.49E+10</text:p>
          </table:table-cell>
          <table:table-cell table:style-name="ce2" office:value-type="float" office:value="-89853932.24" calcext:value-type="float">
            <text:p>-8.9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901581960" calcext:value-type="float">
            <text:p>3.49E+10</text:p>
          </table:table-cell>
          <table:table-cell table:style-name="ce2" office:value-type="float" office:value="-55584413.71" calcext:value-type="float">
            <text:p>-5.56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941618960" calcext:value-type="float">
            <text:p>3.49E+10</text:p>
          </table:table-cell>
          <table:table-cell table:style-name="ce2" office:value-type="float" office:value="-62956265.15" calcext:value-type="float">
            <text:p>-6.3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4981655960" calcext:value-type="float">
            <text:p>3.50E+10</text:p>
          </table:table-cell>
          <table:table-cell table:style-name="ce2" office:value-type="float" office:value="-64785949.15" calcext:value-type="float">
            <text:p>-6.48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021685960" calcext:value-type="float">
            <text:p>3.50E+10</text:p>
          </table:table-cell>
          <table:table-cell table:style-name="ce2" office:value-type="float" office:value="-81280523.1" calcext:value-type="float">
            <text:p>-8.1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061706960" calcext:value-type="float">
            <text:p>3.51E+10</text:p>
          </table:table-cell>
          <table:table-cell table:style-name="ce2" office:value-type="float" office:value="-72924513.89" calcext:value-type="float">
            <text:p>-7.29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101746960" calcext:value-type="float">
            <text:p>3.51E+10</text:p>
          </table:table-cell>
          <table:table-cell table:style-name="ce2" office:value-type="float" office:value="-74112607.58" calcext:value-type="float">
            <text:p>-7.41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141802960" calcext:value-type="float">
            <text:p>3.51E+10</text:p>
          </table:table-cell>
          <table:table-cell table:style-name="ce2" office:value-type="float" office:value="-75295571.25" calcext:value-type="float">
            <text:p>-7.53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181825960" calcext:value-type="float">
            <text:p>3.52E+10</text:p>
          </table:table-cell>
          <table:table-cell table:style-name="ce2" office:value-type="float" office:value="-63708175.97" calcext:value-type="float">
            <text:p>-6.37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221863960" calcext:value-type="float">
            <text:p>3.52E+10</text:p>
          </table:table-cell>
          <table:table-cell table:style-name="ce2" office:value-type="float" office:value="-69121969.05" calcext:value-type="float">
            <text:p>-6.91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261911960" calcext:value-type="float">
            <text:p>3.53E+10</text:p>
          </table:table-cell>
          <table:table-cell table:style-name="ce2" office:value-type="float" office:value="-69593176.97" calcext:value-type="float">
            <text:p>-6.96E+07</text:p>
          </table:table-cell>
          <table:table-cell>
            <draw:frame table:end-cell-address="Tabellenblatt1.H899" table:end-x="41.98pt" table:end-y="5.95pt" draw:z-index="0" draw:name="Chart 1" draw:style-name="gr1" draw:text-style-name="P1" svg:width="449.97pt" svg:height="278.22pt" svg:x="42.01pt" svg:y="11.23pt">
              <loext:p draw:notify-on-update-of-ranges="Tabellenblatt1.A2:Tabellenblatt1.A889 Tabellenblatt1.B1:Tabellenblatt1.B1 Tabellenblatt1.B2:Tabellenblatt1.B88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2" office:value-type="float" office:value="35301942960" calcext:value-type="float">
            <text:p>3.53E+10</text:p>
          </table:table-cell>
          <table:table-cell table:style-name="ce2" office:value-type="float" office:value="-45052877.12" calcext:value-type="float">
            <text:p>-4.51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341960960" calcext:value-type="float">
            <text:p>3.53E+10</text:p>
          </table:table-cell>
          <table:table-cell table:style-name="ce2" office:value-type="float" office:value="-77453956.71" calcext:value-type="float">
            <text:p>-7.7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382019960" calcext:value-type="float">
            <text:p>3.54E+10</text:p>
          </table:table-cell>
          <table:table-cell table:style-name="ce2" office:value-type="float" office:value="-38464504.61" calcext:value-type="float">
            <text:p>-3.85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422058960" calcext:value-type="float">
            <text:p>3.54E+10</text:p>
          </table:table-cell>
          <table:table-cell table:style-name="ce2" office:value-type="float" office:value="-82417256.08" calcext:value-type="float">
            <text:p>-8.24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462095960" calcext:value-type="float">
            <text:p>3.55E+10</text:p>
          </table:table-cell>
          <table:table-cell table:style-name="ce2" office:value-type="float" office:value="-44956836.6" calcext:value-type="float">
            <text:p>-4.50E+07</text:p>
          </table:table-cell>
          <table:table-cell table:number-columns-repeated="1022"/>
        </table:table-row>
        <table:table-row table:style-name="ro1">
          <table:table-cell table:style-name="ce2" office:value-type="float" office:value="35502106960" calcext:value-type="float">
            <text:p>3.55E+10</text:p>
          </table:table-cell>
          <table:table-cell table:style-name="ce2" office:value-type="float" office:value="-106032273.5" calcext:value-type="float">
            <text:p>-1.06E+08</text:p>
          </table:table-cell>
          <table:table-cell table:number-columns-repeated="1022"/>
        </table:table-row>
        <table:table-row table:style-name="ro1">
          <table:table-cell table:style-name="ce2" office:value-type="float" office:value="35542157960" calcext:value-type="float">
            <text:p>3.55E+10</text:p>
          </table:table-cell>
          <table:table-cell table:style-name="ce2" office:value-type="float" office:value="-6800543.637" calcext:value-type="float">
            <text:p>-6.80E+06</text:p>
          </table:table-cell>
          <table:table-cell table:number-columns-repeated="1022"/>
        </table:table-row>
        <table:table-row table:style-name="ro1">
          <table:table-cell table:style-name="ce2" office:value-type="float" office:value="35582206960" calcext:value-type="float">
            <text:p>3.56E+10</text:p>
          </table:table-cell>
          <table:table-cell table:style-name="ce2" office:value-type="float" office:value="6489415.233" calcext:value-type="float">
            <text:p>6.49E+06</text:p>
          </table:table-cell>
          <table:table-cell table:number-columns-repeated="1022"/>
        </table:table-row>
        <table:table-row table:style-name="ro2" table:number-rows-repeated="10476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78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61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33cm" svg:y="4.609cm" style:legend-expansion="high" chart:style-name="ch2"/>
        <chart:plot-area chart:style-name="ch3" table:cell-range-address="Tabellenblatt1.A1:Tabellenblatt1.B889" chart:data-source-has-labels="both" svg:x="1.377cm" svg:y="0.196cm" svg:width="9.636cm" svg:height="8.394cm">
          <chartooo:coordinate-region svg:x="3.877cm" svg:y="0.395cm" svg:width="7.136cm" svg:height="7.996cm"/>
          <chart:axis chart:dimension="x" chart:name="primary-x" chart:style-name="ch4" chartooo:axis-type="text">
            <chart:title svg:x="5.443cm" svg:y="8.787cm" chart:style-name="ch5">
              <text:p>Time (s)</text:p>
            </chart:title>
            <chart:categories table:cell-range-address="Tabellenblatt1.A2:Tabellenblatt1.A889"/>
          </chart:axis>
          <chart:axis chart:dimension="y" chart:name="primary-y" chart:style-name="ch6">
            <chart:title svg:x="0.451cm" svg:y="6.058cm" chart:style-name="ch7">
              <text:p>Acceleration (m/s²)</text:p>
            </chart:title>
            <chart:grid chart:style-name="ch8" chart:class="major"/>
          </chart:axis>
          <chart:series chart:style-name="ch9" chart:values-cell-range-address="Tabellenblatt1.B2:Tabellenblatt1.B889" chart:label-cell-address="Tabellenblatt1.B1:Tabellenblatt1.B1" chart:class="chart:line">
            <chart:data-point chart:repeated="88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tion (m/s²)</text:p>
                <draw:g>
                  <svg:desc>Tabellenblatt1.B1:Tabellenblat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abellenblatt1.A2:Tabellenblatt1.A889</svg:desc>
                </draw:g>
              </table:table-cell>
              <table:table-cell office:value-type="float" office:value="-135085827.7">
                <text:p>-135085827.7</text:p>
                <draw:g>
                  <svg:desc>Tabellenblatt1.B2:Tabellenblatt1.B889</svg:desc>
                </draw:g>
              </table:table-cell>
            </table:table-row>
            <table:table-row>
              <table:table-cell office:value-type="float" office:value="40032000.05">
                <text:p>40032000.05</text:p>
              </table:table-cell>
              <table:table-cell office:value-type="float" office:value="-16757412.57">
                <text:p>-16757412.57</text:p>
              </table:table-cell>
            </table:table-row>
            <table:table-row>
              <table:table-cell office:value-type="float" office:value="80048000.03">
                <text:p>80048000.03</text:p>
              </table:table-cell>
              <table:table-cell office:value-type="float" office:value="-49184937.11">
                <text:p>-49184937.11</text:p>
              </table:table-cell>
            </table:table-row>
            <table:table-row>
              <table:table-cell office:value-type="float" office:value="120100000">
                <text:p>120100000</text:p>
              </table:table-cell>
              <table:table-cell office:value-type="float" office:value="-135068107.4">
                <text:p>-135068107.4</text:p>
              </table:table-cell>
            </table:table-row>
            <table:table-row>
              <table:table-cell office:value-type="float" office:value="160149000">
                <text:p>160149000</text:p>
              </table:table-cell>
              <table:table-cell office:value-type="float" office:value="-24126317.2">
                <text:p>-24126317.2</text:p>
              </table:table-cell>
            </table:table-row>
            <table:table-row>
              <table:table-cell office:value-type="float" office:value="200178000">
                <text:p>200178000</text:p>
              </table:table-cell>
              <table:table-cell office:value-type="float" office:value="-75360105.33">
                <text:p>-75360105.33</text:p>
              </table:table-cell>
            </table:table-row>
            <table:table-row>
              <table:table-cell office:value-type="float" office:value="240219000">
                <text:p>240219000</text:p>
              </table:table-cell>
              <table:table-cell office:value-type="float" office:value="-96618633.13">
                <text:p>-96618633.13</text:p>
              </table:table-cell>
            </table:table-row>
            <table:table-row>
              <table:table-cell office:value-type="float" office:value="280260000">
                <text:p>280260000</text:p>
              </table:table-cell>
              <table:table-cell office:value-type="float" office:value="-57487384.91">
                <text:p>-57487384.91</text:p>
              </table:table-cell>
            </table:table-row>
            <table:table-row>
              <table:table-cell office:value-type="float" office:value="320297000.1">
                <text:p>320297000.1</text:p>
              </table:table-cell>
              <table:table-cell office:value-type="float" office:value="-65005650.29">
                <text:p>-65005650.29</text:p>
              </table:table-cell>
            </table:table-row>
            <table:table-row>
              <table:table-cell office:value-type="float" office:value="360335000">
                <text:p>360335000</text:p>
              </table:table-cell>
              <table:table-cell office:value-type="float" office:value="-93668733.39">
                <text:p>-93668733.39</text:p>
              </table:table-cell>
            </table:table-row>
            <table:table-row>
              <table:table-cell office:value-type="float" office:value="400344000">
                <text:p>400344000</text:p>
              </table:table-cell>
              <table:table-cell office:value-type="float" office:value="-70576441.1">
                <text:p>-70576441.1</text:p>
              </table:table-cell>
            </table:table-row>
            <table:table-row>
              <table:table-cell office:value-type="float" office:value="440406000">
                <text:p>440406000</text:p>
              </table:table-cell>
              <table:table-cell office:value-type="float" office:value="-65542331.04">
                <text:p>-65542331.04</text:p>
              </table:table-cell>
            </table:table-row>
            <table:table-row>
              <table:table-cell office:value-type="float" office:value="480446000">
                <text:p>480446000</text:p>
              </table:table-cell>
              <table:table-cell office:value-type="float" office:value="-68491588.95">
                <text:p>-68491588.95</text:p>
              </table:table-cell>
            </table:table-row>
            <table:table-row>
              <table:table-cell office:value-type="float" office:value="520467000">
                <text:p>520467000</text:p>
              </table:table-cell>
              <table:table-cell office:value-type="float" office:value="-78800142.21">
                <text:p>-78800142.21</text:p>
              </table:table-cell>
            </table:table-row>
            <table:table-row>
              <table:table-cell office:value-type="float" office:value="560520000.1">
                <text:p>560520000.1</text:p>
              </table:table-cell>
              <table:table-cell office:value-type="float" office:value="-64541099.28">
                <text:p>-64541099.28</text:p>
              </table:table-cell>
            </table:table-row>
            <table:table-row>
              <table:table-cell office:value-type="float" office:value="600532000">
                <text:p>600532000</text:p>
              </table:table-cell>
              <table:table-cell office:value-type="float" office:value="-70885925.55">
                <text:p>-70885925.55</text:p>
              </table:table-cell>
            </table:table-row>
            <table:table-row>
              <table:table-cell office:value-type="float" office:value="640596000">
                <text:p>640596000</text:p>
              </table:table-cell>
              <table:table-cell office:value-type="float" office:value="-72175825.89">
                <text:p>-72175825.89</text:p>
              </table:table-cell>
            </table:table-row>
            <table:table-row>
              <table:table-cell office:value-type="float" office:value="680632000">
                <text:p>680632000</text:p>
              </table:table-cell>
              <table:table-cell office:value-type="float" office:value="-65049973.78">
                <text:p>-65049973.78</text:p>
              </table:table-cell>
            </table:table-row>
            <table:table-row>
              <table:table-cell office:value-type="float" office:value="720670000">
                <text:p>720670000</text:p>
              </table:table-cell>
              <table:table-cell office:value-type="float" office:value="-89823485.61">
                <text:p>-89823485.61</text:p>
              </table:table-cell>
            </table:table-row>
            <table:table-row>
              <table:table-cell office:value-type="float" office:value="760707000">
                <text:p>760707000</text:p>
              </table:table-cell>
              <table:table-cell office:value-type="float" office:value="-70903223.94">
                <text:p>-70903223.94</text:p>
              </table:table-cell>
            </table:table-row>
            <table:table-row>
              <table:table-cell office:value-type="float" office:value="800724000">
                <text:p>800724000</text:p>
              </table:table-cell>
              <table:table-cell office:value-type="float" office:value="-76174460.3">
                <text:p>-76174460.3</text:p>
              </table:table-cell>
            </table:table-row>
            <table:table-row>
              <table:table-cell office:value-type="float" office:value="840774000">
                <text:p>840774000</text:p>
              </table:table-cell>
              <table:table-cell office:value-type="float" office:value="-67630569.32">
                <text:p>-67630569.32</text:p>
              </table:table-cell>
            </table:table-row>
            <table:table-row>
              <table:table-cell office:value-type="float" office:value="880819000">
                <text:p>880819000</text:p>
              </table:table-cell>
              <table:table-cell office:value-type="float" office:value="-73513007.59">
                <text:p>-73513007.59</text:p>
              </table:table-cell>
            </table:table-row>
            <table:table-row>
              <table:table-cell office:value-type="float" office:value="920852000">
                <text:p>920852000</text:p>
              </table:table-cell>
              <table:table-cell office:value-type="float" office:value="-52300012.7">
                <text:p>-52300012.7</text:p>
              </table:table-cell>
            </table:table-row>
            <table:table-row>
              <table:table-cell office:value-type="float" office:value="960894000">
                <text:p>960894000</text:p>
              </table:table-cell>
              <table:table-cell office:value-type="float" office:value="-79259758.49">
                <text:p>-79259758.49</text:p>
              </table:table-cell>
            </table:table-row>
            <table:table-row>
              <table:table-cell office:value-type="float" office:value="1000929000">
                <text:p>1000929000</text:p>
              </table:table-cell>
              <table:table-cell office:value-type="float" office:value="-62812400.81">
                <text:p>-62812400.81</text:p>
              </table:table-cell>
            </table:table-row>
            <table:table-row>
              <table:table-cell office:value-type="float" office:value="1040968000">
                <text:p>1040968000</text:p>
              </table:table-cell>
              <table:table-cell office:value-type="float" office:value="-72895892.22">
                <text:p>-72895892.22</text:p>
              </table:table-cell>
            </table:table-row>
            <table:table-row>
              <table:table-cell office:value-type="float" office:value="1081005000">
                <text:p>1081005000</text:p>
              </table:table-cell>
              <table:table-cell office:value-type="float" office:value="-68101820.64">
                <text:p>-68101820.64</text:p>
              </table:table-cell>
            </table:table-row>
            <table:table-row>
              <table:table-cell office:value-type="float" office:value="1121016000">
                <text:p>1121016000</text:p>
              </table:table-cell>
              <table:table-cell office:value-type="float" office:value="-62115361.31">
                <text:p>-62115361.31</text:p>
              </table:table-cell>
            </table:table-row>
            <table:table-row>
              <table:table-cell office:value-type="float" office:value="1161080000">
                <text:p>1161080000</text:p>
              </table:table-cell>
              <table:table-cell office:value-type="float" office:value="-80833602.82">
                <text:p>-80833602.82</text:p>
              </table:table-cell>
            </table:table-row>
            <table:table-row>
              <table:table-cell office:value-type="float" office:value="1201118000">
                <text:p>1201118000</text:p>
              </table:table-cell>
              <table:table-cell office:value-type="float" office:value="-71992942.8">
                <text:p>-71992942.8</text:p>
              </table:table-cell>
            </table:table-row>
            <table:table-row>
              <table:table-cell office:value-type="float" office:value="1241134000">
                <text:p>1241134000</text:p>
              </table:table-cell>
              <table:table-cell office:value-type="float" office:value="-88755223.29">
                <text:p>-88755223.29</text:p>
              </table:table-cell>
            </table:table-row>
            <table:table-row>
              <table:table-cell office:value-type="float" office:value="1281192000">
                <text:p>1281192000</text:p>
              </table:table-cell>
              <table:table-cell office:value-type="float" office:value="-77861374.02">
                <text:p>-77861374.02</text:p>
              </table:table-cell>
            </table:table-row>
            <table:table-row>
              <table:table-cell office:value-type="float" office:value="1321229000">
                <text:p>1321229000</text:p>
              </table:table-cell>
              <table:table-cell office:value-type="float" office:value="-89955738.89">
                <text:p>-89955738.89</text:p>
              </table:table-cell>
            </table:table-row>
            <table:table-row>
              <table:table-cell office:value-type="float" office:value="1361267000">
                <text:p>1361267000</text:p>
              </table:table-cell>
              <table:table-cell office:value-type="float" office:value="-71553444.6">
                <text:p>-71553444.6</text:p>
              </table:table-cell>
            </table:table-row>
            <table:table-row>
              <table:table-cell office:value-type="float" office:value="1401285000">
                <text:p>1401285000</text:p>
              </table:table-cell>
              <table:table-cell office:value-type="float" office:value="-67279320.68">
                <text:p>-67279320.68</text:p>
              </table:table-cell>
            </table:table-row>
            <table:table-row>
              <table:table-cell office:value-type="float" office:value="1441341000">
                <text:p>1441341000</text:p>
              </table:table-cell>
              <table:table-cell office:value-type="float" office:value="-68819536.67">
                <text:p>-68819536.67</text:p>
              </table:table-cell>
            </table:table-row>
            <table:table-row>
              <table:table-cell office:value-type="float" office:value="1481380000">
                <text:p>1481380000</text:p>
              </table:table-cell>
              <table:table-cell office:value-type="float" office:value="-72502492.24">
                <text:p>-72502492.24</text:p>
              </table:table-cell>
            </table:table-row>
            <table:table-row>
              <table:table-cell office:value-type="float" office:value="1521417000">
                <text:p>1521417000</text:p>
              </table:table-cell>
              <table:table-cell office:value-type="float" office:value="-64532920.03">
                <text:p>-64532920.03</text:p>
              </table:table-cell>
            </table:table-row>
            <table:table-row>
              <table:table-cell office:value-type="float" office:value="1561453000">
                <text:p>1561453000</text:p>
              </table:table-cell>
              <table:table-cell office:value-type="float" office:value="-69870650.2">
                <text:p>-69870650.2</text:p>
              </table:table-cell>
            </table:table-row>
            <table:table-row>
              <table:table-cell office:value-type="float" office:value="1601491000">
                <text:p>1601491000</text:p>
              </table:table-cell>
              <table:table-cell office:value-type="float" office:value="-72956904.83">
                <text:p>-72956904.83</text:p>
              </table:table-cell>
            </table:table-row>
            <table:table-row>
              <table:table-cell office:value-type="float" office:value="1641525000">
                <text:p>1641525000</text:p>
              </table:table-cell>
              <table:table-cell office:value-type="float" office:value="-52116502.63">
                <text:p>-52116502.63</text:p>
              </table:table-cell>
            </table:table-row>
            <table:table-row>
              <table:table-cell office:value-type="float" office:value="1681564000">
                <text:p>1681564000</text:p>
              </table:table-cell>
              <table:table-cell office:value-type="float" office:value="-94102486.01">
                <text:p>-94102486.01</text:p>
              </table:table-cell>
            </table:table-row>
            <table:table-row>
              <table:table-cell office:value-type="float" office:value="1721603000">
                <text:p>1721603000</text:p>
              </table:table-cell>
              <table:table-cell office:value-type="float" office:value="-59067406.5">
                <text:p>-59067406.5</text:p>
              </table:table-cell>
            </table:table-row>
            <table:table-row>
              <table:table-cell office:value-type="float" office:value="1761622000">
                <text:p>1761622000</text:p>
              </table:table-cell>
              <table:table-cell office:value-type="float" office:value="-76050723.17">
                <text:p>-76050723.17</text:p>
              </table:table-cell>
            </table:table-row>
            <table:table-row>
              <table:table-cell office:value-type="float" office:value="1801678000">
                <text:p>1801678000</text:p>
              </table:table-cell>
              <table:table-cell office:value-type="float" office:value="-74871444.84">
                <text:p>-74871444.84</text:p>
              </table:table-cell>
            </table:table-row>
            <table:table-row>
              <table:table-cell office:value-type="float" office:value="1841699000">
                <text:p>1841699000</text:p>
              </table:table-cell>
              <table:table-cell office:value-type="float" office:value="-71250755.26">
                <text:p>-71250755.26</text:p>
              </table:table-cell>
            </table:table-row>
            <table:table-row>
              <table:table-cell office:value-type="float" office:value="1881752000">
                <text:p>1881752000</text:p>
              </table:table-cell>
              <table:table-cell office:value-type="float" office:value="-83675903.51">
                <text:p>-83675903.51</text:p>
              </table:table-cell>
            </table:table-row>
            <table:table-row>
              <table:table-cell office:value-type="float" office:value="1921790000">
                <text:p>1921790000</text:p>
              </table:table-cell>
              <table:table-cell office:value-type="float" office:value="-62807067.51">
                <text:p>-62807067.51</text:p>
              </table:table-cell>
            </table:table-row>
            <table:table-row>
              <table:table-cell office:value-type="float" office:value="1961807000">
                <text:p>1961807000</text:p>
              </table:table-cell>
              <table:table-cell office:value-type="float" office:value="-86068887.94">
                <text:p>-86068887.94</text:p>
              </table:table-cell>
            </table:table-row>
            <table:table-row>
              <table:table-cell office:value-type="float" office:value="2001840000">
                <text:p>2001840000</text:p>
              </table:table-cell>
              <table:table-cell office:value-type="float" office:value="-63476293.9">
                <text:p>-63476293.9</text:p>
              </table:table-cell>
            </table:table-row>
            <table:table-row>
              <table:table-cell office:value-type="float" office:value="2041885000">
                <text:p>2041885000</text:p>
              </table:table-cell>
              <table:table-cell office:value-type="float" office:value="-74012539.11">
                <text:p>-74012539.11</text:p>
              </table:table-cell>
            </table:table-row>
            <table:table-row>
              <table:table-cell office:value-type="float" office:value="2081935000">
                <text:p>2081935000</text:p>
              </table:table-cell>
              <table:table-cell office:value-type="float" office:value="-89345443.75">
                <text:p>-89345443.75</text:p>
              </table:table-cell>
            </table:table-row>
            <table:table-row>
              <table:table-cell office:value-type="float" office:value="2121977000">
                <text:p>2121977000</text:p>
              </table:table-cell>
              <table:table-cell office:value-type="float" office:value="-52189014.39">
                <text:p>-52189014.39</text:p>
              </table:table-cell>
            </table:table-row>
            <table:table-row>
              <table:table-cell office:value-type="float" office:value="2162014000">
                <text:p>2162014000</text:p>
              </table:table-cell>
              <table:table-cell office:value-type="float" office:value="-82621293.07">
                <text:p>-82621293.07</text:p>
              </table:table-cell>
            </table:table-row>
            <table:table-row>
              <table:table-cell office:value-type="float" office:value="2202051000">
                <text:p>2202051000</text:p>
              </table:table-cell>
              <table:table-cell office:value-type="float" office:value="-63898899.13">
                <text:p>-63898899.13</text:p>
              </table:table-cell>
            </table:table-row>
            <table:table-row>
              <table:table-cell office:value-type="float" office:value="2242083000">
                <text:p>2242083000</text:p>
              </table:table-cell>
              <table:table-cell office:value-type="float" office:value="-79326312.82">
                <text:p>-79326312.82</text:p>
              </table:table-cell>
            </table:table-row>
            <table:table-row>
              <table:table-cell office:value-type="float" office:value="2282119000">
                <text:p>2282119000</text:p>
              </table:table-cell>
              <table:table-cell office:value-type="float" office:value="-73679567.58">
                <text:p>-73679567.58</text:p>
              </table:table-cell>
            </table:table-row>
            <table:table-row>
              <table:table-cell office:value-type="float" office:value="2322157000">
                <text:p>2322157000</text:p>
              </table:table-cell>
              <table:table-cell office:value-type="float" office:value="-76609527.41">
                <text:p>-76609527.41</text:p>
              </table:table-cell>
            </table:table-row>
            <table:table-row>
              <table:table-cell office:value-type="float" office:value="2362200000">
                <text:p>2362200000</text:p>
              </table:table-cell>
              <table:table-cell office:value-type="float" office:value="-77760960.66">
                <text:p>-77760960.66</text:p>
              </table:table-cell>
            </table:table-row>
            <table:table-row>
              <table:table-cell office:value-type="float" office:value="2402229000">
                <text:p>2402229000</text:p>
              </table:table-cell>
              <table:table-cell office:value-type="float" office:value="-71425025.13">
                <text:p>-71425025.13</text:p>
              </table:table-cell>
            </table:table-row>
            <table:table-row>
              <table:table-cell office:value-type="float" office:value="2442276000">
                <text:p>2442276000</text:p>
              </table:table-cell>
              <table:table-cell office:value-type="float" office:value="-66619672.52">
                <text:p>-66619672.52</text:p>
              </table:table-cell>
            </table:table-row>
            <table:table-row>
              <table:table-cell office:value-type="float" office:value="2482309000">
                <text:p>2482309000</text:p>
              </table:table-cell>
              <table:table-cell office:value-type="float" office:value="-67728973.84">
                <text:p>-67728973.84</text:p>
              </table:table-cell>
            </table:table-row>
            <table:table-row>
              <table:table-cell office:value-type="float" office:value="2522351000">
                <text:p>2522351000</text:p>
              </table:table-cell>
              <table:table-cell office:value-type="float" office:value="-85578192.34">
                <text:p>-85578192.34</text:p>
              </table:table-cell>
            </table:table-row>
            <table:table-row>
              <table:table-cell office:value-type="float" office:value="2562359000">
                <text:p>2562359000</text:p>
              </table:table-cell>
              <table:table-cell office:value-type="float" office:value="-59905464.4">
                <text:p>-59905464.4</text:p>
              </table:table-cell>
            </table:table-row>
            <table:table-row>
              <table:table-cell office:value-type="float" office:value="2612356583">
                <text:p>2612356583</text:p>
              </table:table-cell>
              <table:table-cell office:value-type="float" office:value="-70603708.31">
                <text:p>-70603708.31</text:p>
              </table:table-cell>
            </table:table-row>
            <table:table-row>
              <table:table-cell office:value-type="float" office:value="2652371583">
                <text:p>2652371583</text:p>
              </table:table-cell>
              <table:table-cell office:value-type="float" office:value="-67548733.42">
                <text:p>-67548733.42</text:p>
              </table:table-cell>
            </table:table-row>
            <table:table-row>
              <table:table-cell office:value-type="float" office:value="2692411583">
                <text:p>2692411583</text:p>
              </table:table-cell>
              <table:table-cell office:value-type="float" office:value="-83932370.15">
                <text:p>-83932370.15</text:p>
              </table:table-cell>
            </table:table-row>
            <table:table-row>
              <table:table-cell office:value-type="float" office:value="2732467583">
                <text:p>2732467583</text:p>
              </table:table-cell>
              <table:table-cell office:value-type="float" office:value="-95835222.72">
                <text:p>-95835222.72</text:p>
              </table:table-cell>
            </table:table-row>
            <table:table-row>
              <table:table-cell office:value-type="float" office:value="2772504583">
                <text:p>2772504583</text:p>
              </table:table-cell>
              <table:table-cell office:value-type="float" office:value="-54146646.2">
                <text:p>-54146646.2</text:p>
              </table:table-cell>
            </table:table-row>
            <table:table-row>
              <table:table-cell office:value-type="float" office:value="2812542583">
                <text:p>2812542583</text:p>
              </table:table-cell>
              <table:table-cell office:value-type="float" office:value="-92889479.99">
                <text:p>-92889479.99</text:p>
              </table:table-cell>
            </table:table-row>
            <table:table-row>
              <table:table-cell office:value-type="float" office:value="2852581583">
                <text:p>2852581583</text:p>
              </table:table-cell>
              <table:table-cell office:value-type="float" office:value="-69910723.04">
                <text:p>-69910723.04</text:p>
              </table:table-cell>
            </table:table-row>
            <table:table-row>
              <table:table-cell office:value-type="float" office:value="2892617583">
                <text:p>2892617583</text:p>
              </table:table-cell>
              <table:table-cell office:value-type="float" office:value="-65986897.58">
                <text:p>-65986897.58</text:p>
              </table:table-cell>
            </table:table-row>
            <table:table-row>
              <table:table-cell office:value-type="float" office:value="2932643583">
                <text:p>2932643583</text:p>
              </table:table-cell>
              <table:table-cell office:value-type="float" office:value="-70991109.19">
                <text:p>-70991109.19</text:p>
              </table:table-cell>
            </table:table-row>
            <table:table-row>
              <table:table-cell office:value-type="float" office:value="2972684583">
                <text:p>2972684583</text:p>
              </table:table-cell>
              <table:table-cell office:value-type="float" office:value="-76388886.38">
                <text:p>-76388886.38</text:p>
              </table:table-cell>
            </table:table-row>
            <table:table-row>
              <table:table-cell office:value-type="float" office:value="3012704583">
                <text:p>3012704583</text:p>
              </table:table-cell>
              <table:table-cell office:value-type="float" office:value="-72781625.98">
                <text:p>-72781625.98</text:p>
              </table:table-cell>
            </table:table-row>
            <table:table-row>
              <table:table-cell office:value-type="float" office:value="3052760583">
                <text:p>3052760583</text:p>
              </table:table-cell>
              <table:table-cell office:value-type="float" office:value="-67650915.8">
                <text:p>-67650915.8</text:p>
              </table:table-cell>
            </table:table-row>
            <table:table-row>
              <table:table-cell office:value-type="float" office:value="3092800583">
                <text:p>3092800583</text:p>
              </table:table-cell>
              <table:table-cell office:value-type="float" office:value="-58970097.19">
                <text:p>-58970097.19</text:p>
              </table:table-cell>
            </table:table-row>
            <table:table-row>
              <table:table-cell office:value-type="float" office:value="3132842583">
                <text:p>3132842583</text:p>
              </table:table-cell>
              <table:table-cell office:value-type="float" office:value="-68825197.73">
                <text:p>-68825197.73</text:p>
              </table:table-cell>
            </table:table-row>
            <table:table-row>
              <table:table-cell office:value-type="float" office:value="3172878583">
                <text:p>3172878583</text:p>
              </table:table-cell>
              <table:table-cell office:value-type="float" office:value="-75559915.65">
                <text:p>-75559915.65</text:p>
              </table:table-cell>
            </table:table-row>
            <table:table-row>
              <table:table-cell office:value-type="float" office:value="3212917583">
                <text:p>3212917583</text:p>
              </table:table-cell>
              <table:table-cell office:value-type="float" office:value="-80450117.97">
                <text:p>-80450117.97</text:p>
              </table:table-cell>
            </table:table-row>
            <table:table-row>
              <table:table-cell office:value-type="float" office:value="3252926583">
                <text:p>3252926583</text:p>
              </table:table-cell>
              <table:table-cell office:value-type="float" office:value="-68761344.31">
                <text:p>-68761344.31</text:p>
              </table:table-cell>
            </table:table-row>
            <table:table-row>
              <table:table-cell office:value-type="float" office:value="3292964583">
                <text:p>3292964583</text:p>
              </table:table-cell>
              <table:table-cell office:value-type="float" office:value="-73638052.35">
                <text:p>-73638052.35</text:p>
              </table:table-cell>
            </table:table-row>
            <table:table-row>
              <table:table-cell office:value-type="float" office:value="3333005583">
                <text:p>3333005583</text:p>
              </table:table-cell>
              <table:table-cell office:value-type="float" office:value="-71504407.93">
                <text:p>-71504407.93</text:p>
              </table:table-cell>
            </table:table-row>
            <table:table-row>
              <table:table-cell office:value-type="float" office:value="3373043583">
                <text:p>3373043583</text:p>
              </table:table-cell>
              <table:table-cell office:value-type="float" office:value="-69559910.65">
                <text:p>-69559910.65</text:p>
              </table:table-cell>
            </table:table-row>
            <table:table-row>
              <table:table-cell office:value-type="float" office:value="3413103583">
                <text:p>3413103583</text:p>
              </table:table-cell>
              <table:table-cell office:value-type="float" office:value="-61294086.75">
                <text:p>-61294086.75</text:p>
              </table:table-cell>
            </table:table-row>
            <table:table-row>
              <table:table-cell office:value-type="float" office:value="3453141583">
                <text:p>3453141583</text:p>
              </table:table-cell>
              <table:table-cell office:value-type="float" office:value="-68401009.64">
                <text:p>-68401009.64</text:p>
              </table:table-cell>
            </table:table-row>
            <table:table-row>
              <table:table-cell office:value-type="float" office:value="3493178583">
                <text:p>3493178583</text:p>
              </table:table-cell>
              <table:table-cell office:value-type="float" office:value="-65828776.08">
                <text:p>-65828776.08</text:p>
              </table:table-cell>
            </table:table-row>
            <table:table-row>
              <table:table-cell office:value-type="float" office:value="3533215583">
                <text:p>3533215583</text:p>
              </table:table-cell>
              <table:table-cell office:value-type="float" office:value="-71502696.02">
                <text:p>-71502696.02</text:p>
              </table:table-cell>
            </table:table-row>
            <table:table-row>
              <table:table-cell office:value-type="float" office:value="3573224583">
                <text:p>3573224583</text:p>
              </table:table-cell>
              <table:table-cell office:value-type="float" office:value="-74621930.9">
                <text:p>-74621930.9</text:p>
              </table:table-cell>
            </table:table-row>
            <table:table-row>
              <table:table-cell office:value-type="float" office:value="3613290583">
                <text:p>3613290583</text:p>
              </table:table-cell>
              <table:table-cell office:value-type="float" office:value="-74590777.34">
                <text:p>-74590777.34</text:p>
              </table:table-cell>
            </table:table-row>
            <table:table-row>
              <table:table-cell office:value-type="float" office:value="3653316583">
                <text:p>3653316583</text:p>
              </table:table-cell>
              <table:table-cell office:value-type="float" office:value="-74959456.85">
                <text:p>-74959456.85</text:p>
              </table:table-cell>
            </table:table-row>
            <table:table-row>
              <table:table-cell office:value-type="float" office:value="3693356583">
                <text:p>3693356583</text:p>
              </table:table-cell>
              <table:table-cell office:value-type="float" office:value="-67747898.5">
                <text:p>-67747898.5</text:p>
              </table:table-cell>
            </table:table-row>
            <table:table-row>
              <table:table-cell office:value-type="float" office:value="3733384583">
                <text:p>3733384583</text:p>
              </table:table-cell>
              <table:table-cell office:value-type="float" office:value="-70368677.65">
                <text:p>-70368677.65</text:p>
              </table:table-cell>
            </table:table-row>
            <table:table-row>
              <table:table-cell office:value-type="float" office:value="3773439583">
                <text:p>3773439583</text:p>
              </table:table-cell>
              <table:table-cell office:value-type="float" office:value="-66170915.85">
                <text:p>-66170915.85</text:p>
              </table:table-cell>
            </table:table-row>
            <table:table-row>
              <table:table-cell office:value-type="float" office:value="3813477583">
                <text:p>3813477583</text:p>
              </table:table-cell>
              <table:table-cell office:value-type="float" office:value="-74772148.38">
                <text:p>-74772148.38</text:p>
              </table:table-cell>
            </table:table-row>
            <table:table-row>
              <table:table-cell office:value-type="float" office:value="3853514583">
                <text:p>3853514583</text:p>
              </table:table-cell>
              <table:table-cell office:value-type="float" office:value="-50725597.92">
                <text:p>-50725597.92</text:p>
              </table:table-cell>
            </table:table-row>
            <table:table-row>
              <table:table-cell office:value-type="float" office:value="3893551583">
                <text:p>3893551583</text:p>
              </table:table-cell>
              <table:table-cell office:value-type="float" office:value="-96342474.39">
                <text:p>-96342474.39</text:p>
              </table:table-cell>
            </table:table-row>
            <table:table-row>
              <table:table-cell office:value-type="float" office:value="3933589583">
                <text:p>3933589583</text:p>
              </table:table-cell>
              <table:table-cell office:value-type="float" office:value="-76007066.62">
                <text:p>-76007066.62</text:p>
              </table:table-cell>
            </table:table-row>
            <table:table-row>
              <table:table-cell office:value-type="float" office:value="3973599583">
                <text:p>3973599583</text:p>
              </table:table-cell>
              <table:table-cell office:value-type="float" office:value="-82121060.35">
                <text:p>-82121060.35</text:p>
              </table:table-cell>
            </table:table-row>
            <table:table-row>
              <table:table-cell office:value-type="float" office:value="4013663583">
                <text:p>4013663583</text:p>
              </table:table-cell>
              <table:table-cell office:value-type="float" office:value="-63975764.89">
                <text:p>-63975764.89</text:p>
              </table:table-cell>
            </table:table-row>
            <table:table-row>
              <table:table-cell office:value-type="float" office:value="4053672583">
                <text:p>4053672583</text:p>
              </table:table-cell>
              <table:table-cell office:value-type="float" office:value="-68322345.18">
                <text:p>-68322345.18</text:p>
              </table:table-cell>
            </table:table-row>
            <table:table-row>
              <table:table-cell office:value-type="float" office:value="4093732583">
                <text:p>4093732583</text:p>
              </table:table-cell>
              <table:table-cell office:value-type="float" office:value="-72194708.28">
                <text:p>-72194708.28</text:p>
              </table:table-cell>
            </table:table-row>
            <table:table-row>
              <table:table-cell office:value-type="float" office:value="4133776583">
                <text:p>4133776583</text:p>
              </table:table-cell>
              <table:table-cell office:value-type="float" office:value="-74997799.51">
                <text:p>-74997799.51</text:p>
              </table:table-cell>
            </table:table-row>
            <table:table-row>
              <table:table-cell office:value-type="float" office:value="4173814583">
                <text:p>4173814583</text:p>
              </table:table-cell>
              <table:table-cell office:value-type="float" office:value="-61655232.26">
                <text:p>-61655232.26</text:p>
              </table:table-cell>
            </table:table-row>
            <table:table-row>
              <table:table-cell office:value-type="float" office:value="4213852583">
                <text:p>4213852583</text:p>
              </table:table-cell>
              <table:table-cell office:value-type="float" office:value="-68662592.6">
                <text:p>-68662592.6</text:p>
              </table:table-cell>
            </table:table-row>
            <table:table-row>
              <table:table-cell office:value-type="float" office:value="4253883583">
                <text:p>4253883583</text:p>
              </table:table-cell>
              <table:table-cell office:value-type="float" office:value="-60214665.62">
                <text:p>-60214665.62</text:p>
              </table:table-cell>
            </table:table-row>
            <table:table-row>
              <table:table-cell office:value-type="float" office:value="4293911583">
                <text:p>4293911583</text:p>
              </table:table-cell>
              <table:table-cell office:value-type="float" office:value="-56456252.41">
                <text:p>-56456252.41</text:p>
              </table:table-cell>
            </table:table-row>
            <table:table-row>
              <table:table-cell office:value-type="float" office:value="4333945583">
                <text:p>4333945583</text:p>
              </table:table-cell>
              <table:table-cell office:value-type="float" office:value="-73678366.16">
                <text:p>-73678366.16</text:p>
              </table:table-cell>
            </table:table-row>
            <table:table-row>
              <table:table-cell office:value-type="float" office:value="4373988583">
                <text:p>4373988583</text:p>
              </table:table-cell>
              <table:table-cell office:value-type="float" office:value="-67222655.22">
                <text:p>-67222655.22</text:p>
              </table:table-cell>
            </table:table-row>
            <table:table-row>
              <table:table-cell office:value-type="float" office:value="4414038583">
                <text:p>4414038583</text:p>
              </table:table-cell>
              <table:table-cell office:value-type="float" office:value="-68356607.35">
                <text:p>-68356607.35</text:p>
              </table:table-cell>
            </table:table-row>
            <table:table-row>
              <table:table-cell office:value-type="float" office:value="4454075583">
                <text:p>4454075583</text:p>
              </table:table-cell>
              <table:table-cell office:value-type="float" office:value="-60898717.9">
                <text:p>-60898717.9</text:p>
              </table:table-cell>
            </table:table-row>
            <table:table-row>
              <table:table-cell office:value-type="float" office:value="4494105583">
                <text:p>4494105583</text:p>
              </table:table-cell>
              <table:table-cell office:value-type="float" office:value="-61496052.09">
                <text:p>-61496052.09</text:p>
              </table:table-cell>
            </table:table-row>
            <table:table-row>
              <table:table-cell office:value-type="float" office:value="4534150583">
                <text:p>4534150583</text:p>
              </table:table-cell>
              <table:table-cell office:value-type="float" office:value="-62598251.1">
                <text:p>-62598251.1</text:p>
              </table:table-cell>
            </table:table-row>
            <table:table-row>
              <table:table-cell office:value-type="float" office:value="4574185583">
                <text:p>4574185583</text:p>
              </table:table-cell>
              <table:table-cell office:value-type="float" office:value="-57450218.55">
                <text:p>-57450218.55</text:p>
              </table:table-cell>
            </table:table-row>
            <table:table-row>
              <table:table-cell office:value-type="float" office:value="4614204583">
                <text:p>4614204583</text:p>
              </table:table-cell>
              <table:table-cell office:value-type="float" office:value="-75968964.93">
                <text:p>-75968964.93</text:p>
              </table:table-cell>
            </table:table-row>
            <table:table-row>
              <table:table-cell office:value-type="float" office:value="4654260583">
                <text:p>4654260583</text:p>
              </table:table-cell>
              <table:table-cell office:value-type="float" office:value="-61635489.91">
                <text:p>-61635489.91</text:p>
              </table:table-cell>
            </table:table-row>
            <table:table-row>
              <table:table-cell office:value-type="float" office:value="4694271583">
                <text:p>4694271583</text:p>
              </table:table-cell>
              <table:table-cell office:value-type="float" office:value="-72309049.9">
                <text:p>-72309049.9</text:p>
              </table:table-cell>
            </table:table-row>
            <table:table-row>
              <table:table-cell office:value-type="float" office:value="4734322583">
                <text:p>4734322583</text:p>
              </table:table-cell>
              <table:table-cell office:value-type="float" office:value="-63328904.1">
                <text:p>-63328904.1</text:p>
              </table:table-cell>
            </table:table-row>
            <table:table-row>
              <table:table-cell office:value-type="float" office:value="4774349583">
                <text:p>4774349583</text:p>
              </table:table-cell>
              <table:table-cell office:value-type="float" office:value="-75008058.41">
                <text:p>-75008058.41</text:p>
              </table:table-cell>
            </table:table-row>
            <table:table-row>
              <table:table-cell office:value-type="float" office:value="4814412583">
                <text:p>4814412583</text:p>
              </table:table-cell>
              <table:table-cell office:value-type="float" office:value="-64361785.05">
                <text:p>-64361785.05</text:p>
              </table:table-cell>
            </table:table-row>
            <table:table-row>
              <table:table-cell office:value-type="float" office:value="4854449583">
                <text:p>4854449583</text:p>
              </table:table-cell>
              <table:table-cell office:value-type="float" office:value="-60457019">
                <text:p>-60457019</text:p>
              </table:table-cell>
            </table:table-row>
            <table:table-row>
              <table:table-cell office:value-type="float" office:value="4894466583">
                <text:p>4894466583</text:p>
              </table:table-cell>
              <table:table-cell office:value-type="float" office:value="-58329221.79">
                <text:p>-58329221.79</text:p>
              </table:table-cell>
            </table:table-row>
            <table:table-row>
              <table:table-cell office:value-type="float" office:value="4934518583">
                <text:p>4934518583</text:p>
              </table:table-cell>
              <table:table-cell office:value-type="float" office:value="-76993325.17">
                <text:p>-76993325.17</text:p>
              </table:table-cell>
            </table:table-row>
            <table:table-row>
              <table:table-cell office:value-type="float" office:value="4974545583">
                <text:p>4974545583</text:p>
              </table:table-cell>
              <table:table-cell office:value-type="float" office:value="-74911851.15">
                <text:p>-74911851.15</text:p>
              </table:table-cell>
            </table:table-row>
            <table:table-row>
              <table:table-cell office:value-type="float" office:value="5014577583">
                <text:p>5014577583</text:p>
              </table:table-cell>
              <table:table-cell office:value-type="float" office:value="-62958269.42">
                <text:p>-62958269.42</text:p>
              </table:table-cell>
            </table:table-row>
            <table:table-row>
              <table:table-cell office:value-type="float" office:value="5054606583">
                <text:p>5054606583</text:p>
              </table:table-cell>
              <table:table-cell office:value-type="float" office:value="-69491719.79">
                <text:p>-69491719.79</text:p>
              </table:table-cell>
            </table:table-row>
            <table:table-row>
              <table:table-cell office:value-type="float" office:value="5094673583">
                <text:p>5094673583</text:p>
              </table:table-cell>
              <table:table-cell office:value-type="float" office:value="-70874827.26">
                <text:p>-70874827.26</text:p>
              </table:table-cell>
            </table:table-row>
            <table:table-row>
              <table:table-cell office:value-type="float" office:value="5134712583">
                <text:p>5134712583</text:p>
              </table:table-cell>
              <table:table-cell office:value-type="float" office:value="-71067154.97">
                <text:p>-71067154.97</text:p>
              </table:table-cell>
            </table:table-row>
            <table:table-row>
              <table:table-cell office:value-type="float" office:value="5174748583">
                <text:p>5174748583</text:p>
              </table:table-cell>
              <table:table-cell office:value-type="float" office:value="-78651609.23">
                <text:p>-78651609.23</text:p>
              </table:table-cell>
            </table:table-row>
            <table:table-row>
              <table:table-cell office:value-type="float" office:value="5214785583">
                <text:p>5214785583</text:p>
              </table:table-cell>
              <table:table-cell office:value-type="float" office:value="-50540791.07">
                <text:p>-50540791.07</text:p>
              </table:table-cell>
            </table:table-row>
            <table:table-row>
              <table:table-cell office:value-type="float" office:value="5254824583">
                <text:p>5254824583</text:p>
              </table:table-cell>
              <table:table-cell office:value-type="float" office:value="-71335348.02">
                <text:p>-71335348.02</text:p>
              </table:table-cell>
            </table:table-row>
            <table:table-row>
              <table:table-cell office:value-type="float" office:value="5294856583">
                <text:p>5294856583</text:p>
              </table:table-cell>
              <table:table-cell office:value-type="float" office:value="-64698656.62">
                <text:p>-64698656.62</text:p>
              </table:table-cell>
            </table:table-row>
            <table:table-row>
              <table:table-cell office:value-type="float" office:value="5334895583">
                <text:p>5334895583</text:p>
              </table:table-cell>
              <table:table-cell office:value-type="float" office:value="-72121065.34">
                <text:p>-72121065.34</text:p>
              </table:table-cell>
            </table:table-row>
            <table:table-row>
              <table:table-cell office:value-type="float" office:value="5374935583">
                <text:p>5374935583</text:p>
              </table:table-cell>
              <table:table-cell office:value-type="float" office:value="-60845823.44">
                <text:p>-60845823.44</text:p>
              </table:table-cell>
            </table:table-row>
            <table:table-row>
              <table:table-cell office:value-type="float" office:value="5414972583">
                <text:p>5414972583</text:p>
              </table:table-cell>
              <table:table-cell office:value-type="float" office:value="-63169585.74">
                <text:p>-63169585.74</text:p>
              </table:table-cell>
            </table:table-row>
            <table:table-row>
              <table:table-cell office:value-type="float" office:value="5455009583">
                <text:p>5455009583</text:p>
              </table:table-cell>
              <table:table-cell office:value-type="float" office:value="-58395335.3">
                <text:p>-58395335.3</text:p>
              </table:table-cell>
            </table:table-row>
            <table:table-row>
              <table:table-cell office:value-type="float" office:value="5495047583">
                <text:p>5495047583</text:p>
              </table:table-cell>
              <table:table-cell office:value-type="float" office:value="-67468050.98">
                <text:p>-67468050.98</text:p>
              </table:table-cell>
            </table:table-row>
            <table:table-row>
              <table:table-cell office:value-type="float" office:value="5535085583">
                <text:p>5535085583</text:p>
              </table:table-cell>
              <table:table-cell office:value-type="float" office:value="-74668768.01">
                <text:p>-74668768.01</text:p>
              </table:table-cell>
            </table:table-row>
            <table:table-row>
              <table:table-cell office:value-type="float" office:value="5575100583">
                <text:p>5575100583</text:p>
              </table:table-cell>
              <table:table-cell office:value-type="float" office:value="-68577299.77">
                <text:p>-68577299.77</text:p>
              </table:table-cell>
            </table:table-row>
            <table:table-row>
              <table:table-cell office:value-type="float" office:value="5615140583">
                <text:p>5615140583</text:p>
              </table:table-cell>
              <table:table-cell office:value-type="float" office:value="-56858234.78">
                <text:p>-56858234.78</text:p>
              </table:table-cell>
            </table:table-row>
            <table:table-row>
              <table:table-cell office:value-type="float" office:value="5655196583">
                <text:p>5655196583</text:p>
              </table:table-cell>
              <table:table-cell office:value-type="float" office:value="-56694882.76">
                <text:p>-56694882.76</text:p>
              </table:table-cell>
            </table:table-row>
            <table:table-row>
              <table:table-cell office:value-type="float" office:value="5695216583">
                <text:p>5695216583</text:p>
              </table:table-cell>
              <table:table-cell office:value-type="float" office:value="-72730503.96">
                <text:p>-72730503.96</text:p>
              </table:table-cell>
            </table:table-row>
            <table:table-row>
              <table:table-cell office:value-type="float" office:value="5735272583">
                <text:p>5735272583</text:p>
              </table:table-cell>
              <table:table-cell office:value-type="float" office:value="-71859380.74">
                <text:p>-71859380.74</text:p>
              </table:table-cell>
            </table:table-row>
            <table:table-row>
              <table:table-cell office:value-type="float" office:value="5775283583">
                <text:p>5775283583</text:p>
              </table:table-cell>
              <table:table-cell office:value-type="float" office:value="-56605009.23">
                <text:p>-56605009.23</text:p>
              </table:table-cell>
            </table:table-row>
            <table:table-row>
              <table:table-cell office:value-type="float" office:value="5815346583">
                <text:p>5815346583</text:p>
              </table:table-cell>
              <table:table-cell office:value-type="float" office:value="-61223350.29">
                <text:p>-61223350.29</text:p>
              </table:table-cell>
            </table:table-row>
            <table:table-row>
              <table:table-cell office:value-type="float" office:value="5855384583">
                <text:p>5855384583</text:p>
              </table:table-cell>
              <table:table-cell office:value-type="float" office:value="-56551637.4">
                <text:p>-56551637.4</text:p>
              </table:table-cell>
            </table:table-row>
            <table:table-row>
              <table:table-cell office:value-type="float" office:value="5895393583">
                <text:p>5895393583</text:p>
              </table:table-cell>
              <table:table-cell office:value-type="float" office:value="-65377848.4">
                <text:p>-65377848.4</text:p>
              </table:table-cell>
            </table:table-row>
            <table:table-row>
              <table:table-cell office:value-type="float" office:value="5935457583">
                <text:p>5935457583</text:p>
              </table:table-cell>
              <table:table-cell office:value-type="float" office:value="-68884567.53">
                <text:p>-68884567.53</text:p>
              </table:table-cell>
            </table:table-row>
            <table:table-row>
              <table:table-cell office:value-type="float" office:value="5975490583">
                <text:p>5975490583</text:p>
              </table:table-cell>
              <table:table-cell office:value-type="float" office:value="-54958556.64">
                <text:p>-54958556.64</text:p>
              </table:table-cell>
            </table:table-row>
            <table:table-row>
              <table:table-cell office:value-type="float" office:value="6015530583">
                <text:p>6015530583</text:p>
              </table:table-cell>
              <table:table-cell office:value-type="float" office:value="-59354222.71">
                <text:p>-59354222.71</text:p>
              </table:table-cell>
            </table:table-row>
            <table:table-row>
              <table:table-cell office:value-type="float" office:value="6055560583">
                <text:p>6055560583</text:p>
              </table:table-cell>
              <table:table-cell office:value-type="float" office:value="-60425061.46">
                <text:p>-60425061.46</text:p>
              </table:table-cell>
            </table:table-row>
            <table:table-row>
              <table:table-cell office:value-type="float" office:value="6095608583">
                <text:p>6095608583</text:p>
              </table:table-cell>
              <table:table-cell office:value-type="float" office:value="-65390574.09">
                <text:p>-65390574.09</text:p>
              </table:table-cell>
            </table:table-row>
            <table:table-row>
              <table:table-cell office:value-type="float" office:value="6135644583">
                <text:p>6135644583</text:p>
              </table:table-cell>
              <table:table-cell office:value-type="float" office:value="-67965910.56">
                <text:p>-67965910.56</text:p>
              </table:table-cell>
            </table:table-row>
            <table:table-row>
              <table:table-cell office:value-type="float" office:value="6175681583">
                <text:p>6175681583</text:p>
              </table:table-cell>
              <table:table-cell office:value-type="float" office:value="-45418246.44">
                <text:p>-45418246.44</text:p>
              </table:table-cell>
            </table:table-row>
            <table:table-row>
              <table:table-cell office:value-type="float" office:value="6215695583">
                <text:p>6215695583</text:p>
              </table:table-cell>
              <table:table-cell office:value-type="float" office:value="-50857862.05">
                <text:p>-50857862.05</text:p>
              </table:table-cell>
            </table:table-row>
            <table:table-row>
              <table:table-cell office:value-type="float" office:value="6255756583">
                <text:p>6255756583</text:p>
              </table:table-cell>
              <table:table-cell office:value-type="float" office:value="-58791448.76">
                <text:p>-58791448.76</text:p>
              </table:table-cell>
            </table:table-row>
            <table:table-row>
              <table:table-cell office:value-type="float" office:value="6295773583">
                <text:p>6295773583</text:p>
              </table:table-cell>
              <table:table-cell office:value-type="float" office:value="-46995954.84">
                <text:p>-46995954.84</text:p>
              </table:table-cell>
            </table:table-row>
            <table:table-row>
              <table:table-cell office:value-type="float" office:value="6335809583">
                <text:p>6335809583</text:p>
              </table:table-cell>
              <table:table-cell office:value-type="float" office:value="-58182045.55">
                <text:p>-58182045.55</text:p>
              </table:table-cell>
            </table:table-row>
            <table:table-row>
              <table:table-cell office:value-type="float" office:value="6375862583">
                <text:p>6375862583</text:p>
              </table:table-cell>
              <table:table-cell office:value-type="float" office:value="-67564874.94">
                <text:p>-67564874.94</text:p>
              </table:table-cell>
            </table:table-row>
            <table:table-row>
              <table:table-cell office:value-type="float" office:value="6415905583">
                <text:p>6415905583</text:p>
              </table:table-cell>
              <table:table-cell office:value-type="float" office:value="-61650547.64">
                <text:p>-61650547.64</text:p>
              </table:table-cell>
            </table:table-row>
            <table:table-row>
              <table:table-cell office:value-type="float" office:value="6455943583">
                <text:p>6455943583</text:p>
              </table:table-cell>
              <table:table-cell office:value-type="float" office:value="-62504842.97">
                <text:p>-62504842.97</text:p>
              </table:table-cell>
            </table:table-row>
            <table:table-row>
              <table:table-cell office:value-type="float" office:value="6495980583">
                <text:p>6495980583</text:p>
              </table:table-cell>
              <table:table-cell office:value-type="float" office:value="-59948128.52">
                <text:p>-59948128.52</text:p>
              </table:table-cell>
            </table:table-row>
            <table:table-row>
              <table:table-cell office:value-type="float" office:value="6535991583">
                <text:p>6535991583</text:p>
              </table:table-cell>
              <table:table-cell office:value-type="float" office:value="-44803724.63">
                <text:p>-44803724.63</text:p>
              </table:table-cell>
            </table:table-row>
            <table:table-row>
              <table:table-cell office:value-type="float" office:value="6576055583">
                <text:p>6576055583</text:p>
              </table:table-cell>
              <table:table-cell office:value-type="float" office:value="-48878879.91">
                <text:p>-48878879.91</text:p>
              </table:table-cell>
            </table:table-row>
            <table:table-row>
              <table:table-cell office:value-type="float" office:value="6616085583">
                <text:p>6616085583</text:p>
              </table:table-cell>
              <table:table-cell office:value-type="float" office:value="-48316943.07">
                <text:p>-48316943.07</text:p>
              </table:table-cell>
            </table:table-row>
            <table:table-row>
              <table:table-cell office:value-type="float" office:value="6656129583">
                <text:p>6656129583</text:p>
              </table:table-cell>
              <table:table-cell office:value-type="float" office:value="-54577645.95">
                <text:p>-54577645.95</text:p>
              </table:table-cell>
            </table:table-row>
            <table:table-row>
              <table:table-cell office:value-type="float" office:value="6696166583">
                <text:p>6696166583</text:p>
              </table:table-cell>
              <table:table-cell office:value-type="float" office:value="-37217964.46">
                <text:p>-37217964.46</text:p>
              </table:table-cell>
            </table:table-row>
            <table:table-row>
              <table:table-cell office:value-type="float" office:value="6736202583">
                <text:p>6736202583</text:p>
              </table:table-cell>
              <table:table-cell office:value-type="float" office:value="-63282210.88">
                <text:p>-63282210.88</text:p>
              </table:table-cell>
            </table:table-row>
            <table:table-row>
              <table:table-cell office:value-type="float" office:value="6776216583">
                <text:p>6776216583</text:p>
              </table:table-cell>
              <table:table-cell office:value-type="float" office:value="-57364133.14">
                <text:p>-57364133.14</text:p>
              </table:table-cell>
            </table:table-row>
            <table:table-row>
              <table:table-cell office:value-type="float" office:value="6816278583">
                <text:p>6816278583</text:p>
              </table:table-cell>
              <table:table-cell office:value-type="float" office:value="-64168653.34">
                <text:p>-64168653.34</text:p>
              </table:table-cell>
            </table:table-row>
            <table:table-row>
              <table:table-cell office:value-type="float" office:value="6856315583">
                <text:p>6856315583</text:p>
              </table:table-cell>
              <table:table-cell office:value-type="float" office:value="-62312905.84">
                <text:p>-62312905.84</text:p>
              </table:table-cell>
            </table:table-row>
            <table:table-row>
              <table:table-cell office:value-type="float" office:value="6896327583">
                <text:p>6896327583</text:p>
              </table:table-cell>
              <table:table-cell office:value-type="float" office:value="-58069789.29">
                <text:p>-58069789.29</text:p>
              </table:table-cell>
            </table:table-row>
            <table:table-row>
              <table:table-cell office:value-type="float" office:value="6936368583">
                <text:p>6936368583</text:p>
              </table:table-cell>
              <table:table-cell office:value-type="float" office:value="-59215579.75">
                <text:p>-59215579.75</text:p>
              </table:table-cell>
            </table:table-row>
            <table:table-row>
              <table:table-cell office:value-type="float" office:value="6976427583">
                <text:p>6976427583</text:p>
              </table:table-cell>
              <table:table-cell office:value-type="float" office:value="-60402577.09">
                <text:p>-60402577.09</text:p>
              </table:table-cell>
            </table:table-row>
            <table:table-row>
              <table:table-cell office:value-type="float" office:value="7016445583">
                <text:p>7016445583</text:p>
              </table:table-cell>
              <table:table-cell office:value-type="float" office:value="-46786155.15">
                <text:p>-46786155.15</text:p>
              </table:table-cell>
            </table:table-row>
            <table:table-row>
              <table:table-cell office:value-type="float" office:value="7056485583">
                <text:p>7056485583</text:p>
              </table:table-cell>
              <table:table-cell office:value-type="float" office:value="-48789651.06">
                <text:p>-48789651.06</text:p>
              </table:table-cell>
            </table:table-row>
            <table:table-row>
              <table:table-cell office:value-type="float" office:value="7096527583">
                <text:p>7096527583</text:p>
              </table:table-cell>
              <table:table-cell office:value-type="float" office:value="-53897610.2">
                <text:p>-53897610.2</text:p>
              </table:table-cell>
            </table:table-row>
            <table:table-row>
              <table:table-cell office:value-type="float" office:value="7136543583">
                <text:p>7136543583</text:p>
              </table:table-cell>
              <table:table-cell office:value-type="float" office:value="-53440223.18">
                <text:p>-53440223.18</text:p>
              </table:table-cell>
            </table:table-row>
            <table:table-row>
              <table:table-cell office:value-type="float" office:value="7176613583">
                <text:p>7176613583</text:p>
              </table:table-cell>
              <table:table-cell office:value-type="float" office:value="-58086590.9">
                <text:p>-58086590.9</text:p>
              </table:table-cell>
            </table:table-row>
            <table:table-row>
              <table:table-cell office:value-type="float" office:value="7216635583">
                <text:p>7216635583</text:p>
              </table:table-cell>
              <table:table-cell office:value-type="float" office:value="-51404134.75">
                <text:p>-51404134.75</text:p>
              </table:table-cell>
            </table:table-row>
            <table:table-row>
              <table:table-cell office:value-type="float" office:value="7256687583">
                <text:p>7256687583</text:p>
              </table:table-cell>
              <table:table-cell office:value-type="float" office:value="-49826313.85">
                <text:p>-49826313.85</text:p>
              </table:table-cell>
            </table:table-row>
            <table:table-row>
              <table:table-cell office:value-type="float" office:value="7296725583">
                <text:p>7296725583</text:p>
              </table:table-cell>
              <table:table-cell office:value-type="float" office:value="-59293319.16">
                <text:p>-59293319.16</text:p>
              </table:table-cell>
            </table:table-row>
            <table:table-row>
              <table:table-cell office:value-type="float" office:value="7336738583">
                <text:p>7336738583</text:p>
              </table:table-cell>
              <table:table-cell office:value-type="float" office:value="-51414956.67">
                <text:p>-51414956.67</text:p>
              </table:table-cell>
            </table:table-row>
            <table:table-row>
              <table:table-cell office:value-type="float" office:value="7376797583">
                <text:p>7376797583</text:p>
              </table:table-cell>
              <table:table-cell office:value-type="float" office:value="-50484589.85">
                <text:p>-50484589.85</text:p>
              </table:table-cell>
            </table:table-row>
            <table:table-row>
              <table:table-cell office:value-type="float" office:value="7416821583">
                <text:p>7416821583</text:p>
              </table:table-cell>
              <table:table-cell office:value-type="float" office:value="-45198045.66">
                <text:p>-45198045.66</text:p>
              </table:table-cell>
            </table:table-row>
            <table:table-row>
              <table:table-cell office:value-type="float" office:value="7456874583">
                <text:p>7456874583</text:p>
              </table:table-cell>
              <table:table-cell office:value-type="float" office:value="-52680009.77">
                <text:p>-52680009.77</text:p>
              </table:table-cell>
            </table:table-row>
            <table:table-row>
              <table:table-cell office:value-type="float" office:value="7496910583">
                <text:p>7496910583</text:p>
              </table:table-cell>
              <table:table-cell office:value-type="float" office:value="-47186090.99">
                <text:p>-47186090.99</text:p>
              </table:table-cell>
            </table:table-row>
            <table:table-row>
              <table:table-cell office:value-type="float" office:value="7536948583">
                <text:p>7536948583</text:p>
              </table:table-cell>
              <table:table-cell office:value-type="float" office:value="-43914312.88">
                <text:p>-43914312.88</text:p>
              </table:table-cell>
            </table:table-row>
            <table:table-row>
              <table:table-cell office:value-type="float" office:value="7576985583">
                <text:p>7576985583</text:p>
              </table:table-cell>
              <table:table-cell office:value-type="float" office:value="-50104012.06">
                <text:p>-50104012.06</text:p>
              </table:table-cell>
            </table:table-row>
            <table:table-row>
              <table:table-cell office:value-type="float" office:value="7626921875">
                <text:p>7626921875</text:p>
              </table:table-cell>
              <table:table-cell office:value-type="float" office:value="-48004780.78">
                <text:p>-48004780.78</text:p>
              </table:table-cell>
            </table:table-row>
            <table:table-row>
              <table:table-cell office:value-type="float" office:value="7666980875">
                <text:p>7666980875</text:p>
              </table:table-cell>
              <table:table-cell office:value-type="float" office:value="-53562777.16">
                <text:p>-53562777.16</text:p>
              </table:table-cell>
            </table:table-row>
            <table:table-row>
              <table:table-cell office:value-type="float" office:value="7706999875">
                <text:p>7706999875</text:p>
              </table:table-cell>
              <table:table-cell office:value-type="float" office:value="-59323752.09">
                <text:p>-59323752.09</text:p>
              </table:table-cell>
            </table:table-row>
            <table:table-row>
              <table:table-cell office:value-type="float" office:value="7747054875">
                <text:p>7747054875</text:p>
              </table:table-cell>
              <table:table-cell office:value-type="float" office:value="-55050003.9">
                <text:p>-55050003.9</text:p>
              </table:table-cell>
            </table:table-row>
            <table:table-row>
              <table:table-cell office:value-type="float" office:value="7787078875">
                <text:p>7787078875</text:p>
              </table:table-cell>
              <table:table-cell office:value-type="float" office:value="-54274757.89">
                <text:p>-54274757.89</text:p>
              </table:table-cell>
            </table:table-row>
            <table:table-row>
              <table:table-cell office:value-type="float" office:value="7827128875">
                <text:p>7827128875</text:p>
              </table:table-cell>
              <table:table-cell office:value-type="float" office:value="-47536763.48">
                <text:p>-47536763.48</text:p>
              </table:table-cell>
            </table:table-row>
            <table:table-row>
              <table:table-cell office:value-type="float" office:value="7867166875">
                <text:p>7867166875</text:p>
              </table:table-cell>
              <table:table-cell office:value-type="float" office:value="-52284867.04">
                <text:p>-52284867.04</text:p>
              </table:table-cell>
            </table:table-row>
            <table:table-row>
              <table:table-cell office:value-type="float" office:value="7907193875">
                <text:p>7907193875</text:p>
              </table:table-cell>
              <table:table-cell office:value-type="float" office:value="-51797997.26">
                <text:p>-51797997.26</text:p>
              </table:table-cell>
            </table:table-row>
            <table:table-row>
              <table:table-cell office:value-type="float" office:value="7947233875">
                <text:p>7947233875</text:p>
              </table:table-cell>
              <table:table-cell office:value-type="float" office:value="-58834071.76">
                <text:p>-58834071.76</text:p>
              </table:table-cell>
            </table:table-row>
            <table:table-row>
              <table:table-cell office:value-type="float" office:value="7987258875">
                <text:p>7987258875</text:p>
              </table:table-cell>
              <table:table-cell office:value-type="float" office:value="-49411517.86">
                <text:p>-49411517.86</text:p>
              </table:table-cell>
            </table:table-row>
            <table:table-row>
              <table:table-cell office:value-type="float" office:value="8027311875">
                <text:p>8027311875</text:p>
              </table:table-cell>
              <table:table-cell office:value-type="float" office:value="-48610559.52">
                <text:p>-48610559.52</text:p>
              </table:table-cell>
            </table:table-row>
            <table:table-row>
              <table:table-cell office:value-type="float" office:value="8067351875">
                <text:p>8067351875</text:p>
              </table:table-cell>
              <table:table-cell office:value-type="float" office:value="-52991704.05">
                <text:p>-52991704.05</text:p>
              </table:table-cell>
            </table:table-row>
            <table:table-row>
              <table:table-cell office:value-type="float" office:value="8107389875">
                <text:p>8107389875</text:p>
              </table:table-cell>
              <table:table-cell office:value-type="float" office:value="-49513757.34">
                <text:p>-49513757.34</text:p>
              </table:table-cell>
            </table:table-row>
            <table:table-row>
              <table:table-cell office:value-type="float" office:value="8147426875">
                <text:p>8147426875</text:p>
              </table:table-cell>
              <table:table-cell office:value-type="float" office:value="-54973925">
                <text:p>-54973925</text:p>
              </table:table-cell>
            </table:table-row>
            <table:table-row>
              <table:table-cell office:value-type="float" office:value="8187462875">
                <text:p>8187462875</text:p>
              </table:table-cell>
              <table:table-cell office:value-type="float" office:value="-60481021.14">
                <text:p>-60481021.14</text:p>
              </table:table-cell>
            </table:table-row>
            <table:table-row>
              <table:table-cell office:value-type="float" office:value="8227473875">
                <text:p>8227473875</text:p>
              </table:table-cell>
              <table:table-cell office:value-type="float" office:value="-58991098.06">
                <text:p>-58991098.06</text:p>
              </table:table-cell>
            </table:table-row>
            <table:table-row>
              <table:table-cell office:value-type="float" office:value="8267537875">
                <text:p>8267537875</text:p>
              </table:table-cell>
              <table:table-cell office:value-type="float" office:value="-59509281.28">
                <text:p>-59509281.28</text:p>
              </table:table-cell>
            </table:table-row>
            <table:table-row>
              <table:table-cell office:value-type="float" office:value="8307555875">
                <text:p>8307555875</text:p>
              </table:table-cell>
              <table:table-cell office:value-type="float" office:value="-49702226.12">
                <text:p>-49702226.12</text:p>
              </table:table-cell>
            </table:table-row>
            <table:table-row>
              <table:table-cell office:value-type="float" office:value="8347601875">
                <text:p>8347601875</text:p>
              </table:table-cell>
              <table:table-cell office:value-type="float" office:value="-54815827.48">
                <text:p>-54815827.48</text:p>
              </table:table-cell>
            </table:table-row>
            <table:table-row>
              <table:table-cell office:value-type="float" office:value="8387633875">
                <text:p>8387633875</text:p>
              </table:table-cell>
              <table:table-cell office:value-type="float" office:value="-51987159.25">
                <text:p>-51987159.25</text:p>
              </table:table-cell>
            </table:table-row>
            <table:table-row>
              <table:table-cell office:value-type="float" office:value="8427685875">
                <text:p>8427685875</text:p>
              </table:table-cell>
              <table:table-cell office:value-type="float" office:value="-57566690.06">
                <text:p>-57566690.06</text:p>
              </table:table-cell>
            </table:table-row>
            <table:table-row>
              <table:table-cell office:value-type="float" office:value="8467722875">
                <text:p>8467722875</text:p>
              </table:table-cell>
              <table:table-cell office:value-type="float" office:value="-47065491.6">
                <text:p>-47065491.6</text:p>
              </table:table-cell>
            </table:table-row>
            <table:table-row>
              <table:table-cell office:value-type="float" office:value="8507760875">
                <text:p>8507760875</text:p>
              </table:table-cell>
              <table:table-cell office:value-type="float" office:value="-63352186.75">
                <text:p>-63352186.75</text:p>
              </table:table-cell>
            </table:table-row>
            <table:table-row>
              <table:table-cell office:value-type="float" office:value="8547796875">
                <text:p>8547796875</text:p>
              </table:table-cell>
              <table:table-cell office:value-type="float" office:value="-58707932.93">
                <text:p>-58707932.93</text:p>
              </table:table-cell>
            </table:table-row>
            <table:table-row>
              <table:table-cell office:value-type="float" office:value="8587834875">
                <text:p>8587834875</text:p>
              </table:table-cell>
              <table:table-cell office:value-type="float" office:value="-69149088.94">
                <text:p>-69149088.94</text:p>
              </table:table-cell>
            </table:table-row>
            <table:table-row>
              <table:table-cell office:value-type="float" office:value="8627867875">
                <text:p>8627867875</text:p>
              </table:table-cell>
              <table:table-cell office:value-type="float" office:value="-61243575.72">
                <text:p>-61243575.72</text:p>
              </table:table-cell>
            </table:table-row>
            <table:table-row>
              <table:table-cell office:value-type="float" office:value="8667907875">
                <text:p>8667907875</text:p>
              </table:table-cell>
              <table:table-cell office:value-type="float" office:value="-61205188.52">
                <text:p>-61205188.52</text:p>
              </table:table-cell>
            </table:table-row>
            <table:table-row>
              <table:table-cell office:value-type="float" office:value="8707940875">
                <text:p>8707940875</text:p>
              </table:table-cell>
              <table:table-cell office:value-type="float" office:value="-57276472.87">
                <text:p>-57276472.87</text:p>
              </table:table-cell>
            </table:table-row>
            <table:table-row>
              <table:table-cell office:value-type="float" office:value="8747955875">
                <text:p>8747955875</text:p>
              </table:table-cell>
              <table:table-cell office:value-type="float" office:value="-48024087.79">
                <text:p>-48024087.79</text:p>
              </table:table-cell>
            </table:table-row>
            <table:table-row>
              <table:table-cell office:value-type="float" office:value="8787989875">
                <text:p>8787989875</text:p>
              </table:table-cell>
              <table:table-cell office:value-type="float" office:value="-61152405.98">
                <text:p>-61152405.98</text:p>
              </table:table-cell>
            </table:table-row>
            <table:table-row>
              <table:table-cell office:value-type="float" office:value="8828056875">
                <text:p>8828056875</text:p>
              </table:table-cell>
              <table:table-cell office:value-type="float" office:value="-62836854.05">
                <text:p>-62836854.05</text:p>
              </table:table-cell>
            </table:table-row>
            <table:table-row>
              <table:table-cell office:value-type="float" office:value="8868093875">
                <text:p>8868093875</text:p>
              </table:table-cell>
              <table:table-cell office:value-type="float" office:value="-58797572.35">
                <text:p>-58797572.35</text:p>
              </table:table-cell>
            </table:table-row>
            <table:table-row>
              <table:table-cell office:value-type="float" office:value="8908110875">
                <text:p>8908110875</text:p>
              </table:table-cell>
              <table:table-cell office:value-type="float" office:value="-62122909.01">
                <text:p>-62122909.01</text:p>
              </table:table-cell>
            </table:table-row>
            <table:table-row>
              <table:table-cell office:value-type="float" office:value="8948140875">
                <text:p>8948140875</text:p>
              </table:table-cell>
              <table:table-cell office:value-type="float" office:value="-57516699.79">
                <text:p>-57516699.79</text:p>
              </table:table-cell>
            </table:table-row>
            <table:table-row>
              <table:table-cell office:value-type="float" office:value="8988204875">
                <text:p>8988204875</text:p>
              </table:table-cell>
              <table:table-cell office:value-type="float" office:value="-57887854.09">
                <text:p>-57887854.09</text:p>
              </table:table-cell>
            </table:table-row>
            <table:table-row>
              <table:table-cell office:value-type="float" office:value="9028223875">
                <text:p>9028223875</text:p>
              </table:table-cell>
              <table:table-cell office:value-type="float" office:value="-56572135.78">
                <text:p>-56572135.78</text:p>
              </table:table-cell>
            </table:table-row>
            <table:table-row>
              <table:table-cell office:value-type="float" office:value="9068278875">
                <text:p>9068278875</text:p>
              </table:table-cell>
              <table:table-cell office:value-type="float" office:value="-64255910.47">
                <text:p>-64255910.47</text:p>
              </table:table-cell>
            </table:table-row>
            <table:table-row>
              <table:table-cell office:value-type="float" office:value="9108290875">
                <text:p>9108290875</text:p>
              </table:table-cell>
              <table:table-cell office:value-type="float" office:value="-65648416.89">
                <text:p>-65648416.89</text:p>
              </table:table-cell>
            </table:table-row>
            <table:table-row>
              <table:table-cell office:value-type="float" office:value="9148352875">
                <text:p>9148352875</text:p>
              </table:table-cell>
              <table:table-cell office:value-type="float" office:value="-74958447.29">
                <text:p>-74958447.29</text:p>
              </table:table-cell>
            </table:table-row>
            <table:table-row>
              <table:table-cell office:value-type="float" office:value="9188391875">
                <text:p>9188391875</text:p>
              </table:table-cell>
              <table:table-cell office:value-type="float" office:value="-62840936.82">
                <text:p>-62840936.82</text:p>
              </table:table-cell>
            </table:table-row>
            <table:table-row>
              <table:table-cell office:value-type="float" office:value="9228423875">
                <text:p>9228423875</text:p>
              </table:table-cell>
              <table:table-cell office:value-type="float" office:value="-61716159.79">
                <text:p>-61716159.79</text:p>
              </table:table-cell>
            </table:table-row>
            <table:table-row>
              <table:table-cell office:value-type="float" office:value="9268463875">
                <text:p>9268463875</text:p>
              </table:table-cell>
              <table:table-cell office:value-type="float" office:value="-53963970.39">
                <text:p>-53963970.39</text:p>
              </table:table-cell>
            </table:table-row>
            <table:table-row>
              <table:table-cell office:value-type="float" office:value="9308501875">
                <text:p>9308501875</text:p>
              </table:table-cell>
              <table:table-cell office:value-type="float" office:value="-55308161.9">
                <text:p>-55308161.9</text:p>
              </table:table-cell>
            </table:table-row>
            <table:table-row>
              <table:table-cell office:value-type="float" office:value="9348509875">
                <text:p>9348509875</text:p>
              </table:table-cell>
              <table:table-cell office:value-type="float" office:value="-68407529.52">
                <text:p>-68407529.52</text:p>
              </table:table-cell>
            </table:table-row>
            <table:table-row>
              <table:table-cell office:value-type="float" office:value="9388575875">
                <text:p>9388575875</text:p>
              </table:table-cell>
              <table:table-cell office:value-type="float" office:value="-69220617.97">
                <text:p>-69220617.97</text:p>
              </table:table-cell>
            </table:table-row>
            <table:table-row>
              <table:table-cell office:value-type="float" office:value="9428587875">
                <text:p>9428587875</text:p>
              </table:table-cell>
              <table:table-cell office:value-type="float" office:value="-63336822.96">
                <text:p>-63336822.96</text:p>
              </table:table-cell>
            </table:table-row>
            <table:table-row>
              <table:table-cell office:value-type="float" office:value="9468649875">
                <text:p>9468649875</text:p>
              </table:table-cell>
              <table:table-cell office:value-type="float" office:value="-51038961.28">
                <text:p>-51038961.28</text:p>
              </table:table-cell>
            </table:table-row>
            <table:table-row>
              <table:table-cell office:value-type="float" office:value="9508665875">
                <text:p>9508665875</text:p>
              </table:table-cell>
              <table:table-cell office:value-type="float" office:value="-60260817.51">
                <text:p>-60260817.51</text:p>
              </table:table-cell>
            </table:table-row>
            <table:table-row>
              <table:table-cell office:value-type="float" office:value="9548705875">
                <text:p>9548705875</text:p>
              </table:table-cell>
              <table:table-cell office:value-type="float" office:value="-70887801.91">
                <text:p>-70887801.91</text:p>
              </table:table-cell>
            </table:table-row>
            <table:table-row>
              <table:table-cell office:value-type="float" office:value="9588760875">
                <text:p>9588760875</text:p>
              </table:table-cell>
              <table:table-cell office:value-type="float" office:value="-57467878.96">
                <text:p>-57467878.96</text:p>
              </table:table-cell>
            </table:table-row>
            <table:table-row>
              <table:table-cell office:value-type="float" office:value="9628782875">
                <text:p>9628782875</text:p>
              </table:table-cell>
              <table:table-cell office:value-type="float" office:value="-60234869.35">
                <text:p>-60234869.35</text:p>
              </table:table-cell>
            </table:table-row>
            <table:table-row>
              <table:table-cell office:value-type="float" office:value="9668803875">
                <text:p>9668803875</text:p>
              </table:table-cell>
              <table:table-cell office:value-type="float" office:value="-55214331.22">
                <text:p>-55214331.22</text:p>
              </table:table-cell>
            </table:table-row>
            <table:table-row>
              <table:table-cell office:value-type="float" office:value="9708872875">
                <text:p>9708872875</text:p>
              </table:table-cell>
              <table:table-cell office:value-type="float" office:value="-54214276.9">
                <text:p>-54214276.9</text:p>
              </table:table-cell>
            </table:table-row>
            <table:table-row>
              <table:table-cell office:value-type="float" office:value="9748900875">
                <text:p>9748900875</text:p>
              </table:table-cell>
              <table:table-cell office:value-type="float" office:value="-58287222.34">
                <text:p>-58287222.34</text:p>
              </table:table-cell>
            </table:table-row>
            <table:table-row>
              <table:table-cell office:value-type="float" office:value="9788946875">
                <text:p>9788946875</text:p>
              </table:table-cell>
              <table:table-cell office:value-type="float" office:value="-63228439.34">
                <text:p>-63228439.34</text:p>
              </table:table-cell>
            </table:table-row>
            <table:table-row>
              <table:table-cell office:value-type="float" office:value="9828972875">
                <text:p>9828972875</text:p>
              </table:table-cell>
              <table:table-cell office:value-type="float" office:value="-59749300.34">
                <text:p>-59749300.34</text:p>
              </table:table-cell>
            </table:table-row>
            <table:table-row>
              <table:table-cell office:value-type="float" office:value="9869019875">
                <text:p>9869019875</text:p>
              </table:table-cell>
              <table:table-cell office:value-type="float" office:value="-49372721.81">
                <text:p>-49372721.81</text:p>
              </table:table-cell>
            </table:table-row>
            <table:table-row>
              <table:table-cell office:value-type="float" office:value="9909026875">
                <text:p>9909026875</text:p>
              </table:table-cell>
              <table:table-cell office:value-type="float" office:value="191363307.9">
                <text:p>191363307.9</text:p>
              </table:table-cell>
            </table:table-row>
            <table:table-row>
              <table:table-cell office:value-type="float" office:value="9949064875">
                <text:p>9949064875</text:p>
              </table:table-cell>
              <table:table-cell office:value-type="float" office:value="395709035.6">
                <text:p>395709035.6</text:p>
              </table:table-cell>
            </table:table-row>
            <table:table-row>
              <table:table-cell office:value-type="float" office:value="9989129875">
                <text:p>9989129875</text:p>
              </table:table-cell>
              <table:table-cell office:value-type="float" office:value="493118290">
                <text:p>493118290</text:p>
              </table:table-cell>
            </table:table-row>
            <table:table-row>
              <table:table-cell office:value-type="float" office:value="10029144880">
                <text:p>10029144880</text:p>
              </table:table-cell>
              <table:table-cell office:value-type="float" office:value="540140995.3">
                <text:p>540140995.3</text:p>
              </table:table-cell>
            </table:table-row>
            <table:table-row>
              <table:table-cell office:value-type="float" office:value="10069204880">
                <text:p>10069204880</text:p>
              </table:table-cell>
              <table:table-cell office:value-type="float" office:value="463049440.3">
                <text:p>463049440.3</text:p>
              </table:table-cell>
            </table:table-row>
            <table:table-row>
              <table:table-cell office:value-type="float" office:value="10109220880">
                <text:p>10109220880</text:p>
              </table:table-cell>
              <table:table-cell office:value-type="float" office:value="439378358.2">
                <text:p>439378358.2</text:p>
              </table:table-cell>
            </table:table-row>
            <table:table-row>
              <table:table-cell office:value-type="float" office:value="10149260880">
                <text:p>10149260880</text:p>
              </table:table-cell>
              <table:table-cell office:value-type="float" office:value="360478780.2">
                <text:p>360478780.2</text:p>
              </table:table-cell>
            </table:table-row>
            <table:table-row>
              <table:table-cell office:value-type="float" office:value="10189316880">
                <text:p>10189316880</text:p>
              </table:table-cell>
              <table:table-cell office:value-type="float" office:value="336766593.9">
                <text:p>336766593.9</text:p>
              </table:table-cell>
            </table:table-row>
            <table:table-row>
              <table:table-cell office:value-type="float" office:value="10229338880">
                <text:p>10229338880</text:p>
              </table:table-cell>
              <table:table-cell office:value-type="float" office:value="321905954.8">
                <text:p>321905954.8</text:p>
              </table:table-cell>
            </table:table-row>
            <table:table-row>
              <table:table-cell office:value-type="float" office:value="10269378880">
                <text:p>10269378880</text:p>
              </table:table-cell>
              <table:table-cell office:value-type="float" office:value="298219272.4">
                <text:p>298219272.4</text:p>
              </table:table-cell>
            </table:table-row>
            <table:table-row>
              <table:table-cell office:value-type="float" office:value="10309417880">
                <text:p>10309417880</text:p>
              </table:table-cell>
              <table:table-cell office:value-type="float" office:value="320552831.4">
                <text:p>320552831.4</text:p>
              </table:table-cell>
            </table:table-row>
            <table:table-row>
              <table:table-cell office:value-type="float" office:value="10349452880">
                <text:p>10349452880</text:p>
              </table:table-cell>
              <table:table-cell office:value-type="float" office:value="352693486.6">
                <text:p>352693486.6</text:p>
              </table:table-cell>
            </table:table-row>
            <table:table-row>
              <table:table-cell office:value-type="float" office:value="10389499880">
                <text:p>10389499880</text:p>
              </table:table-cell>
              <table:table-cell office:value-type="float" office:value="356668771">
                <text:p>356668771</text:p>
              </table:table-cell>
            </table:table-row>
            <table:table-row>
              <table:table-cell office:value-type="float" office:value="10429536880">
                <text:p>10429536880</text:p>
              </table:table-cell>
              <table:table-cell office:value-type="float" office:value="351772806">
                <text:p>351772806</text:p>
              </table:table-cell>
            </table:table-row>
            <table:table-row>
              <table:table-cell office:value-type="float" office:value="10469573880">
                <text:p>10469573880</text:p>
              </table:table-cell>
              <table:table-cell office:value-type="float" office:value="344013724.4">
                <text:p>344013724.4</text:p>
              </table:table-cell>
            </table:table-row>
            <table:table-row>
              <table:table-cell office:value-type="float" office:value="10509612880">
                <text:p>10509612880</text:p>
              </table:table-cell>
              <table:table-cell office:value-type="float" office:value="343800456.3">
                <text:p>343800456.3</text:p>
              </table:table-cell>
            </table:table-row>
            <table:table-row>
              <table:table-cell office:value-type="float" office:value="10549645880">
                <text:p>10549645880</text:p>
              </table:table-cell>
              <table:table-cell office:value-type="float" office:value="320940606.9">
                <text:p>320940606.9</text:p>
              </table:table-cell>
            </table:table-row>
            <table:table-row>
              <table:table-cell office:value-type="float" office:value="10589684880">
                <text:p>10589684880</text:p>
              </table:table-cell>
              <table:table-cell office:value-type="float" office:value="317657057.2">
                <text:p>317657057.2</text:p>
              </table:table-cell>
            </table:table-row>
            <table:table-row>
              <table:table-cell office:value-type="float" office:value="10629723880">
                <text:p>10629723880</text:p>
              </table:table-cell>
              <table:table-cell office:value-type="float" office:value="290090811.3">
                <text:p>290090811.3</text:p>
              </table:table-cell>
            </table:table-row>
            <table:table-row>
              <table:table-cell office:value-type="float" office:value="10669729880">
                <text:p>10669729880</text:p>
              </table:table-cell>
              <table:table-cell office:value-type="float" office:value="269961862.8">
                <text:p>269961862.8</text:p>
              </table:table-cell>
            </table:table-row>
            <table:table-row>
              <table:table-cell office:value-type="float" office:value="10709776880">
                <text:p>10709776880</text:p>
              </table:table-cell>
              <table:table-cell office:value-type="float" office:value="286347113.2">
                <text:p>286347113.2</text:p>
              </table:table-cell>
            </table:table-row>
            <table:table-row>
              <table:table-cell office:value-type="float" office:value="10749832880">
                <text:p>10749832880</text:p>
              </table:table-cell>
              <table:table-cell office:value-type="float" office:value="268031861.3">
                <text:p>268031861.3</text:p>
              </table:table-cell>
            </table:table-row>
            <table:table-row>
              <table:table-cell office:value-type="float" office:value="10789869880">
                <text:p>10789869880</text:p>
              </table:table-cell>
              <table:table-cell office:value-type="float" office:value="304785503.8">
                <text:p>304785503.8</text:p>
              </table:table-cell>
            </table:table-row>
            <table:table-row>
              <table:table-cell office:value-type="float" office:value="10829906880">
                <text:p>10829906880</text:p>
              </table:table-cell>
              <table:table-cell office:value-type="float" office:value="269068641.2">
                <text:p>269068641.2</text:p>
              </table:table-cell>
            </table:table-row>
            <table:table-row>
              <table:table-cell office:value-type="float" office:value="10869933880">
                <text:p>10869933880</text:p>
              </table:table-cell>
              <table:table-cell office:value-type="float" office:value="321033545.6">
                <text:p>321033545.6</text:p>
              </table:table-cell>
            </table:table-row>
            <table:table-row>
              <table:table-cell office:value-type="float" office:value="10909981880">
                <text:p>10909981880</text:p>
              </table:table-cell>
              <table:table-cell office:value-type="float" office:value="244204256.5">
                <text:p>244204256.5</text:p>
              </table:table-cell>
            </table:table-row>
            <table:table-row>
              <table:table-cell office:value-type="float" office:value="10950017880">
                <text:p>10950017880</text:p>
              </table:table-cell>
              <table:table-cell office:value-type="float" office:value="313242213">
                <text:p>313242213</text:p>
              </table:table-cell>
            </table:table-row>
            <table:table-row>
              <table:table-cell office:value-type="float" office:value="10990055880">
                <text:p>10990055880</text:p>
              </table:table-cell>
              <table:table-cell office:value-type="float" office:value="225810117.5">
                <text:p>225810117.5</text:p>
              </table:table-cell>
            </table:table-row>
            <table:table-row>
              <table:table-cell office:value-type="float" office:value="11030092880">
                <text:p>11030092880</text:p>
              </table:table-cell>
              <table:table-cell office:value-type="float" office:value="256999864.7">
                <text:p>256999864.7</text:p>
              </table:table-cell>
            </table:table-row>
            <table:table-row>
              <table:table-cell office:value-type="float" office:value="11070098880">
                <text:p>11070098880</text:p>
              </table:table-cell>
              <table:table-cell office:value-type="float" office:value="224201030">
                <text:p>224201030</text:p>
              </table:table-cell>
            </table:table-row>
            <table:table-row>
              <table:table-cell office:value-type="float" office:value="11110136880">
                <text:p>11110136880</text:p>
              </table:table-cell>
              <table:table-cell office:value-type="float" office:value="203426297.6">
                <text:p>203426297.6</text:p>
              </table:table-cell>
            </table:table-row>
            <table:table-row>
              <table:table-cell office:value-type="float" office:value="11150202880">
                <text:p>11150202880</text:p>
              </table:table-cell>
              <table:table-cell office:value-type="float" office:value="182525162.6">
                <text:p>182525162.6</text:p>
              </table:table-cell>
            </table:table-row>
            <table:table-row>
              <table:table-cell office:value-type="float" office:value="11190239880">
                <text:p>11190239880</text:p>
              </table:table-cell>
              <table:table-cell office:value-type="float" office:value="199157028.5">
                <text:p>199157028.5</text:p>
              </table:table-cell>
            </table:table-row>
            <table:table-row>
              <table:table-cell office:value-type="float" office:value="11230276880">
                <text:p>11230276880</text:p>
              </table:table-cell>
              <table:table-cell office:value-type="float" office:value="227762571.3">
                <text:p>227762571.3</text:p>
              </table:table-cell>
            </table:table-row>
            <table:table-row>
              <table:table-cell office:value-type="float" office:value="11270293880">
                <text:p>11270293880</text:p>
              </table:table-cell>
              <table:table-cell office:value-type="float" office:value="194755957.2">
                <text:p>194755957.2</text:p>
              </table:table-cell>
            </table:table-row>
            <table:table-row>
              <table:table-cell office:value-type="float" office:value="11310350880">
                <text:p>11310350880</text:p>
              </table:table-cell>
              <table:table-cell office:value-type="float" office:value="206537128.3">
                <text:p>206537128.3</text:p>
              </table:table-cell>
            </table:table-row>
            <table:table-row>
              <table:table-cell office:value-type="float" office:value="11350364880">
                <text:p>11350364880</text:p>
              </table:table-cell>
              <table:table-cell office:value-type="float" office:value="126804384.6">
                <text:p>126804384.6</text:p>
              </table:table-cell>
            </table:table-row>
            <table:table-row>
              <table:table-cell office:value-type="float" office:value="11390410880">
                <text:p>11390410880</text:p>
              </table:table-cell>
              <table:table-cell office:value-type="float" office:value="224245589.9">
                <text:p>224245589.9</text:p>
              </table:table-cell>
            </table:table-row>
            <table:table-row>
              <table:table-cell office:value-type="float" office:value="11430460880">
                <text:p>11430460880</text:p>
              </table:table-cell>
              <table:table-cell office:value-type="float" office:value="126169814.6">
                <text:p>126169814.6</text:p>
              </table:table-cell>
            </table:table-row>
            <table:table-row>
              <table:table-cell office:value-type="float" office:value="11470499880">
                <text:p>11470499880</text:p>
              </table:table-cell>
              <table:table-cell office:value-type="float" office:value="130373475.1">
                <text:p>130373475.1</text:p>
              </table:table-cell>
            </table:table-row>
            <table:table-row>
              <table:table-cell office:value-type="float" office:value="11510527880">
                <text:p>11510527880</text:p>
              </table:table-cell>
              <table:table-cell office:value-type="float" office:value="131454630.9">
                <text:p>131454630.9</text:p>
              </table:table-cell>
            </table:table-row>
            <table:table-row>
              <table:table-cell office:value-type="float" office:value="11550572880">
                <text:p>11550572880</text:p>
              </table:table-cell>
              <table:table-cell office:value-type="float" office:value="119489964.6">
                <text:p>119489964.6</text:p>
              </table:table-cell>
            </table:table-row>
            <table:table-row>
              <table:table-cell office:value-type="float" office:value="11590606880">
                <text:p>11590606880</text:p>
              </table:table-cell>
              <table:table-cell office:value-type="float" office:value="120770568.8">
                <text:p>120770568.8</text:p>
              </table:table-cell>
            </table:table-row>
            <table:table-row>
              <table:table-cell office:value-type="float" office:value="11630645880">
                <text:p>11630645880</text:p>
              </table:table-cell>
              <table:table-cell office:value-type="float" office:value="94689565.88">
                <text:p>94689565.88</text:p>
              </table:table-cell>
            </table:table-row>
            <table:table-row>
              <table:table-cell office:value-type="float" office:value="11670652880">
                <text:p>11670652880</text:p>
              </table:table-cell>
              <table:table-cell office:value-type="float" office:value="110471768.5">
                <text:p>110471768.5</text:p>
              </table:table-cell>
            </table:table-row>
            <table:table-row>
              <table:table-cell office:value-type="float" office:value="11710708880">
                <text:p>11710708880</text:p>
              </table:table-cell>
              <table:table-cell office:value-type="float" office:value="93015809.54">
                <text:p>93015809.54</text:p>
              </table:table-cell>
            </table:table-row>
            <table:table-row>
              <table:table-cell office:value-type="float" office:value="11750756880">
                <text:p>11750756880</text:p>
              </table:table-cell>
              <table:table-cell office:value-type="float" office:value="147835030">
                <text:p>147835030</text:p>
              </table:table-cell>
            </table:table-row>
            <table:table-row>
              <table:table-cell office:value-type="float" office:value="11790771880">
                <text:p>11790771880</text:p>
              </table:table-cell>
              <table:table-cell office:value-type="float" office:value="57396259.14">
                <text:p>57396259.14</text:p>
              </table:table-cell>
            </table:table-row>
            <table:table-row>
              <table:table-cell office:value-type="float" office:value="11830830880">
                <text:p>11830830880</text:p>
              </table:table-cell>
              <table:table-cell office:value-type="float" office:value="89553874.15">
                <text:p>89553874.15</text:p>
              </table:table-cell>
            </table:table-row>
            <table:table-row>
              <table:table-cell office:value-type="float" office:value="11870868880">
                <text:p>11870868880</text:p>
              </table:table-cell>
              <table:table-cell office:value-type="float" office:value="32587249.46">
                <text:p>32587249.46</text:p>
              </table:table-cell>
            </table:table-row>
            <table:table-row>
              <table:table-cell office:value-type="float" office:value="11910903880">
                <text:p>11910903880</text:p>
              </table:table-cell>
              <table:table-cell office:value-type="float" office:value="81188180.49">
                <text:p>81188180.49</text:p>
              </table:table-cell>
            </table:table-row>
            <table:table-row>
              <table:table-cell office:value-type="float" office:value="11950941880">
                <text:p>11950941880</text:p>
              </table:table-cell>
              <table:table-cell office:value-type="float" office:value="62580968.31">
                <text:p>62580968.31</text:p>
              </table:table-cell>
            </table:table-row>
            <table:table-row>
              <table:table-cell office:value-type="float" office:value="11990978880">
                <text:p>11990978880</text:p>
              </table:table-cell>
              <table:table-cell office:value-type="float" office:value="4049099.766">
                <text:p>4049099.766</text:p>
              </table:table-cell>
            </table:table-row>
            <table:table-row>
              <table:table-cell office:value-type="float" office:value="12031014880">
                <text:p>12031014880</text:p>
              </table:table-cell>
              <table:table-cell office:value-type="float" office:value="85075686.97">
                <text:p>85075686.97</text:p>
              </table:table-cell>
            </table:table-row>
            <table:table-row>
              <table:table-cell office:value-type="float" office:value="12071051880">
                <text:p>12071051880</text:p>
              </table:table-cell>
              <table:table-cell office:value-type="float" office:value="-11229473.74">
                <text:p>-11229473.74</text:p>
              </table:table-cell>
            </table:table-row>
            <table:table-row>
              <table:table-cell office:value-type="float" office:value="12111082880">
                <text:p>12111082880</text:p>
              </table:table-cell>
              <table:table-cell office:value-type="float" office:value="51995612.37">
                <text:p>51995612.37</text:p>
              </table:table-cell>
            </table:table-row>
            <table:table-row>
              <table:table-cell office:value-type="float" office:value="12151125880">
                <text:p>12151125880</text:p>
              </table:table-cell>
              <table:table-cell office:value-type="float" office:value="28147989.09">
                <text:p>28147989.09</text:p>
              </table:table-cell>
            </table:table-row>
            <table:table-row>
              <table:table-cell office:value-type="float" office:value="12191142880">
                <text:p>12191142880</text:p>
              </table:table-cell>
              <table:table-cell office:value-type="float" office:value="23436752.11">
                <text:p>23436752.11</text:p>
              </table:table-cell>
            </table:table-row>
            <table:table-row>
              <table:table-cell office:value-type="float" office:value="12231169880">
                <text:p>12231169880</text:p>
              </table:table-cell>
              <table:table-cell office:value-type="float" office:value="30836056.91">
                <text:p>30836056.91</text:p>
              </table:table-cell>
            </table:table-row>
            <table:table-row>
              <table:table-cell office:value-type="float" office:value="12271236880">
                <text:p>12271236880</text:p>
              </table:table-cell>
              <table:table-cell office:value-type="float" office:value="-25116006.63">
                <text:p>-25116006.63</text:p>
              </table:table-cell>
            </table:table-row>
            <table:table-row>
              <table:table-cell office:value-type="float" office:value="12311273880">
                <text:p>12311273880</text:p>
              </table:table-cell>
              <table:table-cell office:value-type="float" office:value="-12867651.5">
                <text:p>-12867651.5</text:p>
              </table:table-cell>
            </table:table-row>
            <table:table-row>
              <table:table-cell office:value-type="float" office:value="12351310880">
                <text:p>12351310880</text:p>
              </table:table-cell>
              <table:table-cell office:value-type="float" office:value="-26592887.97">
                <text:p>-26592887.97</text:p>
              </table:table-cell>
            </table:table-row>
            <table:table-row>
              <table:table-cell office:value-type="float" office:value="12391325880">
                <text:p>12391325880</text:p>
              </table:table-cell>
              <table:table-cell office:value-type="float" office:value="-26685495.96">
                <text:p>-26685495.96</text:p>
              </table:table-cell>
            </table:table-row>
            <table:table-row>
              <table:table-cell office:value-type="float" office:value="12431370880">
                <text:p>12431370880</text:p>
              </table:table-cell>
              <table:table-cell office:value-type="float" office:value="-19311793.71">
                <text:p>-19311793.71</text:p>
              </table:table-cell>
            </table:table-row>
            <table:table-row>
              <table:table-cell office:value-type="float" office:value="12471420880">
                <text:p>12471420880</text:p>
              </table:table-cell>
              <table:table-cell office:value-type="float" office:value="-67434032.92">
                <text:p>-67434032.92</text:p>
              </table:table-cell>
            </table:table-row>
            <table:table-row>
              <table:table-cell office:value-type="float" office:value="12511439880">
                <text:p>12511439880</text:p>
              </table:table-cell>
              <table:table-cell office:value-type="float" office:value="-37602752.64">
                <text:p>-37602752.64</text:p>
              </table:table-cell>
            </table:table-row>
            <table:table-row>
              <table:table-cell office:value-type="float" office:value="12551484880">
                <text:p>12551484880</text:p>
              </table:table-cell>
              <table:table-cell office:value-type="float" office:value="-20897702.06">
                <text:p>-20897702.06</text:p>
              </table:table-cell>
            </table:table-row>
            <table:table-row>
              <table:table-cell office:value-type="float" office:value="12591531880">
                <text:p>12591531880</text:p>
              </table:table-cell>
              <table:table-cell office:value-type="float" office:value="-49895707">
                <text:p>-49895707</text:p>
              </table:table-cell>
            </table:table-row>
            <table:table-row>
              <table:table-cell office:value-type="float" office:value="12641503080">
                <text:p>12641503080</text:p>
              </table:table-cell>
              <table:table-cell office:value-type="float" office:value="-36396236.63">
                <text:p>-36396236.63</text:p>
              </table:table-cell>
            </table:table-row>
            <table:table-row>
              <table:table-cell office:value-type="float" office:value="12681551080">
                <text:p>12681551080</text:p>
              </table:table-cell>
              <table:table-cell office:value-type="float" office:value="-23294304.88">
                <text:p>-23294304.88</text:p>
              </table:table-cell>
            </table:table-row>
            <table:table-row>
              <table:table-cell office:value-type="float" office:value="12721588080">
                <text:p>12721588080</text:p>
              </table:table-cell>
              <table:table-cell office:value-type="float" office:value="-100267578.4">
                <text:p>-100267578.4</text:p>
              </table:table-cell>
            </table:table-row>
            <table:table-row>
              <table:table-cell office:value-type="float" office:value="12761626080">
                <text:p>12761626080</text:p>
              </table:table-cell>
              <table:table-cell office:value-type="float" office:value="1958660.785">
                <text:p>1958660.785</text:p>
              </table:table-cell>
            </table:table-row>
            <table:table-row>
              <table:table-cell office:value-type="float" office:value="12801638080">
                <text:p>12801638080</text:p>
              </table:table-cell>
              <table:table-cell office:value-type="float" office:value="-57169892.52">
                <text:p>-57169892.52</text:p>
              </table:table-cell>
            </table:table-row>
            <table:table-row>
              <table:table-cell office:value-type="float" office:value="12841699080">
                <text:p>12841699080</text:p>
              </table:table-cell>
              <table:table-cell office:value-type="float" office:value="-71838185.73">
                <text:p>-71838185.73</text:p>
              </table:table-cell>
            </table:table-row>
            <table:table-row>
              <table:table-cell office:value-type="float" office:value="12881736080">
                <text:p>12881736080</text:p>
              </table:table-cell>
              <table:table-cell office:value-type="float" office:value="-55221367.5">
                <text:p>-55221367.5</text:p>
              </table:table-cell>
            </table:table-row>
            <table:table-row>
              <table:table-cell office:value-type="float" office:value="12921766080">
                <text:p>12921766080</text:p>
              </table:table-cell>
              <table:table-cell office:value-type="float" office:value="-56879778.12">
                <text:p>-56879778.12</text:p>
              </table:table-cell>
            </table:table-row>
            <table:table-row>
              <table:table-cell office:value-type="float" office:value="12961809080">
                <text:p>12961809080</text:p>
              </table:table-cell>
              <table:table-cell office:value-type="float" office:value="-38085177.91">
                <text:p>-38085177.91</text:p>
              </table:table-cell>
            </table:table-row>
            <table:table-row>
              <table:table-cell office:value-type="float" office:value="13001846080">
                <text:p>13001846080</text:p>
              </table:table-cell>
              <table:table-cell office:value-type="float" office:value="-70795605.48">
                <text:p>-70795605.48</text:p>
              </table:table-cell>
            </table:table-row>
            <table:table-row>
              <table:table-cell office:value-type="float" office:value="13041883080">
                <text:p>13041883080</text:p>
              </table:table-cell>
              <table:table-cell office:value-type="float" office:value="-52325377.99">
                <text:p>-52325377.99</text:p>
              </table:table-cell>
            </table:table-row>
            <table:table-row>
              <table:table-cell office:value-type="float" office:value="13081906080">
                <text:p>13081906080</text:p>
              </table:table-cell>
              <table:table-cell office:value-type="float" office:value="1400869.531">
                <text:p>1400869.531</text:p>
              </table:table-cell>
            </table:table-row>
            <table:table-row>
              <table:table-cell office:value-type="float" office:value="13121946080">
                <text:p>13121946080</text:p>
              </table:table-cell>
              <table:table-cell office:value-type="float" office:value="-106241917.8">
                <text:p>-106241917.8</text:p>
              </table:table-cell>
            </table:table-row>
            <table:table-row>
              <table:table-cell office:value-type="float" office:value="13161994080">
                <text:p>13161994080</text:p>
              </table:table-cell>
              <table:table-cell office:value-type="float" office:value="-24289372.08">
                <text:p>-24289372.08</text:p>
              </table:table-cell>
            </table:table-row>
            <table:table-row>
              <table:table-cell office:value-type="float" office:value="13202023080">
                <text:p>13202023080</text:p>
              </table:table-cell>
              <table:table-cell office:value-type="float" office:value="-100247666.4">
                <text:p>-100247666.4</text:p>
              </table:table-cell>
            </table:table-row>
            <table:table-row>
              <table:table-cell office:value-type="float" office:value="13242056080">
                <text:p>13242056080</text:p>
              </table:table-cell>
              <table:table-cell office:value-type="float" office:value="-77218554.89">
                <text:p>-77218554.89</text:p>
              </table:table-cell>
            </table:table-row>
            <table:table-row>
              <table:table-cell office:value-type="float" office:value="13282105080">
                <text:p>13282105080</text:p>
              </table:table-cell>
              <table:table-cell office:value-type="float" office:value="-46362437.13">
                <text:p>-46362437.13</text:p>
              </table:table-cell>
            </table:table-row>
            <table:table-row>
              <table:table-cell office:value-type="float" office:value="13322141080">
                <text:p>13322141080</text:p>
              </table:table-cell>
              <table:table-cell office:value-type="float" office:value="-161644120.6">
                <text:p>-161644120.6</text:p>
              </table:table-cell>
            </table:table-row>
            <table:table-row>
              <table:table-cell office:value-type="float" office:value="13362154080">
                <text:p>13362154080</text:p>
              </table:table-cell>
              <table:table-cell office:value-type="float" office:value="-22971700.32">
                <text:p>-22971700.32</text:p>
              </table:table-cell>
            </table:table-row>
            <table:table-row>
              <table:table-cell office:value-type="float" office:value="13402188080">
                <text:p>13402188080</text:p>
              </table:table-cell>
              <table:table-cell office:value-type="float" office:value="-135945166.9">
                <text:p>-135945166.9</text:p>
              </table:table-cell>
            </table:table-row>
            <table:table-row>
              <table:table-cell office:value-type="float" office:value="13442238080">
                <text:p>13442238080</text:p>
              </table:table-cell>
              <table:table-cell office:value-type="float" office:value="-43590787.12">
                <text:p>-43590787.12</text:p>
              </table:table-cell>
            </table:table-row>
            <table:table-row>
              <table:table-cell office:value-type="float" office:value="13482289080">
                <text:p>13482289080</text:p>
              </table:table-cell>
              <table:table-cell office:value-type="float" office:value="-18385133.69">
                <text:p>-18385133.69</text:p>
              </table:table-cell>
            </table:table-row>
            <table:table-row>
              <table:table-cell office:value-type="float" office:value="13522304080">
                <text:p>13522304080</text:p>
              </table:table-cell>
              <table:table-cell office:value-type="float" office:value="-52427759.51">
                <text:p>-52427759.51</text:p>
              </table:table-cell>
            </table:table-row>
            <table:table-row>
              <table:table-cell office:value-type="float" office:value="13562362080">
                <text:p>13562362080</text:p>
              </table:table-cell>
              <table:table-cell office:value-type="float" office:value="-45575534.26">
                <text:p>-45575534.26</text:p>
              </table:table-cell>
            </table:table-row>
            <table:table-row>
              <table:table-cell office:value-type="float" office:value="13602400080">
                <text:p>13602400080</text:p>
              </table:table-cell>
              <table:table-cell office:value-type="float" office:value="-66359788.91">
                <text:p>-66359788.91</text:p>
              </table:table-cell>
            </table:table-row>
            <table:table-row>
              <table:table-cell office:value-type="float" office:value="13642436080">
                <text:p>13642436080</text:p>
              </table:table-cell>
              <table:table-cell office:value-type="float" office:value="-46538524.99">
                <text:p>-46538524.99</text:p>
              </table:table-cell>
            </table:table-row>
            <table:table-row>
              <table:table-cell office:value-type="float" office:value="13682472080">
                <text:p>13682472080</text:p>
              </table:table-cell>
              <table:table-cell office:value-type="float" office:value="-76601826.67">
                <text:p>-76601826.67</text:p>
              </table:table-cell>
            </table:table-row>
            <table:table-row>
              <table:table-cell office:value-type="float" office:value="13722495080">
                <text:p>13722495080</text:p>
              </table:table-cell>
              <table:table-cell office:value-type="float" office:value="-67203091.74">
                <text:p>-67203091.74</text:p>
              </table:table-cell>
            </table:table-row>
            <table:table-row>
              <table:table-cell office:value-type="float" office:value="13762520080">
                <text:p>13762520080</text:p>
              </table:table-cell>
              <table:table-cell office:value-type="float" office:value="-81439498.27">
                <text:p>-81439498.27</text:p>
              </table:table-cell>
            </table:table-row>
            <table:table-row>
              <table:table-cell office:value-type="float" office:value="13802578080">
                <text:p>13802578080</text:p>
              </table:table-cell>
              <table:table-cell office:value-type="float" office:value="-66812530.78">
                <text:p>-66812530.78</text:p>
              </table:table-cell>
            </table:table-row>
            <table:table-row>
              <table:table-cell office:value-type="float" office:value="13842615080">
                <text:p>13842615080</text:p>
              </table:table-cell>
              <table:table-cell office:value-type="float" office:value="-70655706.78">
                <text:p>-70655706.78</text:p>
              </table:table-cell>
            </table:table-row>
            <table:table-row>
              <table:table-cell office:value-type="float" office:value="13882657080">
                <text:p>13882657080</text:p>
              </table:table-cell>
              <table:table-cell office:value-type="float" office:value="-31889713.18">
                <text:p>-31889713.18</text:p>
              </table:table-cell>
            </table:table-row>
            <table:table-row>
              <table:table-cell office:value-type="float" office:value="13922665080">
                <text:p>13922665080</text:p>
              </table:table-cell>
              <table:table-cell office:value-type="float" office:value="-29600503.12">
                <text:p>-29600503.12</text:p>
              </table:table-cell>
            </table:table-row>
            <table:table-row>
              <table:table-cell office:value-type="float" office:value="13962704080">
                <text:p>13962704080</text:p>
              </table:table-cell>
              <table:table-cell office:value-type="float" office:value="-905174.1078">
                <text:p>-905174.1078</text:p>
              </table:table-cell>
            </table:table-row>
            <table:table-row>
              <table:table-cell office:value-type="float" office:value="14002768080">
                <text:p>14002768080</text:p>
              </table:table-cell>
              <table:table-cell office:value-type="float" office:value="-120854355.3">
                <text:p>-120854355.3</text:p>
              </table:table-cell>
            </table:table-row>
            <table:table-row>
              <table:table-cell office:value-type="float" office:value="14042779080">
                <text:p>14042779080</text:p>
              </table:table-cell>
              <table:table-cell office:value-type="float" office:value="-11365549.98">
                <text:p>-11365549.98</text:p>
              </table:table-cell>
            </table:table-row>
            <table:table-row>
              <table:table-cell office:value-type="float" office:value="14082833080">
                <text:p>14082833080</text:p>
              </table:table-cell>
              <table:table-cell office:value-type="float" office:value="-118753521.5">
                <text:p>-118753521.5</text:p>
              </table:table-cell>
            </table:table-row>
            <table:table-row>
              <table:table-cell office:value-type="float" office:value="14122861080">
                <text:p>14122861080</text:p>
              </table:table-cell>
              <table:table-cell office:value-type="float" office:value="-61476553">
                <text:p>-61476553</text:p>
              </table:table-cell>
            </table:table-row>
            <table:table-row>
              <table:table-cell office:value-type="float" office:value="14162915080">
                <text:p>14162915080</text:p>
              </table:table-cell>
              <table:table-cell office:value-type="float" office:value="-89651868.68">
                <text:p>-89651868.68</text:p>
              </table:table-cell>
            </table:table-row>
            <table:table-row>
              <table:table-cell office:value-type="float" office:value="14202953080">
                <text:p>14202953080</text:p>
              </table:table-cell>
              <table:table-cell office:value-type="float" office:value="-104919274.2">
                <text:p>-104919274.2</text:p>
              </table:table-cell>
            </table:table-row>
            <table:table-row>
              <table:table-cell office:value-type="float" office:value="14242974080">
                <text:p>14242974080</text:p>
              </table:table-cell>
              <table:table-cell office:value-type="float" office:value="474929.8131">
                <text:p>474929.8131</text:p>
              </table:table-cell>
            </table:table-row>
            <table:table-row>
              <table:table-cell office:value-type="float" office:value="14283025080">
                <text:p>14283025080</text:p>
              </table:table-cell>
              <table:table-cell office:value-type="float" office:value="-100284434.2">
                <text:p>-100284434.2</text:p>
              </table:table-cell>
            </table:table-row>
            <table:table-row>
              <table:table-cell office:value-type="float" office:value="14323063080">
                <text:p>14323063080</text:p>
              </table:table-cell>
              <table:table-cell office:value-type="float" office:value="12851909.91">
                <text:p>12851909.91</text:p>
              </table:table-cell>
            </table:table-row>
            <table:table-row>
              <table:table-cell office:value-type="float" office:value="14363101080">
                <text:p>14363101080</text:p>
              </table:table-cell>
              <table:table-cell office:value-type="float" office:value="-60777276.26">
                <text:p>-60777276.26</text:p>
              </table:table-cell>
            </table:table-row>
            <table:table-row>
              <table:table-cell office:value-type="float" office:value="14403114080">
                <text:p>14403114080</text:p>
              </table:table-cell>
              <table:table-cell office:value-type="float" office:value="-50332457.75">
                <text:p>-50332457.75</text:p>
              </table:table-cell>
            </table:table-row>
            <table:table-row>
              <table:table-cell office:value-type="float" office:value="14443169080">
                <text:p>14443169080</text:p>
              </table:table-cell>
              <table:table-cell office:value-type="float" office:value="-81050111.39">
                <text:p>-81050111.39</text:p>
              </table:table-cell>
            </table:table-row>
            <table:table-row>
              <table:table-cell office:value-type="float" office:value="14483211080">
                <text:p>14483211080</text:p>
              </table:table-cell>
              <table:table-cell office:value-type="float" office:value="-86927552.2">
                <text:p>-86927552.2</text:p>
              </table:table-cell>
            </table:table-row>
            <table:table-row>
              <table:table-cell office:value-type="float" office:value="14523221080">
                <text:p>14523221080</text:p>
              </table:table-cell>
              <table:table-cell office:value-type="float" office:value="-89294956.7">
                <text:p>-89294956.7</text:p>
              </table:table-cell>
            </table:table-row>
            <table:table-row>
              <table:table-cell office:value-type="float" office:value="14563260080">
                <text:p>14563260080</text:p>
              </table:table-cell>
              <table:table-cell office:value-type="float" office:value="-56761022.54">
                <text:p>-56761022.54</text:p>
              </table:table-cell>
            </table:table-row>
            <table:table-row>
              <table:table-cell office:value-type="float" office:value="14603320080">
                <text:p>14603320080</text:p>
              </table:table-cell>
              <table:table-cell office:value-type="float" office:value="-28427731.53">
                <text:p>-28427731.53</text:p>
              </table:table-cell>
            </table:table-row>
            <table:table-row>
              <table:table-cell office:value-type="float" office:value="14643338080">
                <text:p>14643338080</text:p>
              </table:table-cell>
              <table:table-cell office:value-type="float" office:value="-76087874.69">
                <text:p>-76087874.69</text:p>
              </table:table-cell>
            </table:table-row>
            <table:table-row>
              <table:table-cell office:value-type="float" office:value="14683377080">
                <text:p>14683377080</text:p>
              </table:table-cell>
              <table:table-cell office:value-type="float" office:value="-65529185.22">
                <text:p>-65529185.22</text:p>
              </table:table-cell>
            </table:table-row>
            <table:table-row>
              <table:table-cell office:value-type="float" office:value="14723425080">
                <text:p>14723425080</text:p>
              </table:table-cell>
              <table:table-cell office:value-type="float" office:value="-12122609.37">
                <text:p>-12122609.37</text:p>
              </table:table-cell>
            </table:table-row>
            <table:table-row>
              <table:table-cell office:value-type="float" office:value="14763450080">
                <text:p>14763450080</text:p>
              </table:table-cell>
              <table:table-cell office:value-type="float" office:value="-83977213.27">
                <text:p>-83977213.27</text:p>
              </table:table-cell>
            </table:table-row>
            <table:table-row>
              <table:table-cell office:value-type="float" office:value="14803487080">
                <text:p>14803487080</text:p>
              </table:table-cell>
              <table:table-cell office:value-type="float" office:value="-34364768.18">
                <text:p>-34364768.18</text:p>
              </table:table-cell>
            </table:table-row>
            <table:table-row>
              <table:table-cell office:value-type="float" office:value="14843542080">
                <text:p>14843542080</text:p>
              </table:table-cell>
              <table:table-cell office:value-type="float" office:value="-87116143.1">
                <text:p>-87116143.1</text:p>
              </table:table-cell>
            </table:table-row>
            <table:table-row>
              <table:table-cell office:value-type="float" office:value="14883578080">
                <text:p>14883578080</text:p>
              </table:table-cell>
              <table:table-cell office:value-type="float" office:value="-91390298.43">
                <text:p>-91390298.43</text:p>
              </table:table-cell>
            </table:table-row>
            <table:table-row>
              <table:table-cell office:value-type="float" office:value="14923591080">
                <text:p>14923591080</text:p>
              </table:table-cell>
              <table:table-cell office:value-type="float" office:value="-43194119.21">
                <text:p>-43194119.21</text:p>
              </table:table-cell>
            </table:table-row>
            <table:table-row>
              <table:table-cell office:value-type="float" office:value="14963651080">
                <text:p>14963651080</text:p>
              </table:table-cell>
              <table:table-cell office:value-type="float" office:value="-96542550.23">
                <text:p>-96542550.23</text:p>
              </table:table-cell>
            </table:table-row>
            <table:table-row>
              <table:table-cell office:value-type="float" office:value="15003658080">
                <text:p>15003658080</text:p>
              </table:table-cell>
              <table:table-cell office:value-type="float" office:value="-33059545.31">
                <text:p>-33059545.31</text:p>
              </table:table-cell>
            </table:table-row>
            <table:table-row>
              <table:table-cell office:value-type="float" office:value="15043726080">
                <text:p>15043726080</text:p>
              </table:table-cell>
              <table:table-cell office:value-type="float" office:value="-79637813.1">
                <text:p>-79637813.1</text:p>
              </table:table-cell>
            </table:table-row>
            <table:table-row>
              <table:table-cell office:value-type="float" office:value="15083736080">
                <text:p>15083736080</text:p>
              </table:table-cell>
              <table:table-cell office:value-type="float" office:value="-54877933.88">
                <text:p>-54877933.88</text:p>
              </table:table-cell>
            </table:table-row>
            <table:table-row>
              <table:table-cell office:value-type="float" office:value="15123800080">
                <text:p>15123800080</text:p>
              </table:table-cell>
              <table:table-cell office:value-type="float" office:value="-56534515.45">
                <text:p>-56534515.45</text:p>
              </table:table-cell>
            </table:table-row>
            <table:table-row>
              <table:table-cell office:value-type="float" office:value="15163836080">
                <text:p>15163836080</text:p>
              </table:table-cell>
              <table:table-cell office:value-type="float" office:value="-91500934.15">
                <text:p>-91500934.15</text:p>
              </table:table-cell>
            </table:table-row>
            <table:table-row>
              <table:table-cell office:value-type="float" office:value="15203872080">
                <text:p>15203872080</text:p>
              </table:table-cell>
              <table:table-cell office:value-type="float" office:value="-3660107.749">
                <text:p>-3660107.749</text:p>
              </table:table-cell>
            </table:table-row>
            <table:table-row>
              <table:table-cell office:value-type="float" office:value="15243883080">
                <text:p>15243883080</text:p>
              </table:table-cell>
              <table:table-cell office:value-type="float" office:value="-54714273.86">
                <text:p>-54714273.86</text:p>
              </table:table-cell>
            </table:table-row>
            <table:table-row>
              <table:table-cell office:value-type="float" office:value="15283933080">
                <text:p>15283933080</text:p>
              </table:table-cell>
              <table:table-cell office:value-type="float" office:value="-70320600.29">
                <text:p>-70320600.29</text:p>
              </table:table-cell>
            </table:table-row>
            <table:table-row>
              <table:table-cell office:value-type="float" office:value="15323968080">
                <text:p>15323968080</text:p>
              </table:table-cell>
              <table:table-cell office:value-type="float" office:value="-65522891.33">
                <text:p>-65522891.33</text:p>
              </table:table-cell>
            </table:table-row>
            <table:table-row>
              <table:table-cell office:value-type="float" office:value="15364011080">
                <text:p>15364011080</text:p>
              </table:table-cell>
              <table:table-cell office:value-type="float" office:value="-78116624.4">
                <text:p>-78116624.4</text:p>
              </table:table-cell>
            </table:table-row>
            <table:table-row>
              <table:table-cell office:value-type="float" office:value="15404057080">
                <text:p>15404057080</text:p>
              </table:table-cell>
              <table:table-cell office:value-type="float" office:value="-34842001.77">
                <text:p>-34842001.77</text:p>
              </table:table-cell>
            </table:table-row>
            <table:table-row>
              <table:table-cell office:value-type="float" office:value="15444094080">
                <text:p>15444094080</text:p>
              </table:table-cell>
              <table:table-cell office:value-type="float" office:value="-119020284.7">
                <text:p>-119020284.7</text:p>
              </table:table-cell>
            </table:table-row>
            <table:table-row>
              <table:table-cell office:value-type="float" office:value="15484130080">
                <text:p>15484130080</text:p>
              </table:table-cell>
              <table:table-cell office:value-type="float" office:value="-49943415.2">
                <text:p>-49943415.2</text:p>
              </table:table-cell>
            </table:table-row>
            <table:table-row>
              <table:table-cell office:value-type="float" office:value="15524169080">
                <text:p>15524169080</text:p>
              </table:table-cell>
              <table:table-cell office:value-type="float" office:value="-54721090.03">
                <text:p>-54721090.03</text:p>
              </table:table-cell>
            </table:table-row>
            <table:table-row>
              <table:table-cell office:value-type="float" office:value="15564176080">
                <text:p>15564176080</text:p>
              </table:table-cell>
              <table:table-cell office:value-type="float" office:value="-64362068.27">
                <text:p>-64362068.27</text:p>
              </table:table-cell>
            </table:table-row>
            <table:table-row>
              <table:table-cell office:value-type="float" office:value="15604215080">
                <text:p>15604215080</text:p>
              </table:table-cell>
              <table:table-cell office:value-type="float" office:value="-33092414.63">
                <text:p>-33092414.63</text:p>
              </table:table-cell>
            </table:table-row>
            <table:table-row>
              <table:table-cell office:value-type="float" office:value="15644274080">
                <text:p>15644274080</text:p>
              </table:table-cell>
              <table:table-cell office:value-type="float" office:value="-51175924.32">
                <text:p>-51175924.32</text:p>
              </table:table-cell>
            </table:table-row>
            <table:table-row>
              <table:table-cell office:value-type="float" office:value="15684293080">
                <text:p>15684293080</text:p>
              </table:table-cell>
              <table:table-cell office:value-type="float" office:value="-71564055.24">
                <text:p>-71564055.24</text:p>
              </table:table-cell>
            </table:table-row>
            <table:table-row>
              <table:table-cell office:value-type="float" office:value="15724352080">
                <text:p>15724352080</text:p>
              </table:table-cell>
              <table:table-cell office:value-type="float" office:value="-50678541.5">
                <text:p>-50678541.5</text:p>
              </table:table-cell>
            </table:table-row>
            <table:table-row>
              <table:table-cell office:value-type="float" office:value="15764389080">
                <text:p>15764389080</text:p>
              </table:table-cell>
              <table:table-cell office:value-type="float" office:value="-83298342.4">
                <text:p>-83298342.4</text:p>
              </table:table-cell>
            </table:table-row>
            <table:table-row>
              <table:table-cell office:value-type="float" office:value="15804426080">
                <text:p>15804426080</text:p>
              </table:table-cell>
              <table:table-cell office:value-type="float" office:value="-74044850.68">
                <text:p>-74044850.68</text:p>
              </table:table-cell>
            </table:table-row>
            <table:table-row>
              <table:table-cell office:value-type="float" office:value="15844461080">
                <text:p>15844461080</text:p>
              </table:table-cell>
              <table:table-cell office:value-type="float" office:value="-56057772.09">
                <text:p>-56057772.09</text:p>
              </table:table-cell>
            </table:table-row>
            <table:table-row>
              <table:table-cell office:value-type="float" office:value="15884499080">
                <text:p>15884499080</text:p>
              </table:table-cell>
              <table:table-cell office:value-type="float" office:value="-54018907.95">
                <text:p>-54018907.95</text:p>
              </table:table-cell>
            </table:table-row>
            <table:table-row>
              <table:table-cell office:value-type="float" office:value="15924537080">
                <text:p>15924537080</text:p>
              </table:table-cell>
              <table:table-cell office:value-type="float" office:value="-80307378.53">
                <text:p>-80307378.53</text:p>
              </table:table-cell>
            </table:table-row>
            <table:table-row>
              <table:table-cell office:value-type="float" office:value="15964556080">
                <text:p>15964556080</text:p>
              </table:table-cell>
              <table:table-cell office:value-type="float" office:value="-42588386.21">
                <text:p>-42588386.21</text:p>
              </table:table-cell>
            </table:table-row>
            <table:table-row>
              <table:table-cell office:value-type="float" office:value="16004606080">
                <text:p>16004606080</text:p>
              </table:table-cell>
              <table:table-cell office:value-type="float" office:value="-77131352">
                <text:p>-77131352</text:p>
              </table:table-cell>
            </table:table-row>
            <table:table-row>
              <table:table-cell office:value-type="float" office:value="16044643080">
                <text:p>16044643080</text:p>
              </table:table-cell>
              <table:table-cell office:value-type="float" office:value="-58147936.98">
                <text:p>-58147936.98</text:p>
              </table:table-cell>
            </table:table-row>
            <table:table-row>
              <table:table-cell office:value-type="float" office:value="16084683080">
                <text:p>16084683080</text:p>
              </table:table-cell>
              <table:table-cell office:value-type="float" office:value="-32646365.15">
                <text:p>-32646365.15</text:p>
              </table:table-cell>
            </table:table-row>
            <table:table-row>
              <table:table-cell office:value-type="float" office:value="16124720080">
                <text:p>16124720080</text:p>
              </table:table-cell>
              <table:table-cell office:value-type="float" office:value="-83372139.52">
                <text:p>-83372139.52</text:p>
              </table:table-cell>
            </table:table-row>
            <table:table-row>
              <table:table-cell office:value-type="float" office:value="16164757080">
                <text:p>16164757080</text:p>
              </table:table-cell>
              <table:table-cell office:value-type="float" office:value="-59908800.28">
                <text:p>-59908800.28</text:p>
              </table:table-cell>
            </table:table-row>
            <table:table-row>
              <table:table-cell office:value-type="float" office:value="16204794080">
                <text:p>16204794080</text:p>
              </table:table-cell>
              <table:table-cell office:value-type="float" office:value="-98276752.74">
                <text:p>-98276752.74</text:p>
              </table:table-cell>
            </table:table-row>
            <table:table-row>
              <table:table-cell office:value-type="float" office:value="16244831080">
                <text:p>16244831080</text:p>
              </table:table-cell>
              <table:table-cell office:value-type="float" office:value="-70579964.71">
                <text:p>-70579964.71</text:p>
              </table:table-cell>
            </table:table-row>
            <table:table-row>
              <table:table-cell office:value-type="float" office:value="16284847080">
                <text:p>16284847080</text:p>
              </table:table-cell>
              <table:table-cell office:value-type="float" office:value="-94437160.31">
                <text:p>-94437160.31</text:p>
              </table:table-cell>
            </table:table-row>
            <table:table-row>
              <table:table-cell office:value-type="float" office:value="16324904080">
                <text:p>16324904080</text:p>
              </table:table-cell>
              <table:table-cell office:value-type="float" office:value="-34341702.23">
                <text:p>-34341702.23</text:p>
              </table:table-cell>
            </table:table-row>
            <table:table-row>
              <table:table-cell office:value-type="float" office:value="16364941080">
                <text:p>16364941080</text:p>
              </table:table-cell>
              <table:table-cell office:value-type="float" office:value="-56281276.2">
                <text:p>-56281276.2</text:p>
              </table:table-cell>
            </table:table-row>
            <table:table-row>
              <table:table-cell office:value-type="float" office:value="16404963080">
                <text:p>16404963080</text:p>
              </table:table-cell>
              <table:table-cell office:value-type="float" office:value="-77872906.57">
                <text:p>-77872906.57</text:p>
              </table:table-cell>
            </table:table-row>
            <table:table-row>
              <table:table-cell office:value-type="float" office:value="16444999080">
                <text:p>16444999080</text:p>
              </table:table-cell>
              <table:table-cell office:value-type="float" office:value="-55970697.68">
                <text:p>-55970697.68</text:p>
              </table:table-cell>
            </table:table-row>
            <table:table-row>
              <table:table-cell office:value-type="float" office:value="16485036080">
                <text:p>16485036080</text:p>
              </table:table-cell>
              <table:table-cell office:value-type="float" office:value="-59137389.22">
                <text:p>-59137389.22</text:p>
              </table:table-cell>
            </table:table-row>
            <table:table-row>
              <table:table-cell office:value-type="float" office:value="16525083080">
                <text:p>16525083080</text:p>
              </table:table-cell>
              <table:table-cell office:value-type="float" office:value="-83939906.44">
                <text:p>-83939906.44</text:p>
              </table:table-cell>
            </table:table-row>
            <table:table-row>
              <table:table-cell office:value-type="float" office:value="16565109080">
                <text:p>16565109080</text:p>
              </table:table-cell>
              <table:table-cell office:value-type="float" office:value="-35739551.01">
                <text:p>-35739551.01</text:p>
              </table:table-cell>
            </table:table-row>
            <table:table-row>
              <table:table-cell office:value-type="float" office:value="16605136080">
                <text:p>16605136080</text:p>
              </table:table-cell>
              <table:table-cell office:value-type="float" office:value="-121011216">
                <text:p>-121011216</text:p>
              </table:table-cell>
            </table:table-row>
            <table:table-row>
              <table:table-cell office:value-type="float" office:value="16645198080">
                <text:p>16645198080</text:p>
              </table:table-cell>
              <table:table-cell office:value-type="float" office:value="-49705513.61">
                <text:p>-49705513.61</text:p>
              </table:table-cell>
            </table:table-row>
            <table:table-row>
              <table:table-cell office:value-type="float" office:value="16685222080">
                <text:p>16685222080</text:p>
              </table:table-cell>
              <table:table-cell office:value-type="float" office:value="-70637165.35">
                <text:p>-70637165.35</text:p>
              </table:table-cell>
            </table:table-row>
            <table:table-row>
              <table:table-cell office:value-type="float" office:value="16725248080">
                <text:p>16725248080</text:p>
              </table:table-cell>
              <table:table-cell office:value-type="float" office:value="-75348838.02">
                <text:p>-75348838.02</text:p>
              </table:table-cell>
            </table:table-row>
            <table:table-row>
              <table:table-cell office:value-type="float" office:value="16765309080">
                <text:p>16765309080</text:p>
              </table:table-cell>
              <table:table-cell office:value-type="float" office:value="-42919395.43">
                <text:p>-42919395.43</text:p>
              </table:table-cell>
            </table:table-row>
            <table:table-row>
              <table:table-cell office:value-type="float" office:value="16805345080">
                <text:p>16805345080</text:p>
              </table:table-cell>
              <table:table-cell office:value-type="float" office:value="-69877467">
                <text:p>-69877467</text:p>
              </table:table-cell>
            </table:table-row>
            <table:table-row>
              <table:table-cell office:value-type="float" office:value="16845383080">
                <text:p>16845383080</text:p>
              </table:table-cell>
              <table:table-cell office:value-type="float" office:value="-57445927.92">
                <text:p>-57445927.92</text:p>
              </table:table-cell>
            </table:table-row>
            <table:table-row>
              <table:table-cell office:value-type="float" office:value="16885404080">
                <text:p>16885404080</text:p>
              </table:table-cell>
              <table:table-cell office:value-type="float" office:value="-65380500.21">
                <text:p>-65380500.21</text:p>
              </table:table-cell>
            </table:table-row>
            <table:table-row>
              <table:table-cell office:value-type="float" office:value="16925442080">
                <text:p>16925442080</text:p>
              </table:table-cell>
              <table:table-cell office:value-type="float" office:value="-50778495.24">
                <text:p>-50778495.24</text:p>
              </table:table-cell>
            </table:table-row>
            <table:table-row>
              <table:table-cell office:value-type="float" office:value="16965493080">
                <text:p>16965493080</text:p>
              </table:table-cell>
              <table:table-cell office:value-type="float" office:value="-81336383.42">
                <text:p>-81336383.42</text:p>
              </table:table-cell>
            </table:table-row>
            <table:table-row>
              <table:table-cell office:value-type="float" office:value="17005530080">
                <text:p>17005530080</text:p>
              </table:table-cell>
              <table:table-cell office:value-type="float" office:value="-46298282.94">
                <text:p>-46298282.94</text:p>
              </table:table-cell>
            </table:table-row>
            <table:table-row>
              <table:table-cell office:value-type="float" office:value="17045560080">
                <text:p>17045560080</text:p>
              </table:table-cell>
              <table:table-cell office:value-type="float" office:value="-81818622.25">
                <text:p>-81818622.25</text:p>
              </table:table-cell>
            </table:table-row>
            <table:table-row>
              <table:table-cell office:value-type="float" office:value="17085581080">
                <text:p>17085581080</text:p>
              </table:table-cell>
              <table:table-cell office:value-type="float" office:value="-5658382.564">
                <text:p>-5658382.564</text:p>
              </table:table-cell>
            </table:table-row>
            <table:table-row>
              <table:table-cell office:value-type="float" office:value="17125640080">
                <text:p>17125640080</text:p>
              </table:table-cell>
              <table:table-cell office:value-type="float" office:value="-90466102.6">
                <text:p>-90466102.6</text:p>
              </table:table-cell>
            </table:table-row>
            <table:table-row>
              <table:table-cell office:value-type="float" office:value="17165676080">
                <text:p>17165676080</text:p>
              </table:table-cell>
              <table:table-cell office:value-type="float" office:value="-25892755.13">
                <text:p>-25892755.13</text:p>
              </table:table-cell>
            </table:table-row>
            <table:table-row>
              <table:table-cell office:value-type="float" office:value="17205714080">
                <text:p>17205714080</text:p>
              </table:table-cell>
              <table:table-cell office:value-type="float" office:value="-121602595.6">
                <text:p>-121602595.6</text:p>
              </table:table-cell>
            </table:table-row>
            <table:table-row>
              <table:table-cell office:value-type="float" office:value="17245736080">
                <text:p>17245736080</text:p>
              </table:table-cell>
              <table:table-cell office:value-type="float" office:value="-29940842.48">
                <text:p>-29940842.48</text:p>
              </table:table-cell>
            </table:table-row>
            <table:table-row>
              <table:table-cell office:value-type="float" office:value="17285787080">
                <text:p>17285787080</text:p>
              </table:table-cell>
              <table:table-cell office:value-type="float" office:value="-76431364.34">
                <text:p>-76431364.34</text:p>
              </table:table-cell>
            </table:table-row>
            <table:table-row>
              <table:table-cell office:value-type="float" office:value="17325824080">
                <text:p>17325824080</text:p>
              </table:table-cell>
              <table:table-cell office:value-type="float" office:value="-86387860.4">
                <text:p>-86387860.4</text:p>
              </table:table-cell>
            </table:table-row>
            <table:table-row>
              <table:table-cell office:value-type="float" office:value="17365841080">
                <text:p>17365841080</text:p>
              </table:table-cell>
              <table:table-cell office:value-type="float" office:value="-65478238.36">
                <text:p>-65478238.36</text:p>
              </table:table-cell>
            </table:table-row>
            <table:table-row>
              <table:table-cell office:value-type="float" office:value="17405897080">
                <text:p>17405897080</text:p>
              </table:table-cell>
              <table:table-cell office:value-type="float" office:value="-39383027.39">
                <text:p>-39383027.39</text:p>
              </table:table-cell>
            </table:table-row>
            <table:table-row>
              <table:table-cell office:value-type="float" office:value="17445935080">
                <text:p>17445935080</text:p>
              </table:table-cell>
              <table:table-cell office:value-type="float" office:value="-75797971.56">
                <text:p>-75797971.56</text:p>
              </table:table-cell>
            </table:table-row>
            <table:table-row>
              <table:table-cell office:value-type="float" office:value="17485958080">
                <text:p>17485958080</text:p>
              </table:table-cell>
              <table:table-cell office:value-type="float" office:value="-39372049.81">
                <text:p>-39372049.81</text:p>
              </table:table-cell>
            </table:table-row>
            <table:table-row>
              <table:table-cell office:value-type="float" office:value="17526008080">
                <text:p>17526008080</text:p>
              </table:table-cell>
              <table:table-cell office:value-type="float" office:value="-88838322.27">
                <text:p>-88838322.27</text:p>
              </table:table-cell>
            </table:table-row>
            <table:table-row>
              <table:table-cell office:value-type="float" office:value="17566037080">
                <text:p>17566037080</text:p>
              </table:table-cell>
              <table:table-cell office:value-type="float" office:value="-37734562.53">
                <text:p>-37734562.53</text:p>
              </table:table-cell>
            </table:table-row>
            <table:table-row>
              <table:table-cell office:value-type="float" office:value="17615992460">
                <text:p>17615992460</text:p>
              </table:table-cell>
              <table:table-cell office:value-type="float" office:value="-83428231.9">
                <text:p>-83428231.9</text:p>
              </table:table-cell>
            </table:table-row>
            <table:table-row>
              <table:table-cell office:value-type="float" office:value="17656015460">
                <text:p>17656015460</text:p>
              </table:table-cell>
              <table:table-cell office:value-type="float" office:value="-51161325.12">
                <text:p>-51161325.12</text:p>
              </table:table-cell>
            </table:table-row>
            <table:table-row>
              <table:table-cell office:value-type="float" office:value="17696066460">
                <text:p>17696066460</text:p>
              </table:table-cell>
              <table:table-cell office:value-type="float" office:value="-104267463.9">
                <text:p>-104267463.9</text:p>
              </table:table-cell>
            </table:table-row>
            <table:table-row>
              <table:table-cell office:value-type="float" office:value="17736083460">
                <text:p>17736083460</text:p>
              </table:table-cell>
              <table:table-cell office:value-type="float" office:value="-61039582.12">
                <text:p>-61039582.12</text:p>
              </table:table-cell>
            </table:table-row>
            <table:table-row>
              <table:table-cell office:value-type="float" office:value="17776137460">
                <text:p>17776137460</text:p>
              </table:table-cell>
              <table:table-cell office:value-type="float" office:value="-61293168.56">
                <text:p>-61293168.56</text:p>
              </table:table-cell>
            </table:table-row>
            <table:table-row>
              <table:table-cell office:value-type="float" office:value="17816178460">
                <text:p>17816178460</text:p>
              </table:table-cell>
              <table:table-cell office:value-type="float" office:value="-62321363.74">
                <text:p>-62321363.74</text:p>
              </table:table-cell>
            </table:table-row>
            <table:table-row>
              <table:table-cell office:value-type="float" office:value="17856186460">
                <text:p>17856186460</text:p>
              </table:table-cell>
              <table:table-cell office:value-type="float" office:value="-45491242.42">
                <text:p>-45491242.42</text:p>
              </table:table-cell>
            </table:table-row>
            <table:table-row>
              <table:table-cell office:value-type="float" office:value="17896230460">
                <text:p>17896230460</text:p>
              </table:table-cell>
              <table:table-cell office:value-type="float" office:value="-81300377.36">
                <text:p>-81300377.36</text:p>
              </table:table-cell>
            </table:table-row>
            <table:table-row>
              <table:table-cell office:value-type="float" office:value="17936287460">
                <text:p>17936287460</text:p>
              </table:table-cell>
              <table:table-cell office:value-type="float" office:value="-56712693.93">
                <text:p>-56712693.93</text:p>
              </table:table-cell>
            </table:table-row>
            <table:table-row>
              <table:table-cell office:value-type="float" office:value="17976324460">
                <text:p>17976324460</text:p>
              </table:table-cell>
              <table:table-cell office:value-type="float" office:value="-87223613.67">
                <text:p>-87223613.67</text:p>
              </table:table-cell>
            </table:table-row>
            <table:table-row>
              <table:table-cell office:value-type="float" office:value="18016361460">
                <text:p>18016361460</text:p>
              </table:table-cell>
              <table:table-cell office:value-type="float" office:value="-59857984.61">
                <text:p>-59857984.61</text:p>
              </table:table-cell>
            </table:table-row>
            <table:table-row>
              <table:table-cell office:value-type="float" office:value="18056386460">
                <text:p>18056386460</text:p>
              </table:table-cell>
              <table:table-cell office:value-type="float" office:value="-62303551.43">
                <text:p>-62303551.43</text:p>
              </table:table-cell>
            </table:table-row>
            <table:table-row>
              <table:table-cell office:value-type="float" office:value="18096433460">
                <text:p>18096433460</text:p>
              </table:table-cell>
              <table:table-cell office:value-type="float" office:value="-42136778.45">
                <text:p>-42136778.45</text:p>
              </table:table-cell>
            </table:table-row>
            <table:table-row>
              <table:table-cell office:value-type="float" office:value="18136471460">
                <text:p>18136471460</text:p>
              </table:table-cell>
              <table:table-cell office:value-type="float" office:value="-65319898.16">
                <text:p>-65319898.16</text:p>
              </table:table-cell>
            </table:table-row>
            <table:table-row>
              <table:table-cell office:value-type="float" office:value="18176504460">
                <text:p>18176504460</text:p>
              </table:table-cell>
              <table:table-cell office:value-type="float" office:value="-90796195.05">
                <text:p>-90796195.05</text:p>
              </table:table-cell>
            </table:table-row>
            <table:table-row>
              <table:table-cell office:value-type="float" office:value="18216545460">
                <text:p>18216545460</text:p>
              </table:table-cell>
              <table:table-cell office:value-type="float" office:value="-65877102.97">
                <text:p>-65877102.97</text:p>
              </table:table-cell>
            </table:table-row>
            <table:table-row>
              <table:table-cell office:value-type="float" office:value="18256582460">
                <text:p>18256582460</text:p>
              </table:table-cell>
              <table:table-cell office:value-type="float" office:value="-65760883.85">
                <text:p>-65760883.85</text:p>
              </table:table-cell>
            </table:table-row>
            <table:table-row>
              <table:table-cell office:value-type="float" office:value="18296591460">
                <text:p>18296591460</text:p>
              </table:table-cell>
              <table:table-cell office:value-type="float" office:value="-69000232.76">
                <text:p>-69000232.76</text:p>
              </table:table-cell>
            </table:table-row>
            <table:table-row>
              <table:table-cell office:value-type="float" office:value="18336654460">
                <text:p>18336654460</text:p>
              </table:table-cell>
              <table:table-cell office:value-type="float" office:value="-41164926.1">
                <text:p>-41164926.1</text:p>
              </table:table-cell>
            </table:table-row>
            <table:table-row>
              <table:table-cell office:value-type="float" office:value="18376692460">
                <text:p>18376692460</text:p>
              </table:table-cell>
              <table:table-cell office:value-type="float" office:value="-64689816.7">
                <text:p>-64689816.7</text:p>
              </table:table-cell>
            </table:table-row>
            <table:table-row>
              <table:table-cell office:value-type="float" office:value="18416728460">
                <text:p>18416728460</text:p>
              </table:table-cell>
              <table:table-cell office:value-type="float" office:value="-12494985.87">
                <text:p>-12494985.87</text:p>
              </table:table-cell>
            </table:table-row>
            <table:table-row>
              <table:table-cell office:value-type="float" office:value="18456748460">
                <text:p>18456748460</text:p>
              </table:table-cell>
              <table:table-cell office:value-type="float" office:value="-57924226.74">
                <text:p>-57924226.74</text:p>
              </table:table-cell>
            </table:table-row>
            <table:table-row>
              <table:table-cell office:value-type="float" office:value="18496781460">
                <text:p>18496781460</text:p>
              </table:table-cell>
              <table:table-cell office:value-type="float" office:value="-85621148.82">
                <text:p>-85621148.82</text:p>
              </table:table-cell>
            </table:table-row>
            <table:table-row>
              <table:table-cell office:value-type="float" office:value="18536839460">
                <text:p>18536839460</text:p>
              </table:table-cell>
              <table:table-cell office:value-type="float" office:value="-40201476.55">
                <text:p>-40201476.55</text:p>
              </table:table-cell>
            </table:table-row>
            <table:table-row>
              <table:table-cell office:value-type="float" office:value="18576854460">
                <text:p>18576854460</text:p>
              </table:table-cell>
              <table:table-cell office:value-type="float" office:value="-133960640.2">
                <text:p>-133960640.2</text:p>
              </table:table-cell>
            </table:table-row>
            <table:table-row>
              <table:table-cell office:value-type="float" office:value="18616888460">
                <text:p>18616888460</text:p>
              </table:table-cell>
              <table:table-cell office:value-type="float" office:value="-71933577.57">
                <text:p>-71933577.57</text:p>
              </table:table-cell>
            </table:table-row>
            <table:table-row>
              <table:table-cell office:value-type="float" office:value="18656949460">
                <text:p>18656949460</text:p>
              </table:table-cell>
              <table:table-cell office:value-type="float" office:value="-100170482">
                <text:p>-100170482</text:p>
              </table:table-cell>
            </table:table-row>
            <table:table-row>
              <table:table-cell office:value-type="float" office:value="18696980460">
                <text:p>18696980460</text:p>
              </table:table-cell>
              <table:table-cell office:value-type="float" office:value="-50627230.51">
                <text:p>-50627230.51</text:p>
              </table:table-cell>
            </table:table-row>
            <table:table-row>
              <table:table-cell office:value-type="float" office:value="18737024460">
                <text:p>18737024460</text:p>
              </table:table-cell>
              <table:table-cell office:value-type="float" office:value="-56489222.94">
                <text:p>-56489222.94</text:p>
              </table:table-cell>
            </table:table-row>
            <table:table-row>
              <table:table-cell office:value-type="float" office:value="18777060460">
                <text:p>18777060460</text:p>
              </table:table-cell>
              <table:table-cell office:value-type="float" office:value="-25687243.77">
                <text:p>-25687243.77</text:p>
              </table:table-cell>
            </table:table-row>
            <table:table-row>
              <table:table-cell office:value-type="float" office:value="18817096460">
                <text:p>18817096460</text:p>
              </table:table-cell>
              <table:table-cell office:value-type="float" office:value="-15404091.21">
                <text:p>-15404091.21</text:p>
              </table:table-cell>
            </table:table-row>
            <table:table-row>
              <table:table-cell office:value-type="float" office:value="18857108460">
                <text:p>18857108460</text:p>
              </table:table-cell>
              <table:table-cell office:value-type="float" office:value="-73375077.26">
                <text:p>-73375077.26</text:p>
              </table:table-cell>
            </table:table-row>
            <table:table-row>
              <table:table-cell office:value-type="float" office:value="18897147460">
                <text:p>18897147460</text:p>
              </table:table-cell>
              <table:table-cell office:value-type="float" office:value="-7165346.653">
                <text:p>-7165346.653</text:p>
              </table:table-cell>
            </table:table-row>
            <table:table-row>
              <table:table-cell office:value-type="float" office:value="18937205460">
                <text:p>18937205460</text:p>
              </table:table-cell>
              <table:table-cell office:value-type="float" office:value="-91075387.04">
                <text:p>-91075387.04</text:p>
              </table:table-cell>
            </table:table-row>
            <table:table-row>
              <table:table-cell office:value-type="float" office:value="18977244460">
                <text:p>18977244460</text:p>
              </table:table-cell>
              <table:table-cell office:value-type="float" office:value="-87824251.77">
                <text:p>-87824251.77</text:p>
              </table:table-cell>
            </table:table-row>
            <table:table-row>
              <table:table-cell office:value-type="float" office:value="19017280460">
                <text:p>19017280460</text:p>
              </table:table-cell>
              <table:table-cell office:value-type="float" office:value="-51776838.79">
                <text:p>-51776838.79</text:p>
              </table:table-cell>
            </table:table-row>
            <table:table-row>
              <table:table-cell office:value-type="float" office:value="19057317460">
                <text:p>19057317460</text:p>
              </table:table-cell>
              <table:table-cell office:value-type="float" office:value="-129746928.8">
                <text:p>-129746928.8</text:p>
              </table:table-cell>
            </table:table-row>
            <table:table-row>
              <table:table-cell office:value-type="float" office:value="19097354460">
                <text:p>19097354460</text:p>
              </table:table-cell>
              <table:table-cell office:value-type="float" office:value="-34582825.36">
                <text:p>-34582825.36</text:p>
              </table:table-cell>
            </table:table-row>
            <table:table-row>
              <table:table-cell office:value-type="float" office:value="19137390460">
                <text:p>19137390460</text:p>
              </table:table-cell>
              <table:table-cell office:value-type="float" office:value="-74438621.83">
                <text:p>-74438621.83</text:p>
              </table:table-cell>
            </table:table-row>
            <table:table-row>
              <table:table-cell office:value-type="float" office:value="19177410460">
                <text:p>19177410460</text:p>
              </table:table-cell>
              <table:table-cell office:value-type="float" office:value="-56710682.81">
                <text:p>-56710682.81</text:p>
              </table:table-cell>
            </table:table-row>
            <table:table-row>
              <table:table-cell office:value-type="float" office:value="19217465460">
                <text:p>19217465460</text:p>
              </table:table-cell>
              <table:table-cell office:value-type="float" office:value="-45206906.14">
                <text:p>-45206906.14</text:p>
              </table:table-cell>
            </table:table-row>
            <table:table-row>
              <table:table-cell office:value-type="float" office:value="19257498460">
                <text:p>19257498460</text:p>
              </table:table-cell>
              <table:table-cell office:value-type="float" office:value="-17307644.98">
                <text:p>-17307644.98</text:p>
              </table:table-cell>
            </table:table-row>
            <table:table-row>
              <table:table-cell office:value-type="float" office:value="19297537460">
                <text:p>19297537460</text:p>
              </table:table-cell>
              <table:table-cell office:value-type="float" office:value="-41564234.68">
                <text:p>-41564234.68</text:p>
              </table:table-cell>
            </table:table-row>
            <table:table-row>
              <table:table-cell office:value-type="float" office:value="19337546460">
                <text:p>19337546460</text:p>
              </table:table-cell>
              <table:table-cell office:value-type="float" office:value="-58082727.39">
                <text:p>-58082727.39</text:p>
              </table:table-cell>
            </table:table-row>
            <table:table-row>
              <table:table-cell office:value-type="float" office:value="19377612460">
                <text:p>19377612460</text:p>
              </table:table-cell>
              <table:table-cell office:value-type="float" office:value="-88122972.54">
                <text:p>-88122972.54</text:p>
              </table:table-cell>
            </table:table-row>
            <table:table-row>
              <table:table-cell office:value-type="float" office:value="19417647460">
                <text:p>19417647460</text:p>
              </table:table-cell>
              <table:table-cell office:value-type="float" office:value="-74057894.43">
                <text:p>-74057894.43</text:p>
              </table:table-cell>
            </table:table-row>
            <table:table-row>
              <table:table-cell office:value-type="float" office:value="19457685460">
                <text:p>19457685460</text:p>
              </table:table-cell>
              <table:table-cell office:value-type="float" office:value="-101660863.1">
                <text:p>-101660863.1</text:p>
              </table:table-cell>
            </table:table-row>
            <table:table-row>
              <table:table-cell office:value-type="float" office:value="19497702460">
                <text:p>19497702460</text:p>
              </table:table-cell>
              <table:table-cell office:value-type="float" office:value="-68370568.72">
                <text:p>-68370568.72</text:p>
              </table:table-cell>
            </table:table-row>
            <table:table-row>
              <table:table-cell office:value-type="float" office:value="19537758460">
                <text:p>19537758460</text:p>
              </table:table-cell>
              <table:table-cell office:value-type="float" office:value="-79757495.87">
                <text:p>-79757495.87</text:p>
              </table:table-cell>
            </table:table-row>
            <table:table-row>
              <table:table-cell office:value-type="float" office:value="19577795460">
                <text:p>19577795460</text:p>
              </table:table-cell>
              <table:table-cell office:value-type="float" office:value="-37241514.63">
                <text:p>-37241514.63</text:p>
              </table:table-cell>
            </table:table-row>
            <table:table-row>
              <table:table-cell office:value-type="float" office:value="19617819460">
                <text:p>19617819460</text:p>
              </table:table-cell>
              <table:table-cell office:value-type="float" office:value="-17557935.22">
                <text:p>-17557935.22</text:p>
              </table:table-cell>
            </table:table-row>
            <table:table-row>
              <table:table-cell office:value-type="float" office:value="19657859460">
                <text:p>19657859460</text:p>
              </table:table-cell>
              <table:table-cell office:value-type="float" office:value="-78764765.98">
                <text:p>-78764765.98</text:p>
              </table:table-cell>
            </table:table-row>
            <table:table-row>
              <table:table-cell office:value-type="float" office:value="19697906460">
                <text:p>19697906460</text:p>
              </table:table-cell>
              <table:table-cell office:value-type="float" office:value="-18780341.62">
                <text:p>-18780341.62</text:p>
              </table:table-cell>
            </table:table-row>
            <table:table-row>
              <table:table-cell office:value-type="float" office:value="19737942460">
                <text:p>19737942460</text:p>
              </table:table-cell>
              <table:table-cell office:value-type="float" office:value="-66045465.67">
                <text:p>-66045465.67</text:p>
              </table:table-cell>
            </table:table-row>
            <table:table-row>
              <table:table-cell office:value-type="float" office:value="19777978460">
                <text:p>19777978460</text:p>
              </table:table-cell>
              <table:table-cell office:value-type="float" office:value="-75818059.94">
                <text:p>-75818059.94</text:p>
              </table:table-cell>
            </table:table-row>
            <table:table-row>
              <table:table-cell office:value-type="float" office:value="19818014460">
                <text:p>19818014460</text:p>
              </table:table-cell>
              <table:table-cell office:value-type="float" office:value="-48587119.27">
                <text:p>-48587119.27</text:p>
              </table:table-cell>
            </table:table-row>
            <table:table-row>
              <table:table-cell office:value-type="float" office:value="19858052460">
                <text:p>19858052460</text:p>
              </table:table-cell>
              <table:table-cell office:value-type="float" office:value="-90346742.88">
                <text:p>-90346742.88</text:p>
              </table:table-cell>
            </table:table-row>
            <table:table-row>
              <table:table-cell office:value-type="float" office:value="19898073460">
                <text:p>19898073460</text:p>
              </table:table-cell>
              <table:table-cell office:value-type="float" office:value="-46427278.86">
                <text:p>-46427278.86</text:p>
              </table:table-cell>
            </table:table-row>
            <table:table-row>
              <table:table-cell office:value-type="float" office:value="19938123460">
                <text:p>19938123460</text:p>
              </table:table-cell>
              <table:table-cell office:value-type="float" office:value="-54019421.86">
                <text:p>-54019421.86</text:p>
              </table:table-cell>
            </table:table-row>
            <table:table-row>
              <table:table-cell office:value-type="float" office:value="19978163460">
                <text:p>19978163460</text:p>
              </table:table-cell>
              <table:table-cell office:value-type="float" office:value="-65758415.35">
                <text:p>-65758415.35</text:p>
              </table:table-cell>
            </table:table-row>
            <table:table-row>
              <table:table-cell office:value-type="float" office:value="20018199460">
                <text:p>20018199460</text:p>
              </table:table-cell>
              <table:table-cell office:value-type="float" office:value="-48111947.91">
                <text:p>-48111947.91</text:p>
              </table:table-cell>
            </table:table-row>
            <table:table-row>
              <table:table-cell office:value-type="float" office:value="20058236460">
                <text:p>20058236460</text:p>
              </table:table-cell>
              <table:table-cell office:value-type="float" office:value="-29056401.5">
                <text:p>-29056401.5</text:p>
              </table:table-cell>
            </table:table-row>
            <table:table-row>
              <table:table-cell office:value-type="float" office:value="20098273460">
                <text:p>20098273460</text:p>
              </table:table-cell>
              <table:table-cell office:value-type="float" office:value="-71598866.73">
                <text:p>-71598866.73</text:p>
              </table:table-cell>
            </table:table-row>
            <table:table-row>
              <table:table-cell office:value-type="float" office:value="20138309460">
                <text:p>20138309460</text:p>
              </table:table-cell>
              <table:table-cell office:value-type="float" office:value="-74321864.1">
                <text:p>-74321864.1</text:p>
              </table:table-cell>
            </table:table-row>
            <table:table-row>
              <table:table-cell office:value-type="float" office:value="20178346460">
                <text:p>20178346460</text:p>
              </table:table-cell>
              <table:table-cell office:value-type="float" office:value="-31709513.72">
                <text:p>-31709513.72</text:p>
              </table:table-cell>
            </table:table-row>
            <table:table-row>
              <table:table-cell office:value-type="float" office:value="20218374460">
                <text:p>20218374460</text:p>
              </table:table-cell>
              <table:table-cell office:value-type="float" office:value="-96787935.15">
                <text:p>-96787935.15</text:p>
              </table:table-cell>
            </table:table-row>
            <table:table-row>
              <table:table-cell office:value-type="float" office:value="20258419460">
                <text:p>20258419460</text:p>
              </table:table-cell>
              <table:table-cell office:value-type="float" office:value="-47847294.88">
                <text:p>-47847294.88</text:p>
              </table:table-cell>
            </table:table-row>
            <table:table-row>
              <table:table-cell office:value-type="float" office:value="20298456460">
                <text:p>20298456460</text:p>
              </table:table-cell>
              <table:table-cell office:value-type="float" office:value="-48934442.16">
                <text:p>-48934442.16</text:p>
              </table:table-cell>
            </table:table-row>
            <table:table-row>
              <table:table-cell office:value-type="float" office:value="20338492460">
                <text:p>20338492460</text:p>
              </table:table-cell>
              <table:table-cell office:value-type="float" office:value="-91713242.89">
                <text:p>-91713242.89</text:p>
              </table:table-cell>
            </table:table-row>
            <table:table-row>
              <table:table-cell office:value-type="float" office:value="20378529460">
                <text:p>20378529460</text:p>
              </table:table-cell>
              <table:table-cell office:value-type="float" office:value="-46378909.99">
                <text:p>-46378909.99</text:p>
              </table:table-cell>
            </table:table-row>
            <table:table-row>
              <table:table-cell office:value-type="float" office:value="20418566460">
                <text:p>20418566460</text:p>
              </table:table-cell>
              <table:table-cell office:value-type="float" office:value="-68735600">
                <text:p>-68735600</text:p>
              </table:table-cell>
            </table:table-row>
            <table:table-row>
              <table:table-cell office:value-type="float" office:value="20458578460">
                <text:p>20458578460</text:p>
              </table:table-cell>
              <table:table-cell office:value-type="float" office:value="-21747611.13">
                <text:p>-21747611.13</text:p>
              </table:table-cell>
            </table:table-row>
            <table:table-row>
              <table:table-cell office:value-type="float" office:value="20498639460">
                <text:p>20498639460</text:p>
              </table:table-cell>
              <table:table-cell office:value-type="float" office:value="-42848867.96">
                <text:p>-42848867.96</text:p>
              </table:table-cell>
            </table:table-row>
            <table:table-row>
              <table:table-cell office:value-type="float" office:value="20538677460">
                <text:p>20538677460</text:p>
              </table:table-cell>
              <table:table-cell office:value-type="float" office:value="-64147436.63">
                <text:p>-64147436.63</text:p>
              </table:table-cell>
            </table:table-row>
            <table:table-row>
              <table:table-cell office:value-type="float" office:value="20578713460">
                <text:p>20578713460</text:p>
              </table:table-cell>
              <table:table-cell office:value-type="float" office:value="-32819279.92">
                <text:p>-32819279.92</text:p>
              </table:table-cell>
            </table:table-row>
            <table:table-row>
              <table:table-cell office:value-type="float" office:value="20618735460">
                <text:p>20618735460</text:p>
              </table:table-cell>
              <table:table-cell office:value-type="float" office:value="-114099695.2">
                <text:p>-114099695.2</text:p>
              </table:table-cell>
            </table:table-row>
            <table:table-row>
              <table:table-cell office:value-type="float" office:value="20658782460">
                <text:p>20658782460</text:p>
              </table:table-cell>
              <table:table-cell office:value-type="float" office:value="-29550164.53">
                <text:p>-29550164.53</text:p>
              </table:table-cell>
            </table:table-row>
            <table:table-row>
              <table:table-cell office:value-type="float" office:value="20698823460">
                <text:p>20698823460</text:p>
              </table:table-cell>
              <table:table-cell office:value-type="float" office:value="-104317720.2">
                <text:p>-104317720.2</text:p>
              </table:table-cell>
            </table:table-row>
            <table:table-row>
              <table:table-cell office:value-type="float" office:value="20738851460">
                <text:p>20738851460</text:p>
              </table:table-cell>
              <table:table-cell office:value-type="float" office:value="-29170877.53">
                <text:p>-29170877.53</text:p>
              </table:table-cell>
            </table:table-row>
            <table:table-row>
              <table:table-cell office:value-type="float" office:value="20778890460">
                <text:p>20778890460</text:p>
              </table:table-cell>
              <table:table-cell office:value-type="float" office:value="-79669531.96">
                <text:p>-79669531.96</text:p>
              </table:table-cell>
            </table:table-row>
            <table:table-row>
              <table:table-cell office:value-type="float" office:value="20818932460">
                <text:p>20818932460</text:p>
              </table:table-cell>
              <table:table-cell office:value-type="float" office:value="-79994654.14">
                <text:p>-79994654.14</text:p>
              </table:table-cell>
            </table:table-row>
            <table:table-row>
              <table:table-cell office:value-type="float" office:value="20858969460">
                <text:p>20858969460</text:p>
              </table:table-cell>
              <table:table-cell office:value-type="float" office:value="-8942423.27">
                <text:p>-8942423.27</text:p>
              </table:table-cell>
            </table:table-row>
            <table:table-row>
              <table:table-cell office:value-type="float" office:value="20899007460">
                <text:p>20899007460</text:p>
              </table:table-cell>
              <table:table-cell office:value-type="float" office:value="-65511745.07">
                <text:p>-65511745.07</text:p>
              </table:table-cell>
            </table:table-row>
            <table:table-row>
              <table:table-cell office:value-type="float" office:value="20939016460">
                <text:p>20939016460</text:p>
              </table:table-cell>
              <table:table-cell office:value-type="float" office:value="-64514923.85">
                <text:p>-64514923.85</text:p>
              </table:table-cell>
            </table:table-row>
            <table:table-row>
              <table:table-cell office:value-type="float" office:value="20979079460">
                <text:p>20979079460</text:p>
              </table:table-cell>
              <table:table-cell office:value-type="float" office:value="-21197122.76">
                <text:p>-21197122.76</text:p>
              </table:table-cell>
            </table:table-row>
            <table:table-row>
              <table:table-cell office:value-type="float" office:value="21019118460">
                <text:p>21019118460</text:p>
              </table:table-cell>
              <table:table-cell office:value-type="float" office:value="-73252556.39">
                <text:p>-73252556.39</text:p>
              </table:table-cell>
            </table:table-row>
            <table:table-row>
              <table:table-cell office:value-type="float" office:value="21059134460">
                <text:p>21059134460</text:p>
              </table:table-cell>
              <table:table-cell office:value-type="float" office:value="-61655434.69">
                <text:p>-61655434.69</text:p>
              </table:table-cell>
            </table:table-row>
            <table:table-row>
              <table:table-cell office:value-type="float" office:value="21099185460">
                <text:p>21099185460</text:p>
              </table:table-cell>
              <table:table-cell office:value-type="float" office:value="-27863302.78">
                <text:p>-27863302.78</text:p>
              </table:table-cell>
            </table:table-row>
            <table:table-row>
              <table:table-cell office:value-type="float" office:value="21139227460">
                <text:p>21139227460</text:p>
              </table:table-cell>
              <table:table-cell office:value-type="float" office:value="-69160288.87">
                <text:p>-69160288.87</text:p>
              </table:table-cell>
            </table:table-row>
            <table:table-row>
              <table:table-cell office:value-type="float" office:value="21179263460">
                <text:p>21179263460</text:p>
              </table:table-cell>
              <table:table-cell office:value-type="float" office:value="-85468680.39">
                <text:p>-85468680.39</text:p>
              </table:table-cell>
            </table:table-row>
            <table:table-row>
              <table:table-cell office:value-type="float" office:value="21219282460">
                <text:p>21219282460</text:p>
              </table:table-cell>
              <table:table-cell office:value-type="float" office:value="-66204612.15">
                <text:p>-66204612.15</text:p>
              </table:table-cell>
            </table:table-row>
            <table:table-row>
              <table:table-cell office:value-type="float" office:value="21259321460">
                <text:p>21259321460</text:p>
              </table:table-cell>
              <table:table-cell office:value-type="float" office:value="-101995348.9">
                <text:p>-101995348.9</text:p>
              </table:table-cell>
            </table:table-row>
            <table:table-row>
              <table:table-cell office:value-type="float" office:value="21299373460">
                <text:p>21299373460</text:p>
              </table:table-cell>
              <table:table-cell office:value-type="float" office:value="-39276392.79">
                <text:p>-39276392.79</text:p>
              </table:table-cell>
            </table:table-row>
            <table:table-row>
              <table:table-cell office:value-type="float" office:value="21339381460">
                <text:p>21339381460</text:p>
              </table:table-cell>
              <table:table-cell office:value-type="float" office:value="-33420458.56">
                <text:p>-33420458.56</text:p>
              </table:table-cell>
            </table:table-row>
            <table:table-row>
              <table:table-cell office:value-type="float" office:value="21379446460">
                <text:p>21379446460</text:p>
              </table:table-cell>
              <table:table-cell office:value-type="float" office:value="-98787539.01">
                <text:p>-98787539.01</text:p>
              </table:table-cell>
            </table:table-row>
            <table:table-row>
              <table:table-cell office:value-type="float" office:value="21419484460">
                <text:p>21419484460</text:p>
              </table:table-cell>
              <table:table-cell office:value-type="float" office:value="-14934650.44">
                <text:p>-14934650.44</text:p>
              </table:table-cell>
            </table:table-row>
            <table:table-row>
              <table:table-cell office:value-type="float" office:value="21459493460">
                <text:p>21459493460</text:p>
              </table:table-cell>
              <table:table-cell office:value-type="float" office:value="-79038818.24">
                <text:p>-79038818.24</text:p>
              </table:table-cell>
            </table:table-row>
            <table:table-row>
              <table:table-cell office:value-type="float" office:value="21499557460">
                <text:p>21499557460</text:p>
              </table:table-cell>
              <table:table-cell office:value-type="float" office:value="-37572698.3">
                <text:p>-37572698.3</text:p>
              </table:table-cell>
            </table:table-row>
            <table:table-row>
              <table:table-cell office:value-type="float" office:value="21539571460">
                <text:p>21539571460</text:p>
              </table:table-cell>
              <table:table-cell office:value-type="float" office:value="-116777981.5">
                <text:p>-116777981.5</text:p>
              </table:table-cell>
            </table:table-row>
            <table:table-row>
              <table:table-cell office:value-type="float" office:value="21579610460">
                <text:p>21579610460</text:p>
              </table:table-cell>
              <table:table-cell office:value-type="float" office:value="-35345487.08">
                <text:p>-35345487.08</text:p>
              </table:table-cell>
            </table:table-row>
            <table:table-row>
              <table:table-cell office:value-type="float" office:value="21619668460">
                <text:p>21619668460</text:p>
              </table:table-cell>
              <table:table-cell office:value-type="float" office:value="-60002192.35">
                <text:p>-60002192.35</text:p>
              </table:table-cell>
            </table:table-row>
            <table:table-row>
              <table:table-cell office:value-type="float" office:value="21659703460">
                <text:p>21659703460</text:p>
              </table:table-cell>
              <table:table-cell office:value-type="float" office:value="-71766271.54">
                <text:p>-71766271.54</text:p>
              </table:table-cell>
            </table:table-row>
            <table:table-row>
              <table:table-cell office:value-type="float" office:value="21699739460">
                <text:p>21699739460</text:p>
              </table:table-cell>
              <table:table-cell office:value-type="float" office:value="-47327903.82">
                <text:p>-47327903.82</text:p>
              </table:table-cell>
            </table:table-row>
            <table:table-row>
              <table:table-cell office:value-type="float" office:value="21739777460">
                <text:p>21739777460</text:p>
              </table:table-cell>
              <table:table-cell office:value-type="float" office:value="-77883575.17">
                <text:p>-77883575.17</text:p>
              </table:table-cell>
            </table:table-row>
            <table:table-row>
              <table:table-cell office:value-type="float" office:value="21779806460">
                <text:p>21779806460</text:p>
              </table:table-cell>
              <table:table-cell office:value-type="float" office:value="-54038075.85">
                <text:p>-54038075.85</text:p>
              </table:table-cell>
            </table:table-row>
            <table:table-row>
              <table:table-cell office:value-type="float" office:value="21819850460">
                <text:p>21819850460</text:p>
              </table:table-cell>
              <table:table-cell office:value-type="float" office:value="-48492315">
                <text:p>-48492315</text:p>
              </table:table-cell>
            </table:table-row>
            <table:table-row>
              <table:table-cell office:value-type="float" office:value="21859887460">
                <text:p>21859887460</text:p>
              </table:table-cell>
              <table:table-cell office:value-type="float" office:value="-102733041.4">
                <text:p>-102733041.4</text:p>
              </table:table-cell>
            </table:table-row>
            <table:table-row>
              <table:table-cell office:value-type="float" office:value="21899924460">
                <text:p>21899924460</text:p>
              </table:table-cell>
              <table:table-cell office:value-type="float" office:value="-48731208.73">
                <text:p>-48731208.73</text:p>
              </table:table-cell>
            </table:table-row>
            <table:table-row>
              <table:table-cell office:value-type="float" office:value="21939946460">
                <text:p>21939946460</text:p>
              </table:table-cell>
              <table:table-cell office:value-type="float" office:value="-31513830.28">
                <text:p>-31513830.28</text:p>
              </table:table-cell>
            </table:table-row>
            <table:table-row>
              <table:table-cell office:value-type="float" office:value="21979998460">
                <text:p>21979998460</text:p>
              </table:table-cell>
              <table:table-cell office:value-type="float" office:value="-94567765.64">
                <text:p>-94567765.64</text:p>
              </table:table-cell>
            </table:table-row>
            <table:table-row>
              <table:table-cell office:value-type="float" office:value="22020034460">
                <text:p>22020034460</text:p>
              </table:table-cell>
              <table:table-cell office:value-type="float" office:value="-10543495.41">
                <text:p>-10543495.41</text:p>
              </table:table-cell>
            </table:table-row>
            <table:table-row>
              <table:table-cell office:value-type="float" office:value="22060048460">
                <text:p>22060048460</text:p>
              </table:table-cell>
              <table:table-cell office:value-type="float" office:value="-97605833.85">
                <text:p>-97605833.85</text:p>
              </table:table-cell>
            </table:table-row>
            <table:table-row>
              <table:table-cell office:value-type="float" office:value="22100089460">
                <text:p>22100089460</text:p>
              </table:table-cell>
              <table:table-cell office:value-type="float" office:value="-32811059.06">
                <text:p>-32811059.06</text:p>
              </table:table-cell>
            </table:table-row>
            <table:table-row>
              <table:table-cell office:value-type="float" office:value="22140128460">
                <text:p>22140128460</text:p>
              </table:table-cell>
              <table:table-cell office:value-type="float" office:value="-90911434.31">
                <text:p>-90911434.31</text:p>
              </table:table-cell>
            </table:table-row>
            <table:table-row>
              <table:table-cell office:value-type="float" office:value="22180181460">
                <text:p>22180181460</text:p>
              </table:table-cell>
              <table:table-cell office:value-type="float" office:value="-30814519.57">
                <text:p>-30814519.57</text:p>
              </table:table-cell>
            </table:table-row>
            <table:table-row>
              <table:table-cell office:value-type="float" office:value="22220217460">
                <text:p>22220217460</text:p>
              </table:table-cell>
              <table:table-cell office:value-type="float" office:value="-97475027.53">
                <text:p>-97475027.53</text:p>
              </table:table-cell>
            </table:table-row>
            <table:table-row>
              <table:table-cell office:value-type="float" office:value="22260254460">
                <text:p>22260254460</text:p>
              </table:table-cell>
              <table:table-cell office:value-type="float" office:value="-17536786.17">
                <text:p>-17536786.17</text:p>
              </table:table-cell>
            </table:table-row>
            <table:table-row>
              <table:table-cell office:value-type="float" office:value="22300290460">
                <text:p>22300290460</text:p>
              </table:table-cell>
              <table:table-cell office:value-type="float" office:value="-77503579.81">
                <text:p>-77503579.81</text:p>
              </table:table-cell>
            </table:table-row>
            <table:table-row>
              <table:table-cell office:value-type="float" office:value="22340327460">
                <text:p>22340327460</text:p>
              </table:table-cell>
              <table:table-cell office:value-type="float" office:value="-64303761.71">
                <text:p>-64303761.71</text:p>
              </table:table-cell>
            </table:table-row>
            <table:table-row>
              <table:table-cell office:value-type="float" office:value="22380362460">
                <text:p>22380362460</text:p>
              </table:table-cell>
              <table:table-cell office:value-type="float" office:value="-47192493.81">
                <text:p>-47192493.81</text:p>
              </table:table-cell>
            </table:table-row>
            <table:table-row>
              <table:table-cell office:value-type="float" office:value="22420400460">
                <text:p>22420400460</text:p>
              </table:table-cell>
              <table:table-cell office:value-type="float" office:value="-66907274.45">
                <text:p>-66907274.45</text:p>
              </table:table-cell>
            </table:table-row>
            <table:table-row>
              <table:table-cell office:value-type="float" office:value="22460438460">
                <text:p>22460438460</text:p>
              </table:table-cell>
              <table:table-cell office:value-type="float" office:value="-116921465.5">
                <text:p>-116921465.5</text:p>
              </table:table-cell>
            </table:table-row>
            <table:table-row>
              <table:table-cell office:value-type="float" office:value="22500449460">
                <text:p>22500449460</text:p>
              </table:table-cell>
              <table:table-cell office:value-type="float" office:value="11995921.8">
                <text:p>11995921.8</text:p>
              </table:table-cell>
            </table:table-row>
            <table:table-row>
              <table:table-cell office:value-type="float" office:value="22540487460">
                <text:p>22540487460</text:p>
              </table:table-cell>
              <table:table-cell office:value-type="float" office:value="-78358830.46">
                <text:p>-78358830.46</text:p>
              </table:table-cell>
            </table:table-row>
            <table:table-row>
              <table:table-cell office:value-type="float" office:value="22580523460">
                <text:p>22580523460</text:p>
              </table:table-cell>
              <table:table-cell office:value-type="float" office:value="-27733209.37">
                <text:p>-27733209.37</text:p>
              </table:table-cell>
            </table:table-row>
            <table:table-row>
              <table:table-cell office:value-type="float" office:value="22630528080">
                <text:p>22630528080</text:p>
              </table:table-cell>
              <table:table-cell office:value-type="float" office:value="-84516144.75">
                <text:p>-84516144.75</text:p>
              </table:table-cell>
            </table:table-row>
            <table:table-row>
              <table:table-cell office:value-type="float" office:value="22670565080">
                <text:p>22670565080</text:p>
              </table:table-cell>
              <table:table-cell office:value-type="float" office:value="-67158237.06">
                <text:p>-67158237.06</text:p>
              </table:table-cell>
            </table:table-row>
            <table:table-row>
              <table:table-cell office:value-type="float" office:value="22710601080">
                <text:p>22710601080</text:p>
              </table:table-cell>
              <table:table-cell office:value-type="float" office:value="-73797392.41">
                <text:p>-73797392.41</text:p>
              </table:table-cell>
            </table:table-row>
            <table:table-row>
              <table:table-cell office:value-type="float" office:value="22750628080">
                <text:p>22750628080</text:p>
              </table:table-cell>
              <table:table-cell office:value-type="float" office:value="-46382381.99">
                <text:p>-46382381.99</text:p>
              </table:table-cell>
            </table:table-row>
            <table:table-row>
              <table:table-cell office:value-type="float" office:value="22790666080">
                <text:p>22790666080</text:p>
              </table:table-cell>
              <table:table-cell office:value-type="float" office:value="-74608188.23">
                <text:p>-74608188.23</text:p>
              </table:table-cell>
            </table:table-row>
            <table:table-row>
              <table:table-cell office:value-type="float" office:value="22830711080">
                <text:p>22830711080</text:p>
              </table:table-cell>
              <table:table-cell office:value-type="float" office:value="-22928571.64">
                <text:p>-22928571.64</text:p>
              </table:table-cell>
            </table:table-row>
            <table:table-row>
              <table:table-cell office:value-type="float" office:value="22870745080">
                <text:p>22870745080</text:p>
              </table:table-cell>
              <table:table-cell office:value-type="float" office:value="-86105317.69">
                <text:p>-86105317.69</text:p>
              </table:table-cell>
            </table:table-row>
            <table:table-row>
              <table:table-cell office:value-type="float" office:value="22910785080">
                <text:p>22910785080</text:p>
              </table:table-cell>
              <table:table-cell office:value-type="float" office:value="-59999568.02">
                <text:p>-59999568.02</text:p>
              </table:table-cell>
            </table:table-row>
            <table:table-row>
              <table:table-cell office:value-type="float" office:value="22950792080">
                <text:p>22950792080</text:p>
              </table:table-cell>
              <table:table-cell office:value-type="float" office:value="-69348099.55">
                <text:p>-69348099.55</text:p>
              </table:table-cell>
            </table:table-row>
            <table:table-row>
              <table:table-cell office:value-type="float" office:value="22990857080">
                <text:p>22990857080</text:p>
              </table:table-cell>
              <table:table-cell office:value-type="float" office:value="-11429043.66">
                <text:p>-11429043.66</text:p>
              </table:table-cell>
            </table:table-row>
            <table:table-row>
              <table:table-cell office:value-type="float" office:value="23030871080">
                <text:p>23030871080</text:p>
              </table:table-cell>
              <table:table-cell office:value-type="float" office:value="-99750132.31">
                <text:p>-99750132.31</text:p>
              </table:table-cell>
            </table:table-row>
            <table:table-row>
              <table:table-cell office:value-type="float" office:value="23070926080">
                <text:p>23070926080</text:p>
              </table:table-cell>
              <table:table-cell office:value-type="float" office:value="-19773959.15">
                <text:p>-19773959.15</text:p>
              </table:table-cell>
            </table:table-row>
            <table:table-row>
              <table:table-cell office:value-type="float" office:value="23110968080">
                <text:p>23110968080</text:p>
              </table:table-cell>
              <table:table-cell office:value-type="float" office:value="-79495843.24">
                <text:p>-79495843.24</text:p>
              </table:table-cell>
            </table:table-row>
            <table:table-row>
              <table:table-cell office:value-type="float" office:value="23151005080">
                <text:p>23151005080</text:p>
              </table:table-cell>
              <table:table-cell office:value-type="float" office:value="-67017726.3">
                <text:p>-67017726.3</text:p>
              </table:table-cell>
            </table:table-row>
            <table:table-row>
              <table:table-cell office:value-type="float" office:value="23191040080">
                <text:p>23191040080</text:p>
              </table:table-cell>
              <table:table-cell office:value-type="float" office:value="-41384779.12">
                <text:p>-41384779.12</text:p>
              </table:table-cell>
            </table:table-row>
            <table:table-row>
              <table:table-cell office:value-type="float" office:value="23231077080">
                <text:p>23231077080</text:p>
              </table:table-cell>
              <table:table-cell office:value-type="float" office:value="-78000007.85">
                <text:p>-78000007.85</text:p>
              </table:table-cell>
            </table:table-row>
            <table:table-row>
              <table:table-cell office:value-type="float" office:value="23271114080">
                <text:p>23271114080</text:p>
              </table:table-cell>
              <table:table-cell office:value-type="float" office:value="-59592381.4">
                <text:p>-59592381.4</text:p>
              </table:table-cell>
            </table:table-row>
            <table:table-row>
              <table:table-cell office:value-type="float" office:value="23311150080">
                <text:p>23311150080</text:p>
              </table:table-cell>
              <table:table-cell office:value-type="float" office:value="-64950770.97">
                <text:p>-64950770.97</text:p>
              </table:table-cell>
            </table:table-row>
            <table:table-row>
              <table:table-cell office:value-type="float" office:value="23351170080">
                <text:p>23351170080</text:p>
              </table:table-cell>
              <table:table-cell office:value-type="float" office:value="-52562207.79">
                <text:p>-52562207.79</text:p>
              </table:table-cell>
            </table:table-row>
            <table:table-row>
              <table:table-cell office:value-type="float" office:value="23391220080">
                <text:p>23391220080</text:p>
              </table:table-cell>
              <table:table-cell office:value-type="float" office:value="-60300131.47">
                <text:p>-60300131.47</text:p>
              </table:table-cell>
            </table:table-row>
            <table:table-row>
              <table:table-cell office:value-type="float" office:value="23431242080">
                <text:p>23431242080</text:p>
              </table:table-cell>
              <table:table-cell office:value-type="float" office:value="-31529324.41">
                <text:p>-31529324.41</text:p>
              </table:table-cell>
            </table:table-row>
            <table:table-row>
              <table:table-cell office:value-type="float" office:value="23471270080">
                <text:p>23471270080</text:p>
              </table:table-cell>
              <table:table-cell office:value-type="float" office:value="-61930396.29">
                <text:p>-61930396.29</text:p>
              </table:table-cell>
            </table:table-row>
            <table:table-row>
              <table:table-cell office:value-type="float" office:value="23511309080">
                <text:p>23511309080</text:p>
              </table:table-cell>
              <table:table-cell office:value-type="float" office:value="-61253127.69">
                <text:p>-61253127.69</text:p>
              </table:table-cell>
            </table:table-row>
            <table:table-row>
              <table:table-cell office:value-type="float" office:value="23551371080">
                <text:p>23551371080</text:p>
              </table:table-cell>
              <table:table-cell office:value-type="float" office:value="-62194545.4">
                <text:p>-62194545.4</text:p>
              </table:table-cell>
            </table:table-row>
            <table:table-row>
              <table:table-cell office:value-type="float" office:value="23591408080">
                <text:p>23591408080</text:p>
              </table:table-cell>
              <table:table-cell office:value-type="float" office:value="-37520448.23">
                <text:p>-37520448.23</text:p>
              </table:table-cell>
            </table:table-row>
            <table:table-row>
              <table:table-cell office:value-type="float" office:value="23631444080">
                <text:p>23631444080</text:p>
              </table:table-cell>
              <table:table-cell office:value-type="float" office:value="-79894913.43">
                <text:p>-79894913.43</text:p>
              </table:table-cell>
            </table:table-row>
            <table:table-row>
              <table:table-cell office:value-type="float" office:value="23671480080">
                <text:p>23671480080</text:p>
              </table:table-cell>
              <table:table-cell office:value-type="float" office:value="-17877512.39">
                <text:p>-17877512.39</text:p>
              </table:table-cell>
            </table:table-row>
            <table:table-row>
              <table:table-cell office:value-type="float" office:value="23711517080">
                <text:p>23711517080</text:p>
              </table:table-cell>
              <table:table-cell office:value-type="float" office:value="-135814167.6">
                <text:p>-135814167.6</text:p>
              </table:table-cell>
            </table:table-row>
            <table:table-row>
              <table:table-cell office:value-type="float" office:value="23751529080">
                <text:p>23751529080</text:p>
              </table:table-cell>
              <table:table-cell office:value-type="float" office:value="-2623589.133">
                <text:p>-2623589.133</text:p>
              </table:table-cell>
            </table:table-row>
            <table:table-row>
              <table:table-cell office:value-type="float" office:value="23791581080">
                <text:p>23791581080</text:p>
              </table:table-cell>
              <table:table-cell office:value-type="float" office:value="-79984713.87">
                <text:p>-79984713.87</text:p>
              </table:table-cell>
            </table:table-row>
            <table:table-row>
              <table:table-cell office:value-type="float" office:value="23831601080">
                <text:p>23831601080</text:p>
              </table:table-cell>
              <table:table-cell office:value-type="float" office:value="-61013832.1">
                <text:p>-61013832.1</text:p>
              </table:table-cell>
            </table:table-row>
            <table:table-row>
              <table:table-cell office:value-type="float" office:value="23871641080">
                <text:p>23871641080</text:p>
              </table:table-cell>
              <table:table-cell office:value-type="float" office:value="-71814999.58">
                <text:p>-71814999.58</text:p>
              </table:table-cell>
            </table:table-row>
            <table:table-row>
              <table:table-cell office:value-type="float" office:value="23911698080">
                <text:p>23911698080</text:p>
              </table:table-cell>
              <table:table-cell office:value-type="float" office:value="-87752319.6">
                <text:p>-87752319.6</text:p>
              </table:table-cell>
            </table:table-row>
            <table:table-row>
              <table:table-cell office:value-type="float" office:value="23951737080">
                <text:p>23951737080</text:p>
              </table:table-cell>
              <table:table-cell office:value-type="float" office:value="-85689120.99">
                <text:p>-85689120.99</text:p>
              </table:table-cell>
            </table:table-row>
            <table:table-row>
              <table:table-cell office:value-type="float" office:value="23991774080">
                <text:p>23991774080</text:p>
              </table:table-cell>
              <table:table-cell office:value-type="float" office:value="-72988108.07">
                <text:p>-72988108.07</text:p>
              </table:table-cell>
            </table:table-row>
            <table:table-row>
              <table:table-cell office:value-type="float" office:value="24031786080">
                <text:p>24031786080</text:p>
              </table:table-cell>
              <table:table-cell office:value-type="float" office:value="-46219918.83">
                <text:p>-46219918.83</text:p>
              </table:table-cell>
            </table:table-row>
            <table:table-row>
              <table:table-cell office:value-type="float" office:value="24071824080">
                <text:p>24071824080</text:p>
              </table:table-cell>
              <table:table-cell office:value-type="float" office:value="-61077708.94">
                <text:p>-61077708.94</text:p>
              </table:table-cell>
            </table:table-row>
            <table:table-row>
              <table:table-cell office:value-type="float" office:value="24111864080">
                <text:p>24111864080</text:p>
              </table:table-cell>
              <table:table-cell office:value-type="float" office:value="-52832438.23">
                <text:p>-52832438.23</text:p>
              </table:table-cell>
            </table:table-row>
            <table:table-row>
              <table:table-cell office:value-type="float" office:value="24151920080">
                <text:p>24151920080</text:p>
              </table:table-cell>
              <table:table-cell office:value-type="float" office:value="26073785.84">
                <text:p>26073785.84</text:p>
              </table:table-cell>
            </table:table-row>
            <table:table-row>
              <table:table-cell office:value-type="float" office:value="24191956080">
                <text:p>24191956080</text:p>
              </table:table-cell>
              <table:table-cell office:value-type="float" office:value="-75491600.3">
                <text:p>-75491600.3</text:p>
              </table:table-cell>
            </table:table-row>
            <table:table-row>
              <table:table-cell office:value-type="float" office:value="24231978080">
                <text:p>24231978080</text:p>
              </table:table-cell>
              <table:table-cell office:value-type="float" office:value="-65206097.86">
                <text:p>-65206097.86</text:p>
              </table:table-cell>
            </table:table-row>
            <table:table-row>
              <table:table-cell office:value-type="float" office:value="24272030080">
                <text:p>24272030080</text:p>
              </table:table-cell>
              <table:table-cell office:value-type="float" office:value="-40800910.37">
                <text:p>-40800910.37</text:p>
              </table:table-cell>
            </table:table-row>
            <table:table-row>
              <table:table-cell office:value-type="float" office:value="24312047080">
                <text:p>24312047080</text:p>
              </table:table-cell>
              <table:table-cell office:value-type="float" office:value="-125312502.6">
                <text:p>-125312502.6</text:p>
              </table:table-cell>
            </table:table-row>
            <table:table-row>
              <table:table-cell office:value-type="float" office:value="24352098080">
                <text:p>24352098080</text:p>
              </table:table-cell>
              <table:table-cell office:value-type="float" office:value="-8917016.432">
                <text:p>-8917016.432</text:p>
              </table:table-cell>
            </table:table-row>
            <table:table-row>
              <table:table-cell office:value-type="float" office:value="24392140080">
                <text:p>24392140080</text:p>
              </table:table-cell>
              <table:table-cell office:value-type="float" office:value="-116438286.8">
                <text:p>-116438286.8</text:p>
              </table:table-cell>
            </table:table-row>
            <table:table-row>
              <table:table-cell office:value-type="float" office:value="24432146080">
                <text:p>24432146080</text:p>
              </table:table-cell>
              <table:table-cell office:value-type="float" office:value="-59332661.67">
                <text:p>-59332661.67</text:p>
              </table:table-cell>
            </table:table-row>
            <table:table-row>
              <table:table-cell office:value-type="float" office:value="24472195080">
                <text:p>24472195080</text:p>
              </table:table-cell>
              <table:table-cell office:value-type="float" office:value="-78324066.94">
                <text:p>-78324066.94</text:p>
              </table:table-cell>
            </table:table-row>
            <table:table-row>
              <table:table-cell office:value-type="float" office:value="24512248080">
                <text:p>24512248080</text:p>
              </table:table-cell>
              <table:table-cell office:value-type="float" office:value="-12787009.53">
                <text:p>-12787009.53</text:p>
              </table:table-cell>
            </table:table-row>
            <table:table-row>
              <table:table-cell office:value-type="float" office:value="24552285080">
                <text:p>24552285080</text:p>
              </table:table-cell>
              <table:table-cell office:value-type="float" office:value="-71976706.5">
                <text:p>-71976706.5</text:p>
              </table:table-cell>
            </table:table-row>
            <table:table-row>
              <table:table-cell office:value-type="float" office:value="24592323080">
                <text:p>24592323080</text:p>
              </table:table-cell>
              <table:table-cell office:value-type="float" office:value="-6189819.663">
                <text:p>-6189819.663</text:p>
              </table:table-cell>
            </table:table-row>
            <table:table-row>
              <table:table-cell office:value-type="float" office:value="24632342080">
                <text:p>24632342080</text:p>
              </table:table-cell>
              <table:table-cell office:value-type="float" office:value="-64965816.7">
                <text:p>-64965816.7</text:p>
              </table:table-cell>
            </table:table-row>
            <table:table-row>
              <table:table-cell office:value-type="float" office:value="24672396080">
                <text:p>24672396080</text:p>
              </table:table-cell>
              <table:table-cell office:value-type="float" office:value="-71039587.4">
                <text:p>-71039587.4</text:p>
              </table:table-cell>
            </table:table-row>
            <table:table-row>
              <table:table-cell office:value-type="float" office:value="24712433080">
                <text:p>24712433080</text:p>
              </table:table-cell>
              <table:table-cell office:value-type="float" office:value="-87494480.23">
                <text:p>-87494480.23</text:p>
              </table:table-cell>
            </table:table-row>
            <table:table-row>
              <table:table-cell office:value-type="float" office:value="24752458080">
                <text:p>24752458080</text:p>
              </table:table-cell>
              <table:table-cell office:value-type="float" office:value="-73172446.11">
                <text:p>-73172446.11</text:p>
              </table:table-cell>
            </table:table-row>
            <table:table-row>
              <table:table-cell office:value-type="float" office:value="24792505080">
                <text:p>24792505080</text:p>
              </table:table-cell>
              <table:table-cell office:value-type="float" office:value="-90280731.02">
                <text:p>-90280731.02</text:p>
              </table:table-cell>
            </table:table-row>
            <table:table-row>
              <table:table-cell office:value-type="float" office:value="24832542080">
                <text:p>24832542080</text:p>
              </table:table-cell>
              <table:table-cell office:value-type="float" office:value="-62908747.39">
                <text:p>-62908747.39</text:p>
              </table:table-cell>
            </table:table-row>
            <table:table-row>
              <table:table-cell office:value-type="float" office:value="24872575080">
                <text:p>24872575080</text:p>
              </table:table-cell>
              <table:table-cell office:value-type="float" office:value="-74198697.55">
                <text:p>-74198697.55</text:p>
              </table:table-cell>
            </table:table-row>
            <table:table-row>
              <table:table-cell office:value-type="float" office:value="24912615080">
                <text:p>24912615080</text:p>
              </table:table-cell>
              <table:table-cell office:value-type="float" office:value="-32521609.32">
                <text:p>-32521609.32</text:p>
              </table:table-cell>
            </table:table-row>
            <table:table-row>
              <table:table-cell office:value-type="float" office:value="24952624080">
                <text:p>24952624080</text:p>
              </table:table-cell>
              <table:table-cell office:value-type="float" office:value="-43915890.89">
                <text:p>-43915890.89</text:p>
              </table:table-cell>
            </table:table-row>
            <table:table-row>
              <table:table-cell office:value-type="float" office:value="24992688080">
                <text:p>24992688080</text:p>
              </table:table-cell>
              <table:table-cell office:value-type="float" office:value="-8772004.342">
                <text:p>-8772004.342</text:p>
              </table:table-cell>
            </table:table-row>
            <table:table-row>
              <table:table-cell office:value-type="float" office:value="25032702080">
                <text:p>25032702080</text:p>
              </table:table-cell>
              <table:table-cell office:value-type="float" office:value="-67436344.68">
                <text:p>-67436344.68</text:p>
              </table:table-cell>
            </table:table-row>
            <table:table-row>
              <table:table-cell office:value-type="float" office:value="25072741080">
                <text:p>25072741080</text:p>
              </table:table-cell>
              <table:table-cell office:value-type="float" office:value="-57392890.71">
                <text:p>-57392890.71</text:p>
              </table:table-cell>
            </table:table-row>
            <table:table-row>
              <table:table-cell office:value-type="float" office:value="25112799080">
                <text:p>25112799080</text:p>
              </table:table-cell>
              <table:table-cell office:value-type="float" office:value="-35923803.76">
                <text:p>-35923803.76</text:p>
              </table:table-cell>
            </table:table-row>
            <table:table-row>
              <table:table-cell office:value-type="float" office:value="25152819080">
                <text:p>25152819080</text:p>
              </table:table-cell>
              <table:table-cell office:value-type="float" office:value="-90167797.53">
                <text:p>-90167797.53</text:p>
              </table:table-cell>
            </table:table-row>
            <table:table-row>
              <table:table-cell office:value-type="float" office:value="25192872080">
                <text:p>25192872080</text:p>
              </table:table-cell>
              <table:table-cell office:value-type="float" office:value="-59053173.33">
                <text:p>-59053173.33</text:p>
              </table:table-cell>
            </table:table-row>
            <table:table-row>
              <table:table-cell office:value-type="float" office:value="25232908080">
                <text:p>25232908080</text:p>
              </table:table-cell>
              <table:table-cell office:value-type="float" office:value="-76110620.58">
                <text:p>-76110620.58</text:p>
              </table:table-cell>
            </table:table-row>
            <table:table-row>
              <table:table-cell office:value-type="float" office:value="25272936080">
                <text:p>25272936080</text:p>
              </table:table-cell>
              <table:table-cell office:value-type="float" office:value="-95794194">
                <text:p>-95794194</text:p>
              </table:table-cell>
            </table:table-row>
            <table:table-row>
              <table:table-cell office:value-type="float" office:value="25312981080">
                <text:p>25312981080</text:p>
              </table:table-cell>
              <table:table-cell office:value-type="float" office:value="-52993938.01">
                <text:p>-52993938.01</text:p>
              </table:table-cell>
            </table:table-row>
            <table:table-row>
              <table:table-cell office:value-type="float" office:value="25353014080">
                <text:p>25353014080</text:p>
              </table:table-cell>
              <table:table-cell office:value-type="float" office:value="-82426539.68">
                <text:p>-82426539.68</text:p>
              </table:table-cell>
            </table:table-row>
            <table:table-row>
              <table:table-cell office:value-type="float" office:value="25393054080">
                <text:p>25393054080</text:p>
              </table:table-cell>
              <table:table-cell office:value-type="float" office:value="-66438141.6">
                <text:p>-66438141.6</text:p>
              </table:table-cell>
            </table:table-row>
            <table:table-row>
              <table:table-cell office:value-type="float" office:value="25433062080">
                <text:p>25433062080</text:p>
              </table:table-cell>
              <table:table-cell office:value-type="float" office:value="-30633898.56">
                <text:p>-30633898.56</text:p>
              </table:table-cell>
            </table:table-row>
            <table:table-row>
              <table:table-cell office:value-type="float" office:value="25473101080">
                <text:p>25473101080</text:p>
              </table:table-cell>
              <table:table-cell office:value-type="float" office:value="-54134921.5">
                <text:p>-54134921.5</text:p>
              </table:table-cell>
            </table:table-row>
            <table:table-row>
              <table:table-cell office:value-type="float" office:value="25513165080">
                <text:p>25513165080</text:p>
              </table:table-cell>
              <table:table-cell office:value-type="float" office:value="-79425467.66">
                <text:p>-79425467.66</text:p>
              </table:table-cell>
            </table:table-row>
            <table:table-row>
              <table:table-cell office:value-type="float" office:value="25553202080">
                <text:p>25553202080</text:p>
              </table:table-cell>
              <table:table-cell office:value-type="float" office:value="-62740513.74">
                <text:p>-62740513.74</text:p>
              </table:table-cell>
            </table:table-row>
            <table:table-row>
              <table:table-cell office:value-type="float" office:value="25593238080">
                <text:p>25593238080</text:p>
              </table:table-cell>
              <table:table-cell office:value-type="float" office:value="-64642247.26">
                <text:p>-64642247.26</text:p>
              </table:table-cell>
            </table:table-row>
            <table:table-row>
              <table:table-cell office:value-type="float" office:value="25633273080">
                <text:p>25633273080</text:p>
              </table:table-cell>
              <table:table-cell office:value-type="float" office:value="-71377449.12">
                <text:p>-71377449.12</text:p>
              </table:table-cell>
            </table:table-row>
            <table:table-row>
              <table:table-cell office:value-type="float" office:value="25673311080">
                <text:p>25673311080</text:p>
              </table:table-cell>
              <table:table-cell office:value-type="float" office:value="-46203105.52">
                <text:p>-46203105.52</text:p>
              </table:table-cell>
            </table:table-row>
            <table:table-row>
              <table:table-cell office:value-type="float" office:value="25713347080">
                <text:p>25713347080</text:p>
              </table:table-cell>
              <table:table-cell office:value-type="float" office:value="-89649345.93">
                <text:p>-89649345.93</text:p>
              </table:table-cell>
            </table:table-row>
            <table:table-row>
              <table:table-cell office:value-type="float" office:value="25753374080">
                <text:p>25753374080</text:p>
              </table:table-cell>
              <table:table-cell office:value-type="float" office:value="-43448002.29">
                <text:p>-43448002.29</text:p>
              </table:table-cell>
            </table:table-row>
            <table:table-row>
              <table:table-cell office:value-type="float" office:value="25793420080">
                <text:p>25793420080</text:p>
              </table:table-cell>
              <table:table-cell office:value-type="float" office:value="-13322366.38">
                <text:p>-13322366.38</text:p>
              </table:table-cell>
            </table:table-row>
            <table:table-row>
              <table:table-cell office:value-type="float" office:value="25833451080">
                <text:p>25833451080</text:p>
              </table:table-cell>
              <table:table-cell office:value-type="float" office:value="-60043339.34">
                <text:p>-60043339.34</text:p>
              </table:table-cell>
            </table:table-row>
            <table:table-row>
              <table:table-cell office:value-type="float" office:value="25873493080">
                <text:p>25873493080</text:p>
              </table:table-cell>
              <table:table-cell office:value-type="float" office:value="-68029395.11">
                <text:p>-68029395.11</text:p>
              </table:table-cell>
            </table:table-row>
            <table:table-row>
              <table:table-cell office:value-type="float" office:value="25913516080">
                <text:p>25913516080</text:p>
              </table:table-cell>
              <table:table-cell office:value-type="float" office:value="-62494828.48">
                <text:p>-62494828.48</text:p>
              </table:table-cell>
            </table:table-row>
            <table:table-row>
              <table:table-cell office:value-type="float" office:value="25953567080">
                <text:p>25953567080</text:p>
              </table:table-cell>
              <table:table-cell office:value-type="float" office:value="-53905491.38">
                <text:p>-53905491.38</text:p>
              </table:table-cell>
            </table:table-row>
            <table:table-row>
              <table:table-cell office:value-type="float" office:value="25993604080">
                <text:p>25993604080</text:p>
              </table:table-cell>
              <table:table-cell office:value-type="float" office:value="-72359053.87">
                <text:p>-72359053.87</text:p>
              </table:table-cell>
            </table:table-row>
            <table:table-row>
              <table:table-cell office:value-type="float" office:value="26033640080">
                <text:p>26033640080</text:p>
              </table:table-cell>
              <table:table-cell office:value-type="float" office:value="-54908584.08">
                <text:p>-54908584.08</text:p>
              </table:table-cell>
            </table:table-row>
            <table:table-row>
              <table:table-cell office:value-type="float" office:value="26073656080">
                <text:p>26073656080</text:p>
              </table:table-cell>
              <table:table-cell office:value-type="float" office:value="-84634231.32">
                <text:p>-84634231.32</text:p>
              </table:table-cell>
            </table:table-row>
            <table:table-row>
              <table:table-cell office:value-type="float" office:value="26113712080">
                <text:p>26113712080</text:p>
              </table:table-cell>
              <table:table-cell office:value-type="float" office:value="-83359883.2">
                <text:p>-83359883.2</text:p>
              </table:table-cell>
            </table:table-row>
            <table:table-row>
              <table:table-cell office:value-type="float" office:value="26153751080">
                <text:p>26153751080</text:p>
              </table:table-cell>
              <table:table-cell office:value-type="float" office:value="-37886377.29">
                <text:p>-37886377.29</text:p>
              </table:table-cell>
            </table:table-row>
            <table:table-row>
              <table:table-cell office:value-type="float" office:value="26193773080">
                <text:p>26193773080</text:p>
              </table:table-cell>
              <table:table-cell office:value-type="float" office:value="-80391831.4">
                <text:p>-80391831.4</text:p>
              </table:table-cell>
            </table:table-row>
            <table:table-row>
              <table:table-cell office:value-type="float" office:value="26233811080">
                <text:p>26233811080</text:p>
              </table:table-cell>
              <table:table-cell office:value-type="float" office:value="-74229120.2">
                <text:p>-74229120.2</text:p>
              </table:table-cell>
            </table:table-row>
            <table:table-row>
              <table:table-cell office:value-type="float" office:value="26273860080">
                <text:p>26273860080</text:p>
              </table:table-cell>
              <table:table-cell office:value-type="float" office:value="-33565861.51">
                <text:p>-33565861.51</text:p>
              </table:table-cell>
            </table:table-row>
            <table:table-row>
              <table:table-cell office:value-type="float" office:value="26313871080">
                <text:p>26313871080</text:p>
              </table:table-cell>
              <table:table-cell office:value-type="float" office:value="-79777709.87">
                <text:p>-79777709.87</text:p>
              </table:table-cell>
            </table:table-row>
            <table:table-row>
              <table:table-cell office:value-type="float" office:value="26353917080">
                <text:p>26353917080</text:p>
              </table:table-cell>
              <table:table-cell office:value-type="float" office:value="-31361575.13">
                <text:p>-31361575.13</text:p>
              </table:table-cell>
            </table:table-row>
            <table:table-row>
              <table:table-cell office:value-type="float" office:value="26393943080">
                <text:p>26393943080</text:p>
              </table:table-cell>
              <table:table-cell office:value-type="float" office:value="-72550153.9">
                <text:p>-72550153.9</text:p>
              </table:table-cell>
            </table:table-row>
            <table:table-row>
              <table:table-cell office:value-type="float" office:value="26434006080">
                <text:p>26434006080</text:p>
              </table:table-cell>
              <table:table-cell office:value-type="float" office:value="-70117008.19">
                <text:p>-70117008.19</text:p>
              </table:table-cell>
            </table:table-row>
            <table:table-row>
              <table:table-cell office:value-type="float" office:value="26474015080">
                <text:p>26474015080</text:p>
              </table:table-cell>
              <table:table-cell office:value-type="float" office:value="-35332027.84">
                <text:p>-35332027.84</text:p>
              </table:table-cell>
            </table:table-row>
            <table:table-row>
              <table:table-cell office:value-type="float" office:value="26514053080">
                <text:p>26514053080</text:p>
              </table:table-cell>
              <table:table-cell office:value-type="float" office:value="-49043949.26">
                <text:p>-49043949.26</text:p>
              </table:table-cell>
            </table:table-row>
            <table:table-row>
              <table:table-cell office:value-type="float" office:value="26554115080">
                <text:p>26554115080</text:p>
              </table:table-cell>
              <table:table-cell office:value-type="float" office:value="-74799839.29">
                <text:p>-74799839.29</text:p>
              </table:table-cell>
            </table:table-row>
            <table:table-row>
              <table:table-cell office:value-type="float" office:value="26594133080">
                <text:p>26594133080</text:p>
              </table:table-cell>
              <table:table-cell office:value-type="float" office:value="-56154684.66">
                <text:p>-56154684.66</text:p>
              </table:table-cell>
            </table:table-row>
            <table:table-row>
              <table:table-cell office:value-type="float" office:value="26634173080">
                <text:p>26634173080</text:p>
              </table:table-cell>
              <table:table-cell office:value-type="float" office:value="-61632929.05">
                <text:p>-61632929.05</text:p>
              </table:table-cell>
            </table:table-row>
            <table:table-row>
              <table:table-cell office:value-type="float" office:value="26674226080">
                <text:p>26674226080</text:p>
              </table:table-cell>
              <table:table-cell office:value-type="float" office:value="-105333104.1">
                <text:p>-105333104.1</text:p>
              </table:table-cell>
            </table:table-row>
            <table:table-row>
              <table:table-cell office:value-type="float" office:value="26714242080">
                <text:p>26714242080</text:p>
              </table:table-cell>
              <table:table-cell office:value-type="float" office:value="-66106562.22">
                <text:p>-66106562.22</text:p>
              </table:table-cell>
            </table:table-row>
            <table:table-row>
              <table:table-cell office:value-type="float" office:value="26754299080">
                <text:p>26754299080</text:p>
              </table:table-cell>
              <table:table-cell office:value-type="float" office:value="-56609086.3">
                <text:p>-56609086.3</text:p>
              </table:table-cell>
            </table:table-row>
            <table:table-row>
              <table:table-cell office:value-type="float" office:value="26794329080">
                <text:p>26794329080</text:p>
              </table:table-cell>
              <table:table-cell office:value-type="float" office:value="-83413189.94">
                <text:p>-83413189.94</text:p>
              </table:table-cell>
            </table:table-row>
            <table:table-row>
              <table:table-cell office:value-type="float" office:value="26834371080">
                <text:p>26834371080</text:p>
              </table:table-cell>
              <table:table-cell office:value-type="float" office:value="-25401206.43">
                <text:p>-25401206.43</text:p>
              </table:table-cell>
            </table:table-row>
            <table:table-row>
              <table:table-cell office:value-type="float" office:value="26874408080">
                <text:p>26874408080</text:p>
              </table:table-cell>
              <table:table-cell office:value-type="float" office:value="-49051482.98">
                <text:p>-49051482.98</text:p>
              </table:table-cell>
            </table:table-row>
            <table:table-row>
              <table:table-cell office:value-type="float" office:value="26914415080">
                <text:p>26914415080</text:p>
              </table:table-cell>
              <table:table-cell office:value-type="float" office:value="-67037336.74">
                <text:p>-67037336.74</text:p>
              </table:table-cell>
            </table:table-row>
            <table:table-row>
              <table:table-cell office:value-type="float" office:value="26954480080">
                <text:p>26954480080</text:p>
              </table:table-cell>
              <table:table-cell office:value-type="float" office:value="-73391656.17">
                <text:p>-73391656.17</text:p>
              </table:table-cell>
            </table:table-row>
            <table:table-row>
              <table:table-cell office:value-type="float" office:value="26994518080">
                <text:p>26994518080</text:p>
              </table:table-cell>
              <table:table-cell office:value-type="float" office:value="-29427623.11">
                <text:p>-29427623.11</text:p>
              </table:table-cell>
            </table:table-row>
            <table:table-row>
              <table:table-cell office:value-type="float" office:value="27034555080">
                <text:p>27034555080</text:p>
              </table:table-cell>
              <table:table-cell office:value-type="float" office:value="-146227246.7">
                <text:p>-146227246.7</text:p>
              </table:table-cell>
            </table:table-row>
            <table:table-row>
              <table:table-cell office:value-type="float" office:value="27074565080">
                <text:p>27074565080</text:p>
              </table:table-cell>
              <table:table-cell office:value-type="float" office:value="-41637229.8">
                <text:p>-41637229.8</text:p>
              </table:table-cell>
            </table:table-row>
            <table:table-row>
              <table:table-cell office:value-type="float" office:value="27114610080">
                <text:p>27114610080</text:p>
              </table:table-cell>
              <table:table-cell office:value-type="float" office:value="-112189440.6">
                <text:p>-112189440.6</text:p>
              </table:table-cell>
            </table:table-row>
            <table:table-row>
              <table:table-cell office:value-type="float" office:value="27154664080">
                <text:p>27154664080</text:p>
              </table:table-cell>
              <table:table-cell office:value-type="float" office:value="-69291877.49">
                <text:p>-69291877.49</text:p>
              </table:table-cell>
            </table:table-row>
            <table:table-row>
              <table:table-cell office:value-type="float" office:value="27194684080">
                <text:p>27194684080</text:p>
              </table:table-cell>
              <table:table-cell office:value-type="float" office:value="-80134304.38">
                <text:p>-80134304.38</text:p>
              </table:table-cell>
            </table:table-row>
            <table:table-row>
              <table:table-cell office:value-type="float" office:value="27234728080">
                <text:p>27234728080</text:p>
              </table:table-cell>
              <table:table-cell office:value-type="float" office:value="-80933952.23">
                <text:p>-80933952.23</text:p>
              </table:table-cell>
            </table:table-row>
            <table:table-row>
              <table:table-cell office:value-type="float" office:value="27274774080">
                <text:p>27274774080</text:p>
              </table:table-cell>
              <table:table-cell office:value-type="float" office:value="-53576950.66">
                <text:p>-53576950.66</text:p>
              </table:table-cell>
            </table:table-row>
            <table:table-row>
              <table:table-cell office:value-type="float" office:value="27314794080">
                <text:p>27314794080</text:p>
              </table:table-cell>
              <table:table-cell office:value-type="float" office:value="-103531584.9">
                <text:p>-103531584.9</text:p>
              </table:table-cell>
            </table:table-row>
            <table:table-row>
              <table:table-cell office:value-type="float" office:value="27354822080">
                <text:p>27354822080</text:p>
              </table:table-cell>
              <table:table-cell office:value-type="float" office:value="-137532644.9">
                <text:p>-137532644.9</text:p>
              </table:table-cell>
            </table:table-row>
            <table:table-row>
              <table:table-cell office:value-type="float" office:value="27394853080">
                <text:p>27394853080</text:p>
              </table:table-cell>
              <table:table-cell office:value-type="float" office:value="-251740737.4">
                <text:p>-251740737.4</text:p>
              </table:table-cell>
            </table:table-row>
            <table:table-row>
              <table:table-cell office:value-type="float" office:value="27434919080">
                <text:p>27434919080</text:p>
              </table:table-cell>
              <table:table-cell office:value-type="float" office:value="-405781545.2">
                <text:p>-405781545.2</text:p>
              </table:table-cell>
            </table:table-row>
            <table:table-row>
              <table:table-cell office:value-type="float" office:value="27474957080">
                <text:p>27474957080</text:p>
              </table:table-cell>
              <table:table-cell office:value-type="float" office:value="-664758125.2">
                <text:p>-664758125.2</text:p>
              </table:table-cell>
            </table:table-row>
            <table:table-row>
              <table:table-cell office:value-type="float" office:value="27514971080">
                <text:p>27514971080</text:p>
              </table:table-cell>
              <table:table-cell office:value-type="float" office:value="-936772442.9">
                <text:p>-936772442.9</text:p>
              </table:table-cell>
            </table:table-row>
            <table:table-row>
              <table:table-cell office:value-type="float" office:value="27555030080">
                <text:p>27555030080</text:p>
              </table:table-cell>
              <table:table-cell office:value-type="float" office:value="-1087996533">
                <text:p>-1087996533</text:p>
              </table:table-cell>
            </table:table-row>
            <table:table-row>
              <table:table-cell office:value-type="float" office:value="27595066080">
                <text:p>27595066080</text:p>
              </table:table-cell>
              <table:table-cell office:value-type="float" office:value="-1167871984">
                <text:p>-1167871984</text:p>
              </table:table-cell>
            </table:table-row>
            <table:table-row>
              <table:table-cell office:value-type="float" office:value="27645039460">
                <text:p>27645039460</text:p>
              </table:table-cell>
              <table:table-cell office:value-type="float" office:value="-1115702468">
                <text:p>-1115702468</text:p>
              </table:table-cell>
            </table:table-row>
            <table:table-row>
              <table:table-cell office:value-type="float" office:value="27685075460">
                <text:p>27685075460</text:p>
              </table:table-cell>
              <table:table-cell office:value-type="float" office:value="-882843591.2">
                <text:p>-882843591.2</text:p>
              </table:table-cell>
            </table:table-row>
            <table:table-row>
              <table:table-cell office:value-type="float" office:value="27725088460">
                <text:p>27725088460</text:p>
              </table:table-cell>
              <table:table-cell office:value-type="float" office:value="-742043826">
                <text:p>-742043826</text:p>
              </table:table-cell>
            </table:table-row>
            <table:table-row>
              <table:table-cell office:value-type="float" office:value="27765141460">
                <text:p>27765141460</text:p>
              </table:table-cell>
              <table:table-cell office:value-type="float" office:value="-563445758.5">
                <text:p>-563445758.5</text:p>
              </table:table-cell>
            </table:table-row>
            <table:table-row>
              <table:table-cell office:value-type="float" office:value="27805181460">
                <text:p>27805181460</text:p>
              </table:table-cell>
              <table:table-cell office:value-type="float" office:value="-445811665.8">
                <text:p>-445811665.8</text:p>
              </table:table-cell>
            </table:table-row>
            <table:table-row>
              <table:table-cell office:value-type="float" office:value="27845221460">
                <text:p>27845221460</text:p>
              </table:table-cell>
              <table:table-cell office:value-type="float" office:value="-425410456.3">
                <text:p>-425410456.3</text:p>
              </table:table-cell>
            </table:table-row>
            <table:table-row>
              <table:table-cell office:value-type="float" office:value="27885254460">
                <text:p>27885254460</text:p>
              </table:table-cell>
              <table:table-cell office:value-type="float" office:value="-449796534.2">
                <text:p>-449796534.2</text:p>
              </table:table-cell>
            </table:table-row>
            <table:table-row>
              <table:table-cell office:value-type="float" office:value="27925268460">
                <text:p>27925268460</text:p>
              </table:table-cell>
              <table:table-cell office:value-type="float" office:value="-509883408.4">
                <text:p>-509883408.4</text:p>
              </table:table-cell>
            </table:table-row>
            <table:table-row>
              <table:table-cell office:value-type="float" office:value="27965318460">
                <text:p>27965318460</text:p>
              </table:table-cell>
              <table:table-cell office:value-type="float" office:value="-666473479">
                <text:p>-666473479</text:p>
              </table:table-cell>
            </table:table-row>
            <table:table-row>
              <table:table-cell office:value-type="float" office:value="28005346460">
                <text:p>28005346460</text:p>
              </table:table-cell>
              <table:table-cell office:value-type="float" office:value="-687778503.6">
                <text:p>-687778503.6</text:p>
              </table:table-cell>
            </table:table-row>
            <table:table-row>
              <table:table-cell office:value-type="float" office:value="28045385460">
                <text:p>28045385460</text:p>
              </table:table-cell>
              <table:table-cell office:value-type="float" office:value="-678055771.7">
                <text:p>-678055771.7</text:p>
              </table:table-cell>
            </table:table-row>
            <table:table-row>
              <table:table-cell office:value-type="float" office:value="28085441460">
                <text:p>28085441460</text:p>
              </table:table-cell>
              <table:table-cell office:value-type="float" office:value="-672881597.9">
                <text:p>-672881597.9</text:p>
              </table:table-cell>
            </table:table-row>
            <table:table-row>
              <table:table-cell office:value-type="float" office:value="28125477460">
                <text:p>28125477460</text:p>
              </table:table-cell>
              <table:table-cell office:value-type="float" office:value="-549351547.6">
                <text:p>-549351547.6</text:p>
              </table:table-cell>
            </table:table-row>
            <table:table-row>
              <table:table-cell office:value-type="float" office:value="28165515460">
                <text:p>28165515460</text:p>
              </table:table-cell>
              <table:table-cell office:value-type="float" office:value="-505748568.1">
                <text:p>-505748568.1</text:p>
              </table:table-cell>
            </table:table-row>
            <table:table-row>
              <table:table-cell office:value-type="float" office:value="28205541460">
                <text:p>28205541460</text:p>
              </table:table-cell>
              <table:table-cell office:value-type="float" office:value="-357517311.6">
                <text:p>-357517311.6</text:p>
              </table:table-cell>
            </table:table-row>
            <table:table-row>
              <table:table-cell office:value-type="float" office:value="28245587460">
                <text:p>28245587460</text:p>
              </table:table-cell>
              <table:table-cell office:value-type="float" office:value="-292935860.9">
                <text:p>-292935860.9</text:p>
              </table:table-cell>
            </table:table-row>
            <table:table-row>
              <table:table-cell office:value-type="float" office:value="28285600460">
                <text:p>28285600460</text:p>
              </table:table-cell>
              <table:table-cell office:value-type="float" office:value="-260849164.5">
                <text:p>-260849164.5</text:p>
              </table:table-cell>
            </table:table-row>
            <table:table-row>
              <table:table-cell office:value-type="float" office:value="28325658460">
                <text:p>28325658460</text:p>
              </table:table-cell>
              <table:table-cell office:value-type="float" office:value="-218974050.9">
                <text:p>-218974050.9</text:p>
              </table:table-cell>
            </table:table-row>
            <table:table-row>
              <table:table-cell office:value-type="float" office:value="28365697460">
                <text:p>28365697460</text:p>
              </table:table-cell>
              <table:table-cell office:value-type="float" office:value="-235386034.1">
                <text:p>-235386034.1</text:p>
              </table:table-cell>
            </table:table-row>
            <table:table-row>
              <table:table-cell office:value-type="float" office:value="28405734460">
                <text:p>28405734460</text:p>
              </table:table-cell>
              <table:table-cell office:value-type="float" office:value="-248249579.6">
                <text:p>-248249579.6</text:p>
              </table:table-cell>
            </table:table-row>
            <table:table-row>
              <table:table-cell office:value-type="float" office:value="28445770460">
                <text:p>28445770460</text:p>
              </table:table-cell>
              <table:table-cell office:value-type="float" office:value="-281194953.3">
                <text:p>-281194953.3</text:p>
              </table:table-cell>
            </table:table-row>
            <table:table-row>
              <table:table-cell office:value-type="float" office:value="28485807460">
                <text:p>28485807460</text:p>
              </table:table-cell>
              <table:table-cell office:value-type="float" office:value="-325390991.2">
                <text:p>-325390991.2</text:p>
              </table:table-cell>
            </table:table-row>
            <table:table-row>
              <table:table-cell office:value-type="float" office:value="28525843460">
                <text:p>28525843460</text:p>
              </table:table-cell>
              <table:table-cell office:value-type="float" office:value="-216351195.5">
                <text:p>-216351195.5</text:p>
              </table:table-cell>
            </table:table-row>
            <table:table-row>
              <table:table-cell office:value-type="float" office:value="28565862460">
                <text:p>28565862460</text:p>
              </table:table-cell>
              <table:table-cell office:value-type="float" office:value="-270443819.5">
                <text:p>-270443819.5</text:p>
              </table:table-cell>
            </table:table-row>
            <table:table-row>
              <table:table-cell office:value-type="float" office:value="28605895460">
                <text:p>28605895460</text:p>
              </table:table-cell>
              <table:table-cell office:value-type="float" office:value="-211569778.8">
                <text:p>-211569778.8</text:p>
              </table:table-cell>
            </table:table-row>
            <table:table-row>
              <table:table-cell office:value-type="float" office:value="28645939460">
                <text:p>28645939460</text:p>
              </table:table-cell>
              <table:table-cell office:value-type="float" office:value="-136214253.1">
                <text:p>-136214253.1</text:p>
              </table:table-cell>
            </table:table-row>
            <table:table-row>
              <table:table-cell office:value-type="float" office:value="28685990460">
                <text:p>28685990460</text:p>
              </table:table-cell>
              <table:table-cell office:value-type="float" office:value="-151810798.6">
                <text:p>-151810798.6</text:p>
              </table:table-cell>
            </table:table-row>
            <table:table-row>
              <table:table-cell office:value-type="float" office:value="28726017460">
                <text:p>28726017460</text:p>
              </table:table-cell>
              <table:table-cell office:value-type="float" office:value="-101890412">
                <text:p>-101890412</text:p>
              </table:table-cell>
            </table:table-row>
            <table:table-row>
              <table:table-cell office:value-type="float" office:value="28766057460">
                <text:p>28766057460</text:p>
              </table:table-cell>
              <table:table-cell office:value-type="float" office:value="-96702437.89">
                <text:p>-96702437.89</text:p>
              </table:table-cell>
            </table:table-row>
            <table:table-row>
              <table:table-cell office:value-type="float" office:value="28806099460">
                <text:p>28806099460</text:p>
              </table:table-cell>
              <table:table-cell office:value-type="float" office:value="-110164327.2">
                <text:p>-110164327.2</text:p>
              </table:table-cell>
            </table:table-row>
            <table:table-row>
              <table:table-cell office:value-type="float" office:value="28846136460">
                <text:p>28846136460</text:p>
              </table:table-cell>
              <table:table-cell office:value-type="float" office:value="-104015756.1">
                <text:p>-104015756.1</text:p>
              </table:table-cell>
            </table:table-row>
            <table:table-row>
              <table:table-cell office:value-type="float" office:value="28886172460">
                <text:p>28886172460</text:p>
              </table:table-cell>
              <table:table-cell office:value-type="float" office:value="-136353174.7">
                <text:p>-136353174.7</text:p>
              </table:table-cell>
            </table:table-row>
            <table:table-row>
              <table:table-cell office:value-type="float" office:value="28926209460">
                <text:p>28926209460</text:p>
              </table:table-cell>
              <table:table-cell office:value-type="float" office:value="-120041377.6">
                <text:p>-120041377.6</text:p>
              </table:table-cell>
            </table:table-row>
            <table:table-row>
              <table:table-cell office:value-type="float" office:value="28966222460">
                <text:p>28966222460</text:p>
              </table:table-cell>
              <table:table-cell office:value-type="float" office:value="-128131665.1">
                <text:p>-128131665.1</text:p>
              </table:table-cell>
            </table:table-row>
            <table:table-row>
              <table:table-cell office:value-type="float" office:value="29006282460">
                <text:p>29006282460</text:p>
              </table:table-cell>
              <table:table-cell office:value-type="float" office:value="-115313386.4">
                <text:p>-115313386.4</text:p>
              </table:table-cell>
            </table:table-row>
            <table:table-row>
              <table:table-cell office:value-type="float" office:value="29046311460">
                <text:p>29046311460</text:p>
              </table:table-cell>
              <table:table-cell office:value-type="float" office:value="-102730750.5">
                <text:p>-102730750.5</text:p>
              </table:table-cell>
            </table:table-row>
            <table:table-row>
              <table:table-cell office:value-type="float" office:value="29086355460">
                <text:p>29086355460</text:p>
              </table:table-cell>
              <table:table-cell office:value-type="float" office:value="-99594333.71">
                <text:p>-99594333.71</text:p>
              </table:table-cell>
            </table:table-row>
            <table:table-row>
              <table:table-cell office:value-type="float" office:value="29126392460">
                <text:p>29126392460</text:p>
              </table:table-cell>
              <table:table-cell office:value-type="float" office:value="-75399467.83">
                <text:p>-75399467.83</text:p>
              </table:table-cell>
            </table:table-row>
            <table:table-row>
              <table:table-cell office:value-type="float" office:value="29166417460">
                <text:p>29166417460</text:p>
              </table:table-cell>
              <table:table-cell office:value-type="float" office:value="-56087681.97">
                <text:p>-56087681.97</text:p>
              </table:table-cell>
            </table:table-row>
            <table:table-row>
              <table:table-cell office:value-type="float" office:value="29206441460">
                <text:p>29206441460</text:p>
              </table:table-cell>
              <table:table-cell office:value-type="float" office:value="-39862603.56">
                <text:p>-39862603.56</text:p>
              </table:table-cell>
            </table:table-row>
            <table:table-row>
              <table:table-cell office:value-type="float" office:value="29246495460">
                <text:p>29246495460</text:p>
              </table:table-cell>
              <table:table-cell office:value-type="float" office:value="-39536343.21">
                <text:p>-39536343.21</text:p>
              </table:table-cell>
            </table:table-row>
            <table:table-row>
              <table:table-cell office:value-type="float" office:value="29286538460">
                <text:p>29286538460</text:p>
              </table:table-cell>
              <table:table-cell office:value-type="float" office:value="-47659278.63">
                <text:p>-47659278.63</text:p>
              </table:table-cell>
            </table:table-row>
            <table:table-row>
              <table:table-cell office:value-type="float" office:value="29326574460">
                <text:p>29326574460</text:p>
              </table:table-cell>
              <table:table-cell office:value-type="float" office:value="-55325979.92">
                <text:p>-55325979.92</text:p>
              </table:table-cell>
            </table:table-row>
            <table:table-row>
              <table:table-cell office:value-type="float" office:value="29366589460">
                <text:p>29366589460</text:p>
              </table:table-cell>
              <table:table-cell office:value-type="float" office:value="-74995908.3">
                <text:p>-74995908.3</text:p>
              </table:table-cell>
            </table:table-row>
            <table:table-row>
              <table:table-cell office:value-type="float" office:value="29406647460">
                <text:p>29406647460</text:p>
              </table:table-cell>
              <table:table-cell office:value-type="float" office:value="-67584868.53">
                <text:p>-67584868.53</text:p>
              </table:table-cell>
            </table:table-row>
            <table:table-row>
              <table:table-cell office:value-type="float" office:value="29446656460">
                <text:p>29446656460</text:p>
              </table:table-cell>
              <table:table-cell office:value-type="float" office:value="-90635408.04">
                <text:p>-90635408.04</text:p>
              </table:table-cell>
            </table:table-row>
            <table:table-row>
              <table:table-cell office:value-type="float" office:value="29486713460">
                <text:p>29486713460</text:p>
              </table:table-cell>
              <table:table-cell office:value-type="float" office:value="-88396438.36">
                <text:p>-88396438.36</text:p>
              </table:table-cell>
            </table:table-row>
            <table:table-row>
              <table:table-cell office:value-type="float" office:value="29526739460">
                <text:p>29526739460</text:p>
              </table:table-cell>
              <table:table-cell office:value-type="float" office:value="-87173120.91">
                <text:p>-87173120.91</text:p>
              </table:table-cell>
            </table:table-row>
            <table:table-row>
              <table:table-cell office:value-type="float" office:value="29566793460">
                <text:p>29566793460</text:p>
              </table:table-cell>
              <table:table-cell office:value-type="float" office:value="-80481573.03">
                <text:p>-80481573.03</text:p>
              </table:table-cell>
            </table:table-row>
            <table:table-row>
              <table:table-cell office:value-type="float" office:value="29606830460">
                <text:p>29606830460</text:p>
              </table:table-cell>
              <table:table-cell office:value-type="float" office:value="-78567444.73">
                <text:p>-78567444.73</text:p>
              </table:table-cell>
            </table:table-row>
            <table:table-row>
              <table:table-cell office:value-type="float" office:value="29646842460">
                <text:p>29646842460</text:p>
              </table:table-cell>
              <table:table-cell office:value-type="float" office:value="-54608017.21">
                <text:p>-54608017.21</text:p>
              </table:table-cell>
            </table:table-row>
            <table:table-row>
              <table:table-cell office:value-type="float" office:value="29686903460">
                <text:p>29686903460</text:p>
              </table:table-cell>
              <table:table-cell office:value-type="float" office:value="-53553990.35">
                <text:p>-53553990.35</text:p>
              </table:table-cell>
            </table:table-row>
            <table:table-row>
              <table:table-cell office:value-type="float" office:value="29726940460">
                <text:p>29726940460</text:p>
              </table:table-cell>
              <table:table-cell office:value-type="float" office:value="-47290761.29">
                <text:p>-47290761.29</text:p>
              </table:table-cell>
            </table:table-row>
            <table:table-row>
              <table:table-cell office:value-type="float" office:value="29766973460">
                <text:p>29766973460</text:p>
              </table:table-cell>
              <table:table-cell office:value-type="float" office:value="-44615589.32">
                <text:p>-44615589.32</text:p>
              </table:table-cell>
            </table:table-row>
            <table:table-row>
              <table:table-cell office:value-type="float" office:value="29807012460">
                <text:p>29807012460</text:p>
              </table:table-cell>
              <table:table-cell office:value-type="float" office:value="-55449530.9">
                <text:p>-55449530.9</text:p>
              </table:table-cell>
            </table:table-row>
            <table:table-row>
              <table:table-cell office:value-type="float" office:value="29847051460">
                <text:p>29847051460</text:p>
              </table:table-cell>
              <table:table-cell office:value-type="float" office:value="-70941277.67">
                <text:p>-70941277.67</text:p>
              </table:table-cell>
            </table:table-row>
            <table:table-row>
              <table:table-cell office:value-type="float" office:value="29887087460">
                <text:p>29887087460</text:p>
              </table:table-cell>
              <table:table-cell office:value-type="float" office:value="-93021053.76">
                <text:p>-93021053.76</text:p>
              </table:table-cell>
            </table:table-row>
            <table:table-row>
              <table:table-cell office:value-type="float" office:value="29927113460">
                <text:p>29927113460</text:p>
              </table:table-cell>
              <table:table-cell office:value-type="float" office:value="-82154209.03">
                <text:p>-82154209.03</text:p>
              </table:table-cell>
            </table:table-row>
            <table:table-row>
              <table:table-cell office:value-type="float" office:value="29967134460">
                <text:p>29967134460</text:p>
              </table:table-cell>
              <table:table-cell office:value-type="float" office:value="-95292975.7">
                <text:p>-95292975.7</text:p>
              </table:table-cell>
            </table:table-row>
            <table:table-row>
              <table:table-cell office:value-type="float" office:value="30007197460">
                <text:p>30007197460</text:p>
              </table:table-cell>
              <table:table-cell office:value-type="float" office:value="-77788117.09">
                <text:p>-77788117.09</text:p>
              </table:table-cell>
            </table:table-row>
            <table:table-row>
              <table:table-cell office:value-type="float" office:value="30047210460">
                <text:p>30047210460</text:p>
              </table:table-cell>
              <table:table-cell office:value-type="float" office:value="-75031305.66">
                <text:p>-75031305.66</text:p>
              </table:table-cell>
            </table:table-row>
            <table:table-row>
              <table:table-cell office:value-type="float" office:value="30087243460">
                <text:p>30087243460</text:p>
              </table:table-cell>
              <table:table-cell office:value-type="float" office:value="-60742920.44">
                <text:p>-60742920.44</text:p>
              </table:table-cell>
            </table:table-row>
            <table:table-row>
              <table:table-cell office:value-type="float" office:value="30127306460">
                <text:p>30127306460</text:p>
              </table:table-cell>
              <table:table-cell office:value-type="float" office:value="-58527369.32">
                <text:p>-58527369.32</text:p>
              </table:table-cell>
            </table:table-row>
            <table:table-row>
              <table:table-cell office:value-type="float" office:value="30167333460">
                <text:p>30167333460</text:p>
              </table:table-cell>
              <table:table-cell office:value-type="float" office:value="-63001747.81">
                <text:p>-63001747.81</text:p>
              </table:table-cell>
            </table:table-row>
            <table:table-row>
              <table:table-cell office:value-type="float" office:value="30207371460">
                <text:p>30207371460</text:p>
              </table:table-cell>
              <table:table-cell office:value-type="float" office:value="-60933189.06">
                <text:p>-60933189.06</text:p>
              </table:table-cell>
            </table:table-row>
            <table:table-row>
              <table:table-cell office:value-type="float" office:value="30247391460">
                <text:p>30247391460</text:p>
              </table:table-cell>
              <table:table-cell office:value-type="float" office:value="-56587283.72">
                <text:p>-56587283.72</text:p>
              </table:table-cell>
            </table:table-row>
            <table:table-row>
              <table:table-cell office:value-type="float" office:value="30287453460">
                <text:p>30287453460</text:p>
              </table:table-cell>
              <table:table-cell office:value-type="float" office:value="-66945162.58">
                <text:p>-66945162.58</text:p>
              </table:table-cell>
            </table:table-row>
            <table:table-row>
              <table:table-cell office:value-type="float" office:value="30327489460">
                <text:p>30327489460</text:p>
              </table:table-cell>
              <table:table-cell office:value-type="float" office:value="-65376169.61">
                <text:p>-65376169.61</text:p>
              </table:table-cell>
            </table:table-row>
            <table:table-row>
              <table:table-cell office:value-type="float" office:value="30367510460">
                <text:p>30367510460</text:p>
              </table:table-cell>
              <table:table-cell office:value-type="float" office:value="-71049318.68">
                <text:p>-71049318.68</text:p>
              </table:table-cell>
            </table:table-row>
            <table:table-row>
              <table:table-cell office:value-type="float" office:value="30407563460">
                <text:p>30407563460</text:p>
              </table:table-cell>
              <table:table-cell office:value-type="float" office:value="-77474290.63">
                <text:p>-77474290.63</text:p>
              </table:table-cell>
            </table:table-row>
            <table:table-row>
              <table:table-cell office:value-type="float" office:value="30447599460">
                <text:p>30447599460</text:p>
              </table:table-cell>
              <table:table-cell office:value-type="float" office:value="-64753146.5">
                <text:p>-64753146.5</text:p>
              </table:table-cell>
            </table:table-row>
            <table:table-row>
              <table:table-cell office:value-type="float" office:value="30487615460">
                <text:p>30487615460</text:p>
              </table:table-cell>
              <table:table-cell office:value-type="float" office:value="-92618157.76">
                <text:p>-92618157.76</text:p>
              </table:table-cell>
            </table:table-row>
            <table:table-row>
              <table:table-cell office:value-type="float" office:value="30527647460">
                <text:p>30527647460</text:p>
              </table:table-cell>
              <table:table-cell office:value-type="float" office:value="-72799828.87">
                <text:p>-72799828.87</text:p>
              </table:table-cell>
            </table:table-row>
            <table:table-row>
              <table:table-cell office:value-type="float" office:value="30567699460">
                <text:p>30567699460</text:p>
              </table:table-cell>
              <table:table-cell office:value-type="float" office:value="-77927943.2">
                <text:p>-77927943.2</text:p>
              </table:table-cell>
            </table:table-row>
            <table:table-row>
              <table:table-cell office:value-type="float" office:value="30607746460">
                <text:p>30607746460</text:p>
              </table:table-cell>
              <table:table-cell office:value-type="float" office:value="-51126937.33">
                <text:p>-51126937.33</text:p>
              </table:table-cell>
            </table:table-row>
            <table:table-row>
              <table:table-cell office:value-type="float" office:value="30647781460">
                <text:p>30647781460</text:p>
              </table:table-cell>
              <table:table-cell office:value-type="float" office:value="-73708911.01">
                <text:p>-73708911.01</text:p>
              </table:table-cell>
            </table:table-row>
            <table:table-row>
              <table:table-cell office:value-type="float" office:value="30687819460">
                <text:p>30687819460</text:p>
              </table:table-cell>
              <table:table-cell office:value-type="float" office:value="-53829287.43">
                <text:p>-53829287.43</text:p>
              </table:table-cell>
            </table:table-row>
            <table:table-row>
              <table:table-cell office:value-type="float" office:value="30727855460">
                <text:p>30727855460</text:p>
              </table:table-cell>
              <table:table-cell office:value-type="float" office:value="-71351108.1">
                <text:p>-71351108.1</text:p>
              </table:table-cell>
            </table:table-row>
            <table:table-row>
              <table:table-cell office:value-type="float" office:value="30767889460">
                <text:p>30767889460</text:p>
              </table:table-cell>
              <table:table-cell office:value-type="float" office:value="-80685917.22">
                <text:p>-80685917.22</text:p>
              </table:table-cell>
            </table:table-row>
            <table:table-row>
              <table:table-cell office:value-type="float" office:value="30807927460">
                <text:p>30807927460</text:p>
              </table:table-cell>
              <table:table-cell office:value-type="float" office:value="-67969906.54">
                <text:p>-67969906.54</text:p>
              </table:table-cell>
            </table:table-row>
            <table:table-row>
              <table:table-cell office:value-type="float" office:value="30847964460">
                <text:p>30847964460</text:p>
              </table:table-cell>
              <table:table-cell office:value-type="float" office:value="-96786073.63">
                <text:p>-96786073.63</text:p>
              </table:table-cell>
            </table:table-row>
            <table:table-row>
              <table:table-cell office:value-type="float" office:value="30887975460">
                <text:p>30887975460</text:p>
              </table:table-cell>
              <table:table-cell office:value-type="float" office:value="-59275437.19">
                <text:p>-59275437.19</text:p>
              </table:table-cell>
            </table:table-row>
            <table:table-row>
              <table:table-cell office:value-type="float" office:value="30928039460">
                <text:p>30928039460</text:p>
              </table:table-cell>
              <table:table-cell office:value-type="float" office:value="-68293348.93">
                <text:p>-68293348.93</text:p>
              </table:table-cell>
            </table:table-row>
            <table:table-row>
              <table:table-cell office:value-type="float" office:value="30968074460">
                <text:p>30968074460</text:p>
              </table:table-cell>
              <table:table-cell office:value-type="float" office:value="-71916907.87">
                <text:p>-71916907.87</text:p>
              </table:table-cell>
            </table:table-row>
            <table:table-row>
              <table:table-cell office:value-type="float" office:value="31008112460">
                <text:p>31008112460</text:p>
              </table:table-cell>
              <table:table-cell office:value-type="float" office:value="-58696421.23">
                <text:p>-58696421.23</text:p>
              </table:table-cell>
            </table:table-row>
            <table:table-row>
              <table:table-cell office:value-type="float" office:value="31048147460">
                <text:p>31048147460</text:p>
              </table:table-cell>
              <table:table-cell office:value-type="float" office:value="-73104846.81">
                <text:p>-73104846.81</text:p>
              </table:table-cell>
            </table:table-row>
            <table:table-row>
              <table:table-cell office:value-type="float" office:value="31088159460">
                <text:p>31088159460</text:p>
              </table:table-cell>
              <table:table-cell office:value-type="float" office:value="-76165751.15">
                <text:p>-76165751.15</text:p>
              </table:table-cell>
            </table:table-row>
            <table:table-row>
              <table:table-cell office:value-type="float" office:value="31128212460">
                <text:p>31128212460</text:p>
              </table:table-cell>
              <table:table-cell office:value-type="float" office:value="-79754684.18">
                <text:p>-79754684.18</text:p>
              </table:table-cell>
            </table:table-row>
            <table:table-row>
              <table:table-cell office:value-type="float" office:value="31168233460">
                <text:p>31168233460</text:p>
              </table:table-cell>
              <table:table-cell office:value-type="float" office:value="-79297077.88">
                <text:p>-79297077.88</text:p>
              </table:table-cell>
            </table:table-row>
            <table:table-row>
              <table:table-cell office:value-type="float" office:value="31208287460">
                <text:p>31208287460</text:p>
              </table:table-cell>
              <table:table-cell office:value-type="float" office:value="-81549740.55">
                <text:p>-81549740.55</text:p>
              </table:table-cell>
            </table:table-row>
            <table:table-row>
              <table:table-cell office:value-type="float" office:value="31248331460">
                <text:p>31248331460</text:p>
              </table:table-cell>
              <table:table-cell office:value-type="float" office:value="-69422911.08">
                <text:p>-69422911.08</text:p>
              </table:table-cell>
            </table:table-row>
            <table:table-row>
              <table:table-cell office:value-type="float" office:value="31288368460">
                <text:p>31288368460</text:p>
              </table:table-cell>
              <table:table-cell office:value-type="float" office:value="-69666254.61">
                <text:p>-69666254.61</text:p>
              </table:table-cell>
            </table:table-row>
            <table:table-row>
              <table:table-cell office:value-type="float" office:value="31328405460">
                <text:p>31328405460</text:p>
              </table:table-cell>
              <table:table-cell office:value-type="float" office:value="-89600464.58">
                <text:p>-89600464.58</text:p>
              </table:table-cell>
            </table:table-row>
            <table:table-row>
              <table:table-cell office:value-type="float" office:value="31368441460">
                <text:p>31368441460</text:p>
              </table:table-cell>
              <table:table-cell office:value-type="float" office:value="-58748074.3">
                <text:p>-58748074.3</text:p>
              </table:table-cell>
            </table:table-row>
            <table:table-row>
              <table:table-cell office:value-type="float" office:value="31408474460">
                <text:p>31408474460</text:p>
              </table:table-cell>
              <table:table-cell office:value-type="float" office:value="-61563068.95">
                <text:p>-61563068.95</text:p>
              </table:table-cell>
            </table:table-row>
            <table:table-row>
              <table:table-cell office:value-type="float" office:value="31448486460">
                <text:p>31448486460</text:p>
              </table:table-cell>
              <table:table-cell office:value-type="float" office:value="-70401025.77">
                <text:p>-70401025.77</text:p>
              </table:table-cell>
            </table:table-row>
            <table:table-row>
              <table:table-cell office:value-type="float" office:value="31488531460">
                <text:p>31488531460</text:p>
              </table:table-cell>
              <table:table-cell office:value-type="float" office:value="-54603510.74">
                <text:p>-54603510.74</text:p>
              </table:table-cell>
            </table:table-row>
            <table:table-row>
              <table:table-cell office:value-type="float" office:value="31528560460">
                <text:p>31528560460</text:p>
              </table:table-cell>
              <table:table-cell office:value-type="float" office:value="-73761309.83">
                <text:p>-73761309.83</text:p>
              </table:table-cell>
            </table:table-row>
            <table:table-row>
              <table:table-cell office:value-type="float" office:value="31568610460">
                <text:p>31568610460</text:p>
              </table:table-cell>
              <table:table-cell office:value-type="float" office:value="-69275650.32">
                <text:p>-69275650.32</text:p>
              </table:table-cell>
            </table:table-row>
            <table:table-row>
              <table:table-cell office:value-type="float" office:value="31608662460">
                <text:p>31608662460</text:p>
              </table:table-cell>
              <table:table-cell office:value-type="float" office:value="-59537167.47">
                <text:p>-59537167.47</text:p>
              </table:table-cell>
            </table:table-row>
            <table:table-row>
              <table:table-cell office:value-type="float" office:value="31648687460">
                <text:p>31648687460</text:p>
              </table:table-cell>
              <table:table-cell office:value-type="float" office:value="-77061249.94">
                <text:p>-77061249.94</text:p>
              </table:table-cell>
            </table:table-row>
            <table:table-row>
              <table:table-cell office:value-type="float" office:value="31688735460">
                <text:p>31688735460</text:p>
              </table:table-cell>
              <table:table-cell office:value-type="float" office:value="-60687854.97">
                <text:p>-60687854.97</text:p>
              </table:table-cell>
            </table:table-row>
            <table:table-row>
              <table:table-cell office:value-type="float" office:value="31728771460">
                <text:p>31728771460</text:p>
              </table:table-cell>
              <table:table-cell office:value-type="float" office:value="-70411426.28">
                <text:p>-70411426.28</text:p>
              </table:table-cell>
            </table:table-row>
            <table:table-row>
              <table:table-cell office:value-type="float" office:value="31768808460">
                <text:p>31768808460</text:p>
              </table:table-cell>
              <table:table-cell office:value-type="float" office:value="-71319704.44">
                <text:p>-71319704.44</text:p>
              </table:table-cell>
            </table:table-row>
            <table:table-row>
              <table:table-cell office:value-type="float" office:value="31808842460">
                <text:p>31808842460</text:p>
              </table:table-cell>
              <table:table-cell office:value-type="float" office:value="-74567900.11">
                <text:p>-74567900.11</text:p>
              </table:table-cell>
            </table:table-row>
            <table:table-row>
              <table:table-cell office:value-type="float" office:value="31848878460">
                <text:p>31848878460</text:p>
              </table:table-cell>
              <table:table-cell office:value-type="float" office:value="-72816719.55">
                <text:p>-72816719.55</text:p>
              </table:table-cell>
            </table:table-row>
            <table:table-row>
              <table:table-cell office:value-type="float" office:value="31888894460">
                <text:p>31888894460</text:p>
              </table:table-cell>
              <table:table-cell office:value-type="float" office:value="-55359151.44">
                <text:p>-55359151.44</text:p>
              </table:table-cell>
            </table:table-row>
            <table:table-row>
              <table:table-cell office:value-type="float" office:value="31928954460">
                <text:p>31928954460</text:p>
              </table:table-cell>
              <table:table-cell office:value-type="float" office:value="-61194274.1">
                <text:p>-61194274.1</text:p>
              </table:table-cell>
            </table:table-row>
            <table:table-row>
              <table:table-cell office:value-type="float" office:value="31968992460">
                <text:p>31968992460</text:p>
              </table:table-cell>
              <table:table-cell office:value-type="float" office:value="-49561052.4">
                <text:p>-49561052.4</text:p>
              </table:table-cell>
            </table:table-row>
            <table:table-row>
              <table:table-cell office:value-type="float" office:value="32009025460">
                <text:p>32009025460</text:p>
              </table:table-cell>
              <table:table-cell office:value-type="float" office:value="-89684875.76">
                <text:p>-89684875.76</text:p>
              </table:table-cell>
            </table:table-row>
            <table:table-row>
              <table:table-cell office:value-type="float" office:value="32049065460">
                <text:p>32049065460</text:p>
              </table:table-cell>
              <table:table-cell office:value-type="float" office:value="-51120090.26">
                <text:p>-51120090.26</text:p>
              </table:table-cell>
            </table:table-row>
            <table:table-row>
              <table:table-cell office:value-type="float" office:value="32089082460">
                <text:p>32089082460</text:p>
              </table:table-cell>
              <table:table-cell office:value-type="float" office:value="-73603401.89">
                <text:p>-73603401.89</text:p>
              </table:table-cell>
            </table:table-row>
            <table:table-row>
              <table:table-cell office:value-type="float" office:value="32129124460">
                <text:p>32129124460</text:p>
              </table:table-cell>
              <table:table-cell office:value-type="float" office:value="-74047911.34">
                <text:p>-74047911.34</text:p>
              </table:table-cell>
            </table:table-row>
            <table:table-row>
              <table:table-cell office:value-type="float" office:value="32169160460">
                <text:p>32169160460</text:p>
              </table:table-cell>
              <table:table-cell office:value-type="float" office:value="-67421049.42">
                <text:p>-67421049.42</text:p>
              </table:table-cell>
            </table:table-row>
            <table:table-row>
              <table:table-cell office:value-type="float" office:value="32209212460">
                <text:p>32209212460</text:p>
              </table:table-cell>
              <table:table-cell office:value-type="float" office:value="-104198872.1">
                <text:p>-104198872.1</text:p>
              </table:table-cell>
            </table:table-row>
            <table:table-row>
              <table:table-cell office:value-type="float" office:value="32249249460">
                <text:p>32249249460</text:p>
              </table:table-cell>
              <table:table-cell office:value-type="float" office:value="-474747549">
                <text:p>-474747549</text:p>
              </table:table-cell>
            </table:table-row>
            <table:table-row>
              <table:table-cell office:value-type="float" office:value="32289286460">
                <text:p>32289286460</text:p>
              </table:table-cell>
              <table:table-cell office:value-type="float" office:value="-777176684.2">
                <text:p>-777176684.2</text:p>
              </table:table-cell>
            </table:table-row>
            <table:table-row>
              <table:table-cell office:value-type="float" office:value="32329321460">
                <text:p>32329321460</text:p>
              </table:table-cell>
              <table:table-cell office:value-type="float" office:value="-744620986.3">
                <text:p>-744620986.3</text:p>
              </table:table-cell>
            </table:table-row>
            <table:table-row>
              <table:table-cell office:value-type="float" office:value="32369358460">
                <text:p>32369358460</text:p>
              </table:table-cell>
              <table:table-cell office:value-type="float" office:value="-443768365.5">
                <text:p>-443768365.5</text:p>
              </table:table-cell>
            </table:table-row>
            <table:table-row>
              <table:table-cell office:value-type="float" office:value="32409368460">
                <text:p>32409368460</text:p>
              </table:table-cell>
              <table:table-cell office:value-type="float" office:value="-74501724.65">
                <text:p>-74501724.65</text:p>
              </table:table-cell>
            </table:table-row>
            <table:table-row>
              <table:table-cell office:value-type="float" office:value="32449406460">
                <text:p>32449406460</text:p>
              </table:table-cell>
              <table:table-cell office:value-type="float" office:value="178758141.3">
                <text:p>178758141.3</text:p>
              </table:table-cell>
            </table:table-row>
            <table:table-row>
              <table:table-cell office:value-type="float" office:value="32489453460">
                <text:p>32489453460</text:p>
              </table:table-cell>
              <table:table-cell office:value-type="float" office:value="448118447.2">
                <text:p>448118447.2</text:p>
              </table:table-cell>
            </table:table-row>
            <table:table-row>
              <table:table-cell office:value-type="float" office:value="32529484460">
                <text:p>32529484460</text:p>
              </table:table-cell>
              <table:table-cell office:value-type="float" office:value="483151016.5">
                <text:p>483151016.5</text:p>
              </table:table-cell>
            </table:table-row>
            <table:table-row>
              <table:table-cell office:value-type="float" office:value="32569541460">
                <text:p>32569541460</text:p>
              </table:table-cell>
              <table:table-cell office:value-type="float" office:value="220122903.2">
                <text:p>220122903.2</text:p>
              </table:table-cell>
            </table:table-row>
            <table:table-row>
              <table:table-cell office:value-type="float" office:value="32619491960">
                <text:p>32619491960</text:p>
              </table:table-cell>
              <table:table-cell office:value-type="float" office:value="-18818053.02">
                <text:p>-18818053.02</text:p>
              </table:table-cell>
            </table:table-row>
            <table:table-row>
              <table:table-cell office:value-type="float" office:value="32659528960">
                <text:p>32659528960</text:p>
              </table:table-cell>
              <table:table-cell office:value-type="float" office:value="-231379809.7">
                <text:p>-231379809.7</text:p>
              </table:table-cell>
            </table:table-row>
            <table:table-row>
              <table:table-cell office:value-type="float" office:value="32699566960">
                <text:p>32699566960</text:p>
              </table:table-cell>
              <table:table-cell office:value-type="float" office:value="-414684584.3">
                <text:p>-414684584.3</text:p>
              </table:table-cell>
            </table:table-row>
            <table:table-row>
              <table:table-cell office:value-type="float" office:value="32739593960">
                <text:p>32739593960</text:p>
              </table:table-cell>
              <table:table-cell office:value-type="float" office:value="-354716257.8">
                <text:p>-354716257.8</text:p>
              </table:table-cell>
            </table:table-row>
            <table:table-row>
              <table:table-cell office:value-type="float" office:value="32779638960">
                <text:p>32779638960</text:p>
              </table:table-cell>
              <table:table-cell office:value-type="float" office:value="-158520528.8">
                <text:p>-158520528.8</text:p>
              </table:table-cell>
            </table:table-row>
            <table:table-row>
              <table:table-cell office:value-type="float" office:value="32819675960">
                <text:p>32819675960</text:p>
              </table:table-cell>
              <table:table-cell office:value-type="float" office:value="-11902781.76">
                <text:p>-11902781.76</text:p>
              </table:table-cell>
            </table:table-row>
            <table:table-row>
              <table:table-cell office:value-type="float" office:value="32859687960">
                <text:p>32859687960</text:p>
              </table:table-cell>
              <table:table-cell office:value-type="float" office:value="35210919.39">
                <text:p>35210919.39</text:p>
              </table:table-cell>
            </table:table-row>
            <table:table-row>
              <table:table-cell office:value-type="float" office:value="32899722960">
                <text:p>32899722960</text:p>
              </table:table-cell>
              <table:table-cell office:value-type="float" office:value="83470524.06">
                <text:p>83470524.06</text:p>
              </table:table-cell>
            </table:table-row>
            <table:table-row>
              <table:table-cell office:value-type="float" office:value="32939758960">
                <text:p>32939758960</text:p>
              </table:table-cell>
              <table:table-cell office:value-type="float" office:value="27753458.49">
                <text:p>27753458.49</text:p>
              </table:table-cell>
            </table:table-row>
            <table:table-row>
              <table:table-cell office:value-type="float" office:value="32979821960">
                <text:p>32979821960</text:p>
              </table:table-cell>
              <table:table-cell office:value-type="float" office:value="-87514667.97">
                <text:p>-87514667.97</text:p>
              </table:table-cell>
            </table:table-row>
            <table:table-row>
              <table:table-cell office:value-type="float" office:value="33019858960">
                <text:p>33019858960</text:p>
              </table:table-cell>
              <table:table-cell office:value-type="float" office:value="-114317821.4">
                <text:p>-114317821.4</text:p>
              </table:table-cell>
            </table:table-row>
            <table:table-row>
              <table:table-cell office:value-type="float" office:value="33059877960">
                <text:p>33059877960</text:p>
              </table:table-cell>
              <table:table-cell office:value-type="float" office:value="-111085074.1">
                <text:p>-111085074.1</text:p>
              </table:table-cell>
            </table:table-row>
            <table:table-row>
              <table:table-cell office:value-type="float" office:value="33099932960">
                <text:p>33099932960</text:p>
              </table:table-cell>
              <table:table-cell office:value-type="float" office:value="-46602315.6">
                <text:p>-46602315.6</text:p>
              </table:table-cell>
            </table:table-row>
            <table:table-row>
              <table:table-cell office:value-type="float" office:value="33139967960">
                <text:p>33139967960</text:p>
              </table:table-cell>
              <table:table-cell office:value-type="float" office:value="-34123747.55">
                <text:p>-34123747.55</text:p>
              </table:table-cell>
            </table:table-row>
            <table:table-row>
              <table:table-cell office:value-type="float" office:value="33179980960">
                <text:p>33179980960</text:p>
              </table:table-cell>
              <table:table-cell office:value-type="float" office:value="-82868602.88">
                <text:p>-82868602.88</text:p>
              </table:table-cell>
            </table:table-row>
            <table:table-row>
              <table:table-cell office:value-type="float" office:value="33220032960">
                <text:p>33220032960</text:p>
              </table:table-cell>
              <table:table-cell office:value-type="float" office:value="-30373438.04">
                <text:p>-30373438.04</text:p>
              </table:table-cell>
            </table:table-row>
            <table:table-row>
              <table:table-cell office:value-type="float" office:value="33260078960">
                <text:p>33260078960</text:p>
              </table:table-cell>
              <table:table-cell office:value-type="float" office:value="-130296578.5">
                <text:p>-130296578.5</text:p>
              </table:table-cell>
            </table:table-row>
            <table:table-row>
              <table:table-cell office:value-type="float" office:value="33300116960">
                <text:p>33300116960</text:p>
              </table:table-cell>
              <table:table-cell office:value-type="float" office:value="-45523649.35">
                <text:p>-45523649.35</text:p>
              </table:table-cell>
            </table:table-row>
            <table:table-row>
              <table:table-cell office:value-type="float" office:value="33340150960">
                <text:p>33340150960</text:p>
              </table:table-cell>
              <table:table-cell office:value-type="float" office:value="-45959266.92">
                <text:p>-45959266.92</text:p>
              </table:table-cell>
            </table:table-row>
            <table:table-row>
              <table:table-cell office:value-type="float" office:value="33380187960">
                <text:p>33380187960</text:p>
              </table:table-cell>
              <table:table-cell office:value-type="float" office:value="-125648206.5">
                <text:p>-125648206.5</text:p>
              </table:table-cell>
            </table:table-row>
            <table:table-row>
              <table:table-cell office:value-type="float" office:value="33420225960">
                <text:p>33420225960</text:p>
              </table:table-cell>
              <table:table-cell office:value-type="float" office:value="-15032693.87">
                <text:p>-15032693.87</text:p>
              </table:table-cell>
            </table:table-row>
            <table:table-row>
              <table:table-cell office:value-type="float" office:value="33460262960">
                <text:p>33460262960</text:p>
              </table:table-cell>
              <table:table-cell office:value-type="float" office:value="-112960229.3">
                <text:p>-112960229.3</text:p>
              </table:table-cell>
            </table:table-row>
            <table:table-row>
              <table:table-cell office:value-type="float" office:value="33500297960">
                <text:p>33500297960</text:p>
              </table:table-cell>
              <table:table-cell office:value-type="float" office:value="-59868791.39">
                <text:p>-59868791.39</text:p>
              </table:table-cell>
            </table:table-row>
            <table:table-row>
              <table:table-cell office:value-type="float" office:value="33540335960">
                <text:p>33540335960</text:p>
              </table:table-cell>
              <table:table-cell office:value-type="float" office:value="-48399019.36">
                <text:p>-48399019.36</text:p>
              </table:table-cell>
            </table:table-row>
            <table:table-row>
              <table:table-cell office:value-type="float" office:value="33580342960">
                <text:p>33580342960</text:p>
              </table:table-cell>
              <table:table-cell office:value-type="float" office:value="-68982390.76">
                <text:p>-68982390.76</text:p>
              </table:table-cell>
            </table:table-row>
            <table:table-row>
              <table:table-cell office:value-type="float" office:value="33620393960">
                <text:p>33620393960</text:p>
              </table:table-cell>
              <table:table-cell office:value-type="float" office:value="-112254903.2">
                <text:p>-112254903.2</text:p>
              </table:table-cell>
            </table:table-row>
            <table:table-row>
              <table:table-cell office:value-type="float" office:value="33660426960">
                <text:p>33660426960</text:p>
              </table:table-cell>
              <table:table-cell office:value-type="float" office:value="-37293106.32">
                <text:p>-37293106.32</text:p>
              </table:table-cell>
            </table:table-row>
            <table:table-row>
              <table:table-cell office:value-type="float" office:value="33700481960">
                <text:p>33700481960</text:p>
              </table:table-cell>
              <table:table-cell office:value-type="float" office:value="-91686000.52">
                <text:p>-91686000.52</text:p>
              </table:table-cell>
            </table:table-row>
            <table:table-row>
              <table:table-cell office:value-type="float" office:value="33740510960">
                <text:p>33740510960</text:p>
              </table:table-cell>
              <table:table-cell office:value-type="float" office:value="-120751462.6">
                <text:p>-120751462.6</text:p>
              </table:table-cell>
            </table:table-row>
            <table:table-row>
              <table:table-cell office:value-type="float" office:value="33780552960">
                <text:p>33780552960</text:p>
              </table:table-cell>
              <table:table-cell office:value-type="float" office:value="-3009708.362">
                <text:p>-3009708.362</text:p>
              </table:table-cell>
            </table:table-row>
            <table:table-row>
              <table:table-cell office:value-type="float" office:value="33820592960">
                <text:p>33820592960</text:p>
              </table:table-cell>
              <table:table-cell office:value-type="float" office:value="-102737484.5">
                <text:p>-102737484.5</text:p>
              </table:table-cell>
            </table:table-row>
            <table:table-row>
              <table:table-cell office:value-type="float" office:value="33860619960">
                <text:p>33860619960</text:p>
              </table:table-cell>
              <table:table-cell office:value-type="float" office:value="-33724308.21">
                <text:p>-33724308.21</text:p>
              </table:table-cell>
            </table:table-row>
            <table:table-row>
              <table:table-cell office:value-type="float" office:value="33900665960">
                <text:p>33900665960</text:p>
              </table:table-cell>
              <table:table-cell office:value-type="float" office:value="-48746887.58">
                <text:p>-48746887.58</text:p>
              </table:table-cell>
            </table:table-row>
            <table:table-row>
              <table:table-cell office:value-type="float" office:value="33940702960">
                <text:p>33940702960</text:p>
              </table:table-cell>
              <table:table-cell office:value-type="float" office:value="-90300177.58">
                <text:p>-90300177.58</text:p>
              </table:table-cell>
            </table:table-row>
            <table:table-row>
              <table:table-cell office:value-type="float" office:value="33980738960">
                <text:p>33980738960</text:p>
              </table:table-cell>
              <table:table-cell office:value-type="float" office:value="-9267575.854">
                <text:p>-9267575.854</text:p>
              </table:table-cell>
            </table:table-row>
            <table:table-row>
              <table:table-cell office:value-type="float" office:value="34020776960">
                <text:p>34020776960</text:p>
              </table:table-cell>
              <table:table-cell office:value-type="float" office:value="-84396069.2">
                <text:p>-84396069.2</text:p>
              </table:table-cell>
            </table:table-row>
            <table:table-row>
              <table:table-cell office:value-type="float" office:value="34060791960">
                <text:p>34060791960</text:p>
              </table:table-cell>
              <table:table-cell office:value-type="float" office:value="-75463420.03">
                <text:p>-75463420.03</text:p>
              </table:table-cell>
            </table:table-row>
            <table:table-row>
              <table:table-cell office:value-type="float" office:value="34100847960">
                <text:p>34100847960</text:p>
              </table:table-cell>
              <table:table-cell office:value-type="float" office:value="-52751860.28">
                <text:p>-52751860.28</text:p>
              </table:table-cell>
            </table:table-row>
            <table:table-row>
              <table:table-cell office:value-type="float" office:value="34140885960">
                <text:p>34140885960</text:p>
              </table:table-cell>
              <table:table-cell office:value-type="float" office:value="-56767286.03">
                <text:p>-56767286.03</text:p>
              </table:table-cell>
            </table:table-row>
            <table:table-row>
              <table:table-cell office:value-type="float" office:value="34180913960">
                <text:p>34180913960</text:p>
              </table:table-cell>
              <table:table-cell office:value-type="float" office:value="-68865028.46">
                <text:p>-68865028.46</text:p>
              </table:table-cell>
            </table:table-row>
            <table:table-row>
              <table:table-cell office:value-type="float" office:value="34220957960">
                <text:p>34220957960</text:p>
              </table:table-cell>
              <table:table-cell office:value-type="float" office:value="-84472711.12">
                <text:p>-84472711.12</text:p>
              </table:table-cell>
            </table:table-row>
            <table:table-row>
              <table:table-cell office:value-type="float" office:value="34260996960">
                <text:p>34260996960</text:p>
              </table:table-cell>
              <table:table-cell office:value-type="float" office:value="-46272259.12">
                <text:p>-46272259.12</text:p>
              </table:table-cell>
            </table:table-row>
            <table:table-row>
              <table:table-cell office:value-type="float" office:value="34301030960">
                <text:p>34301030960</text:p>
              </table:table-cell>
              <table:table-cell office:value-type="float" office:value="-78460532.04">
                <text:p>-78460532.04</text:p>
              </table:table-cell>
            </table:table-row>
            <table:table-row>
              <table:table-cell office:value-type="float" office:value="34341068960">
                <text:p>34341068960</text:p>
              </table:table-cell>
              <table:table-cell office:value-type="float" office:value="-50839110.99">
                <text:p>-50839110.99</text:p>
              </table:table-cell>
            </table:table-row>
            <table:table-row>
              <table:table-cell office:value-type="float" office:value="34381079960">
                <text:p>34381079960</text:p>
              </table:table-cell>
              <table:table-cell office:value-type="float" office:value="-83562547.47">
                <text:p>-83562547.47</text:p>
              </table:table-cell>
            </table:table-row>
            <table:table-row>
              <table:table-cell office:value-type="float" office:value="34421141960">
                <text:p>34421141960</text:p>
              </table:table-cell>
              <table:table-cell office:value-type="float" office:value="-68998487.73">
                <text:p>-68998487.73</text:p>
              </table:table-cell>
            </table:table-row>
            <table:table-row>
              <table:table-cell office:value-type="float" office:value="34461151960">
                <text:p>34461151960</text:p>
              </table:table-cell>
              <table:table-cell office:value-type="float" office:value="-56892527.79">
                <text:p>-56892527.79</text:p>
              </table:table-cell>
            </table:table-row>
            <table:table-row>
              <table:table-cell office:value-type="float" office:value="34501204960">
                <text:p>34501204960</text:p>
              </table:table-cell>
              <table:table-cell office:value-type="float" office:value="-82933047.88">
                <text:p>-82933047.88</text:p>
              </table:table-cell>
            </table:table-row>
            <table:table-row>
              <table:table-cell office:value-type="float" office:value="34541251960">
                <text:p>34541251960</text:p>
              </table:table-cell>
              <table:table-cell office:value-type="float" office:value="-56586036.62">
                <text:p>-56586036.62</text:p>
              </table:table-cell>
            </table:table-row>
            <table:table-row>
              <table:table-cell office:value-type="float" office:value="34581268960">
                <text:p>34581268960</text:p>
              </table:table-cell>
              <table:table-cell office:value-type="float" office:value="-66502418.72">
                <text:p>-66502418.72</text:p>
              </table:table-cell>
            </table:table-row>
            <table:table-row>
              <table:table-cell office:value-type="float" office:value="34621300960">
                <text:p>34621300960</text:p>
              </table:table-cell>
              <table:table-cell office:value-type="float" office:value="-62394999.83">
                <text:p>-62394999.83</text:p>
              </table:table-cell>
            </table:table-row>
            <table:table-row>
              <table:table-cell office:value-type="float" office:value="34661362960">
                <text:p>34661362960</text:p>
              </table:table-cell>
              <table:table-cell office:value-type="float" office:value="-66614751.5">
                <text:p>-66614751.5</text:p>
              </table:table-cell>
            </table:table-row>
            <table:table-row>
              <table:table-cell office:value-type="float" office:value="34701398960">
                <text:p>34701398960</text:p>
              </table:table-cell>
              <table:table-cell office:value-type="float" office:value="-69784625.32">
                <text:p>-69784625.32</text:p>
              </table:table-cell>
            </table:table-row>
            <table:table-row>
              <table:table-cell office:value-type="float" office:value="34741436960">
                <text:p>34741436960</text:p>
              </table:table-cell>
              <table:table-cell office:value-type="float" office:value="-58438529.32">
                <text:p>-58438529.32</text:p>
              </table:table-cell>
            </table:table-row>
            <table:table-row>
              <table:table-cell office:value-type="float" office:value="34781464960">
                <text:p>34781464960</text:p>
              </table:table-cell>
              <table:table-cell office:value-type="float" office:value="-70896394.58">
                <text:p>-70896394.58</text:p>
              </table:table-cell>
            </table:table-row>
            <table:table-row>
              <table:table-cell office:value-type="float" office:value="34821508960">
                <text:p>34821508960</text:p>
              </table:table-cell>
              <table:table-cell office:value-type="float" office:value="-69271718.3">
                <text:p>-69271718.3</text:p>
              </table:table-cell>
            </table:table-row>
            <table:table-row>
              <table:table-cell office:value-type="float" office:value="34861546960">
                <text:p>34861546960</text:p>
              </table:table-cell>
              <table:table-cell office:value-type="float" office:value="-89853932.24">
                <text:p>-89853932.24</text:p>
              </table:table-cell>
            </table:table-row>
            <table:table-row>
              <table:table-cell office:value-type="float" office:value="34901581960">
                <text:p>34901581960</text:p>
              </table:table-cell>
              <table:table-cell office:value-type="float" office:value="-55584413.71">
                <text:p>-55584413.71</text:p>
              </table:table-cell>
            </table:table-row>
            <table:table-row>
              <table:table-cell office:value-type="float" office:value="34941618960">
                <text:p>34941618960</text:p>
              </table:table-cell>
              <table:table-cell office:value-type="float" office:value="-62956265.15">
                <text:p>-62956265.15</text:p>
              </table:table-cell>
            </table:table-row>
            <table:table-row>
              <table:table-cell office:value-type="float" office:value="34981655960">
                <text:p>34981655960</text:p>
              </table:table-cell>
              <table:table-cell office:value-type="float" office:value="-64785949.15">
                <text:p>-64785949.15</text:p>
              </table:table-cell>
            </table:table-row>
            <table:table-row>
              <table:table-cell office:value-type="float" office:value="35021685960">
                <text:p>35021685960</text:p>
              </table:table-cell>
              <table:table-cell office:value-type="float" office:value="-81280523.1">
                <text:p>-81280523.1</text:p>
              </table:table-cell>
            </table:table-row>
            <table:table-row>
              <table:table-cell office:value-type="float" office:value="35061706960">
                <text:p>35061706960</text:p>
              </table:table-cell>
              <table:table-cell office:value-type="float" office:value="-72924513.89">
                <text:p>-72924513.89</text:p>
              </table:table-cell>
            </table:table-row>
            <table:table-row>
              <table:table-cell office:value-type="float" office:value="35101746960">
                <text:p>35101746960</text:p>
              </table:table-cell>
              <table:table-cell office:value-type="float" office:value="-74112607.58">
                <text:p>-74112607.58</text:p>
              </table:table-cell>
            </table:table-row>
            <table:table-row>
              <table:table-cell office:value-type="float" office:value="35141802960">
                <text:p>35141802960</text:p>
              </table:table-cell>
              <table:table-cell office:value-type="float" office:value="-75295571.25">
                <text:p>-75295571.25</text:p>
              </table:table-cell>
            </table:table-row>
            <table:table-row>
              <table:table-cell office:value-type="float" office:value="35181825960">
                <text:p>35181825960</text:p>
              </table:table-cell>
              <table:table-cell office:value-type="float" office:value="-63708175.97">
                <text:p>-63708175.97</text:p>
              </table:table-cell>
            </table:table-row>
            <table:table-row>
              <table:table-cell office:value-type="float" office:value="35221863960">
                <text:p>35221863960</text:p>
              </table:table-cell>
              <table:table-cell office:value-type="float" office:value="-69121969.05">
                <text:p>-69121969.05</text:p>
              </table:table-cell>
            </table:table-row>
            <table:table-row>
              <table:table-cell office:value-type="float" office:value="35261911960">
                <text:p>35261911960</text:p>
              </table:table-cell>
              <table:table-cell office:value-type="float" office:value="-69593176.97">
                <text:p>-69593176.97</text:p>
              </table:table-cell>
            </table:table-row>
            <table:table-row>
              <table:table-cell office:value-type="float" office:value="35301942960">
                <text:p>35301942960</text:p>
              </table:table-cell>
              <table:table-cell office:value-type="float" office:value="-45052877.12">
                <text:p>-45052877.12</text:p>
              </table:table-cell>
            </table:table-row>
            <table:table-row>
              <table:table-cell office:value-type="float" office:value="35341960960">
                <text:p>35341960960</text:p>
              </table:table-cell>
              <table:table-cell office:value-type="float" office:value="-77453956.71">
                <text:p>-77453956.71</text:p>
              </table:table-cell>
            </table:table-row>
            <table:table-row>
              <table:table-cell office:value-type="float" office:value="35382019960">
                <text:p>35382019960</text:p>
              </table:table-cell>
              <table:table-cell office:value-type="float" office:value="-38464504.61">
                <text:p>-38464504.61</text:p>
              </table:table-cell>
            </table:table-row>
            <table:table-row>
              <table:table-cell office:value-type="float" office:value="35422058960">
                <text:p>35422058960</text:p>
              </table:table-cell>
              <table:table-cell office:value-type="float" office:value="-82417256.08">
                <text:p>-82417256.08</text:p>
              </table:table-cell>
            </table:table-row>
            <table:table-row>
              <table:table-cell office:value-type="float" office:value="35462095960">
                <text:p>35462095960</text:p>
              </table:table-cell>
              <table:table-cell office:value-type="float" office:value="-44956836.6">
                <text:p>-44956836.6</text:p>
              </table:table-cell>
            </table:table-row>
            <table:table-row>
              <table:table-cell office:value-type="float" office:value="35502106960">
                <text:p>35502106960</text:p>
              </table:table-cell>
              <table:table-cell office:value-type="float" office:value="-106032273.5">
                <text:p>-106032273.5</text:p>
              </table:table-cell>
            </table:table-row>
            <table:table-row>
              <table:table-cell office:value-type="float" office:value="35542157960">
                <text:p>35542157960</text:p>
              </table:table-cell>
              <table:table-cell office:value-type="float" office:value="-6800543.637">
                <text:p>-6800543.637</text:p>
              </table:table-cell>
            </table:table-row>
            <table:table-row>
              <table:table-cell office:value-type="float" office:value="35582206960">
                <text:p>35582206960</text:p>
              </table:table-cell>
              <table:table-cell office:value-type="float" office:value="6489415.233">
                <text:p>6489415.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